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792a8d" officeooo:paragraph-rsid="043c1e0f"/>
    </style:style>
    <style:style style:name="P147" style:family="paragraph" style:parent-style-name="Text_20_body">
      <style:text-properties officeooo:rsid="02792a8d" officeooo:paragraph-rsid="028218ac"/>
    </style:style>
    <style:style style:name="P148" style:family="paragraph" style:parent-style-name="Text_20_body">
      <style:text-properties officeooo:rsid="028218ac" officeooo:paragraph-rsid="028218ac"/>
    </style:style>
    <style:style style:name="P149" style:family="paragraph" style:parent-style-name="Text_20_body">
      <style:text-properties officeooo:rsid="028218ac" officeooo:paragraph-rsid="02f0adc7"/>
    </style:style>
    <style:style style:name="P150" style:family="paragraph" style:parent-style-name="Text_20_body">
      <style:text-properties officeooo:rsid="028218ac" officeooo:paragraph-rsid="03cad187"/>
    </style:style>
    <style:style style:name="P151" style:family="paragraph" style:parent-style-name="Text_20_body">
      <style:text-properties officeooo:rsid="022d38d3" officeooo:paragraph-rsid="022d38d3"/>
    </style:style>
    <style:style style:name="P152" style:family="paragraph" style:parent-style-name="Text_20_body">
      <style:paragraph-properties fo:margin-left="1.27cm" fo:margin-right="0cm" fo:text-indent="0cm" style:auto-text-indent="false"/>
      <style:text-properties officeooo:rsid="02900ff3" officeooo:paragraph-rsid="02900ff3"/>
    </style:style>
    <style:style style:name="P153" style:family="paragraph" style:parent-style-name="Text_20_body">
      <style:paragraph-properties fo:margin-left="1.27cm" fo:margin-right="0cm" fo:text-indent="0cm" style:auto-text-indent="false"/>
      <style:text-properties officeooo:rsid="02900ff3" officeooo:paragraph-rsid="0292b9fa"/>
    </style:style>
    <style:style style:name="P154" style:family="paragraph" style:parent-style-name="Text_20_body">
      <style:text-properties officeooo:rsid="029bd8fc" officeooo:paragraph-rsid="029bd8fc"/>
    </style:style>
    <style:style style:name="P155" style:family="paragraph" style:parent-style-name="Text_20_body">
      <style:text-properties officeooo:rsid="029745bb" officeooo:paragraph-rsid="029745bb"/>
    </style:style>
    <style:style style:name="P156" style:family="paragraph" style:parent-style-name="Text_20_body">
      <style:text-properties officeooo:rsid="0298c062" officeooo:paragraph-rsid="0298c062"/>
    </style:style>
    <style:style style:name="P157" style:family="paragraph" style:parent-style-name="Text_20_body">
      <style:text-properties officeooo:rsid="029c41c7" officeooo:paragraph-rsid="029c41c7"/>
    </style:style>
    <style:style style:name="P158" style:family="paragraph" style:parent-style-name="Text_20_body">
      <style:paragraph-properties fo:margin-left="1.27cm" fo:margin-right="0cm" fo:text-indent="0cm" style:auto-text-indent="false"/>
      <style:text-properties officeooo:rsid="029c41c7" officeooo:paragraph-rsid="029c41c7"/>
    </style:style>
    <style:style style:name="P159" style:family="paragraph" style:parent-style-name="Text_20_body">
      <style:text-properties officeooo:rsid="02a0d784" officeooo:paragraph-rsid="02a0d784"/>
    </style:style>
    <style:style style:name="P160" style:family="paragraph" style:parent-style-name="Text_20_body">
      <style:paragraph-properties fo:margin-left="1.27cm" fo:margin-right="0cm" fo:text-indent="0cm" style:auto-text-indent="false"/>
      <style:text-properties officeooo:rsid="02a0d784" officeooo:paragraph-rsid="02a0d784"/>
    </style:style>
    <style:style style:name="P161" style:family="paragraph" style:parent-style-name="Text_20_body">
      <style:text-properties officeooo:rsid="02a26fff" officeooo:paragraph-rsid="02a26fff"/>
    </style:style>
    <style:style style:name="P162" style:family="paragraph" style:parent-style-name="Text_20_body">
      <style:text-properties officeooo:rsid="02af18a2" officeooo:paragraph-rsid="02af18a2"/>
    </style:style>
    <style:style style:name="P163" style:family="paragraph" style:parent-style-name="Text_20_body">
      <style:paragraph-properties fo:margin-left="1.27cm" fo:margin-right="0cm" fo:text-indent="0cm" style:auto-text-indent="false"/>
      <style:text-properties officeooo:rsid="02a91169" officeooo:paragraph-rsid="02b1d3e2"/>
    </style:style>
    <style:style style:name="P164" style:family="paragraph" style:parent-style-name="Text_20_body">
      <style:paragraph-properties fo:margin-left="1.27cm" fo:margin-right="0cm" fo:text-indent="0cm" style:auto-text-indent="false"/>
      <style:text-properties officeooo:rsid="02a81706" officeooo:paragraph-rsid="02a81706"/>
    </style:style>
    <style:style style:name="P165" style:family="paragraph" style:parent-style-name="Text_20_body">
      <style:paragraph-properties fo:margin-left="1.27cm" fo:margin-right="0cm" fo:text-indent="0cm" style:auto-text-indent="false"/>
      <style:text-properties officeooo:rsid="029cbbe6" officeooo:paragraph-rsid="029cbbe6"/>
    </style:style>
    <style:style style:name="P166" style:family="paragraph" style:parent-style-name="Text_20_body">
      <style:text-properties officeooo:rsid="00fad217" officeooo:paragraph-rsid="00fad217"/>
    </style:style>
    <style:style style:name="P167" style:family="paragraph" style:parent-style-name="Text_20_body">
      <style:text-properties officeooo:rsid="02d577f9" officeooo:paragraph-rsid="02d577f9"/>
    </style:style>
    <style:style style:name="P168" style:family="paragraph" style:parent-style-name="Text_20_body">
      <style:text-properties officeooo:rsid="02da08b9" officeooo:paragraph-rsid="02da08b9"/>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Text_20_body">
      <style:text-properties officeooo:paragraph-rsid="032afbb3"/>
    </style:style>
    <style:style style:name="P181" style:family="paragraph" style:parent-style-name="Text_20_body">
      <style:text-properties officeooo:paragraph-rsid="032c36b0"/>
    </style:style>
    <style:style style:name="P182" style:family="paragraph" style:parent-style-name="Text_20_body">
      <style:text-properties officeooo:paragraph-rsid="032e34ea"/>
    </style:style>
    <style:style style:name="P183" style:family="paragraph" style:parent-style-name="Text_20_body">
      <style:text-properties officeooo:paragraph-rsid="0330228f"/>
    </style:style>
    <style:style style:name="P184" style:family="paragraph" style:parent-style-name="Text_20_body">
      <style:text-properties officeooo:paragraph-rsid="0330d0b9"/>
    </style:style>
    <style:style style:name="P185" style:family="paragraph" style:parent-style-name="Text_20_body">
      <style:text-properties officeooo:paragraph-rsid="0331d312"/>
    </style:style>
    <style:style style:name="P186" style:family="paragraph" style:parent-style-name="Text_20_body">
      <style:text-properties officeooo:paragraph-rsid="0070f970"/>
    </style:style>
    <style:style style:name="P187" style:family="paragraph" style:parent-style-name="Text_20_body">
      <style:text-properties officeooo:paragraph-rsid="0341a0ab"/>
    </style:style>
    <style:style style:name="P188" style:family="paragraph" style:parent-style-name="Text_20_body">
      <style:text-properties officeooo:rsid="0341a0ab" officeooo:paragraph-rsid="0341a0ab"/>
    </style:style>
    <style:style style:name="P189" style:family="paragraph" style:parent-style-name="Text_20_body">
      <style:text-properties officeooo:paragraph-rsid="03447634"/>
    </style:style>
    <style:style style:name="P190" style:family="paragraph" style:parent-style-name="Text_20_body">
      <style:text-properties officeooo:paragraph-rsid="0344877e"/>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a1c142"/>
    </style:style>
    <style:style style:name="P193" style:family="paragraph" style:parent-style-name="Text_20_body">
      <style:text-properties officeooo:rsid="0348762d" officeooo:paragraph-rsid="03a2796b"/>
    </style:style>
    <style:style style:name="P194" style:family="paragraph" style:parent-style-name="Text_20_body">
      <style:text-properties officeooo:rsid="0348762d" officeooo:paragraph-rsid="03a2df64"/>
    </style:style>
    <style:style style:name="P195" style:family="paragraph" style:parent-style-name="Text_20_body">
      <style:text-properties officeooo:rsid="0348762d" officeooo:paragraph-rsid="03ec6f19"/>
    </style:style>
    <style:style style:name="P196" style:family="paragraph" style:parent-style-name="Text_20_body">
      <style:text-properties officeooo:rsid="0348762d" officeooo:paragraph-rsid="03ed91b5"/>
    </style:style>
    <style:style style:name="P197" style:family="paragraph" style:parent-style-name="Text_20_body">
      <style:text-properties officeooo:rsid="0348762d" officeooo:paragraph-rsid="03ee7c7b"/>
    </style:style>
    <style:style style:name="P198" style:family="paragraph" style:parent-style-name="Text_20_body">
      <style:text-properties officeooo:rsid="0348762d" officeooo:paragraph-rsid="03eff011"/>
    </style:style>
    <style:style style:name="P199" style:family="paragraph" style:parent-style-name="Text_20_body">
      <style:text-properties officeooo:rsid="0348762d" officeooo:paragraph-rsid="03eff9d4"/>
    </style:style>
    <style:style style:name="P200" style:family="paragraph" style:parent-style-name="Text_20_body">
      <style:text-properties officeooo:rsid="0348762d" officeooo:paragraph-rsid="03f0660d"/>
    </style:style>
    <style:style style:name="P201" style:family="paragraph" style:parent-style-name="Text_20_body">
      <style:text-properties officeooo:rsid="0348762d" officeooo:paragraph-rsid="03f06dc8"/>
    </style:style>
    <style:style style:name="P202" style:family="paragraph" style:parent-style-name="Text_20_body">
      <style:text-properties officeooo:rsid="0348762d" officeooo:paragraph-rsid="03f11885"/>
    </style:style>
    <style:style style:name="P203" style:family="paragraph" style:parent-style-name="Text_20_body">
      <style:text-properties officeooo:rsid="0348762d" officeooo:paragraph-rsid="03f15288"/>
    </style:style>
    <style:style style:name="P204" style:family="paragraph" style:parent-style-name="Text_20_body">
      <style:text-properties officeooo:rsid="0348762d" officeooo:paragraph-rsid="03f21117"/>
    </style:style>
    <style:style style:name="P205" style:family="paragraph" style:parent-style-name="Text_20_body">
      <style:text-properties officeooo:rsid="0348762d" officeooo:paragraph-rsid="03f3fd46"/>
    </style:style>
    <style:style style:name="P206" style:family="paragraph" style:parent-style-name="Text_20_body">
      <style:text-properties officeooo:rsid="0348762d" officeooo:paragraph-rsid="038fab43"/>
    </style:style>
    <style:style style:name="P207" style:family="paragraph" style:parent-style-name="Text_20_body">
      <style:text-properties officeooo:rsid="0346c9dc" officeooo:paragraph-rsid="0346c9dc"/>
    </style:style>
    <style:style style:name="P208" style:family="paragraph" style:parent-style-name="Text_20_body">
      <style:text-properties officeooo:rsid="0346c9dc" officeooo:paragraph-rsid="034d31da"/>
    </style:style>
    <style:style style:name="P209" style:family="paragraph" style:parent-style-name="Text_20_body">
      <style:text-properties officeooo:rsid="0349816c" officeooo:paragraph-rsid="034ab6f0"/>
    </style:style>
    <style:style style:name="P210" style:family="paragraph" style:parent-style-name="Text_20_body">
      <style:text-properties officeooo:rsid="0349816c" officeooo:paragraph-rsid="0349816c"/>
    </style:style>
    <style:style style:name="P211" style:family="paragraph" style:parent-style-name="Text_20_body">
      <style:text-properties officeooo:rsid="035f6071" officeooo:paragraph-rsid="035f6071"/>
    </style:style>
    <style:style style:name="P212" style:family="paragraph" style:parent-style-name="Text_20_body">
      <style:text-properties officeooo:rsid="035f6071" officeooo:paragraph-rsid="036720e8"/>
    </style:style>
    <style:style style:name="P213" style:family="paragraph" style:parent-style-name="Text_20_body">
      <style:text-properties officeooo:rsid="0369015d" officeooo:paragraph-rsid="0369015d"/>
    </style:style>
    <style:style style:name="P214" style:family="paragraph" style:parent-style-name="Text_20_body">
      <style:text-properties officeooo:paragraph-rsid="0369015d"/>
    </style:style>
    <style:style style:name="P215" style:family="paragraph" style:parent-style-name="Text_20_body">
      <style:text-properties officeooo:rsid="036c23d3" officeooo:paragraph-rsid="036c23d3"/>
    </style:style>
    <style:style style:name="P216" style:family="paragraph" style:parent-style-name="Text_20_body">
      <style:text-properties officeooo:rsid="036f1b9a" officeooo:paragraph-rsid="036f1b9a"/>
    </style:style>
    <style:style style:name="P217" style:family="paragraph" style:parent-style-name="Text_20_body">
      <style:text-properties officeooo:rsid="036fdb2b" officeooo:paragraph-rsid="036fdb2b"/>
    </style:style>
    <style:style style:name="P218" style:family="paragraph" style:parent-style-name="Text_20_body">
      <style:text-properties officeooo:paragraph-rsid="036fef59"/>
    </style:style>
    <style:style style:name="P219" style:family="paragraph" style:parent-style-name="Text_20_body">
      <style:text-properties officeooo:rsid="03898af1" officeooo:paragraph-rsid="03898af1"/>
    </style:style>
    <style:style style:name="P220" style:family="paragraph" style:parent-style-name="Text_20_body">
      <style:text-properties officeooo:rsid="03552b7e" officeooo:paragraph-rsid="03552b7e"/>
    </style:style>
    <style:style style:name="P221" style:family="paragraph" style:parent-style-name="Text_20_body">
      <style:text-properties officeooo:rsid="038ee484" officeooo:paragraph-rsid="038ee484"/>
    </style:style>
    <style:style style:name="P222" style:family="paragraph" style:parent-style-name="Text_20_body">
      <style:text-properties officeooo:rsid="039b75a5" officeooo:paragraph-rsid="039b75a5"/>
    </style:style>
    <style:style style:name="P223" style:family="paragraph" style:parent-style-name="Text_20_body">
      <style:text-properties officeooo:rsid="03a12170" officeooo:paragraph-rsid="03a12170"/>
    </style:style>
    <style:style style:name="P224" style:family="paragraph" style:parent-style-name="Text_20_body">
      <style:text-properties officeooo:rsid="03a12170" officeooo:paragraph-rsid="03b227b6"/>
    </style:style>
    <style:style style:name="P225" style:family="paragraph" style:parent-style-name="Text_20_body">
      <style:text-properties officeooo:rsid="03a12170" officeooo:paragraph-rsid="03d14ff9"/>
    </style:style>
    <style:style style:name="P226" style:family="paragraph" style:parent-style-name="Text_20_body">
      <style:text-properties officeooo:rsid="0390ff5c" officeooo:paragraph-rsid="03a463f3"/>
    </style:style>
    <style:style style:name="P227" style:family="paragraph" style:parent-style-name="Text_20_body">
      <style:text-properties officeooo:rsid="038c886c" officeooo:paragraph-rsid="038c886c"/>
    </style:style>
    <style:style style:name="P228" style:family="paragraph" style:parent-style-name="Text_20_body">
      <style:text-properties officeooo:rsid="03a82dbb" officeooo:paragraph-rsid="03a82dbb"/>
    </style:style>
    <style:style style:name="P229" style:family="paragraph" style:parent-style-name="Text_20_body">
      <style:text-properties officeooo:rsid="03a82dbb" officeooo:paragraph-rsid="03e8d01f"/>
    </style:style>
    <style:style style:name="P230" style:family="paragraph" style:parent-style-name="Text_20_body">
      <style:text-properties officeooo:rsid="03aa0f73" officeooo:paragraph-rsid="03aa0f73"/>
    </style:style>
    <style:style style:name="P231" style:family="paragraph" style:parent-style-name="Text_20_body">
      <style:text-properties officeooo:rsid="039f5ea9" officeooo:paragraph-rsid="03b04804"/>
    </style:style>
    <style:style style:name="P232" style:family="paragraph" style:parent-style-name="Text_20_body">
      <style:text-properties officeooo:rsid="03b3fdf4" officeooo:paragraph-rsid="03b3fdf4"/>
    </style:style>
    <style:style style:name="P233" style:family="paragraph" style:parent-style-name="Text_20_body">
      <style:text-properties officeooo:rsid="03b3fdf4" officeooo:paragraph-rsid="03ba9c3c"/>
    </style:style>
    <style:style style:name="P234" style:family="paragraph" style:parent-style-name="Text_20_body">
      <style:text-properties officeooo:rsid="03b72c52" officeooo:paragraph-rsid="03b72c52"/>
    </style:style>
    <style:style style:name="P235" style:family="paragraph" style:parent-style-name="Text_20_body">
      <style:text-properties officeooo:rsid="03b98b90" officeooo:paragraph-rsid="03b98b90"/>
    </style:style>
    <style:style style:name="P236" style:family="paragraph" style:parent-style-name="Text_20_body">
      <style:text-properties officeooo:rsid="03b98b90" officeooo:paragraph-rsid="03bd01de"/>
    </style:style>
    <style:style style:name="P237" style:family="paragraph" style:parent-style-name="Text_20_body">
      <style:text-properties officeooo:rsid="0356b1b6" officeooo:paragraph-rsid="0356b1b6"/>
    </style:style>
    <style:style style:name="P238" style:family="paragraph" style:parent-style-name="Text_20_body">
      <style:text-properties officeooo:rsid="0356b1b6" officeooo:paragraph-rsid="04bd97da"/>
    </style:style>
    <style:style style:name="P239" style:family="paragraph" style:parent-style-name="Text_20_body">
      <style:text-properties officeooo:rsid="03c127a8" officeooo:paragraph-rsid="03c127a8"/>
    </style:style>
    <style:style style:name="P240" style:family="paragraph" style:parent-style-name="Text_20_body">
      <style:text-properties officeooo:paragraph-rsid="03cad187"/>
    </style:style>
    <style:style style:name="P241" style:family="paragraph" style:parent-style-name="Text_20_body">
      <style:paragraph-properties fo:margin-left="1.27cm" fo:margin-right="0cm" fo:text-indent="0cm" style:auto-text-indent="false"/>
      <style:text-properties officeooo:paragraph-rsid="03d044b8"/>
    </style:style>
    <style:style style:name="P242" style:family="paragraph" style:parent-style-name="Text_20_body">
      <style:text-properties officeooo:paragraph-rsid="03d14ff9"/>
    </style:style>
    <style:style style:name="P243" style:family="paragraph" style:parent-style-name="Text_20_body">
      <style:text-properties officeooo:rsid="03e8d01f" officeooo:paragraph-rsid="03e8d01f"/>
    </style:style>
    <style:style style:name="P244" style:family="paragraph" style:parent-style-name="Text_20_body">
      <style:text-properties officeooo:rsid="03f89ea6" officeooo:paragraph-rsid="03f89ea6"/>
    </style:style>
    <style:style style:name="P245" style:family="paragraph" style:parent-style-name="Text_20_body">
      <style:text-properties style:font-name="Liberation Serif" officeooo:rsid="03f6c445" officeooo:paragraph-rsid="03f6c445"/>
    </style:style>
    <style:style style:name="P246" style:family="paragraph" style:parent-style-name="Text_20_body">
      <style:text-properties officeooo:paragraph-rsid="0405a316"/>
    </style:style>
    <style:style style:name="P247" style:family="paragraph" style:parent-style-name="Text_20_body">
      <style:text-properties officeooo:rsid="0405a316" officeooo:paragraph-rsid="0405a316"/>
    </style:style>
    <style:style style:name="P248" style:family="paragraph" style:parent-style-name="Text_20_body">
      <style:text-properties officeooo:rsid="0405f617" officeooo:paragraph-rsid="0405f617"/>
    </style:style>
    <style:style style:name="P249" style:family="paragraph" style:parent-style-name="Text_20_body">
      <style:text-properties officeooo:rsid="0406c2c2" officeooo:paragraph-rsid="0406c2c2"/>
    </style:style>
    <style:style style:name="P250" style:family="paragraph" style:parent-style-name="Text_20_body">
      <style:text-properties officeooo:rsid="0406c2c2" officeooo:paragraph-rsid="0408be1e"/>
    </style:style>
    <style:style style:name="P251" style:family="paragraph" style:parent-style-name="Text_20_body">
      <style:text-properties officeooo:rsid="0406c2c2" officeooo:paragraph-rsid="040a01d5"/>
    </style:style>
    <style:style style:name="P252" style:family="paragraph" style:parent-style-name="Text_20_body">
      <style:text-properties officeooo:rsid="0406c2c2" officeooo:paragraph-rsid="040a314a"/>
    </style:style>
    <style:style style:name="P253" style:family="paragraph" style:parent-style-name="Text_20_body">
      <style:text-properties officeooo:rsid="0406c2c2" officeooo:paragraph-rsid="040a5425"/>
    </style:style>
    <style:style style:name="P254" style:family="paragraph" style:parent-style-name="Text_20_body">
      <style:text-properties officeooo:rsid="0406c2c2" officeooo:paragraph-rsid="040badde"/>
    </style:style>
    <style:style style:name="P255" style:family="paragraph" style:parent-style-name="Text_20_body">
      <style:text-properties officeooo:rsid="0406c2c2" officeooo:paragraph-rsid="040cad49"/>
    </style:style>
    <style:style style:name="P256" style:family="paragraph" style:parent-style-name="Text_20_body">
      <style:text-properties officeooo:rsid="0406c2c2" officeooo:paragraph-rsid="040d86f8"/>
    </style:style>
    <style:style style:name="P257" style:family="paragraph" style:parent-style-name="Text_20_body">
      <style:text-properties officeooo:rsid="0406c2c2" officeooo:paragraph-rsid="040f3006"/>
    </style:style>
    <style:style style:name="P258" style:family="paragraph" style:parent-style-name="Text_20_body">
      <style:text-properties officeooo:rsid="0406c2c2" officeooo:paragraph-rsid="040fc7ad"/>
    </style:style>
    <style:style style:name="P259" style:family="paragraph" style:parent-style-name="Text_20_body">
      <style:text-properties officeooo:rsid="0406c2c2" officeooo:paragraph-rsid="0411914b"/>
    </style:style>
    <style:style style:name="P260" style:family="paragraph" style:parent-style-name="Text_20_body">
      <style:text-properties officeooo:rsid="0406c2c2" officeooo:paragraph-rsid="04123885"/>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Text_20_body">
      <style:text-properties officeooo:rsid="0437e511" officeooo:paragraph-rsid="0437e511"/>
    </style:style>
    <style:style style:name="P264" style:family="paragraph" style:parent-style-name="Text_20_body">
      <style:text-properties officeooo:paragraph-rsid="0437e511"/>
    </style:style>
    <style:style style:name="P265" style:family="paragraph" style:parent-style-name="Text_20_body">
      <style:text-properties officeooo:rsid="044873f8" officeooo:paragraph-rsid="044873f8"/>
    </style:style>
    <style:style style:name="P266" style:family="paragraph" style:parent-style-name="Text_20_body">
      <style:text-properties officeooo:rsid="044881ef" officeooo:paragraph-rsid="044881ef"/>
    </style:style>
    <style:style style:name="P267" style:family="paragraph" style:parent-style-name="Text_20_body">
      <style:text-properties officeooo:paragraph-rsid="044ef99b"/>
    </style:style>
    <style:style style:name="P268" style:family="paragraph" style:parent-style-name="Text_20_body">
      <style:text-properties officeooo:rsid="0450520e" officeooo:paragraph-rsid="0450520e"/>
    </style:style>
    <style:style style:name="P269" style:family="paragraph" style:parent-style-name="Text_20_body">
      <style:text-properties officeooo:paragraph-rsid="045095ed"/>
    </style:style>
    <style:style style:name="P270" style:family="paragraph" style:parent-style-name="Text_20_body">
      <style:text-properties officeooo:rsid="045102b2" officeooo:paragraph-rsid="045102b2"/>
    </style:style>
    <style:style style:name="P271" style:family="paragraph" style:parent-style-name="Text_20_body">
      <style:text-properties officeooo:rsid="045095ed" officeooo:paragraph-rsid="045095ed"/>
    </style:style>
    <style:style style:name="P272" style:family="paragraph" style:parent-style-name="Text_20_body">
      <style:text-properties officeooo:paragraph-rsid="046e5563"/>
    </style:style>
    <style:style style:name="P273" style:family="paragraph" style:parent-style-name="Text_20_body">
      <style:text-properties officeooo:paragraph-rsid="046e5b0c"/>
    </style:style>
    <style:style style:name="P274" style:family="paragraph" style:parent-style-name="Text_20_body">
      <style:text-properties officeooo:rsid="046e5563" officeooo:paragraph-rsid="046e5563"/>
    </style:style>
    <style:style style:name="P275" style:family="paragraph" style:parent-style-name="Text_20_body">
      <style:text-properties officeooo:rsid="0475b8ee" officeooo:paragraph-rsid="0475b8ee"/>
    </style:style>
    <style:style style:name="P276" style:family="paragraph" style:parent-style-name="Text_20_body">
      <style:text-properties officeooo:rsid="0477ae4d" officeooo:paragraph-rsid="0477ae4d"/>
    </style:style>
    <style:style style:name="P277" style:family="paragraph" style:parent-style-name="Text_20_body">
      <style:text-properties officeooo:rsid="0490eeae" officeooo:paragraph-rsid="0490eeae"/>
    </style:style>
    <style:style style:name="P278" style:family="paragraph" style:parent-style-name="Text_20_body">
      <style:text-properties officeooo:rsid="04912631" officeooo:paragraph-rsid="04912631"/>
    </style:style>
    <style:style style:name="P279" style:family="paragraph" style:parent-style-name="Text_20_body">
      <style:text-properties officeooo:rsid="04bd97da" officeooo:paragraph-rsid="04bd97da"/>
    </style:style>
    <style:style style:name="P280" style:family="paragraph" style:parent-style-name="Text_20_body">
      <style:text-properties officeooo:paragraph-rsid="04b707a7"/>
    </style:style>
    <style:style style:name="P281" style:family="paragraph" style:parent-style-name="Text_20_body">
      <style:text-properties officeooo:rsid="04b789c6" officeooo:paragraph-rsid="04b789c6"/>
    </style:style>
    <style:style style:name="P282" style:family="paragraph" style:parent-style-name="Text_20_body">
      <style:text-properties officeooo:rsid="04b900e1" officeooo:paragraph-rsid="04b900e1"/>
    </style:style>
    <style:style style:name="P283" style:family="paragraph" style:parent-style-name="Text_20_body">
      <style:text-properties officeooo:rsid="04ba9651" officeooo:paragraph-rsid="04ba9651"/>
    </style:style>
    <style:style style:name="P284" style:family="paragraph" style:parent-style-name="Text_20_body">
      <style:text-properties officeooo:rsid="04ba9651" officeooo:paragraph-rsid="04bd97da"/>
    </style:style>
    <style:style style:name="P285" style:family="paragraph" style:parent-style-name="Text_20_body">
      <style:text-properties officeooo:rsid="04c0dc76" officeooo:paragraph-rsid="04c0dc76"/>
    </style:style>
    <style:style style:name="P286" style:family="paragraph" style:parent-style-name="Text_20_body">
      <style:text-properties officeooo:rsid="04c1635a" officeooo:paragraph-rsid="04c1635a"/>
    </style:style>
    <style:style style:name="P287" style:family="paragraph" style:parent-style-name="Text_20_body">
      <style:text-properties officeooo:rsid="00dbf747" officeooo:paragraph-rsid="00dbf747"/>
    </style:style>
    <style:style style:name="P288" style:family="paragraph" style:parent-style-name="Text_20_body">
      <style:text-properties officeooo:rsid="04ca120d" officeooo:paragraph-rsid="04ca120d"/>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Text_20_body">
      <style:text-properties officeooo:rsid="04cc0ed4" officeooo:paragraph-rsid="04cc0ed4"/>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7cm" style:type="right" style:leader-style="dotted" style:leader-text="."/>
        </style:tab-stops>
      </style:paragraph-properties>
    </style:style>
    <style:style style:name="P295" style:family="paragraph" style:parent-style-name="Contents_20_3">
      <style:paragraph-properties>
        <style:tab-stops>
          <style:tab-stop style:position="17cm" style:type="right" style:leader-style="dotted" style:leader-text="."/>
        </style:tab-stops>
      </style:paragraph-properties>
    </style:style>
    <style:style style:name="P296" style:family="paragraph" style:parent-style-name="Heading_20_1">
      <style:paragraph-properties fo:break-before="page"/>
      <style:text-properties officeooo:paragraph-rsid="041997ea"/>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officeooo:rsid="00ef7bec" officeooo:paragraph-rsid="00ef7bec"/>
    </style:style>
    <style:style style:name="P299" style:family="paragraph" style:parent-style-name="Heading_20_1" style:list-style-name="">
      <style:text-properties officeooo:rsid="02876942" officeooo:paragraph-rsid="02876942"/>
    </style:style>
    <style:style style:name="P300" style:family="paragraph" style:parent-style-name="Heading_20_1">
      <style:paragraph-properties fo:break-before="page"/>
      <style:text-properties officeooo:rsid="02876942" officeooo:paragraph-rsid="02876942"/>
    </style:style>
    <style:style style:name="P30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0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3" style:family="paragraph" style:parent-style-name="Heading_20_2">
      <style:text-properties officeooo:rsid="0244182b" officeooo:paragraph-rsid="0244182b"/>
    </style:style>
    <style:style style:name="P304" style:family="paragraph" style:parent-style-name="Heading_20_2">
      <style:text-properties officeooo:paragraph-rsid="046e5b0c"/>
    </style:style>
    <style:style style:name="P305" style:family="paragraph" style:parent-style-name="Heading_20_2">
      <style:text-properties officeooo:paragraph-rsid="046e5563"/>
    </style:style>
    <style:style style:name="P306" style:family="paragraph" style:parent-style-name="Heading_20_2">
      <style:text-properties officeooo:paragraph-rsid="022e60bc"/>
    </style:style>
    <style:style style:name="P307" style:family="paragraph" style:parent-style-name="Heading_20_2">
      <style:text-properties officeooo:paragraph-rsid="0055a941"/>
    </style:style>
    <style:style style:name="P308" style:family="paragraph" style:parent-style-name="Heading_20_2">
      <style:text-properties officeooo:paragraph-rsid="00597809"/>
    </style:style>
    <style:style style:name="P309" style:family="paragraph" style:parent-style-name="Heading_20_2">
      <style:text-properties officeooo:rsid="03cad187" officeooo:paragraph-rsid="03cad187"/>
    </style:style>
    <style:style style:name="P310" style:family="paragraph" style:parent-style-name="Heading_20_2">
      <style:text-properties officeooo:paragraph-rsid="006609e8"/>
    </style:style>
    <style:style style:name="P311"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12"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13" style:family="paragraph" style:parent-style-name="Heading_20_2">
      <style:text-properties officeooo:rsid="04bd97da" officeooo:paragraph-rsid="04bd97da"/>
    </style:style>
    <style:style style:name="P314" style:family="paragraph" style:parent-style-name="Heading_20_2">
      <style:text-properties officeooo:paragraph-rsid="00666dcd"/>
    </style:style>
    <style:style style:name="P315" style:family="paragraph" style:parent-style-name="Heading_20_2">
      <style:text-properties officeooo:rsid="01648977" officeooo:paragraph-rsid="01648977"/>
    </style:style>
    <style:style style:name="P316" style:family="paragraph" style:parent-style-name="Heading_20_2">
      <style:text-properties fo:font-weight="bold" officeooo:paragraph-rsid="027e85b2" style:font-weight-asian="bold" style:font-weight-complex="bold"/>
    </style:style>
    <style:style style:name="P317" style:family="paragraph" style:parent-style-name="Heading_20_2">
      <style:text-properties officeooo:rsid="02855696" officeooo:paragraph-rsid="02855696"/>
    </style:style>
    <style:style style:name="P318" style:family="paragraph" style:parent-style-name="Heading_20_2">
      <style:text-properties officeooo:rsid="022d38d3" officeooo:paragraph-rsid="022d38d3"/>
    </style:style>
    <style:style style:name="P319" style:family="paragraph" style:parent-style-name="Heading_20_2">
      <style:text-properties officeooo:rsid="02876942" officeooo:paragraph-rsid="02876942"/>
    </style:style>
    <style:style style:name="P320" style:family="paragraph" style:parent-style-name="Heading_20_2">
      <style:text-properties officeooo:rsid="029bd8fc" officeooo:paragraph-rsid="029bd8fc"/>
    </style:style>
    <style:style style:name="P321" style:family="paragraph" style:parent-style-name="Heading_20_2">
      <style:text-properties officeooo:rsid="0348762d" officeooo:paragraph-rsid="0348762d"/>
    </style:style>
    <style:style style:name="P322" style:family="paragraph" style:parent-style-name="Heading_20_2">
      <style:text-properties officeooo:rsid="03a6f051" officeooo:paragraph-rsid="03a6f051"/>
    </style:style>
    <style:style style:name="P323" style:family="paragraph" style:parent-style-name="Heading_20_2">
      <style:text-properties officeooo:rsid="03e8d01f" officeooo:paragraph-rsid="03e8d01f"/>
    </style:style>
    <style:style style:name="P324" style:family="paragraph" style:parent-style-name="Heading_20_2">
      <style:text-properties officeooo:rsid="045095ed" officeooo:paragraph-rsid="045095ed"/>
    </style:style>
    <style:style style:name="P325" style:family="paragraph" style:parent-style-name="Heading_20_3">
      <style:text-properties officeooo:rsid="01a831ed" officeooo:paragraph-rsid="02f0adc7"/>
    </style:style>
    <style:style style:name="P326" style:family="paragraph" style:parent-style-name="Heading_20_3">
      <style:text-properties officeooo:paragraph-rsid="046e5563"/>
    </style:style>
    <style:style style:name="P327" style:family="paragraph" style:parent-style-name="Heading_20_3">
      <style:text-properties officeooo:rsid="01a2babb" officeooo:paragraph-rsid="01a2babb"/>
    </style:style>
    <style:style style:name="P328" style:family="paragraph" style:parent-style-name="Heading_20_3">
      <style:text-properties officeooo:paragraph-rsid="01a2babb"/>
    </style:style>
    <style:style style:name="P329" style:family="paragraph" style:parent-style-name="Heading_20_3">
      <style:text-properties officeooo:paragraph-rsid="01a47bc7"/>
    </style:style>
    <style:style style:name="P330" style:family="paragraph" style:parent-style-name="Heading_20_3">
      <style:text-properties officeooo:rsid="03c7af3f" officeooo:paragraph-rsid="03c7af3f"/>
    </style:style>
    <style:style style:name="P331" style:family="paragraph" style:parent-style-name="Heading_20_3">
      <style:text-properties officeooo:paragraph-rsid="01a070c1"/>
    </style:style>
    <style:style style:name="P332" style:family="paragraph" style:parent-style-name="Heading_20_3">
      <style:text-properties officeooo:rsid="000edffa" officeooo:paragraph-rsid="01a070c1"/>
    </style:style>
    <style:style style:name="P333" style:family="paragraph" style:parent-style-name="Heading_20_3">
      <style:text-properties style:font-weight-asian="normal" style:font-weight-complex="normal"/>
    </style:style>
    <style:style style:name="P334" style:family="paragraph" style:parent-style-name="Heading_20_3">
      <style:text-properties officeooo:paragraph-rsid="027b73ad"/>
    </style:style>
    <style:style style:name="P335" style:family="paragraph" style:parent-style-name="Heading_20_3">
      <style:text-properties officeooo:rsid="03c977cb" officeooo:paragraph-rsid="03c977cb"/>
    </style:style>
    <style:style style:name="P336" style:family="paragraph" style:parent-style-name="Heading_20_3">
      <style:text-properties officeooo:rsid="044ef99b" officeooo:paragraph-rsid="044ef99b"/>
    </style:style>
    <style:style style:name="P337" style:family="paragraph" style:parent-style-name="Heading_20_3">
      <style:text-properties officeooo:rsid="0477ae4d" officeooo:paragraph-rsid="0477ae4d"/>
    </style:style>
    <style:style style:name="P338" style:family="paragraph" style:parent-style-name="Heading_20_3">
      <style:text-properties officeooo:rsid="041e94d9" officeooo:paragraph-rsid="041e94d9"/>
    </style:style>
    <style:style style:name="P339" style:family="paragraph" style:parent-style-name="Heading_20_3">
      <style:text-properties officeooo:paragraph-rsid="0194803b"/>
    </style:style>
    <style:style style:name="P340" style:family="paragraph" style:parent-style-name="Heading_20_3">
      <style:text-properties officeooo:paragraph-rsid="019a8453"/>
    </style:style>
    <style:style style:name="P341" style:family="paragraph" style:parent-style-name="Heading_20_3">
      <style:text-properties officeooo:rsid="035f6071" officeooo:paragraph-rsid="035f6071"/>
    </style:style>
    <style:style style:name="P342" style:family="paragraph" style:parent-style-name="Text_20_body" style:list-style-name="L1">
      <style:text-properties officeooo:rsid="02ea8d38" officeooo:paragraph-rsid="02ea8d38"/>
    </style:style>
    <style:style style:name="P343" style:family="paragraph" style:parent-style-name="Text_20_body" style:list-style-name="L2"/>
    <style:style style:name="P344" style:family="paragraph" style:parent-style-name="Text_20_body" style:list-style-name="L2">
      <style:text-properties officeooo:paragraph-rsid="0244182b"/>
    </style:style>
    <style:style style:name="P345" style:family="paragraph" style:parent-style-name="Text_20_body" style:list-style-name="L2">
      <style:text-properties officeooo:paragraph-rsid="024b22e4"/>
    </style:style>
    <style:style style:name="P346" style:family="paragraph" style:parent-style-name="Text_20_body" style:list-style-name="L2">
      <style:text-properties officeooo:paragraph-rsid="024af1c3"/>
    </style:style>
    <style:style style:name="P347" style:family="paragraph" style:parent-style-name="Text_20_body" style:list-style-name="L2">
      <style:text-properties officeooo:paragraph-rsid="00310941"/>
    </style:style>
    <style:style style:name="P348" style:family="paragraph" style:parent-style-name="Text_20_body" style:list-style-name="L2">
      <style:text-properties officeooo:paragraph-rsid="0055a941"/>
    </style:style>
    <style:style style:name="P349" style:family="paragraph" style:parent-style-name="Text_20_body" style:list-style-name="L2">
      <style:text-properties fo:font-weight="bold" officeooo:rsid="047b91ba" officeooo:paragraph-rsid="047b91ba" style:font-weight-asian="bold" style:font-weight-complex="bold"/>
    </style:style>
    <style:style style:name="P350" style:family="paragraph" style:parent-style-name="Text_20_body" style:list-style-name="L2">
      <style:text-properties fo:font-weight="bold" officeooo:rsid="047b91ba" officeooo:paragraph-rsid="0486cab6" style:font-weight-asian="bold" style:font-weight-complex="bold"/>
    </style:style>
    <style:style style:name="P351" style:family="paragraph" style:parent-style-name="Text_20_body" style:list-style-name="L2">
      <style:text-properties fo:font-weight="bold" officeooo:rsid="047cecfb" officeooo:paragraph-rsid="047cecfb" style:font-weight-asian="bold" style:font-weight-complex="bold"/>
    </style:style>
    <style:style style:name="P352" style:family="paragraph" style:parent-style-name="Text_20_body" style:list-style-name="L2">
      <style:text-properties fo:font-weight="bold" officeooo:rsid="047cecfb" officeooo:paragraph-rsid="0486cab6" style:font-weight-asian="bold" style:font-weight-complex="bold"/>
    </style:style>
    <style:style style:name="P353" style:family="paragraph" style:parent-style-name="Text_20_body" style:list-style-name="L2">
      <style:text-properties fo:font-weight="bold" officeooo:rsid="047cecfb" officeooo:paragraph-rsid="048717d1" style:font-weight-asian="bold" style:font-weight-complex="bold"/>
    </style:style>
    <style:style style:name="P354" style:family="paragraph" style:parent-style-name="Text_20_body" style:list-style-name="L2">
      <style:text-properties fo:font-weight="bold" officeooo:rsid="047cecfb" officeooo:paragraph-rsid="0489b3b6" style:font-weight-asian="bold" style:font-weight-complex="bold"/>
    </style:style>
    <style:style style:name="P355" style:family="paragraph" style:parent-style-name="Text_20_body" style:list-style-name="L2">
      <style:text-properties fo:font-weight="bold" officeooo:rsid="047cecfb" officeooo:paragraph-rsid="048ae311" style:font-weight-asian="bold" style:font-weight-complex="bold"/>
    </style:style>
    <style:style style:name="P356" style:family="paragraph" style:parent-style-name="Text_20_body" style:list-style-name="L61">
      <style:text-properties fo:font-weight="bold" officeooo:rsid="047cecfb" officeooo:paragraph-rsid="048b419b" style:font-weight-asian="bold" style:font-weight-complex="bold"/>
    </style:style>
    <style:style style:name="P357" style:family="paragraph" style:parent-style-name="Text_20_body" style:list-style-name="L2">
      <style:text-properties fo:font-weight="bold" officeooo:rsid="024af1c3" officeooo:paragraph-rsid="0252bcf8" style:font-weight-asian="bold" style:font-weight-complex="bold"/>
    </style:style>
    <style:style style:name="P358" style:family="paragraph" style:parent-style-name="Text_20_body" style:list-style-name="L2">
      <style:text-properties fo:font-weight="bold" officeooo:rsid="024af1c3" officeooo:paragraph-rsid="024af1c3" style:font-weight-asian="bold" style:font-weight-complex="bold"/>
    </style:style>
    <style:style style:name="P359" style:family="paragraph" style:parent-style-name="Text_20_body" style:list-style-name="L3">
      <style:text-properties fo:font-weight="bold" officeooo:rsid="0480d103" officeooo:paragraph-rsid="0480d103" style:font-weight-asian="bold" style:font-weight-complex="bold"/>
    </style:style>
    <style:style style:name="P360" style:family="paragraph" style:parent-style-name="Text_20_body" style:list-style-name="L10">
      <style:text-properties fo:font-weight="bold" style:font-weight-asian="bold" style:font-weight-complex="bold"/>
    </style:style>
    <style:style style:name="P361" style:family="paragraph" style:parent-style-name="Text_20_body" style:list-style-name="L2">
      <style:text-properties fo:font-weight="bold" officeooo:rsid="02469373" officeooo:paragraph-rsid="04a766f4" style:font-weight-asian="bold" style:font-weight-complex="bold"/>
    </style:style>
    <style:style style:name="P362" style:family="paragraph" style:parent-style-name="Text_20_body" style:list-style-name="L12">
      <style:text-properties fo:font-weight="bold" officeooo:rsid="0470c7e1" officeooo:paragraph-rsid="0470c7e1" style:font-weight-asian="bold" style:font-weight-complex="bold"/>
    </style:style>
    <style:style style:name="P363" style:family="paragraph" style:parent-style-name="Text_20_body" style:list-style-name="L12">
      <style:text-properties fo:font-weight="bold" officeooo:rsid="0470c7e1" officeooo:paragraph-rsid="049cedc3" style:font-weight-asian="bold" style:font-weight-complex="bold"/>
    </style:style>
    <style:style style:name="P364" style:family="paragraph" style:parent-style-name="Text_20_body" style:list-style-name="L13">
      <style:text-properties fo:font-weight="bold" officeooo:rsid="047271d4" officeooo:paragraph-rsid="047271d4" style:font-weight-asian="bold" style:font-weight-complex="bold"/>
    </style:style>
    <style:style style:name="P365" style:family="paragraph" style:parent-style-name="Text_20_body" style:list-style-name="L14">
      <style:text-properties fo:font-weight="bold" officeooo:paragraph-rsid="000f43cd" style:font-weight-asian="bold" style:font-weight-complex="bold"/>
    </style:style>
    <style:style style:name="P366" style:family="paragraph" style:parent-style-name="Text_20_body" style:list-style-name="L27">
      <style:text-properties fo:font-weight="bold" officeooo:rsid="02708dc7" officeooo:paragraph-rsid="02708dc7" style:font-weight-asian="bold" style:font-weight-complex="bold"/>
    </style:style>
    <style:style style:name="P367" style:family="paragraph" style:parent-style-name="Text_20_body" style:list-style-name="L30">
      <style:text-properties fo:font-weight="bold" style:font-weight-asian="bold" style:font-weight-complex="bold"/>
    </style:style>
    <style:style style:name="P368" style:family="paragraph" style:parent-style-name="Text_20_body" style:list-style-name="L32">
      <style:text-properties fo:font-weight="bold" style:font-weight-asian="bold" style:font-weight-complex="bold"/>
    </style:style>
    <style:style style:name="P369" style:family="paragraph" style:parent-style-name="Text_20_body" style:list-style-name="L2">
      <style:text-properties fo:font-weight="bold" officeooo:rsid="0055a941" officeooo:paragraph-rsid="0055a941" style:font-weight-asian="bold" style:font-weight-complex="bold"/>
    </style:style>
    <style:style style:name="P370" style:family="paragraph" style:parent-style-name="Text_20_body" style:list-style-name="L33">
      <style:text-properties fo:font-weight="bold" officeooo:paragraph-rsid="00591c56" style:font-weight-asian="bold" style:font-weight-complex="bold"/>
    </style:style>
    <style:style style:name="P371" style:family="paragraph" style:parent-style-name="Text_20_body" style:list-style-name="L36">
      <style:text-properties fo:font-weight="bold" style:font-weight-asian="bold" style:font-weight-complex="bold"/>
    </style:style>
    <style:style style:name="P372" style:family="paragraph" style:parent-style-name="Text_20_body" style:list-style-name="L2">
      <style:text-properties fo:font-weight="bold" style:font-weight-asian="bold" style:font-weight-complex="bold"/>
    </style:style>
    <style:style style:name="P373" style:family="paragraph" style:parent-style-name="Text_20_body" style:list-style-name="L37">
      <style:text-properties fo:font-weight="bold" officeooo:paragraph-rsid="006bde68" style:font-weight-asian="bold" style:font-weight-complex="bold"/>
    </style:style>
    <style:style style:name="P374" style:family="paragraph" style:parent-style-name="Text_20_body" style:list-style-name="L37">
      <style:text-properties fo:font-weight="bold" officeooo:paragraph-rsid="006fac24" style:font-weight-asian="bold" style:font-weight-complex="bold"/>
    </style:style>
    <style:style style:name="P375" style:family="paragraph" style:parent-style-name="Text_20_body" style:list-style-name="L46">
      <style:text-properties fo:font-weight="bold" officeooo:rsid="022cd6d7" officeooo:paragraph-rsid="022cd6d7" style:font-weight-asian="bold" style:font-weight-complex="bold"/>
    </style:style>
    <style:style style:name="P376" style:family="paragraph" style:parent-style-name="Text_20_body" style:list-style-name="L52">
      <style:text-properties fo:font-weight="bold" officeooo:rsid="00a600ca" officeooo:paragraph-rsid="00a600ca" style:font-weight-asian="bold" style:font-weight-complex="bold"/>
    </style:style>
    <style:style style:name="P377" style:family="paragraph" style:parent-style-name="Text_20_body" style:list-style-name="L53">
      <style:text-properties fo:font-weight="bold" officeooo:paragraph-rsid="00a87b65" style:font-weight-asian="bold" style:font-weight-complex="bold"/>
    </style:style>
    <style:style style:name="P378" style:family="paragraph" style:parent-style-name="Text_20_body" style:list-style-name="L55">
      <style:text-properties fo:font-weight="bold" officeooo:paragraph-rsid="01fa04af" style:font-weight-asian="bold" style:font-weight-complex="bold"/>
    </style:style>
    <style:style style:name="P379" style:family="paragraph" style:parent-style-name="Text_20_body" style:list-style-name="L60">
      <style:text-properties fo:font-weight="bold" style:font-weight-asian="bold" style:font-weight-complex="bold"/>
    </style:style>
    <style:style style:name="P380" style:family="paragraph" style:parent-style-name="Text_20_body" style:list-style-name="L61">
      <style:text-properties fo:font-weight="bold" officeooo:rsid="00e70782" officeooo:paragraph-rsid="00e70782" style:font-weight-asian="bold" style:font-weight-complex="bold"/>
    </style:style>
    <style:style style:name="P381" style:family="paragraph" style:parent-style-name="Text_20_body" style:list-style-name="L62">
      <style:text-properties fo:font-weight="bold" officeooo:paragraph-rsid="01ffdec1" style:font-weight-asian="bold" style:font-weight-complex="bold"/>
    </style:style>
    <style:style style:name="P382" style:family="paragraph" style:parent-style-name="Text_20_body" style:list-style-name="L62">
      <style:text-properties fo:font-weight="bold" officeooo:paragraph-rsid="02c48f31" style:font-weight-asian="bold" style:font-weight-complex="bold"/>
    </style:style>
    <style:style style:name="P383" style:family="paragraph" style:parent-style-name="Text_20_body" style:list-style-name="L2">
      <style:text-properties officeooo:rsid="024af1c3" officeooo:paragraph-rsid="0252bcf8"/>
    </style:style>
    <style:style style:name="P384" style:family="paragraph" style:parent-style-name="Text_20_body" style:list-style-name="L3">
      <style:text-properties officeooo:paragraph-rsid="0013bcba"/>
    </style:style>
    <style:style style:name="P385" style:family="paragraph" style:parent-style-name="Text_20_body" style:list-style-name="L3">
      <style:text-properties officeooo:paragraph-rsid="006c5aff"/>
    </style:style>
    <style:style style:name="P386" style:family="paragraph" style:parent-style-name="Text_20_body" style:list-style-name="L3">
      <style:text-properties officeooo:paragraph-rsid="0008a716"/>
    </style:style>
    <style:style style:name="P387" style:family="paragraph" style:parent-style-name="Text_20_body" style:list-style-name="L3">
      <style:text-properties officeooo:paragraph-rsid="0238a493"/>
    </style:style>
    <style:style style:name="P388" style:family="paragraph" style:parent-style-name="Text_20_body" style:list-style-name="L3">
      <style:text-properties officeooo:paragraph-rsid="013e2a01"/>
    </style:style>
    <style:style style:name="P389" style:family="paragraph" style:parent-style-name="Text_20_body" style:list-style-name="L3">
      <style:text-properties officeooo:paragraph-rsid="000d8a44"/>
    </style:style>
    <style:style style:name="P390" style:family="paragraph" style:parent-style-name="Text_20_body" style:list-style-name="L3">
      <style:text-properties officeooo:rsid="0013bcba" officeooo:paragraph-rsid="0013bcba"/>
    </style:style>
    <style:style style:name="P391" style:family="paragraph" style:parent-style-name="Text_20_body" style:list-style-name="L4">
      <style:text-properties officeooo:paragraph-rsid="022e60bc"/>
    </style:style>
    <style:style style:name="P392" style:family="paragraph" style:parent-style-name="Text_20_body" style:list-style-name="L4">
      <style:text-properties officeooo:rsid="00355b33" officeooo:paragraph-rsid="016a862b"/>
    </style:style>
    <style:style style:name="P393" style:family="paragraph" style:parent-style-name="Text_20_body" style:list-style-name="L4">
      <style:text-properties officeooo:rsid="00355b33" officeooo:paragraph-rsid="022e60bc"/>
    </style:style>
    <style:style style:name="P394" style:family="paragraph" style:parent-style-name="Text_20_body" style:list-style-name="L4">
      <style:text-properties officeooo:rsid="00355b33" officeooo:paragraph-rsid="00355b33"/>
    </style:style>
    <style:style style:name="P395" style:family="paragraph" style:parent-style-name="Text_20_body" style:list-style-name="L4">
      <style:text-properties officeooo:rsid="00355b33" officeooo:paragraph-rsid="017303d7"/>
    </style:style>
    <style:style style:name="P396" style:family="paragraph" style:parent-style-name="Text_20_body" style:list-style-name="L5">
      <style:text-properties officeooo:rsid="013a3ef7" officeooo:paragraph-rsid="016a862b"/>
    </style:style>
    <style:style style:name="P397" style:family="paragraph" style:parent-style-name="Text_20_body" style:list-style-name="L15">
      <style:text-properties officeooo:rsid="013a3ef7" officeooo:paragraph-rsid="022f173d"/>
    </style:style>
    <style:style style:name="P398" style:family="paragraph" style:parent-style-name="Text_20_body" style:list-style-name="L34">
      <style:text-properties officeooo:rsid="013a3ef7" officeooo:paragraph-rsid="017303d7"/>
    </style:style>
    <style:style style:name="P399" style:family="paragraph" style:parent-style-name="Text_20_body" style:list-style-name="L6">
      <style:text-properties officeooo:rsid="0078d708" officeooo:paragraph-rsid="0079f929"/>
    </style:style>
    <style:style style:name="P400" style:family="paragraph" style:parent-style-name="Text_20_body" style:list-style-name="L7">
      <style:text-properties officeooo:rsid="007a2e4c" officeooo:paragraph-rsid="007a2e4c"/>
    </style:style>
    <style:style style:name="P401" style:family="paragraph" style:parent-style-name="Text_20_body" style:list-style-name="L7">
      <style:text-properties officeooo:rsid="007a2e4c" officeooo:paragraph-rsid="007a844a"/>
    </style:style>
    <style:style style:name="P402" style:family="paragraph" style:parent-style-name="Text_20_body" style:list-style-name="L8">
      <style:text-properties officeooo:paragraph-rsid="007b06a8"/>
    </style:style>
    <style:style style:name="P403" style:family="paragraph" style:parent-style-name="Text_20_body" style:list-style-name="L9"/>
    <style:style style:name="P404" style:family="paragraph" style:parent-style-name="Text_20_body" style:list-style-name="L10"/>
    <style:style style:name="P405" style:family="paragraph" style:parent-style-name="Text_20_body" style:list-style-name="L11">
      <style:text-properties officeooo:rsid="028218ac" officeooo:paragraph-rsid="02f0adc7"/>
    </style:style>
    <style:style style:name="P406" style:family="paragraph" style:parent-style-name="Text_20_body" style:list-style-name="L11">
      <style:text-properties officeooo:rsid="028218ac" officeooo:paragraph-rsid="03cad187"/>
    </style:style>
    <style:style style:name="P407" style:family="paragraph" style:parent-style-name="Text_20_body" style:list-style-name="L11">
      <style:text-properties officeooo:rsid="028218ac" officeooo:paragraph-rsid="028218ac"/>
    </style:style>
    <style:style style:name="P408" style:family="paragraph" style:parent-style-name="Text_20_body" style:list-style-name="L11">
      <style:text-properties officeooo:rsid="028218ac" officeooo:paragraph-rsid="0442f926"/>
    </style:style>
    <style:style style:name="P409" style:family="paragraph" style:parent-style-name="Text_20_body" style:list-style-name="L11">
      <style:text-properties officeooo:rsid="02f19242" officeooo:paragraph-rsid="02f19242"/>
    </style:style>
    <style:style style:name="P410" style:family="paragraph" style:parent-style-name="Text_20_body" style:list-style-name="L2">
      <style:text-properties officeooo:rsid="0244a0ce" officeooo:paragraph-rsid="0244a0ce"/>
    </style:style>
    <style:style style:name="P411" style:family="paragraph" style:parent-style-name="Text_20_body" style:list-style-name="L2">
      <style:text-properties officeooo:rsid="0255c8e5" officeooo:paragraph-rsid="0255c8e5"/>
    </style:style>
    <style:style style:name="P412" style:family="paragraph" style:parent-style-name="Text_20_body" style:list-style-name="L2">
      <style:text-properties officeooo:rsid="0244182b" officeooo:paragraph-rsid="0244182b"/>
    </style:style>
    <style:style style:name="P413" style:family="paragraph" style:parent-style-name="Text_20_body">
      <style:text-properties officeooo:rsid="0244182b" officeooo:paragraph-rsid="0244182b"/>
    </style:style>
    <style:style style:name="P414" style:family="paragraph" style:parent-style-name="Text_20_body" style:list-style-name="L2">
      <style:text-properties officeooo:rsid="02469373" officeooo:paragraph-rsid="02469373"/>
    </style:style>
    <style:style style:name="P415" style:family="paragraph" style:parent-style-name="Text_20_body" style:list-style-name="L12"/>
    <style:style style:name="P416" style:family="paragraph" style:parent-style-name="Text_20_body" style:list-style-name="L13">
      <style:text-properties officeooo:paragraph-rsid="046e5b0c"/>
    </style:style>
    <style:style style:name="P417" style:family="paragraph" style:parent-style-name="Text_20_body" style:list-style-name="L2">
      <style:text-properties officeooo:rsid="001f36f9" officeooo:paragraph-rsid="00310941"/>
    </style:style>
    <style:style style:name="P418" style:family="paragraph" style:parent-style-name="Text_20_body" style:list-style-name="L2">
      <style:text-properties officeooo:rsid="001f36f9" officeooo:paragraph-rsid="0055a941"/>
    </style:style>
    <style:style style:name="P419" style:family="paragraph" style:parent-style-name="Text_20_body" style:list-style-name="L2">
      <style:text-properties officeooo:rsid="0032911f" officeooo:paragraph-rsid="0032911f"/>
    </style:style>
    <style:style style:name="P420" style:family="paragraph" style:parent-style-name="Text_20_body" style:list-style-name="L14">
      <style:text-properties officeooo:paragraph-rsid="04cd8a3a"/>
    </style:style>
    <style:style style:name="P421" style:family="paragraph" style:parent-style-name="Text_20_body" style:list-style-name="L14">
      <style:text-properties officeooo:paragraph-rsid="00bcc648"/>
    </style:style>
    <style:style style:name="P422" style:family="paragraph" style:parent-style-name="Text_20_body" style:list-style-name="L4">
      <style:text-properties officeooo:rsid="00359722" officeooo:paragraph-rsid="022e60bc"/>
    </style:style>
    <style:style style:name="P423" style:family="paragraph" style:parent-style-name="Text_20_body" style:list-style-name="L16"/>
    <style:style style:name="P424" style:family="paragraph" style:parent-style-name="Text_20_body" style:list-style-name="L17"/>
    <style:style style:name="P425" style:family="paragraph" style:parent-style-name="Text_20_body" style:list-style-name="L18">
      <style:text-properties officeooo:paragraph-rsid="037471b7"/>
    </style:style>
    <style:style style:name="P426" style:family="paragraph" style:parent-style-name="Text_20_body" style:list-style-name="L19">
      <style:text-properties officeooo:paragraph-rsid="01e6430e"/>
    </style:style>
    <style:style style:name="P427" style:family="paragraph" style:parent-style-name="Text_20_body" style:list-style-name="L19">
      <style:text-properties officeooo:paragraph-rsid="0086d25a"/>
    </style:style>
    <style:style style:name="P428" style:family="paragraph" style:parent-style-name="Text_20_body" style:list-style-name="L20">
      <style:text-properties officeooo:paragraph-rsid="01e6430e"/>
    </style:style>
    <style:style style:name="P429" style:family="paragraph" style:parent-style-name="Text_20_body" style:list-style-name="L21">
      <style:text-properties officeooo:paragraph-rsid="01e6430e"/>
    </style:style>
    <style:style style:name="P430" style:family="paragraph" style:parent-style-name="Text_20_body" style:list-style-name="L22">
      <style:text-properties officeooo:paragraph-rsid="02f80589"/>
    </style:style>
    <style:style style:name="P431" style:family="paragraph" style:parent-style-name="Text_20_body" style:list-style-name="L23">
      <style:text-properties officeooo:rsid="02f86f36" officeooo:paragraph-rsid="02f86f36"/>
    </style:style>
    <style:style style:name="P432" style:family="paragraph" style:parent-style-name="Text_20_body" style:list-style-name="L24"/>
    <style:style style:name="P433" style:family="paragraph" style:parent-style-name="Text_20_body" style:list-style-name="L25"/>
    <style:style style:name="P434" style:family="paragraph" style:parent-style-name="Text_20_body" style:list-style-name="L25">
      <style:text-properties officeooo:rsid="01c8f8d7" officeooo:paragraph-rsid="01c8f8d7"/>
    </style:style>
    <style:style style:name="P435" style:family="paragraph" style:parent-style-name="Text_20_body" style:list-style-name="L9">
      <style:text-properties officeooo:rsid="01c8f8d7" officeooo:paragraph-rsid="01c8f8d7"/>
    </style:style>
    <style:style style:name="P436" style:family="paragraph" style:parent-style-name="Text_20_body" style:list-style-name="L9">
      <style:text-properties officeooo:rsid="01c496c8" officeooo:paragraph-rsid="01c8e054"/>
    </style:style>
    <style:style style:name="P437" style:family="paragraph" style:parent-style-name="Text_20_body" style:list-style-name="L26"/>
    <style:style style:name="P438" style:family="paragraph" style:parent-style-name="Text_20_body" style:list-style-name="L28">
      <style:text-properties officeooo:paragraph-rsid="0201690d"/>
    </style:style>
    <style:style style:name="P439" style:family="paragraph" style:parent-style-name="Text_20_body" style:list-style-name="L28">
      <style:text-properties officeooo:rsid="003f3010" officeooo:paragraph-rsid="0201690d"/>
    </style:style>
    <style:style style:name="P440" style:family="paragraph" style:parent-style-name="Text_20_body" style:list-style-name="L29">
      <style:text-properties officeooo:paragraph-rsid="01e6430e"/>
    </style:style>
    <style:style style:name="P441" style:family="paragraph" style:parent-style-name="Text_20_body" style:list-style-name="L29">
      <style:text-properties officeooo:rsid="00410571" officeooo:paragraph-rsid="01e6430e"/>
    </style:style>
    <style:style style:name="P442" style:family="paragraph" style:parent-style-name="Text_20_body" style:list-style-name="L30"/>
    <style:style style:name="P443" style:family="paragraph" style:parent-style-name="Text_20_body" style:list-style-name="L30">
      <style:text-properties officeooo:paragraph-rsid="026be4bf"/>
    </style:style>
    <style:style style:name="P444" style:family="paragraph" style:parent-style-name="Text_20_body" style:list-style-name="L31"/>
    <style:style style:name="P445" style:family="paragraph" style:parent-style-name="Text_20_body" style:list-style-name="L32"/>
    <style:style style:name="P446" style:family="paragraph" style:parent-style-name="Text_20_body" style:list-style-name="L2">
      <style:text-properties officeooo:rsid="0055a941" officeooo:paragraph-rsid="0055a941"/>
    </style:style>
    <style:style style:name="P447" style:family="paragraph" style:parent-style-name="Text_20_body" style:list-style-name="L33">
      <style:text-properties officeooo:paragraph-rsid="006cb84c"/>
    </style:style>
    <style:style style:name="P448" style:family="paragraph" style:parent-style-name="Text_20_body" style:list-style-name="L33">
      <style:text-properties officeooo:paragraph-rsid="00591c56"/>
    </style:style>
    <style:style style:name="P449" style:family="paragraph" style:parent-style-name="Text_20_body" style:list-style-name="L35"/>
    <style:style style:name="P450" style:family="paragraph" style:parent-style-name="Text_20_body" style:list-style-name="L36"/>
    <style:style style:name="P451" style:family="paragraph" style:parent-style-name="Text_20_body" style:list-style-name="L37">
      <style:text-properties officeooo:paragraph-rsid="006bde68"/>
    </style:style>
    <style:style style:name="P452" style:family="paragraph" style:parent-style-name="Text_20_body" style:list-style-name="L37">
      <style:text-properties officeooo:paragraph-rsid="006cb84c"/>
    </style:style>
    <style:style style:name="P453" style:family="paragraph" style:parent-style-name="Text_20_body" style:list-style-name="L37">
      <style:text-properties officeooo:paragraph-rsid="013f19b9"/>
    </style:style>
    <style:style style:name="P454" style:family="paragraph" style:parent-style-name="Text_20_body" style:list-style-name="L38">
      <style:text-properties officeooo:paragraph-rsid="015fd2bd"/>
    </style:style>
    <style:style style:name="P455" style:family="paragraph" style:parent-style-name="Text_20_body" style:list-style-name="L38">
      <style:text-properties officeooo:paragraph-rsid="014f85c4"/>
    </style:style>
    <style:style style:name="P456" style:family="paragraph" style:parent-style-name="Text_20_body" style:list-style-name="L39">
      <style:text-properties officeooo:rsid="00abf805" officeooo:paragraph-rsid="00abf805"/>
    </style:style>
    <style:style style:name="P457" style:family="paragraph" style:parent-style-name="Text_20_body" style:list-style-name="L11">
      <style:text-properties officeooo:rsid="03cad187" officeooo:paragraph-rsid="03cad187"/>
    </style:style>
    <style:style style:name="P458" style:family="paragraph" style:parent-style-name="Text_20_body" style:list-style-name="L11">
      <style:text-properties officeooo:rsid="037b5639" officeooo:paragraph-rsid="03cad187"/>
    </style:style>
    <style:style style:name="P459" style:family="paragraph" style:parent-style-name="Text_20_body" style:list-style-name="L11">
      <style:text-properties officeooo:rsid="037b5639" officeooo:paragraph-rsid="037f73bd"/>
    </style:style>
    <style:style style:name="P460" style:family="paragraph" style:parent-style-name="Text_20_body" style:list-style-name="L40"/>
    <style:style style:name="P461" style:family="paragraph" style:parent-style-name="Text_20_body" style:list-style-name="L41"/>
    <style:style style:name="P462" style:family="paragraph" style:parent-style-name="Text_20_body" style:list-style-name="L42"/>
    <style:style style:name="P463" style:family="paragraph" style:parent-style-name="Text_20_body" style:list-style-name="L42">
      <style:text-properties officeooo:paragraph-rsid="020280ff"/>
    </style:style>
    <style:style style:name="P464" style:family="paragraph" style:parent-style-name="Text_20_body" style:list-style-name="L43"/>
    <style:style style:name="P465" style:family="paragraph" style:parent-style-name="Text_20_body" style:list-style-name="L44"/>
    <style:style style:name="P466" style:family="paragraph" style:parent-style-name="Text_20_body" style:list-style-name="L44">
      <style:text-properties officeooo:paragraph-rsid="01ea9d3b"/>
    </style:style>
    <style:style style:name="P467" style:family="paragraph" style:parent-style-name="Text_20_body" style:list-style-name="L44">
      <style:text-properties officeooo:paragraph-rsid="0205ae6e"/>
    </style:style>
    <style:style style:name="P468" style:family="paragraph" style:parent-style-name="Text_20_body" style:list-style-name="L44">
      <style:text-properties officeooo:paragraph-rsid="033e1be8"/>
    </style:style>
    <style:style style:name="P469" style:family="paragraph" style:parent-style-name="Text_20_body" style:list-style-name="L44">
      <style:text-properties officeooo:rsid="022cd6d7" officeooo:paragraph-rsid="022cd6d7"/>
    </style:style>
    <style:style style:name="P470" style:family="paragraph" style:parent-style-name="Text_20_body" style:list-style-name="L44">
      <style:text-properties officeooo:rsid="00751d45" officeooo:paragraph-rsid="02fe3960"/>
    </style:style>
    <style:style style:name="P471" style:family="paragraph" style:parent-style-name="Text_20_body" style:list-style-name="L66">
      <style:text-properties officeooo:rsid="00751d45" officeooo:paragraph-rsid="0460190b"/>
    </style:style>
    <style:style style:name="P472" style:family="paragraph" style:parent-style-name="Text_20_body" style:list-style-name="L66">
      <style:text-properties officeooo:rsid="00751d45" officeooo:paragraph-rsid="0461e693"/>
    </style:style>
    <style:style style:name="P473" style:family="paragraph" style:parent-style-name="Text_20_body" style:list-style-name="L66">
      <style:text-properties officeooo:rsid="00751d45" officeooo:paragraph-rsid="02876942"/>
    </style:style>
    <style:style style:name="P474" style:family="paragraph" style:parent-style-name="Text_20_body" style:list-style-name="L45"/>
    <style:style style:name="P475" style:family="paragraph" style:parent-style-name="Text_20_body" style:list-style-name="L46">
      <style:text-properties officeooo:paragraph-rsid="020280ff"/>
    </style:style>
    <style:style style:name="P476" style:family="paragraph" style:parent-style-name="Text_20_body" style:list-style-name="L46">
      <style:text-properties officeooo:paragraph-rsid="0205c2a4"/>
    </style:style>
    <style:style style:name="P477" style:family="paragraph" style:parent-style-name="Text_20_body" style:list-style-name="L46">
      <style:text-properties officeooo:paragraph-rsid="033e1be8"/>
    </style:style>
    <style:style style:name="P478" style:family="paragraph" style:parent-style-name="Text_20_body" style:list-style-name="L47"/>
    <style:style style:name="P479" style:family="paragraph" style:parent-style-name="Text_20_body" style:list-style-name="L47">
      <style:text-properties officeooo:paragraph-rsid="045355e2"/>
    </style:style>
    <style:style style:name="P480" style:family="paragraph" style:parent-style-name="Text_20_body" style:list-style-name="L48"/>
    <style:style style:name="P481" style:family="paragraph" style:parent-style-name="Text_20_body" style:list-style-name="L49">
      <style:text-properties officeooo:paragraph-rsid="027b73ad"/>
    </style:style>
    <style:style style:name="P482" style:family="paragraph" style:parent-style-name="Text_20_body" style:list-style-name="L50">
      <style:text-properties officeooo:paragraph-rsid="027b73ad"/>
    </style:style>
    <style:style style:name="P483" style:family="paragraph" style:parent-style-name="Text_20_body" style:list-style-name="L51">
      <style:text-properties officeooo:rsid="023aa082" officeooo:paragraph-rsid="027b73ad"/>
    </style:style>
    <style:style style:name="P484" style:family="paragraph" style:parent-style-name="Text_20_body" style:list-style-name="L52">
      <style:text-properties officeooo:rsid="00a600ca" officeooo:paragraph-rsid="00a600ca"/>
    </style:style>
    <style:style style:name="P485" style:family="paragraph" style:parent-style-name="Text_20_body" style:list-style-name="L52">
      <style:text-properties officeooo:rsid="00a600ca" officeooo:paragraph-rsid="04401fa9"/>
    </style:style>
    <style:style style:name="P486" style:family="paragraph" style:parent-style-name="Text_20_body" style:list-style-name="L53">
      <style:text-properties officeooo:paragraph-rsid="00a87b65"/>
    </style:style>
    <style:style style:name="P487" style:family="paragraph" style:parent-style-name="Text_20_body" style:list-style-name="L54">
      <style:text-properties officeooo:rsid="01a9c0b7" officeooo:paragraph-rsid="04225133"/>
    </style:style>
    <style:style style:name="P488" style:family="paragraph" style:parent-style-name="Text_20_body" style:list-style-name="L54">
      <style:text-properties officeooo:rsid="01a9c0b7" officeooo:paragraph-rsid="01a9c0b7"/>
    </style:style>
    <style:style style:name="P489" style:family="paragraph" style:parent-style-name="Text_20_body" style:list-style-name="L55">
      <style:text-properties officeooo:paragraph-rsid="01fa04af"/>
    </style:style>
    <style:style style:name="P490" style:family="paragraph" style:parent-style-name="Text_20_body" style:list-style-name="L56">
      <style:text-properties officeooo:rsid="00a9d3e9" officeooo:paragraph-rsid="047ae93d"/>
    </style:style>
    <style:style style:name="P491" style:family="paragraph" style:parent-style-name="Text_20_body" style:list-style-name="L56">
      <style:text-properties officeooo:rsid="00a9d3e9" officeooo:paragraph-rsid="00a9d3e9"/>
    </style:style>
    <style:style style:name="P492" style:family="paragraph" style:parent-style-name="Text_20_body" style:list-style-name="L57"/>
    <style:style style:name="P493" style:family="paragraph" style:parent-style-name="Text_20_body" style:list-style-name="L58"/>
    <style:style style:name="P494" style:family="paragraph" style:parent-style-name="Text_20_body" style:list-style-name="L59"/>
    <style:style style:name="P495" style:family="paragraph" style:parent-style-name="Text_20_body" style:list-style-name="L60"/>
    <style:style style:name="P496" style:family="paragraph" style:parent-style-name="Text_20_body" style:list-style-name="L61">
      <style:text-properties officeooo:rsid="00e70782" officeooo:paragraph-rsid="00e70782"/>
    </style:style>
    <style:style style:name="P497" style:family="paragraph" style:parent-style-name="Text_20_body" style:list-style-name="L61">
      <style:text-properties officeooo:rsid="00e70782" officeooo:paragraph-rsid="02c3088b"/>
    </style:style>
    <style:style style:name="P498" style:family="paragraph" style:parent-style-name="Text_20_body" style:list-style-name="L61">
      <style:text-properties officeooo:rsid="02c3088b" officeooo:paragraph-rsid="02c3088b"/>
    </style:style>
    <style:style style:name="P499" style:family="paragraph" style:parent-style-name="Text_20_body" style:list-style-name="L62">
      <style:text-properties officeooo:paragraph-rsid="01ffdec1"/>
    </style:style>
    <style:style style:name="P500" style:family="paragraph" style:parent-style-name="Text_20_body" style:list-style-name="L63"/>
    <style:style style:name="P501" style:family="paragraph" style:parent-style-name="Text_20_body" style:list-style-name="L64">
      <style:text-properties officeooo:paragraph-rsid="027e85b2"/>
    </style:style>
    <style:style style:name="P502" style:family="paragraph" style:parent-style-name="Text_20_body" style:list-style-name="L64">
      <style:text-properties officeooo:paragraph-rsid="048e160f"/>
    </style:style>
    <style:style style:name="P503" style:family="paragraph" style:parent-style-name="Text_20_body" style:list-style-name="L64">
      <style:text-properties officeooo:rsid="048e160f" officeooo:paragraph-rsid="048e160f"/>
    </style:style>
    <style:style style:name="P504" style:family="paragraph" style:parent-style-name="Text_20_body" style:list-style-name="L64">
      <style:text-properties officeooo:rsid="022d38d3" officeooo:paragraph-rsid="048e160f"/>
    </style:style>
    <style:style style:name="P505" style:family="paragraph" style:parent-style-name="Text_20_body" style:list-style-name="L64">
      <style:text-properties officeooo:rsid="02d6f8a4" officeooo:paragraph-rsid="048e160f"/>
    </style:style>
    <style:style style:name="P506" style:family="paragraph" style:parent-style-name="Text_20_body" style:list-style-name="L65">
      <style:text-properties officeooo:paragraph-rsid="02855696"/>
    </style:style>
    <style:style style:name="P507" style:family="paragraph" style:parent-style-name="Text_20_body" style:list-style-name="L65">
      <style:text-properties officeooo:rsid="02855696" officeooo:paragraph-rsid="02d3b48b"/>
    </style:style>
    <style:style style:name="P508" style:family="paragraph" style:parent-style-name="Text_20_body" style:list-style-name="L65">
      <style:text-properties officeooo:rsid="02855696" officeooo:paragraph-rsid="02ca8a62"/>
    </style:style>
    <style:style style:name="P509" style:family="paragraph" style:parent-style-name="Text_20_body" style:list-style-name="L65">
      <style:text-properties officeooo:rsid="04160192" officeooo:paragraph-rsid="04160192"/>
    </style:style>
    <style:style style:name="P510" style:family="paragraph" style:parent-style-name="Text_20_body" style:list-style-name="L65">
      <style:text-properties officeooo:rsid="0416d6c0" officeooo:paragraph-rsid="0416d6c0"/>
    </style:style>
    <style:style style:name="P511" style:family="paragraph" style:parent-style-name="Text_20_body" style:list-style-name="L65">
      <style:text-properties officeooo:rsid="02cbf913" officeooo:paragraph-rsid="02cbf913"/>
    </style:style>
    <style:style style:name="P512" style:family="paragraph" style:parent-style-name="Text_20_body" style:list-style-name="L65">
      <style:text-properties officeooo:rsid="02cdc0bf" officeooo:paragraph-rsid="02cdc0bf"/>
    </style:style>
    <style:style style:name="P513" style:family="paragraph" style:parent-style-name="Text_20_body" style:list-style-name="L65">
      <style:text-properties officeooo:rsid="02cfc05a" officeooo:paragraph-rsid="02cfc05a"/>
    </style:style>
    <style:style style:name="P514" style:family="paragraph" style:parent-style-name="Text_20_body" style:list-style-name="L65">
      <style:text-properties officeooo:rsid="02d0a799" officeooo:paragraph-rsid="02d0a799"/>
    </style:style>
    <style:style style:name="P515" style:family="paragraph" style:parent-style-name="Text_20_body" style:list-style-name="L65">
      <style:text-properties officeooo:rsid="02d11845" officeooo:paragraph-rsid="02d11845"/>
    </style:style>
    <style:style style:name="P516" style:family="paragraph" style:parent-style-name="Text_20_body" style:list-style-name="L65">
      <style:text-properties officeooo:rsid="02ee2a91" officeooo:paragraph-rsid="02ee2a91"/>
    </style:style>
    <style:style style:name="P517" style:family="paragraph" style:parent-style-name="Text_20_body" style:list-style-name="L66">
      <style:text-properties officeooo:paragraph-rsid="028b9f11"/>
    </style:style>
    <style:style style:name="P518" style:family="paragraph" style:parent-style-name="Text_20_body" style:list-style-name="L66">
      <style:text-properties officeooo:paragraph-rsid="0319a376"/>
    </style:style>
    <style:style style:name="P519" style:family="paragraph" style:parent-style-name="Text_20_body" style:list-style-name="L66">
      <style:text-properties officeooo:rsid="0460190b" officeooo:paragraph-rsid="0460190b"/>
    </style:style>
    <style:style style:name="P520" style:family="paragraph" style:parent-style-name="Text_20_body" style:list-style-name="L66">
      <style:text-properties officeooo:rsid="045dbbf0" officeooo:paragraph-rsid="045dbbf0"/>
    </style:style>
    <style:style style:name="P521" style:family="paragraph" style:parent-style-name="Text_20_body" style:list-style-name="L66">
      <style:text-properties officeooo:rsid="028b9f11" officeooo:paragraph-rsid="028b9f11"/>
    </style:style>
    <style:style style:name="P522" style:family="paragraph" style:parent-style-name="Text_20_body" style:list-style-name="L67">
      <style:text-properties officeooo:rsid="0292b9fa" officeooo:paragraph-rsid="0292b9fa"/>
    </style:style>
    <style:style style:name="P523" style:family="paragraph" style:parent-style-name="Text_20_body" style:list-style-name="L67">
      <style:text-properties officeooo:rsid="0313939f" officeooo:paragraph-rsid="0313939f"/>
    </style:style>
    <style:style style:name="P524" style:family="paragraph" style:parent-style-name="Text_20_body" style:list-style-name="L68">
      <style:text-properties officeooo:rsid="0313939f" officeooo:paragraph-rsid="0313939f"/>
    </style:style>
    <style:style style:name="P525" style:family="paragraph" style:parent-style-name="Text_20_body" style:list-style-name="L67">
      <style:text-properties officeooo:rsid="02fcc7f8" officeooo:paragraph-rsid="02fcc7f8"/>
    </style:style>
    <style:style style:name="P526" style:family="paragraph" style:parent-style-name="Text_20_body" style:list-style-name="L68">
      <style:text-properties officeooo:rsid="02fcc7f8" officeooo:paragraph-rsid="02fcc7f8"/>
    </style:style>
    <style:style style:name="P527" style:family="paragraph" style:parent-style-name="Text_20_body" style:list-style-name="L67">
      <style:text-properties officeooo:rsid="02900ff3" officeooo:paragraph-rsid="0292b9fa"/>
    </style:style>
    <style:style style:name="P528" style:family="paragraph" style:parent-style-name="Text_20_body" style:list-style-name="L67">
      <style:text-properties officeooo:rsid="02900ff3" officeooo:paragraph-rsid="0313939f"/>
    </style:style>
    <style:style style:name="P529" style:family="paragraph" style:parent-style-name="Text_20_body" style:list-style-name="L68">
      <style:text-properties officeooo:rsid="02900ff3" officeooo:paragraph-rsid="02900ff3"/>
    </style:style>
    <style:style style:name="P530" style:family="paragraph" style:parent-style-name="Text_20_body" style:list-style-name="L68">
      <style:text-properties officeooo:rsid="02900ff3" officeooo:paragraph-rsid="0292e74c"/>
    </style:style>
    <style:style style:name="P531" style:family="paragraph" style:parent-style-name="Text_20_body" style:list-style-name="L67">
      <style:text-properties officeooo:rsid="030db805" officeooo:paragraph-rsid="030db805"/>
    </style:style>
    <style:style style:name="P532" style:family="paragraph" style:parent-style-name="Text_20_body" style:list-style-name="L67">
      <style:text-properties officeooo:rsid="0291b72e" officeooo:paragraph-rsid="0292b9fa"/>
    </style:style>
    <style:style style:name="P533" style:family="paragraph" style:parent-style-name="Text_20_body" style:list-style-name="L68">
      <style:text-properties officeooo:rsid="0291b72e" officeooo:paragraph-rsid="0291b72e"/>
    </style:style>
    <style:style style:name="P534" style:family="paragraph" style:parent-style-name="Text_20_body" style:list-style-name="L68">
      <style:text-properties officeooo:rsid="03171fb2" officeooo:paragraph-rsid="03171fb2"/>
    </style:style>
    <style:style style:name="P535" style:family="paragraph" style:parent-style-name="Text_20_body" style:list-style-name="L66">
      <style:text-properties officeooo:rsid="02957295" officeooo:paragraph-rsid="02957295"/>
    </style:style>
    <style:style style:name="P536" style:family="paragraph" style:parent-style-name="Text_20_body" style:list-style-name="L66">
      <style:text-properties officeooo:rsid="0075bd6b" officeooo:paragraph-rsid="02876942"/>
    </style:style>
    <style:style style:name="P537" style:family="paragraph" style:parent-style-name="Text_20_body" style:list-style-name="L66">
      <style:text-properties officeooo:rsid="0075bd6b" officeooo:paragraph-rsid="030f0459"/>
    </style:style>
    <style:style style:name="P538" style:family="paragraph" style:parent-style-name="Text_20_body" style:list-style-name="L66">
      <style:text-properties officeooo:rsid="0075bd6b" officeooo:paragraph-rsid="028e3f3a"/>
    </style:style>
    <style:style style:name="P539" style:family="paragraph" style:parent-style-name="Text_20_body" style:list-style-name="L66">
      <style:text-properties officeooo:rsid="030f0459" officeooo:paragraph-rsid="030f0459"/>
    </style:style>
    <style:style style:name="P540" style:family="paragraph" style:parent-style-name="Text_20_body" style:list-style-name="L66">
      <style:text-properties officeooo:rsid="030f0459" officeooo:paragraph-rsid="03101629"/>
    </style:style>
    <style:style style:name="P541" style:family="paragraph" style:parent-style-name="Text_20_body" style:list-style-name="L66">
      <style:text-properties officeooo:rsid="031031b6" officeooo:paragraph-rsid="031031b6"/>
    </style:style>
    <style:style style:name="P542" style:family="paragraph" style:parent-style-name="Text_20_body" style:list-style-name="L69">
      <style:text-properties officeooo:rsid="0346c9dc" officeooo:paragraph-rsid="0349816c"/>
    </style:style>
    <style:style style:name="P543" style:family="paragraph" style:parent-style-name="Text_20_body" style:list-style-name="L70">
      <style:text-properties officeooo:rsid="03a4f878" officeooo:paragraph-rsid="03a4f878"/>
    </style:style>
    <style:style style:name="P544" style:family="paragraph" style:parent-style-name="Text_20_body" style:list-style-name="L70">
      <style:text-properties officeooo:rsid="03ac15ac" officeooo:paragraph-rsid="03ac15ac"/>
    </style:style>
    <style:style style:name="P545" style:family="paragraph" style:parent-style-name="Text_20_body" style:list-style-name="L70">
      <style:text-properties officeooo:rsid="04d0c95c" officeooo:paragraph-rsid="04d0c95c"/>
    </style:style>
    <style:style style:name="P546" style:family="paragraph" style:parent-style-name="Text_20_body" style:list-style-name="L71">
      <style:text-properties officeooo:paragraph-rsid="03b04804"/>
    </style:style>
    <style:style style:name="P547" style:family="paragraph" style:parent-style-name="Text_20_body" style:list-style-name="L71">
      <style:text-properties officeooo:rsid="03b04804" officeooo:paragraph-rsid="03b04804"/>
    </style:style>
    <style:style style:name="P548" style:family="paragraph" style:parent-style-name="Text_20_body" style:list-style-name="L71">
      <style:text-properties officeooo:rsid="03e2e122" officeooo:paragraph-rsid="03e2e122"/>
    </style:style>
    <style:style style:name="P549" style:family="paragraph" style:parent-style-name="Text_20_body" style:list-style-name="L72">
      <style:text-properties officeooo:paragraph-rsid="03b227b6"/>
    </style:style>
    <style:style style:name="P550" style:family="paragraph" style:parent-style-name="Text_20_body" style:list-style-name="L73">
      <style:text-properties officeooo:paragraph-rsid="03b227b6"/>
    </style:style>
    <style:style style:name="P551" style:family="paragraph" style:parent-style-name="Text_20_body" style:list-style-name="L74">
      <style:text-properties officeooo:paragraph-rsid="03d14ff9"/>
    </style:style>
    <style:style style:name="P552" style:family="paragraph" style:parent-style-name="Text_20_body" style:list-style-name="L73">
      <style:text-properties officeooo:rsid="0348762d" officeooo:paragraph-rsid="03d14ff9"/>
    </style:style>
    <style:style style:name="P553" style:family="paragraph" style:parent-style-name="Text_20_body" style:list-style-name="L75">
      <style:text-properties officeooo:rsid="0348762d" officeooo:paragraph-rsid="03d14ff9"/>
    </style:style>
    <style:style style:name="P554" style:family="paragraph" style:parent-style-name="Text_20_body" style:list-style-name="L76">
      <style:text-properties officeooo:rsid="0348762d" officeooo:paragraph-rsid="03d14ff9"/>
    </style:style>
    <style:style style:name="P555" style:family="paragraph" style:parent-style-name="Text_20_body" style:list-style-name="L77">
      <style:text-properties officeooo:rsid="0348762d" officeooo:paragraph-rsid="03d14ff9"/>
    </style:style>
    <style:style style:name="P556" style:family="paragraph" style:parent-style-name="Text_20_body" style:list-style-name="L75">
      <style:text-properties officeooo:paragraph-rsid="03d14ff9"/>
    </style:style>
    <style:style style:name="P557" style:family="paragraph" style:parent-style-name="Text_20_body" style:list-style-name="L76">
      <style:text-properties officeooo:paragraph-rsid="03d14ff9"/>
    </style:style>
    <style:style style:name="P558" style:family="paragraph" style:parent-style-name="Text_20_body" style:list-style-name="L77">
      <style:text-properties officeooo:paragraph-rsid="03d14ff9"/>
    </style:style>
    <style:style style:name="P559" style:family="paragraph" style:parent-style-name="Text_20_body" style:list-style-name="L78">
      <style:text-properties officeooo:paragraph-rsid="045095ed"/>
    </style:style>
    <style:style style:name="P560" style:family="paragraph" style:parent-style-name="Text_20_body" style:list-style-name="L79">
      <style:text-properties officeooo:rsid="045102b2" officeooo:paragraph-rsid="045102b2"/>
    </style:style>
    <style:style style:name="P561" style:family="paragraph" style:parent-style-name="Text_20_body">
      <style:text-properties officeooo:rsid="04ae300d" officeooo:paragraph-rsid="04d26a53"/>
    </style:style>
    <style:style style:name="P562" style:family="paragraph" style:parent-style-name="Text_20_body" style:list-style-name="L80">
      <style:text-properties officeooo:paragraph-rsid="04d26a53"/>
    </style:style>
    <style:style style:name="P563" style:family="paragraph" style:parent-style-name="Text_20_body" style:list-style-name="L80">
      <style:text-properties officeooo:rsid="04d26a53" officeooo:paragraph-rsid="04d26a53"/>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50c1ee" style:font-weight-asian="bold" style:font-weight-complex="bold"/>
    </style:style>
    <style:style style:name="T72" style:family="text">
      <style:text-properties fo:font-weight="bold" officeooo:rsid="025324eb" style:font-weight-asian="bold" style:font-weight-complex="bold"/>
    </style:style>
    <style:style style:name="T73" style:family="text">
      <style:text-properties fo:font-weight="bold" officeooo:rsid="0256a7bb" style:font-weight-asian="bold" style:font-weight-complex="bold"/>
    </style:style>
    <style:style style:name="T74" style:family="text">
      <style:text-properties fo:font-weight="bold" officeooo:rsid="02587fbb" style:font-weight-asian="bold" style:font-weight-complex="bold"/>
    </style:style>
    <style:style style:name="T75" style:family="text">
      <style:text-properties fo:font-weight="bold" officeooo:rsid="02f0adc7" style:font-weight-asian="bold" style:font-weight-complex="bold"/>
    </style:style>
    <style:style style:name="T76" style:family="text">
      <style:text-properties fo:font-weight="bold" officeooo:rsid="00b67411" style:font-weight-asian="bold" style:font-weight-complex="bold"/>
    </style:style>
    <style:style style:name="T77" style:family="text">
      <style:text-properties fo:font-weight="bold" officeooo:rsid="046e5563" style:font-weight-asian="bold" style:font-weight-complex="bold"/>
    </style:style>
    <style:style style:name="T78" style:family="text">
      <style:text-properties fo:font-weight="bold" officeooo:rsid="04a3fd92" style:font-weight-asian="bold" style:font-weight-complex="bold"/>
    </style:style>
    <style:style style:name="T79" style:family="text">
      <style:text-properties fo:font-weight="bold" officeooo:rsid="04a40753" style:font-weight-asian="bold" style:font-weight-complex="bold"/>
    </style:style>
    <style:style style:name="T80" style:family="text">
      <style:text-properties fo:font-weight="bold" officeooo:rsid="04a766f4" style:font-weight-asian="bold" style:font-weight-complex="bold"/>
    </style:style>
    <style:style style:name="T81" style:family="text">
      <style:text-properties fo:font-weight="bold" officeooo:rsid="04b36616" style:font-weight-asian="bold" style:font-weight-complex="bold"/>
    </style:style>
    <style:style style:name="T82" style:family="text">
      <style:text-properties fo:font-weight="bold" officeooo:rsid="024af1c3" style:font-weight-asian="bold" style:font-weight-complex="bold"/>
    </style:style>
    <style:style style:name="T83" style:family="text">
      <style:text-properties fo:font-weight="bold" officeooo:rsid="04ae300d" style:font-weight-asian="bold" style:font-weight-complex="bold"/>
    </style:style>
    <style:style style:name="T84" style:family="text">
      <style:text-properties officeooo:rsid="00410571"/>
    </style:style>
    <style:style style:name="T85" style:family="text">
      <style:text-properties officeooo:rsid="0042126a"/>
    </style:style>
    <style:style style:name="T86" style:family="text">
      <style:text-properties officeooo:rsid="004856e2"/>
    </style:style>
    <style:style style:name="T87" style:family="text">
      <style:text-properties officeooo:rsid="004cd8f9"/>
    </style:style>
    <style:style style:name="T88" style:family="text">
      <style:text-properties officeooo:rsid="005140da"/>
    </style:style>
    <style:style style:name="T89" style:family="text">
      <style:text-properties officeooo:rsid="00515c84"/>
    </style:style>
    <style:style style:name="T90" style:family="text">
      <style:text-properties officeooo:rsid="0053e6e2"/>
    </style:style>
    <style:style style:name="T91" style:family="text">
      <style:text-properties officeooo:rsid="0055a941"/>
    </style:style>
    <style:style style:name="T92" style:family="text">
      <style:text-properties officeooo:rsid="005738fe"/>
    </style:style>
    <style:style style:name="T93" style:family="text">
      <style:text-properties officeooo:rsid="000edffa"/>
    </style:style>
    <style:style style:name="T94" style:family="text">
      <style:text-properties officeooo:rsid="005b2641"/>
    </style:style>
    <style:style style:name="T95" style:family="text">
      <style:text-properties officeooo:rsid="005ded4b"/>
    </style:style>
    <style:style style:name="T96" style:family="text">
      <style:text-properties officeooo:rsid="006c5aff"/>
    </style:style>
    <style:style style:name="T97" style:family="text">
      <style:text-properties officeooo:rsid="006cb84c"/>
    </style:style>
    <style:style style:name="T98" style:family="text">
      <style:text-properties officeooo:rsid="006fac24"/>
    </style:style>
    <style:style style:name="T99" style:family="text">
      <style:text-properties officeooo:rsid="007127b0"/>
    </style:style>
    <style:style style:name="T100" style:family="text">
      <style:text-properties officeooo:rsid="0071c657"/>
    </style:style>
    <style:style style:name="T101" style:family="text">
      <style:text-properties officeooo:rsid="0072a948"/>
    </style:style>
    <style:style style:name="T102" style:family="text">
      <style:text-properties officeooo:rsid="00737985"/>
    </style:style>
    <style:style style:name="T103" style:family="text">
      <style:text-properties officeooo:rsid="0073fb23"/>
    </style:style>
    <style:style style:name="T104" style:family="text">
      <style:text-properties officeooo:rsid="0074886c"/>
    </style:style>
    <style:style style:name="T105" style:family="text">
      <style:text-properties officeooo:rsid="0076002b"/>
    </style:style>
    <style:style style:name="T106" style:family="text">
      <style:text-properties officeooo:rsid="0078d708"/>
    </style:style>
    <style:style style:name="T107" style:family="text">
      <style:text-properties officeooo:rsid="0079f929"/>
    </style:style>
    <style:style style:name="T108" style:family="text">
      <style:text-properties officeooo:rsid="007a844a"/>
    </style:style>
    <style:style style:name="T109" style:family="text">
      <style:text-properties officeooo:rsid="007bb5ea"/>
    </style:style>
    <style:style style:name="T110" style:family="text">
      <style:text-properties officeooo:rsid="007be835"/>
    </style:style>
    <style:style style:name="T111" style:family="text">
      <style:text-properties officeooo:rsid="0080288c"/>
    </style:style>
    <style:style style:name="T112" style:family="text">
      <style:text-properties officeooo:rsid="0082236c"/>
    </style:style>
    <style:style style:name="T113" style:family="text">
      <style:text-properties officeooo:rsid="00840f45"/>
    </style:style>
    <style:style style:name="T114" style:family="text">
      <style:text-properties officeooo:rsid="0086d25a"/>
    </style:style>
    <style:style style:name="T115" style:family="text">
      <style:text-properties officeooo:rsid="008bf7ed"/>
    </style:style>
    <style:style style:name="T116" style:family="text">
      <style:text-properties officeooo:rsid="008d108b"/>
    </style:style>
    <style:style style:name="T117" style:family="text">
      <style:text-properties officeooo:rsid="008e3521"/>
    </style:style>
    <style:style style:name="T118" style:family="text">
      <style:text-properties officeooo:rsid="0090221a"/>
    </style:style>
    <style:style style:name="T119" style:family="text">
      <style:text-properties officeooo:rsid="0093d63b"/>
    </style:style>
    <style:style style:name="T120" style:family="text">
      <style:text-properties officeooo:rsid="009547ee"/>
    </style:style>
    <style:style style:name="T121" style:family="text">
      <style:text-properties officeooo:rsid="0095d3c8"/>
    </style:style>
    <style:style style:name="T122" style:family="text">
      <style:text-properties officeooo:rsid="009a4a11"/>
    </style:style>
    <style:style style:name="T123" style:family="text">
      <style:text-properties officeooo:rsid="009d98bc"/>
    </style:style>
    <style:style style:name="T124" style:family="text">
      <style:text-properties officeooo:rsid="007bf1ca"/>
    </style:style>
    <style:style style:name="T125" style:family="text">
      <style:text-properties officeooo:rsid="00a497df"/>
    </style:style>
    <style:style style:name="T126" style:family="text">
      <style:text-properties officeooo:rsid="00a74f99"/>
    </style:style>
    <style:style style:name="T127" style:family="text">
      <style:text-properties officeooo:rsid="00a87b65"/>
    </style:style>
    <style:style style:name="T128" style:family="text">
      <style:text-properties officeooo:rsid="00aaea04"/>
    </style:style>
    <style:style style:name="T129" style:family="text">
      <style:text-properties officeooo:rsid="00b01de3"/>
    </style:style>
    <style:style style:name="T130" style:family="text">
      <style:text-properties officeooo:rsid="00b50ee9"/>
    </style:style>
    <style:style style:name="T131" style:family="text">
      <style:text-properties fo:font-weight="normal" style:font-weight-asian="normal" style:font-weight-complex="normal"/>
    </style:style>
    <style:style style:name="T132" style:family="text">
      <style:text-properties fo:font-weight="normal" officeooo:rsid="00b67411" style:font-weight-asian="normal" style:font-weight-complex="normal"/>
    </style:style>
    <style:style style:name="T133" style:family="text">
      <style:text-properties fo:font-weight="normal" officeooo:rsid="00b7a6d7" style:font-weight-asian="normal" style:font-weight-complex="normal"/>
    </style:style>
    <style:style style:name="T134" style:family="text">
      <style:text-properties fo:font-weight="normal" officeooo:rsid="00b50ee9" style:font-weight-asian="normal" style:font-weight-complex="normal"/>
    </style:style>
    <style:style style:name="T135" style:family="text">
      <style:text-properties fo:font-weight="normal" officeooo:rsid="02235602" style:font-weight-asian="normal" style:font-weight-complex="normal"/>
    </style:style>
    <style:style style:name="T136" style:family="text">
      <style:text-properties fo:font-weight="normal" officeooo:rsid="02c48f31" style:font-weight-asian="normal" style:font-weight-complex="normal"/>
    </style:style>
    <style:style style:name="T137" style:family="text">
      <style:text-properties fo:font-weight="normal" officeooo:rsid="04023774" style:font-weight-asian="normal" style:font-weight-complex="normal"/>
    </style:style>
    <style:style style:name="T138" style:family="text">
      <style:text-properties fo:font-weight="normal" officeooo:rsid="045a0cc8" style:font-weight-asian="normal" style:font-weight-complex="normal"/>
    </style:style>
    <style:style style:name="T139" style:family="text">
      <style:text-properties fo:font-weight="normal" officeooo:rsid="047cecfb" style:font-weight-asian="normal" style:font-weight-complex="normal"/>
    </style:style>
    <style:style style:name="T140" style:family="text">
      <style:text-properties fo:font-weight="normal" officeooo:rsid="04817134" style:font-weight-asian="normal" style:font-weight-complex="normal"/>
    </style:style>
    <style:style style:name="T141" style:family="text">
      <style:text-properties fo:font-weight="normal" officeooo:rsid="048315b3" style:font-weight-asian="normal" style:font-weight-complex="normal"/>
    </style:style>
    <style:style style:name="T142" style:family="text">
      <style:text-properties fo:font-weight="normal" officeooo:rsid="048583c3" style:font-weight-asian="normal" style:font-weight-complex="normal"/>
    </style:style>
    <style:style style:name="T143" style:family="text">
      <style:text-properties fo:font-weight="normal" officeooo:rsid="0488483a" style:font-weight-asian="normal" style:font-weight-complex="normal"/>
    </style:style>
    <style:style style:name="T144" style:family="text">
      <style:text-properties fo:font-weight="normal" officeooo:rsid="0489b3b6" style:font-weight-asian="normal" style:font-weight-complex="normal"/>
    </style:style>
    <style:style style:name="T145" style:family="text">
      <style:text-properties fo:font-weight="normal" officeooo:rsid="048ae311" style:font-weight-asian="normal" style:font-weight-complex="normal"/>
    </style:style>
    <style:style style:name="T146" style:family="text">
      <style:text-properties fo:font-weight="normal" officeooo:rsid="048b419b" style:font-weight-asian="normal" style:font-weight-complex="normal"/>
    </style:style>
    <style:style style:name="T147" style:family="text">
      <style:text-properties fo:font-weight="normal" officeooo:rsid="049cedc3" style:font-weight-asian="normal" style:font-weight-complex="normal"/>
    </style:style>
    <style:style style:name="T148" style:family="text">
      <style:text-properties fo:font-weight="normal" officeooo:rsid="04b36616" style:font-weight-asian="normal" style:font-weight-complex="normal"/>
    </style:style>
    <style:style style:name="T149" style:family="text">
      <style:text-properties fo:font-weight="normal" officeooo:rsid="03576e89" style:font-weight-asian="normal" style:font-weight-complex="normal"/>
    </style:style>
    <style:style style:name="T150" style:family="text">
      <style:text-properties fo:font-weight="normal" officeooo:rsid="04bd97da" style:font-weight-asian="normal" style:font-weight-complex="normal"/>
    </style:style>
    <style:style style:name="T151" style:family="text">
      <style:text-properties fo:font-weight="normal" officeooo:rsid="04bed74a" style:font-weight-asian="normal" style:font-weight-complex="normal"/>
    </style:style>
    <style:style style:name="T152" style:family="text">
      <style:text-properties officeooo:rsid="00bb52a4"/>
    </style:style>
    <style:style style:name="T153" style:family="text">
      <style:text-properties officeooo:rsid="00bcc648"/>
    </style:style>
    <style:style style:name="T154" style:family="text">
      <style:text-properties officeooo:rsid="00be681d"/>
    </style:style>
    <style:style style:name="T155" style:family="text">
      <style:text-properties officeooo:rsid="00cb036e"/>
    </style:style>
    <style:style style:name="T156" style:family="text">
      <style:text-properties officeooo:rsid="00cc495f"/>
    </style:style>
    <style:style style:name="T157" style:family="text">
      <style:text-properties officeooo:rsid="0070f970"/>
    </style:style>
    <style:style style:name="T158" style:family="text">
      <style:text-properties officeooo:rsid="00ccb785"/>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e2a01"/>
    </style:style>
    <style:style style:name="T191" style:family="text">
      <style:text-properties officeooo:rsid="013f19b9"/>
    </style:style>
    <style:style style:name="T192" style:family="text">
      <style:text-properties officeooo:rsid="0141f14e"/>
    </style:style>
    <style:style style:name="T193" style:family="text">
      <style:text-properties style:font-weight-asian="normal" style:font-weight-complex="normal"/>
    </style:style>
    <style:style style:name="T194" style:family="text">
      <style:text-properties officeooo:rsid="00c925f4" style:font-weight-asian="normal" style:font-weight-complex="normal"/>
    </style:style>
    <style:style style:name="T195" style:family="text">
      <style:text-properties officeooo:rsid="014f85c4"/>
    </style:style>
    <style:style style:name="T196" style:family="text">
      <style:text-properties officeooo:rsid="015d5913"/>
    </style:style>
    <style:style style:name="T197" style:family="text">
      <style:text-properties officeooo:rsid="015fd2bd"/>
    </style:style>
    <style:style style:name="T198" style:family="text">
      <style:text-properties officeooo:rsid="0161b36e"/>
    </style:style>
    <style:style style:name="T199" style:family="text">
      <style:text-properties officeooo:rsid="016a862b"/>
    </style:style>
    <style:style style:name="T200" style:family="text">
      <style:text-properties officeooo:rsid="016b7738"/>
    </style:style>
    <style:style style:name="T201" style:family="text">
      <style:text-properties officeooo:rsid="016ce2ea"/>
    </style:style>
    <style:style style:name="T202" style:family="text">
      <style:text-properties officeooo:rsid="016e8a76"/>
    </style:style>
    <style:style style:name="T203" style:family="text">
      <style:text-properties officeooo:rsid="017303d7"/>
    </style:style>
    <style:style style:name="T204" style:family="text">
      <style:text-properties officeooo:rsid="017cb0d7"/>
    </style:style>
    <style:style style:name="T205" style:family="text">
      <style:text-properties officeooo:rsid="017e5307"/>
    </style:style>
    <style:style style:name="T206" style:family="text">
      <style:text-properties officeooo:rsid="018244ea"/>
    </style:style>
    <style:style style:name="T207" style:family="text">
      <style:text-properties officeooo:rsid="0191e193"/>
    </style:style>
    <style:style style:name="T208" style:family="text">
      <style:text-properties officeooo:rsid="01926943"/>
    </style:style>
    <style:style style:name="T209" style:family="text">
      <style:text-properties officeooo:rsid="0194803b"/>
    </style:style>
    <style:style style:name="T210" style:family="text">
      <style:text-properties officeooo:rsid="019a7ad5"/>
    </style:style>
    <style:style style:name="T211" style:family="text">
      <style:text-properties officeooo:rsid="019a8453"/>
    </style:style>
    <style:style style:name="T212" style:family="text">
      <style:text-properties officeooo:rsid="019b3ba1"/>
    </style:style>
    <style:style style:name="T213" style:family="text">
      <style:text-properties officeooo:rsid="01a22a53"/>
    </style:style>
    <style:style style:name="T214" style:family="text">
      <style:text-properties officeooo:rsid="01a25878"/>
    </style:style>
    <style:style style:name="T215" style:family="text">
      <style:text-properties officeooo:rsid="01a2babb"/>
    </style:style>
    <style:style style:name="T216" style:family="text">
      <style:text-properties officeooo:rsid="01a47bc7"/>
    </style:style>
    <style:style style:name="T217" style:family="text">
      <style:text-properties officeooo:rsid="01a4bacc"/>
    </style:style>
    <style:style style:name="T218" style:family="text">
      <style:text-properties officeooo:rsid="01a624d9"/>
    </style:style>
    <style:style style:name="T219" style:family="text">
      <style:text-properties officeooo:rsid="01a7ef82"/>
    </style:style>
    <style:style style:name="T220" style:family="text">
      <style:text-properties officeooo:rsid="01aa6ab6"/>
    </style:style>
    <style:style style:name="T221" style:family="text">
      <style:text-properties officeooo:rsid="01abb233"/>
    </style:style>
    <style:style style:name="T222" style:family="text">
      <style:text-properties officeooo:rsid="01acbf8a"/>
    </style:style>
    <style:style style:name="T223" style:family="text">
      <style:text-properties officeooo:rsid="01ae8941"/>
    </style:style>
    <style:style style:name="T224" style:family="text">
      <style:text-properties officeooo:rsid="01b5224b"/>
    </style:style>
    <style:style style:name="T225" style:family="text">
      <style:text-properties officeooo:rsid="01b587c0"/>
    </style:style>
    <style:style style:name="T226" style:family="text">
      <style:text-properties officeooo:rsid="01c10883"/>
    </style:style>
    <style:style style:name="T227" style:family="text">
      <style:text-properties officeooo:rsid="01c2b1c6"/>
    </style:style>
    <style:style style:name="T228" style:family="text">
      <style:text-properties officeooo:rsid="01c8e054"/>
    </style:style>
    <style:style style:name="T229" style:family="text">
      <style:text-properties officeooo:rsid="01c8f8d7"/>
    </style:style>
    <style:style style:name="T230" style:family="text">
      <style:text-properties officeooo:rsid="01cd546b"/>
    </style:style>
    <style:style style:name="T231" style:family="text">
      <style:text-properties officeooo:rsid="01cde0e5"/>
    </style:style>
    <style:style style:name="T232" style:family="text">
      <style:text-properties officeooo:rsid="01d8e143"/>
    </style:style>
    <style:style style:name="T233" style:family="text">
      <style:text-properties officeooo:rsid="01d9d9ed"/>
    </style:style>
    <style:style style:name="T234" style:family="text">
      <style:text-properties officeooo:rsid="01dacd69"/>
    </style:style>
    <style:style style:name="T235" style:family="text">
      <style:text-properties officeooo:rsid="01dc4d28"/>
    </style:style>
    <style:style style:name="T236" style:family="text">
      <style:text-properties officeooo:rsid="01e091e6"/>
    </style:style>
    <style:style style:name="T237" style:family="text">
      <style:text-properties officeooo:rsid="01e221a7"/>
    </style:style>
    <style:style style:name="T238" style:family="text">
      <style:text-properties officeooo:rsid="01e444d6"/>
    </style:style>
    <style:style style:name="T239" style:family="text">
      <style:text-properties officeooo:rsid="01e49d96"/>
    </style:style>
    <style:style style:name="T240" style:family="text">
      <style:text-properties officeooo:rsid="01e55ebf"/>
    </style:style>
    <style:style style:name="T241" style:family="text">
      <style:text-properties officeooo:rsid="01e84e05"/>
    </style:style>
    <style:style style:name="T242" style:family="text">
      <style:text-properties officeooo:rsid="01eb633d"/>
    </style:style>
    <style:style style:name="T243" style:family="text">
      <style:text-properties officeooo:rsid="01ec9d4e"/>
    </style:style>
    <style:style style:name="T244" style:family="text">
      <style:text-properties officeooo:rsid="01f2e83e"/>
    </style:style>
    <style:style style:name="T245" style:family="text">
      <style:text-properties officeooo:rsid="01f68404"/>
    </style:style>
    <style:style style:name="T246" style:family="text">
      <style:text-properties officeooo:rsid="01f9968a"/>
    </style:style>
    <style:style style:name="T247" style:family="text">
      <style:text-properties officeooo:rsid="01ffdec1"/>
    </style:style>
    <style:style style:name="T248" style:family="text">
      <style:text-properties officeooo:rsid="003f3010"/>
    </style:style>
    <style:style style:name="T249" style:family="text">
      <style:text-properties officeooo:rsid="02022de6"/>
    </style:style>
    <style:style style:name="T250" style:family="text">
      <style:text-properties officeooo:rsid="0204b363"/>
    </style:style>
    <style:style style:name="T251" style:family="text">
      <style:text-properties officeooo:rsid="0205c2a4"/>
    </style:style>
    <style:style style:name="T252" style:family="text">
      <style:text-properties officeooo:rsid="0209dcd8"/>
    </style:style>
    <style:style style:name="T253" style:family="text">
      <style:text-properties officeooo:rsid="02089aaf"/>
    </style:style>
    <style:style style:name="T254" style:family="text">
      <style:text-properties officeooo:rsid="021a9c44"/>
    </style:style>
    <style:style style:name="T255" style:family="text">
      <style:text-properties officeooo:rsid="007b06a8"/>
    </style:style>
    <style:style style:name="T256" style:family="text">
      <style:text-properties officeooo:rsid="021d5b90"/>
    </style:style>
    <style:style style:name="T257" style:family="text">
      <style:text-properties officeooo:rsid="021f4b99"/>
    </style:style>
    <style:style style:name="T258" style:family="text">
      <style:text-properties officeooo:rsid="0227c90f"/>
    </style:style>
    <style:style style:name="T259" style:family="text">
      <style:text-properties officeooo:rsid="0228c3e5"/>
    </style:style>
    <style:style style:name="T260" style:family="text">
      <style:text-properties officeooo:rsid="023518be"/>
    </style:style>
    <style:style style:name="T261" style:family="text">
      <style:text-properties officeooo:rsid="02366a37"/>
    </style:style>
    <style:style style:name="T262" style:family="text">
      <style:text-properties officeooo:rsid="02373681"/>
    </style:style>
    <style:style style:name="T263" style:family="text">
      <style:text-properties officeooo:rsid="0238a493"/>
    </style:style>
    <style:style style:name="T264" style:family="text">
      <style:text-properties officeooo:rsid="024004ba"/>
    </style:style>
    <style:style style:name="T265" style:family="text">
      <style:text-properties officeooo:rsid="0241c312"/>
    </style:style>
    <style:style style:name="T266" style:family="text">
      <style:text-properties officeooo:rsid="0244182b"/>
    </style:style>
    <style:style style:name="T267" style:family="text">
      <style:text-properties officeooo:rsid="0247a9e5"/>
    </style:style>
    <style:style style:name="T268" style:family="text">
      <style:text-properties officeooo:rsid="02490c21"/>
    </style:style>
    <style:style style:name="T269" style:family="text">
      <style:text-properties officeooo:rsid="024b22e4"/>
    </style:style>
    <style:style style:name="T270" style:family="text">
      <style:text-properties officeooo:rsid="024cf19b"/>
    </style:style>
    <style:style style:name="T271" style:family="text">
      <style:text-properties officeooo:rsid="0250c1ee"/>
    </style:style>
    <style:style style:name="T272" style:family="text">
      <style:text-properties officeooo:rsid="0251d94d"/>
    </style:style>
    <style:style style:name="T273" style:family="text">
      <style:text-properties officeooo:rsid="025324eb"/>
    </style:style>
    <style:style style:name="T274" style:family="text">
      <style:text-properties officeooo:rsid="0254db1c"/>
    </style:style>
    <style:style style:name="T275" style:family="text">
      <style:text-properties officeooo:rsid="0256092a"/>
    </style:style>
    <style:style style:name="T276" style:family="text">
      <style:text-properties officeooo:rsid="025eee09"/>
    </style:style>
    <style:style style:name="T277" style:family="text">
      <style:text-properties officeooo:rsid="0260c9c8"/>
    </style:style>
    <style:style style:name="T278" style:family="text">
      <style:text-properties officeooo:rsid="026266ef"/>
    </style:style>
    <style:style style:name="T279" style:family="text">
      <style:text-properties officeooo:rsid="026405bb"/>
    </style:style>
    <style:style style:name="T280" style:family="text">
      <style:text-properties officeooo:rsid="0266ebb7"/>
    </style:style>
    <style:style style:name="T281" style:family="text">
      <style:text-properties officeooo:rsid="0267eb26"/>
    </style:style>
    <style:style style:name="T282" style:family="text">
      <style:text-properties officeooo:rsid="0269ceee"/>
    </style:style>
    <style:style style:name="T283" style:family="text">
      <style:text-properties officeooo:rsid="026be4bf"/>
    </style:style>
    <style:style style:name="T284" style:family="text">
      <style:text-properties officeooo:rsid="026f280e"/>
    </style:style>
    <style:style style:name="T285" style:family="text">
      <style:text-properties officeooo:rsid="02708dc7"/>
    </style:style>
    <style:style style:name="T286" style:family="text">
      <style:text-properties officeooo:rsid="02758ef6"/>
    </style:style>
    <style:style style:name="T287" style:family="text">
      <style:text-properties officeooo:rsid="02775d68"/>
    </style:style>
    <style:style style:name="T288" style:family="text">
      <style:text-properties officeooo:rsid="027a9e4f"/>
    </style:style>
    <style:style style:name="T289" style:family="text">
      <style:text-properties officeooo:rsid="028218ac"/>
    </style:style>
    <style:style style:name="T290" style:family="text">
      <style:text-properties officeooo:rsid="01a992ae"/>
    </style:style>
    <style:style style:name="T291" style:family="text">
      <style:text-properties officeooo:rsid="02867864"/>
    </style:style>
    <style:style style:name="T292" style:family="text">
      <style:text-properties officeooo:rsid="02888c62"/>
    </style:style>
    <style:style style:name="T293" style:family="text">
      <style:text-properties officeooo:rsid="028a12ed"/>
    </style:style>
    <style:style style:name="T294" style:family="text">
      <style:text-properties officeooo:rsid="028b9f11"/>
    </style:style>
    <style:style style:name="T295" style:family="text">
      <style:text-properties officeooo:rsid="028c4663"/>
    </style:style>
    <style:style style:name="T296" style:family="text">
      <style:text-properties officeooo:rsid="028e3f3a"/>
    </style:style>
    <style:style style:name="T297" style:family="text">
      <style:text-properties officeooo:rsid="0292b9fa"/>
    </style:style>
    <style:style style:name="T298" style:family="text">
      <style:text-properties officeooo:rsid="0292e74c"/>
    </style:style>
    <style:style style:name="T299" style:family="text">
      <style:text-properties officeooo:rsid="0293d5a4"/>
    </style:style>
    <style:style style:name="T300" style:family="text">
      <style:text-properties officeooo:rsid="029520a4"/>
    </style:style>
    <style:style style:name="T301" style:family="text">
      <style:text-properties officeooo:rsid="02987154"/>
    </style:style>
    <style:style style:name="T302" style:family="text">
      <style:text-properties officeooo:rsid="0298c062"/>
    </style:style>
    <style:style style:name="T303" style:family="text">
      <style:text-properties officeooo:rsid="0298f38d"/>
    </style:style>
    <style:style style:name="T304" style:family="text">
      <style:text-properties officeooo:rsid="029e4cd7"/>
    </style:style>
    <style:style style:name="T305" style:family="text">
      <style:text-properties officeooo:rsid="029f43d2"/>
    </style:style>
    <style:style style:name="T306" style:family="text">
      <style:text-properties style:text-underline-style="none" fo:font-weight="bold" style:font-weight-asian="bold" style:font-weight-complex="bold"/>
    </style:style>
    <style:style style:name="T307" style:family="text">
      <style:text-properties officeooo:rsid="02a609e3"/>
    </style:style>
    <style:style style:name="T308" style:family="text">
      <style:text-properties officeooo:rsid="02a741c3"/>
    </style:style>
    <style:style style:name="T309" style:family="text">
      <style:text-properties officeooo:rsid="02a8b41b"/>
    </style:style>
    <style:style style:name="T310" style:family="text">
      <style:text-properties officeooo:rsid="02ac8dcc"/>
    </style:style>
    <style:style style:name="T311" style:family="text">
      <style:text-properties officeooo:rsid="02af02f5"/>
    </style:style>
    <style:style style:name="T312" style:family="text">
      <style:text-properties officeooo:rsid="02b280a1"/>
    </style:style>
    <style:style style:name="T313" style:family="text">
      <style:text-properties officeooo:rsid="02b396de"/>
    </style:style>
    <style:style style:name="T314" style:family="text">
      <style:text-properties officeooo:rsid="02b83ea0"/>
    </style:style>
    <style:style style:name="T315" style:family="text">
      <style:text-properties officeooo:rsid="02b97697"/>
    </style:style>
    <style:style style:name="T316" style:family="text">
      <style:text-properties officeooo:rsid="02ba21cd"/>
    </style:style>
    <style:style style:name="T317" style:family="text">
      <style:text-properties officeooo:rsid="02bbdbf6"/>
    </style:style>
    <style:style style:name="T318" style:family="text">
      <style:text-properties officeooo:rsid="02c3088b"/>
    </style:style>
    <style:style style:name="T319" style:family="text">
      <style:text-properties officeooo:rsid="02c48f31"/>
    </style:style>
    <style:style style:name="T320" style:family="text">
      <style:text-properties officeooo:rsid="02c7133a"/>
    </style:style>
    <style:style style:name="T321" style:family="text">
      <style:text-properties officeooo:rsid="02ca2ec4"/>
    </style:style>
    <style:style style:name="T322" style:family="text">
      <style:text-properties officeooo:rsid="02ca8a62"/>
    </style:style>
    <style:style style:name="T323" style:family="text">
      <style:text-properties officeooo:rsid="02855696"/>
    </style:style>
    <style:style style:name="T324" style:family="text">
      <style:text-properties officeooo:rsid="02cfbc1e"/>
    </style:style>
    <style:style style:name="T325" style:family="text">
      <style:text-properties officeooo:rsid="02d2ee03"/>
    </style:style>
    <style:style style:name="T326" style:family="text">
      <style:text-properties officeooo:rsid="02d3b48b"/>
    </style:style>
    <style:style style:name="T327" style:family="text">
      <style:text-properties officeooo:rsid="02d8fdab"/>
    </style:style>
    <style:style style:name="T328" style:family="text">
      <style:text-properties officeooo:rsid="02db809c"/>
    </style:style>
    <style:style style:name="T329" style:family="text">
      <style:text-properties officeooo:rsid="02dd6584"/>
    </style:style>
    <style:style style:name="T330" style:family="text">
      <style:text-properties officeooo:rsid="02de020f"/>
    </style:style>
    <style:style style:name="T331" style:family="text">
      <style:text-properties officeooo:rsid="02df7aa4"/>
    </style:style>
    <style:style style:name="T332" style:family="text">
      <style:text-properties officeooo:rsid="02e24a64"/>
    </style:style>
    <style:style style:name="T333" style:family="text">
      <style:text-properties officeooo:rsid="02e785d8"/>
    </style:style>
    <style:style style:name="T334" style:family="text">
      <style:text-properties fo:font-style="italic" officeooo:rsid="02e785d8" style:font-style-asian="italic" style:font-style-complex="italic"/>
    </style:style>
    <style:style style:name="T335" style:family="text">
      <style:text-properties officeooo:rsid="02e7faf7"/>
    </style:style>
    <style:style style:name="T336" style:family="text">
      <style:text-properties officeooo:rsid="02ec5066"/>
    </style:style>
    <style:style style:name="T337" style:family="text">
      <style:text-properties officeooo:rsid="02f0adc7"/>
    </style:style>
    <style:style style:name="T338" style:family="text">
      <style:text-properties officeooo:rsid="02f3695f"/>
    </style:style>
    <style:style style:name="T339" style:family="text">
      <style:text-properties officeooo:rsid="02f3ce96"/>
    </style:style>
    <style:style style:name="T340" style:family="text">
      <style:text-properties officeooo:rsid="02f6a40d"/>
    </style:style>
    <style:style style:name="T341" style:family="text">
      <style:text-properties officeooo:rsid="02f80589"/>
    </style:style>
    <style:style style:name="T342" style:family="text">
      <style:text-properties officeooo:rsid="02fe3960"/>
    </style:style>
    <style:style style:name="T343" style:family="text">
      <style:text-properties officeooo:rsid="03031cdd"/>
    </style:style>
    <style:style style:name="T344" style:family="text">
      <style:text-properties officeooo:rsid="0303afaa"/>
    </style:style>
    <style:style style:name="T345" style:family="text">
      <style:text-properties officeooo:rsid="030564c6"/>
    </style:style>
    <style:style style:name="T346" style:family="text">
      <style:text-properties officeooo:rsid="030626f8"/>
    </style:style>
    <style:style style:name="T347" style:family="text">
      <style:text-properties officeooo:rsid="03072edb"/>
    </style:style>
    <style:style style:name="T348" style:family="text">
      <style:text-properties officeooo:rsid="03088d8a"/>
    </style:style>
    <style:style style:name="T349" style:family="text">
      <style:text-properties officeooo:rsid="0308f0db"/>
    </style:style>
    <style:style style:name="T350" style:family="text">
      <style:text-properties officeooo:rsid="030a48da"/>
    </style:style>
    <style:style style:name="T351" style:family="text">
      <style:text-properties officeooo:rsid="03138ce0"/>
    </style:style>
    <style:style style:name="T352" style:family="text">
      <style:text-properties officeooo:rsid="0319a376"/>
    </style:style>
    <style:style style:name="T353" style:family="text">
      <style:text-properties officeooo:rsid="031bfa2a"/>
    </style:style>
    <style:style style:name="T354" style:family="text">
      <style:text-properties officeooo:rsid="031d5db6"/>
    </style:style>
    <style:style style:name="T355" style:family="text">
      <style:text-properties officeooo:rsid="031da358"/>
    </style:style>
    <style:style style:name="T356" style:family="text">
      <style:text-properties officeooo:rsid="031fa049"/>
    </style:style>
    <style:style style:name="T357" style:family="text">
      <style:text-properties officeooo:rsid="0320862f"/>
    </style:style>
    <style:style style:name="T358" style:family="text">
      <style:text-properties officeooo:rsid="0320bce4"/>
    </style:style>
    <style:style style:name="T359" style:family="text">
      <style:text-properties officeooo:rsid="03254721"/>
    </style:style>
    <style:style style:name="T360" style:family="text">
      <style:text-properties officeooo:rsid="0325c725"/>
    </style:style>
    <style:style style:name="T361" style:family="text">
      <style:text-properties officeooo:rsid="0327c033"/>
    </style:style>
    <style:style style:name="T362" style:family="text">
      <style:text-properties officeooo:rsid="03287d61"/>
    </style:style>
    <style:style style:name="T363" style:family="text">
      <style:text-properties officeooo:rsid="032917ad"/>
    </style:style>
    <style:style style:name="T364" style:family="text">
      <style:text-properties officeooo:rsid="032afbb3"/>
    </style:style>
    <style:style style:name="T365" style:family="text">
      <style:text-properties officeooo:rsid="0331d312"/>
    </style:style>
    <style:style style:name="T366" style:family="text">
      <style:text-properties officeooo:rsid="0331f4dc"/>
    </style:style>
    <style:style style:name="T367" style:family="text">
      <style:text-properties officeooo:rsid="03320ab5"/>
    </style:style>
    <style:style style:name="T368" style:family="text">
      <style:text-properties officeooo:rsid="03353d2e"/>
    </style:style>
    <style:style style:name="T369" style:family="text">
      <style:text-properties officeooo:rsid="03368d10"/>
    </style:style>
    <style:style style:name="T370" style:family="text">
      <style:text-properties officeooo:rsid="033965d0"/>
    </style:style>
    <style:style style:name="T371" style:family="text">
      <style:text-properties officeooo:rsid="033d8772"/>
    </style:style>
    <style:style style:name="T372" style:family="text">
      <style:text-properties officeooo:rsid="033e1be8"/>
    </style:style>
    <style:style style:name="T373" style:family="text">
      <style:text-properties officeooo:rsid="033e57ad"/>
    </style:style>
    <style:style style:name="T374" style:family="text">
      <style:text-properties officeooo:rsid="033eff9b"/>
    </style:style>
    <style:style style:name="T375" style:family="text">
      <style:text-properties officeooo:rsid="0340fde0"/>
    </style:style>
    <style:style style:name="T376" style:family="text">
      <style:text-properties officeooo:rsid="0341a0ab"/>
    </style:style>
    <style:style style:name="T377" style:family="text">
      <style:text-properties officeooo:rsid="03439b66"/>
    </style:style>
    <style:style style:name="T378" style:family="text">
      <style:text-properties officeooo:rsid="03447634"/>
    </style:style>
    <style:style style:name="T379" style:family="text">
      <style:text-properties officeooo:rsid="0344877e"/>
    </style:style>
    <style:style style:name="T380" style:family="text">
      <style:text-properties officeooo:rsid="0348762d"/>
    </style:style>
    <style:style style:name="T381" style:family="text">
      <style:text-properties officeooo:rsid="034ab6f0"/>
    </style:style>
    <style:style style:name="T382" style:family="text">
      <style:text-properties officeooo:rsid="034b769a"/>
    </style:style>
    <style:style style:name="T383" style:family="text">
      <style:text-properties officeooo:rsid="034d31da"/>
    </style:style>
    <style:style style:name="T384" style:family="text">
      <style:text-properties officeooo:rsid="034e3e87"/>
    </style:style>
    <style:style style:name="T385" style:family="text">
      <style:text-properties officeooo:rsid="034f898b"/>
    </style:style>
    <style:style style:name="T386" style:family="text">
      <style:text-properties officeooo:rsid="0353bc39"/>
    </style:style>
    <style:style style:name="T387" style:family="text">
      <style:text-properties officeooo:rsid="03552b7e"/>
    </style:style>
    <style:style style:name="T388" style:family="text">
      <style:text-properties officeooo:rsid="03599565"/>
    </style:style>
    <style:style style:name="T389" style:family="text">
      <style:text-properties officeooo:rsid="03643e3a"/>
    </style:style>
    <style:style style:name="T390" style:family="text">
      <style:text-properties officeooo:rsid="035f6071"/>
    </style:style>
    <style:style style:name="T391" style:family="text">
      <style:text-properties officeooo:rsid="036720e8"/>
    </style:style>
    <style:style style:name="T392" style:family="text">
      <style:text-properties officeooo:rsid="0369015d"/>
    </style:style>
    <style:style style:name="T393" style:family="text">
      <style:text-properties officeooo:rsid="036a5a41"/>
    </style:style>
    <style:style style:name="T394" style:family="text">
      <style:text-properties officeooo:rsid="036f1b9a"/>
    </style:style>
    <style:style style:name="T395" style:family="text">
      <style:text-properties officeooo:rsid="036fef59"/>
    </style:style>
    <style:style style:name="T396" style:family="text">
      <style:text-properties officeooo:rsid="0371a426"/>
    </style:style>
    <style:style style:name="T397" style:family="text">
      <style:text-properties officeooo:rsid="0375ebe3"/>
    </style:style>
    <style:style style:name="T398" style:family="text">
      <style:text-properties officeooo:rsid="03762d10"/>
    </style:style>
    <style:style style:name="T399" style:family="text">
      <style:text-properties officeooo:rsid="03792be1"/>
    </style:style>
    <style:style style:name="T400" style:family="text">
      <style:text-properties officeooo:rsid="03799565"/>
    </style:style>
    <style:style style:name="T401" style:family="text">
      <style:text-properties officeooo:rsid="037b5639"/>
    </style:style>
    <style:style style:name="T402" style:family="text">
      <style:text-properties officeooo:rsid="037d1bed"/>
    </style:style>
    <style:style style:name="T403" style:family="text">
      <style:text-properties officeooo:rsid="037f73bd"/>
    </style:style>
    <style:style style:name="T404" style:family="text">
      <style:text-properties officeooo:rsid="0384323e"/>
    </style:style>
    <style:style style:name="T405" style:family="text">
      <style:text-properties officeooo:rsid="03857811"/>
    </style:style>
    <style:style style:name="T406" style:family="text">
      <style:text-properties officeooo:rsid="03872119"/>
    </style:style>
    <style:style style:name="T407" style:family="text">
      <style:text-properties officeooo:rsid="03898af1"/>
    </style:style>
    <style:style style:name="T408" style:family="text">
      <style:text-properties officeooo:rsid="038acf84"/>
    </style:style>
    <style:style style:name="T409" style:family="text">
      <style:text-properties officeooo:rsid="038c886c"/>
    </style:style>
    <style:style style:name="T410" style:family="text">
      <style:text-properties officeooo:rsid="038d8036"/>
    </style:style>
    <style:style style:name="T411" style:family="text">
      <style:text-properties officeooo:rsid="038fab43"/>
    </style:style>
    <style:style style:name="T412" style:family="text">
      <style:text-properties officeooo:rsid="0392acbc"/>
    </style:style>
    <style:style style:name="T413" style:family="text">
      <style:text-properties officeooo:rsid="03944576"/>
    </style:style>
    <style:style style:name="T414" style:family="text">
      <style:text-properties officeooo:rsid="0395d9ca"/>
    </style:style>
    <style:style style:name="T415" style:family="text">
      <style:text-properties officeooo:rsid="03977718"/>
    </style:style>
    <style:style style:name="T416" style:family="text">
      <style:text-properties officeooo:rsid="0399032a"/>
    </style:style>
    <style:style style:name="T417" style:family="text">
      <style:text-properties officeooo:rsid="039b75a5"/>
    </style:style>
    <style:style style:name="T418" style:family="text">
      <style:text-properties officeooo:rsid="039b7bc7"/>
    </style:style>
    <style:style style:name="T419" style:family="text">
      <style:text-properties officeooo:rsid="039cf436"/>
    </style:style>
    <style:style style:name="T420" style:family="text">
      <style:text-properties officeooo:rsid="03a12170"/>
    </style:style>
    <style:style style:name="T421" style:family="text">
      <style:text-properties officeooo:rsid="03a1483a"/>
    </style:style>
    <style:style style:name="T422" style:family="text">
      <style:text-properties officeooo:rsid="03a1c142"/>
    </style:style>
    <style:style style:name="T423" style:family="text">
      <style:text-properties officeooo:rsid="03a2796b"/>
    </style:style>
    <style:style style:name="T424" style:family="text">
      <style:text-properties officeooo:rsid="03a2df64"/>
    </style:style>
    <style:style style:name="T425" style:family="text">
      <style:text-properties officeooo:rsid="03a463f3"/>
    </style:style>
    <style:style style:name="T426" style:family="text">
      <style:text-properties officeooo:rsid="03ad2136"/>
    </style:style>
    <style:style style:name="T427" style:family="text">
      <style:text-properties officeooo:rsid="03af0a79"/>
    </style:style>
    <style:style style:name="T428" style:family="text">
      <style:text-properties officeooo:rsid="03af64e6"/>
    </style:style>
    <style:style style:name="T429" style:family="text">
      <style:text-properties officeooo:rsid="039f5ea9"/>
    </style:style>
    <style:style style:name="T430" style:family="text">
      <style:text-properties officeooo:rsid="03b04804"/>
    </style:style>
    <style:style style:name="T431" style:family="text">
      <style:text-properties officeooo:rsid="03b227b6"/>
    </style:style>
    <style:style style:name="T432" style:family="text">
      <style:text-properties officeooo:rsid="03b3fb29"/>
    </style:style>
    <style:style style:name="T433" style:family="text">
      <style:text-properties officeooo:rsid="03b697d2"/>
    </style:style>
    <style:style style:name="T434" style:family="text">
      <style:text-properties officeooo:rsid="03b81c84"/>
    </style:style>
    <style:style style:name="T435" style:family="text">
      <style:text-properties officeooo:rsid="03b98b90"/>
    </style:style>
    <style:style style:name="T436" style:family="text">
      <style:text-properties officeooo:rsid="03b3fdf4"/>
    </style:style>
    <style:style style:name="T437" style:family="text">
      <style:text-properties officeooo:rsid="03ba4c89"/>
    </style:style>
    <style:style style:name="T438" style:family="text">
      <style:text-properties officeooo:rsid="03ba9c3c"/>
    </style:style>
    <style:style style:name="T439" style:family="text">
      <style:text-properties officeooo:rsid="03bb69ec"/>
    </style:style>
    <style:style style:name="T440" style:family="text">
      <style:text-properties officeooo:rsid="03bd01de"/>
    </style:style>
    <style:style style:name="T441" style:family="text">
      <style:text-properties officeooo:rsid="03bd7381"/>
    </style:style>
    <style:style style:name="T442" style:family="text">
      <style:text-properties officeooo:rsid="03beee83"/>
    </style:style>
    <style:style style:name="T443" style:family="text">
      <style:text-properties style:font-name="Liberation Serif" officeooo:rsid="03beee83"/>
    </style:style>
    <style:style style:name="T444" style:family="text">
      <style:text-properties style:font-name="Liberation Serif" officeooo:rsid="03ed91b5"/>
    </style:style>
    <style:style style:name="T445" style:family="text">
      <style:text-properties style:font-name="Liberation Serif" officeooo:rsid="03f06dc8"/>
    </style:style>
    <style:style style:name="T446" style:family="text">
      <style:text-properties style:font-name="Liberation Serif" officeooo:rsid="03f15288"/>
    </style:style>
    <style:style style:name="T447" style:family="text">
      <style:text-properties style:font-name="Liberation Serif1" officeooo:rsid="03beee83"/>
    </style:style>
    <style:style style:name="T448" style:family="text">
      <style:text-properties style:font-name="Liberation Serif1" officeooo:rsid="03f0660d"/>
    </style:style>
    <style:style style:name="T449" style:family="text">
      <style:text-properties officeooo:rsid="03c054fe"/>
    </style:style>
    <style:style style:name="T450" style:family="text">
      <style:text-properties officeooo:rsid="03c127a8"/>
    </style:style>
    <style:style style:name="T451" style:family="text">
      <style:text-properties officeooo:rsid="03c23191"/>
    </style:style>
    <style:style style:name="T452" style:family="text">
      <style:text-properties officeooo:rsid="03c977cb"/>
    </style:style>
    <style:style style:name="T453" style:family="text">
      <style:text-properties officeooo:rsid="03ca562a"/>
    </style:style>
    <style:style style:name="T454" style:family="text">
      <style:text-properties officeooo:rsid="03ca787e"/>
    </style:style>
    <style:style style:name="T455" style:family="text">
      <style:text-properties officeooo:rsid="03cad187"/>
    </style:style>
    <style:style style:name="T456" style:family="text">
      <style:text-properties officeooo:rsid="03cdb42f"/>
    </style:style>
    <style:style style:name="T457" style:family="text">
      <style:text-properties officeooo:rsid="03cec786"/>
    </style:style>
    <style:style style:name="T458" style:family="text">
      <style:text-properties officeooo:rsid="03cf77b1"/>
    </style:style>
    <style:style style:name="T459" style:family="text">
      <style:text-properties officeooo:rsid="03cfc34f"/>
    </style:style>
    <style:style style:name="T460" style:family="text">
      <style:text-properties officeooo:rsid="03d044b8"/>
    </style:style>
    <style:style style:name="T461" style:family="text">
      <style:text-properties officeooo:rsid="03d0ae78"/>
    </style:style>
    <style:style style:name="T462" style:family="text">
      <style:text-properties officeooo:rsid="03d14ff9"/>
    </style:style>
    <style:style style:name="T463" style:family="text">
      <style:text-properties officeooo:rsid="03d39280"/>
    </style:style>
    <style:style style:name="T464" style:family="text">
      <style:text-properties officeooo:rsid="03d4d595"/>
    </style:style>
    <style:style style:name="T465" style:family="text">
      <style:text-properties officeooo:rsid="03d5f0a6"/>
    </style:style>
    <style:style style:name="T466" style:family="text">
      <style:text-properties officeooo:rsid="03d9c895"/>
    </style:style>
    <style:style style:name="T467" style:family="text">
      <style:text-properties officeooo:rsid="03db20d5"/>
    </style:style>
    <style:style style:name="T468" style:family="text">
      <style:text-properties officeooo:rsid="03dcca6d"/>
    </style:style>
    <style:style style:name="T469" style:family="text">
      <style:text-properties officeooo:rsid="03de9878"/>
    </style:style>
    <style:style style:name="T470" style:family="text">
      <style:text-properties officeooo:rsid="03e092fd"/>
    </style:style>
    <style:style style:name="T471" style:family="text">
      <style:text-properties officeooo:rsid="03e4ef39"/>
    </style:style>
    <style:style style:name="T472" style:family="text">
      <style:text-properties officeooo:rsid="03e64eb7"/>
    </style:style>
    <style:style style:name="T473" style:family="text">
      <style:text-properties officeooo:rsid="03e8d01f"/>
    </style:style>
    <style:style style:name="T474" style:family="text">
      <style:text-properties officeooo:rsid="03e9d321"/>
    </style:style>
    <style:style style:name="T475" style:family="text">
      <style:text-properties officeooo:rsid="03eac1df"/>
    </style:style>
    <style:style style:name="T476" style:family="text">
      <style:text-properties officeooo:rsid="03ec5d57"/>
    </style:style>
    <style:style style:name="T477" style:family="text">
      <style:text-properties officeooo:rsid="03ec6f19"/>
    </style:style>
    <style:style style:name="T478" style:family="text">
      <style:text-properties officeooo:rsid="03ed91b5"/>
    </style:style>
    <style:style style:name="T479" style:family="text">
      <style:text-properties officeooo:rsid="03f0660d"/>
    </style:style>
    <style:style style:name="T480" style:family="text">
      <style:text-properties officeooo:rsid="03f06dc8"/>
    </style:style>
    <style:style style:name="T481" style:family="text">
      <style:text-properties officeooo:rsid="03f11885"/>
    </style:style>
    <style:style style:name="T482" style:family="text">
      <style:text-properties officeooo:rsid="03f15288"/>
    </style:style>
    <style:style style:name="T483" style:family="text">
      <style:text-properties officeooo:rsid="03f21117"/>
    </style:style>
    <style:style style:name="T484" style:family="text">
      <style:text-properties officeooo:rsid="03fb0599"/>
    </style:style>
    <style:style style:name="T485" style:family="text">
      <style:text-properties officeooo:rsid="03fb5b2a"/>
    </style:style>
    <style:style style:name="T486" style:family="text">
      <style:text-properties officeooo:rsid="03fba47b"/>
    </style:style>
    <style:style style:name="T487" style:family="text">
      <style:text-properties officeooo:rsid="04023774"/>
    </style:style>
    <style:style style:name="T488" style:family="text">
      <style:text-properties officeooo:rsid="0405a316"/>
    </style:style>
    <style:style style:name="T489" style:family="text">
      <style:text-properties officeooo:rsid="040692aa"/>
    </style:style>
    <style:style style:name="T490" style:family="text">
      <style:text-properties officeooo:rsid="0406c2c2"/>
    </style:style>
    <style:style style:name="T491" style:family="text">
      <style:text-properties officeooo:rsid="0408be1e"/>
    </style:style>
    <style:style style:name="T492" style:family="text">
      <style:text-properties officeooo:rsid="040a01d5"/>
    </style:style>
    <style:style style:name="T493" style:family="text">
      <style:text-properties officeooo:rsid="040a314a"/>
    </style:style>
    <style:style style:name="T494" style:family="text">
      <style:text-properties officeooo:rsid="040a5425"/>
    </style:style>
    <style:style style:name="T495" style:family="text">
      <style:text-properties officeooo:rsid="040badde"/>
    </style:style>
    <style:style style:name="T496" style:family="text">
      <style:text-properties officeooo:rsid="040cad49"/>
    </style:style>
    <style:style style:name="T497" style:family="text">
      <style:text-properties officeooo:rsid="040d86f8"/>
    </style:style>
    <style:style style:name="T498" style:family="text">
      <style:text-properties officeooo:rsid="040f3006"/>
    </style:style>
    <style:style style:name="T499" style:family="text">
      <style:text-properties officeooo:rsid="040fc7ad"/>
    </style:style>
    <style:style style:name="T500" style:family="text">
      <style:text-properties officeooo:rsid="0411914b"/>
    </style:style>
    <style:style style:name="T501" style:family="text">
      <style:text-properties officeooo:rsid="04123885"/>
    </style:style>
    <style:style style:name="T502" style:family="text">
      <style:text-properties officeooo:rsid="0416d6c0"/>
    </style:style>
    <style:style style:name="T503" style:family="text">
      <style:text-properties officeooo:rsid="041eda67"/>
    </style:style>
    <style:style style:name="T504" style:family="text">
      <style:text-properties officeooo:rsid="04225133"/>
    </style:style>
    <style:style style:name="T505" style:family="text">
      <style:text-properties officeooo:rsid="0422f47c"/>
    </style:style>
    <style:style style:name="T506" style:family="text">
      <style:text-properties officeooo:rsid="0424abc9"/>
    </style:style>
    <style:style style:name="T507" style:family="text">
      <style:text-properties officeooo:rsid="042553c6"/>
    </style:style>
    <style:style style:name="T508" style:family="text">
      <style:text-properties officeooo:rsid="0428977a"/>
    </style:style>
    <style:style style:name="T509" style:family="text">
      <style:text-properties officeooo:rsid="042a25e8"/>
    </style:style>
    <style:style style:name="T510" style:family="text">
      <style:text-properties officeooo:rsid="042bb5ea"/>
    </style:style>
    <style:style style:name="T511" style:family="text">
      <style:text-properties officeooo:rsid="04364bb3"/>
    </style:style>
    <style:style style:name="T512" style:family="text">
      <style:text-properties officeooo:rsid="0439b216"/>
    </style:style>
    <style:style style:name="T513" style:family="text">
      <style:text-properties officeooo:rsid="043a85a9"/>
    </style:style>
    <style:style style:name="T514" style:family="text">
      <style:text-properties officeooo:rsid="04401fa9"/>
    </style:style>
    <style:style style:name="T515" style:family="text">
      <style:text-properties officeooo:rsid="044152d7"/>
    </style:style>
    <style:style style:name="T516" style:family="text">
      <style:text-properties officeooo:rsid="0442f926"/>
    </style:style>
    <style:style style:name="T517" style:family="text">
      <style:text-properties officeooo:rsid="04442b06"/>
    </style:style>
    <style:style style:name="T518" style:family="text">
      <style:text-properties officeooo:rsid="0445bf04"/>
    </style:style>
    <style:style style:name="T519" style:family="text">
      <style:text-properties officeooo:rsid="044873f8"/>
    </style:style>
    <style:style style:name="T520" style:family="text">
      <style:text-properties officeooo:rsid="044881ef"/>
    </style:style>
    <style:style style:name="T521" style:family="text">
      <style:text-properties officeooo:rsid="04493700"/>
    </style:style>
    <style:style style:name="T522" style:family="text">
      <style:text-properties officeooo:rsid="044c238f"/>
    </style:style>
    <style:style style:name="T523" style:family="text">
      <style:text-properties officeooo:rsid="0450520e"/>
    </style:style>
    <style:style style:name="T524" style:family="text">
      <style:text-properties officeooo:rsid="045095ed"/>
    </style:style>
    <style:style style:name="T525" style:family="text">
      <style:text-properties officeooo:rsid="045102b2"/>
    </style:style>
    <style:style style:name="T526" style:family="text">
      <style:text-properties officeooo:rsid="045355e2"/>
    </style:style>
    <style:style style:name="T527" style:family="text">
      <style:text-properties officeooo:rsid="0455f130"/>
    </style:style>
    <style:style style:name="T528" style:family="text">
      <style:text-properties officeooo:rsid="0458d402"/>
    </style:style>
    <style:style style:name="T529" style:family="text">
      <style:text-properties officeooo:rsid="045bd312"/>
    </style:style>
    <style:style style:name="T530" style:family="text">
      <style:text-properties officeooo:rsid="045dbbf0"/>
    </style:style>
    <style:style style:name="T531" style:family="text">
      <style:text-properties officeooo:rsid="0460190b"/>
    </style:style>
    <style:style style:name="T532" style:family="text">
      <style:text-properties officeooo:rsid="0461e693"/>
    </style:style>
    <style:style style:name="T533" style:family="text">
      <style:text-properties officeooo:rsid="0461fffe"/>
    </style:style>
    <style:style style:name="T534" style:family="text">
      <style:text-properties officeooo:rsid="04627560"/>
    </style:style>
    <style:style style:name="T535" style:family="text">
      <style:text-properties officeooo:rsid="0463de21"/>
    </style:style>
    <style:style style:name="T536" style:family="text">
      <style:text-properties officeooo:rsid="04670062"/>
    </style:style>
    <style:style style:name="T537" style:family="text">
      <style:text-properties officeooo:rsid="0469599d"/>
    </style:style>
    <style:style style:name="T538" style:family="text">
      <style:text-properties officeooo:rsid="046e5563"/>
    </style:style>
    <style:style style:name="T539" style:family="text">
      <style:text-properties officeooo:rsid="0473acc8"/>
    </style:style>
    <style:style style:name="T540" style:family="text">
      <style:text-properties officeooo:rsid="0479634e"/>
    </style:style>
    <style:style style:name="T541" style:family="text">
      <style:text-properties officeooo:rsid="047ae93d"/>
    </style:style>
    <style:style style:name="T542" style:family="text">
      <style:text-properties officeooo:rsid="0483f0b2"/>
    </style:style>
    <style:style style:name="T543" style:family="text">
      <style:text-properties officeooo:rsid="048717d1"/>
    </style:style>
    <style:style style:name="T544" style:family="text">
      <style:text-properties officeooo:rsid="048ae311"/>
    </style:style>
    <style:style style:name="T545" style:family="text">
      <style:text-properties officeooo:rsid="048e160f"/>
    </style:style>
    <style:style style:name="T546" style:family="text">
      <style:text-properties officeooo:rsid="04928663"/>
    </style:style>
    <style:style style:name="T547" style:family="text">
      <style:text-properties officeooo:rsid="04950024"/>
    </style:style>
    <style:style style:name="T548" style:family="text">
      <style:text-properties officeooo:rsid="049a24e9"/>
    </style:style>
    <style:style style:name="T549" style:family="text">
      <style:text-properties officeooo:rsid="049a99b6"/>
    </style:style>
    <style:style style:name="T550" style:family="text">
      <style:text-properties officeooo:rsid="049c0010"/>
    </style:style>
    <style:style style:name="T551" style:family="text">
      <style:text-properties officeooo:rsid="049cedc3"/>
    </style:style>
    <style:style style:name="T552" style:family="text">
      <style:text-properties officeooo:rsid="04a17b06"/>
    </style:style>
    <style:style style:name="T553" style:family="text">
      <style:text-properties officeooo:rsid="04a3fd92"/>
    </style:style>
    <style:style style:name="T554" style:family="text">
      <style:text-properties officeooo:rsid="04a766f4"/>
    </style:style>
    <style:style style:name="T555" style:family="text">
      <style:text-properties officeooo:rsid="04a8480e"/>
    </style:style>
    <style:style style:name="T556" style:family="text">
      <style:text-properties officeooo:rsid="04b1ab8b"/>
    </style:style>
    <style:style style:name="T557" style:family="text">
      <style:text-properties officeooo:rsid="04b35921"/>
    </style:style>
    <style:style style:name="T558" style:family="text">
      <style:text-properties officeooo:rsid="04b385de"/>
    </style:style>
    <style:style style:name="T559" style:family="text">
      <style:text-properties officeooo:rsid="024af1c3"/>
    </style:style>
    <style:style style:name="T560" style:family="text">
      <style:text-properties officeooo:rsid="04b3adb5"/>
    </style:style>
    <style:style style:name="T561" style:family="text">
      <style:text-properties officeooo:rsid="04b3f774"/>
    </style:style>
    <style:style style:name="T562" style:family="text">
      <style:text-properties officeooo:rsid="04b707a7"/>
    </style:style>
    <style:style style:name="T563" style:family="text">
      <style:text-properties officeooo:rsid="04bd97da"/>
    </style:style>
    <style:style style:name="T564" style:family="text">
      <style:text-properties officeooo:rsid="04bed74a"/>
    </style:style>
    <style:style style:name="T565" style:family="text">
      <style:text-properties officeooo:rsid="04c0dc76"/>
    </style:style>
    <style:style style:name="T566" style:family="text">
      <style:text-properties officeooo:rsid="04c54aef"/>
    </style:style>
    <style:style style:name="T567" style:family="text">
      <style:text-properties officeooo:rsid="04cc0ed4"/>
    </style:style>
    <style:style style:name="T568" style:family="text">
      <style:text-properties officeooo:rsid="04cd8a3a"/>
    </style:style>
    <style:style style:name="T569" style:family="text">
      <style:text-properties officeooo:rsid="04d0c95c"/>
    </style:style>
    <style:style style:name="T570" style:family="text">
      <style:text-properties officeooo:rsid="04d26a53"/>
    </style:style>
    <style:style style:name="T571" style:family="text">
      <style:text-properties officeooo:rsid="04ae300d"/>
    </style:style>
    <style:style style:name="T572" style:family="text">
      <style:text-properties officeooo:rsid="04d301d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6"><text:span text:style-name="T399">Ruches est une a</text:span>pplication web pour gérer des ruches, <text:span text:style-name="T221">hausses, essaims, ruchers, récoltes </text:span><text:span text:style-name="T226">et événements (traitement, ajout de sucre, </text:span><text:span text:style-name="T227">pesée, cadre, </text:span><text:span text:style-name="T226">commentaire...)</text:span><text:span text:style-name="T221">. </text:span></text:p>
      <text:p text:style-name="P167">Cette documentation est disponible au format Libre<text:span text:style-name="T327">O</text:span>ffice (OpenDocument) et <text:span text:style-name="T332">sous forme de page web accessible</text:span> par le menu Admin/Doc du logiciel.</text:p>
      <text:p text:style-name="P168">L’application est open<text:span text:style-name="T328">s</text:span>ource, <text:span text:style-name="T513">gratuit</text:span><text:span text:style-name="T521">e</text:span> et disponible avec sa documentation <text:span text:style-name="T329">sur</text:span> GitLab :</text:p>
      <text:p text:style-name="P63"><text:a xlink:type="simple" xlink:href="https://gitlab.com/ruches/ruches" text:style-name="Internet_20_link" text:visited-style-name="Visited_20_Internet_20_Link">https://gitlab.com/<text:span text:style-name="T260">ruches</text:span>/ruches</text:a></text:p>
      <text:p text:style-name="P63"><text:a xlink:type="simple" xlink:href="https://gitlab.com/ruches/ruches-doc" text:style-name="Internet_20_link" text:visited-style-name="Visited_20_Internet_20_Link"><text:span text:style-name="T261">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9"><text:a xlink:type="simple" xlink:href="#__RefHeading___Toc2813_3705887347" text:style-name="Index_20_Link" text:visited-style-name="Index_20_Link">Logiciel Ruches<text:tab/>1</text:a></text:p>
          <text:p text:style-name="P289"><text:a xlink:type="simple" xlink:href="#__RefHeading___Toc1056_1613789997" text:style-name="Index_20_Link" text:visited-style-name="Index_20_Link">1 Connexion<text:tab/>5</text:a></text:p>
          <text:p text:style-name="P289"><text:a xlink:type="simple" xlink:href="#__RefHeading___Toc1058_1613789997" text:style-name="Index_20_Link" text:visited-style-name="Index_20_Link">2 Ruches<text:tab/>6</text:a></text:p>
          <text:p text:style-name="P290"><text:a xlink:type="simple" xlink:href="#__RefHeading___Toc1060_1613789997" text:style-name="Index_20_Link" text:visited-style-name="Index_20_Link">2.1 Liste<text:tab/>6</text:a></text:p>
          <text:p text:style-name="P290"><text:a xlink:type="simple" xlink:href="#__RefHeading___Toc1062_1613789997" text:style-name="Index_20_Link" text:visited-style-name="Index_20_Link">2.2 Création<text:tab/>7</text:a></text:p>
          <text:p text:style-name="P290"><text:a xlink:type="simple" xlink:href="#__RefHeading___Toc3496_4134729872" text:style-name="Index_20_Link" text:visited-style-name="Index_20_Link">2.3 Commentaire par lot<text:tab/>7</text:a></text:p>
          <text:p text:style-name="P290"><text:a xlink:type="simple" xlink:href="#__RefHeading___Toc1064_1613789997" text:style-name="Index_20_Link" text:visited-style-name="Index_20_Link">2.4 Détail d'une ruche<text:tab/>8</text:a></text:p>
          <text:p text:style-name="P291"><text:a xlink:type="simple" xlink:href="#__RefHeading___Toc3798_3476563104" text:style-name="Index_20_Link" text:visited-style-name="Index_20_Link">2.4.1 Modifier<text:tab/>8</text:a></text:p>
          <text:p text:style-name="P291"><text:a xlink:type="simple" xlink:href="#__RefHeading___Toc3800_3476563104" text:style-name="Index_20_Link" text:visited-style-name="Index_20_Link">2.4.2 Cloner<text:tab/>9</text:a></text:p>
          <text:p text:style-name="P291"><text:a xlink:type="simple" xlink:href="#__RefHeading___Toc3802_3476563104" text:style-name="Index_20_Link" text:visited-style-name="Index_20_Link">2.4.3 Ajouter/Retirer/Réordonner des hausses<text:tab/>9</text:a></text:p>
          <text:p text:style-name="P291"><text:a xlink:type="simple" xlink:href="#__RefHeading___Toc3804_3476563104" text:style-name="Index_20_Link" text:visited-style-name="Index_20_Link">2.4.4 Changer de rucher<text:tab/>9</text:a></text:p>
          <text:p text:style-name="P291"><text:a xlink:type="simple" xlink:href="#__RefHeading___Toc3806_3476563104" text:style-name="Index_20_Link" text:visited-style-name="Index_20_Link">2.4.5 Supprimer<text:tab/>9</text:a></text:p>
          <text:p text:style-name="P291"><text:a xlink:type="simple" xlink:href="#__RefHeading___Toc3808_3476563104" text:style-name="Index_20_Link" text:visited-style-name="Index_20_Link">2.4.6 Liste des événements<text:tab/>10</text:a></text:p>
          <text:p text:style-name="P291"><text:a xlink:type="simple" xlink:href="#__RefHeading___Toc3810_3476563104" text:style-name="Index_20_Link" text:visited-style-name="Index_20_Link">2.4.7 Création d’un événement commentaire<text:tab/>10</text:a></text:p>
          <text:p text:style-name="P291"><text:a xlink:type="simple" xlink:href="#__RefHeading___Toc3834_34765631041" text:style-name="Index_20_Link" text:visited-style-name="Index_20_Link">2.4.8 Historique hausses<text:tab/>10</text:a></text:p>
          <text:p text:style-name="P290"><text:a xlink:type="simple" xlink:href="#__RefHeading___Toc4312_2043422998" text:style-name="Index_20_Link" text:visited-style-name="Index_20_Link">2.5 Liste détaillée<text:tab/>11</text:a></text:p>
          <text:p text:style-name="P289"><text:a xlink:type="simple" xlink:href="#__RefHeading___Toc1066_1613789997" text:style-name="Index_20_Link" text:visited-style-name="Index_20_Link">3 Types de ruche<text:tab/>13</text:a></text:p>
          <text:p text:style-name="P290"><text:a xlink:type="simple" xlink:href="#__RefHeading___Toc1068_1613789997" text:style-name="Index_20_Link" text:visited-style-name="Index_20_Link">3.1 Liste<text:tab/>13</text:a></text:p>
          <text:p text:style-name="P290"><text:a xlink:type="simple" xlink:href="#__RefHeading___Toc1070_1613789997" text:style-name="Index_20_Link" text:visited-style-name="Index_20_Link">3.2 Création<text:tab/>13</text:a></text:p>
          <text:p text:style-name="P290"><text:a xlink:type="simple" xlink:href="#__RefHeading___Toc1129_1613789997%20Copie%201" text:style-name="Index_20_Link" text:visited-style-name="Index_20_Link">3.3 Détail d'un type de ruche<text:tab/>13</text:a></text:p>
          <text:p text:style-name="P291"><text:a xlink:type="simple" xlink:href="#__RefHeading___Toc3812_3476563104%20Copie%201" text:style-name="Index_20_Link" text:visited-style-name="Index_20_Link">3.3.1 Modifier<text:tab/>13</text:a></text:p>
          <text:p text:style-name="P291"><text:a xlink:type="simple" xlink:href="#__RefHeading___Toc3816_3476563104%20Copie%201" text:style-name="Index_20_Link" text:visited-style-name="Index_20_Link">3.3.2 Supprimer<text:tab/>13</text:a></text:p>
          <text:p text:style-name="P289"><text:a xlink:type="simple" xlink:href="#__RefHeading___Toc1074_1613789997" text:style-name="Index_20_Link" text:visited-style-name="Index_20_Link">4 Essaims<text:tab/>14</text:a></text:p>
          <text:p text:style-name="P290"><text:a xlink:type="simple" xlink:href="#__RefHeading___Toc1076_1613789997" text:style-name="Index_20_Link" text:visited-style-name="Index_20_Link">4.1 Liste<text:tab/>14</text:a></text:p>
          <text:p text:style-name="P290"><text:a xlink:type="simple" xlink:href="#__RefHeading___Toc1078_1613789997" text:style-name="Index_20_Link" text:visited-style-name="Index_20_Link">4.2 Création<text:tab/>15</text:a></text:p>
          <text:p text:style-name="P290"><text:a xlink:type="simple" xlink:href="#__RefHeading___Toc4212_3240690596" text:style-name="Index_20_Link" text:visited-style-name="Index_20_Link">4.3 Commentaire par lot<text:tab/>15</text:a></text:p>
          <text:p text:style-name="P290"><text:a xlink:type="simple" xlink:href="#__RefHeading___Toc4214_3240690596" text:style-name="Index_20_Link" text:visited-style-name="Index_20_Link">4.4 Ajout de sucre par lot<text:tab/>15</text:a></text:p>
          <text:p text:style-name="P290"><text:a xlink:type="simple" xlink:href="#__RefHeading___Toc4216_3240690596" text:style-name="Index_20_Link" text:visited-style-name="Index_20_Link">4.5 Traitement d'un lot<text:tab/>16</text:a></text:p>
          <text:p text:style-name="P290"><text:a xlink:type="simple" xlink:href="#__RefHeading___Toc1084_1613789997" text:style-name="Index_20_Link" text:visited-style-name="Index_20_Link">4.6 Statistiques production<text:tab/>16</text:a></text:p>
          <text:p text:style-name="P290"><text:a xlink:type="simple" xlink:href="#__RefHeading___Toc3766_272341674" text:style-name="Index_20_Link" text:visited-style-name="Index_20_Link">4.7 Statistiques âges de reines<text:tab/>17</text:a></text:p>
          <text:p text:style-name="P290"><text:a xlink:type="simple" xlink:href="#__RefHeading___Toc1086_1613789997" text:style-name="Index_20_Link" text:visited-style-name="Index_20_Link">4.8 Détail d'un essaim<text:tab/>17</text:a></text:p>
          <text:p text:style-name="P291"><text:a xlink:type="simple" xlink:href="#__RefHeading___Toc3671_3061578475" text:style-name="Index_20_Link" text:visited-style-name="Index_20_Link"><text:soft-page-break/>4.8.1 Modifier<text:tab/>18</text:a></text:p>
          <text:p text:style-name="P291"><text:a xlink:type="simple" xlink:href="#__RefHeading___Toc3673_3061578475" text:style-name="Index_20_Link" text:visited-style-name="Index_20_Link">4.8.2 Cloner<text:tab/>18</text:a></text:p>
          <text:p text:style-name="P291"><text:a xlink:type="simple" xlink:href="#__RefHeading___Toc3675_3061578475" text:style-name="Index_20_Link" text:visited-style-name="Index_20_Link">4.8.3 Essaimer<text:tab/>18</text:a></text:p>
          <text:p text:style-name="P291"><text:a xlink:type="simple" xlink:href="#__RefHeading___Toc3677_3061578475" text:style-name="Index_20_Link" text:visited-style-name="Index_20_Link">4.8.4 Associer avec une ruche<text:tab/>19</text:a></text:p>
          <text:p text:style-name="P291"><text:a xlink:type="simple" xlink:href="#__RefHeading___Toc3679_3061578475" text:style-name="Index_20_Link" text:visited-style-name="Index_20_Link">4.8.5 Supprimer<text:tab/>19</text:a></text:p>
          <text:p text:style-name="P291"><text:a xlink:type="simple" xlink:href="#__RefHeading___Toc3681_3061578475" text:style-name="Index_20_Link" text:visited-style-name="Index_20_Link">4.8.6 Graphe de descendance<text:tab/>20</text:a></text:p>
          <text:p text:style-name="P291"><text:a xlink:type="simple" xlink:href="#__RefHeading___Toc3683_3061578475" text:style-name="Index_20_Link" text:visited-style-name="Index_20_Link">4.8.7 Disperser/Remérer<text:tab/>20</text:a></text:p>
          <text:p text:style-name="P291"><text:a xlink:type="simple" xlink:href="#__RefHeading___Toc3685_3061578475" text:style-name="Index_20_Link" text:visited-style-name="Index_20_Link">4.8.8 Liste des événements<text:tab/>20</text:a></text:p>
          <text:p text:style-name="P291"><text:a xlink:type="simple" xlink:href="#__RefHeading___Toc3824_3476563104" text:style-name="Index_20_Link" text:visited-style-name="Index_20_Link">4.8.9 Création d’un événement commentaire<text:tab/>21</text:a></text:p>
          <text:p text:style-name="P291"><text:a xlink:type="simple" xlink:href="#__RefHeading___Toc3826_3476563104" text:style-name="Index_20_Link" text:visited-style-name="Index_20_Link">4.8.10 Création d’un événement sucre<text:tab/>21</text:a></text:p>
          <text:p text:style-name="P291"><text:a xlink:type="simple" xlink:href="#__RefHeading___Toc3828_3476563104" text:style-name="Index_20_Link" text:visited-style-name="Index_20_Link">4.8.11 Création d’un événement traitement<text:tab/>21</text:a></text:p>
          <text:p text:style-name="P291"><text:a xlink:type="simple" xlink:href="#__RefHeading___Toc3830_3476563104" text:style-name="Index_20_Link" text:visited-style-name="Index_20_Link">4.8.12 Création d’un événement pesée<text:tab/>21</text:a></text:p>
          <text:p text:style-name="P291"><text:a xlink:type="simple" xlink:href="#__RefHeading___Toc3832_3476563104" text:style-name="Index_20_Link" text:visited-style-name="Index_20_Link">4.8.13 Création d’un événement cadre<text:tab/>22</text:a></text:p>
          <text:p text:style-name="P291"><text:a xlink:type="simple" xlink:href="#__RefHeading___Toc4719_3359971188" text:style-name="Index_20_Link" text:visited-style-name="Index_20_Link">4.8.14 Historique Ruche/Rucher<text:tab/>22</text:a></text:p>
          <text:p text:style-name="P289"><text:a xlink:type="simple" xlink:href="#__RefHeading___Toc1088_1613789997" text:style-name="Index_20_Link" text:visited-style-name="Index_20_Link">5 Hausses<text:tab/>23</text:a></text:p>
          <text:p text:style-name="P290"><text:a xlink:type="simple" xlink:href="#__RefHeading___Toc1090_1613789997" text:style-name="Index_20_Link" text:visited-style-name="Index_20_Link">5.1 Liste<text:tab/>23</text:a></text:p>
          <text:p text:style-name="P290"><text:a xlink:type="simple" xlink:href="#__RefHeading___Toc1127_1613789997" text:style-name="Index_20_Link" text:visited-style-name="Index_20_Link">5.2 Création<text:tab/>23</text:a></text:p>
          <text:p text:style-name="P290"><text:a xlink:type="simple" xlink:href="#__RefHeading___Toc3500_4134729872" text:style-name="Index_20_Link" text:visited-style-name="Index_20_Link">5.3 Commentaire par lot<text:tab/>24</text:a></text:p>
          <text:p text:style-name="P290"><text:a xlink:type="simple" xlink:href="#__RefHeading___Toc1129_1613789997" text:style-name="Index_20_Link" text:visited-style-name="Index_20_Link">5.4 Détail d'une hausse <text:tab/>24</text:a></text:p>
          <text:p text:style-name="P291"><text:a xlink:type="simple" xlink:href="#__RefHeading___Toc3812_3476563104" text:style-name="Index_20_Link" text:visited-style-name="Index_20_Link">5.4.1 Modifier<text:tab/>25</text:a></text:p>
          <text:p text:style-name="P291"><text:a xlink:type="simple" xlink:href="#__RefHeading___Toc3814_3476563104" text:style-name="Index_20_Link" text:visited-style-name="Index_20_Link">5.4.2 Cloner<text:tab/>25</text:a></text:p>
          <text:p text:style-name="P291"><text:a xlink:type="simple" xlink:href="#__RefHeading___Toc3816_3476563104" text:style-name="Index_20_Link" text:visited-style-name="Index_20_Link">5.4.3 Supprimer<text:tab/>25</text:a></text:p>
          <text:p text:style-name="P291"><text:a xlink:type="simple" xlink:href="#__RefHeading___Toc3818_3476563104" text:style-name="Index_20_Link" text:visited-style-name="Index_20_Link">5.4.4 Liste des événements<text:tab/>25</text:a></text:p>
          <text:p text:style-name="P291"><text:a xlink:type="simple" xlink:href="#__RefHeading___Toc3820_3476563104" text:style-name="Index_20_Link" text:visited-style-name="Index_20_Link">5.4.5 Création d’un événement commentaire<text:tab/>26</text:a></text:p>
          <text:p text:style-name="P291"><text:a xlink:type="simple" xlink:href="#__RefHeading___Toc3822_3476563104" text:style-name="Index_20_Link" text:visited-style-name="Index_20_Link">5.4.6 Création d’un événement remplissage<text:tab/>26</text:a></text:p>
          <text:p text:style-name="P289"><text:a xlink:type="simple" xlink:href="#__RefHeading___Toc1094_1613789997" text:style-name="Index_20_Link" text:visited-style-name="Index_20_Link">6 Ruchers<text:tab/>27</text:a></text:p>
          <text:p text:style-name="P290"><text:a xlink:type="simple" xlink:href="#__RefHeading___Toc1096_1613789997" text:style-name="Index_20_Link" text:visited-style-name="Index_20_Link">6.1 Liste<text:tab/>27</text:a></text:p>
          <text:p text:style-name="P290"><text:a xlink:type="simple" xlink:href="#__RefHeading___Toc1098_1613789997" text:style-name="Index_20_Link" text:visited-style-name="Index_20_Link">6.2 Création<text:tab/>27</text:a></text:p>
          <text:p text:style-name="P290"><text:a xlink:type="simple" xlink:href="#__RefHeading___Toc1558_1905309782" text:style-name="Index_20_Link" text:visited-style-name="Index_20_Link">6.3 Carte Google<text:tab/>28</text:a></text:p>
          <text:p text:style-name="P290"><text:a xlink:type="simple" xlink:href="#__RefHeading___Toc1560_1905309782" text:style-name="Index_20_Link" text:visited-style-name="Index_20_Link">6.4 Carte IGN<text:tab/>28</text:a></text:p>
          <text:p text:style-name="P290"><text:a xlink:type="simple" xlink:href="#__RefHeading___Toc1562_1905309782" text:style-name="Index_20_Link" text:visited-style-name="Index_20_Link">6.5 Carte OpenStreetMap<text:tab/>29</text:a></text:p>
          <text:p text:style-name="P290"><text:a xlink:type="simple" xlink:href="#__RefHeading___Toc1564_1905309782" text:style-name="Index_20_Link" text:visited-style-name="Index_20_Link">6.6 Statistiques<text:tab/>29</text:a></text:p>
          <text:p text:style-name="P290"><text:a xlink:type="simple" xlink:href="#__RefHeading___Toc6867_3218336070" text:style-name="Index_20_Link" text:visited-style-name="Index_20_Link">6.7 Transhumances<text:tab/>29</text:a></text:p>
          <text:p text:style-name="P290"><text:a xlink:type="simple" xlink:href="#__RefHeading___Toc1100_1613789997" text:style-name="Index_20_Link" text:visited-style-name="Index_20_Link">6.8 Détail d'un rucher<text:tab/>30</text:a></text:p>
          <text:p text:style-name="P291"><text:a xlink:type="simple" xlink:href="#__RefHeading___Toc3537_3352760186" text:style-name="Index_20_Link" text:visited-style-name="Index_20_Link">6.8.1 Modifier<text:tab/>31</text:a></text:p>
          <text:p text:style-name="P291"><text:a xlink:type="simple" xlink:href="#__RefHeading___Toc3547_3352760186" text:style-name="Index_20_Link" text:visited-style-name="Index_20_Link">6.8.2 Carte Google<text:tab/>31</text:a></text:p>
          <text:p text:style-name="P291"><text:a xlink:type="simple" xlink:href="#__RefHeading___Toc3549_3352760186" text:style-name="Index_20_Link" text:visited-style-name="Index_20_Link">6.8.3 Carte IGN<text:tab/>31</text:a></text:p>
          <text:p text:style-name="P291"><text:a xlink:type="simple" xlink:href="#__RefHeading___Toc3551_3352760186" text:style-name="Index_20_Link" text:visited-style-name="Index_20_Link">6.8.4 Carte OpenStreetMap<text:tab/>33</text:a></text:p>
          <text:p text:style-name="P291"><text:a xlink:type="simple" xlink:href="#__RefHeading___Toc3541_3352760186" text:style-name="Index_20_Link" text:visited-style-name="Index_20_Link">6.8.5 Météo<text:tab/>34</text:a></text:p>
          <text:p text:style-name="P291"><text:a xlink:type="simple" xlink:href="#__RefHeading___Toc3543_3352760186" text:style-name="Index_20_Link" text:visited-style-name="Index_20_Link">6.8.6 Ajouter des ruches<text:tab/>34</text:a></text:p>
          <text:p text:style-name="P291"><text:a xlink:type="simple" xlink:href="#__RefHeading___Toc3539_3352760186" text:style-name="Index_20_Link" text:visited-style-name="Index_20_Link">6.8.7 Supprimer<text:tab/>35</text:a></text:p>
          <text:p text:style-name="P291"><text:a xlink:type="simple" xlink:href="#__RefHeading___Toc3553_3352760186" text:style-name="Index_20_Link" text:visited-style-name="Index_20_Link">6.8.8 Liste de événements<text:tab/>35</text:a></text:p>
          <text:p text:style-name="P291"><text:a xlink:type="simple" xlink:href="#__RefHeading___Toc3555_3352760186" text:style-name="Index_20_Link" text:visited-style-name="Index_20_Link">6.8.9 Création d’un événement commentaire<text:tab/>35</text:a></text:p>
          <text:p text:style-name="P291"><text:a xlink:type="simple" xlink:href="#__RefHeading___Toc3834_3476563104" text:style-name="Index_20_Link" text:visited-style-name="Index_20_Link">6.8.10 Transhumances<text:tab/>35</text:a></text:p>
          <text:p text:style-name="P291"><text:a xlink:type="simple" xlink:href="#__RefHeading___Toc7082_2659094818" text:style-name="Index_20_Link" text:visited-style-name="Index_20_Link">6.8.11 GéoLocalisation<text:tab/>36</text:a></text:p>
          <text:p text:style-name="P289"><text:a xlink:type="simple" xlink:href="#__RefHeading___Toc1102_1613789997" text:style-name="Index_20_Link" text:visited-style-name="Index_20_Link">7 Récoltes<text:tab/>37</text:a></text:p>
          <text:p text:style-name="P290"><text:a xlink:type="simple" xlink:href="#__RefHeading___Toc1104_1613789997" text:style-name="Index_20_Link" text:visited-style-name="Index_20_Link">7.1 Liste<text:tab/>37</text:a></text:p>
          <text:p text:style-name="P290"><text:a xlink:type="simple" xlink:href="#__RefHeading___Toc1106_1613789997" text:style-name="Index_20_Link" text:visited-style-name="Index_20_Link">7.2 Création<text:tab/>37</text:a></text:p>
          <text:p text:style-name="P290"><text:a xlink:type="simple" xlink:href="#__RefHeading___Toc2109_1915135085" text:style-name="Index_20_Link" text:visited-style-name="Index_20_Link">7.3 Statistiques production essaim/récolte<text:tab/>37</text:a></text:p>
          <text:p text:style-name="P290"><text:a xlink:type="simple" xlink:href="#__RefHeading___Toc3836_3476563104" text:style-name="Index_20_Link" text:visited-style-name="Index_20_Link">7.4 Statistiques production annuelle<text:tab/>38</text:a></text:p>
          <text:p text:style-name="P290"><text:a xlink:type="simple" xlink:href="#__RefHeading___Toc1108_1613789997" text:style-name="Index_20_Link" text:visited-style-name="Index_20_Link">7.5 Détail d'une récolte<text:tab/>38</text:a></text:p>
          <text:p text:style-name="P291"><text:a xlink:type="simple" xlink:href="#__RefHeading___Toc3780_3476563104" text:style-name="Index_20_Link" text:visited-style-name="Index_20_Link">7.5.1 Modifier<text:tab/>39</text:a></text:p>
          <text:p text:style-name="P291"><text:a xlink:type="simple" xlink:href="#__RefHeading___Toc3782_3476563104" text:style-name="Index_20_Link" text:visited-style-name="Index_20_Link"><text:soft-page-break/>7.5.2 Choix des hausses<text:tab/>39</text:a></text:p>
          <text:p text:style-name="P291"><text:a xlink:type="simple" xlink:href="#__RefHeading___Toc7239_1261868521" text:style-name="Index_20_Link" text:visited-style-name="Index_20_Link">7.5.3 Saisie des poids de miel<text:tab/>39</text:a></text:p>
          <text:p text:style-name="P291"><text:a xlink:type="simple" xlink:href="#__RefHeading___Toc3784_3476563104" text:style-name="Index_20_Link" text:visited-style-name="Index_20_Link">7.5.4 Enlever toutes les hausses de leurs Ruches<text:tab/>39</text:a></text:p>
          <text:p text:style-name="P291"><text:a xlink:type="simple" xlink:href="#__RefHeading___Toc3786_3476563104" text:style-name="Index_20_Link" text:visited-style-name="Index_20_Link">7.5.5 Statistiques essaim<text:tab/>40</text:a></text:p>
          <text:p text:style-name="P291"><text:a xlink:type="simple" xlink:href="#__RefHeading___Toc3788_3476563104" text:style-name="Index_20_Link" text:visited-style-name="Index_20_Link">7.5.6 Supprimer<text:tab/>40</text:a></text:p>
          <text:p text:style-name="P289"><text:a xlink:type="simple" xlink:href="#__RefHeading___Toc1110_1613789997" text:style-name="Index_20_Link" text:visited-style-name="Index_20_Link">8 Événements<text:tab/>41</text:a></text:p>
          <text:p text:style-name="P290"><text:a xlink:type="simple" xlink:href="#__RefHeading___Toc1566_1905309782" text:style-name="Index_20_Link" text:visited-style-name="Index_20_Link">8.1 Liste<text:tab/>41</text:a></text:p>
          <text:p text:style-name="P290"><text:a xlink:type="simple" xlink:href="#__RefHeading___Toc1568_1905309782" text:style-name="Index_20_Link" text:visited-style-name="Index_20_Link">8.2 Création<text:tab/>42</text:a></text:p>
          <text:p text:style-name="P290"><text:a xlink:type="simple" xlink:href="#__RefHeading___Toc1114_1613789997" text:style-name="Index_20_Link" text:visited-style-name="Index_20_Link">8.3 Détail d'un événement<text:tab/>42</text:a></text:p>
          <text:p text:style-name="P291"><text:a xlink:type="simple" xlink:href="#__RefHeading___Toc3790_3476563104" text:style-name="Index_20_Link" text:visited-style-name="Index_20_Link">8.3.1 Modifier<text:tab/>42</text:a></text:p>
          <text:p text:style-name="P291"><text:a xlink:type="simple" xlink:href="#__RefHeading___Toc3792_3476563104" text:style-name="Index_20_Link" text:visited-style-name="Index_20_Link">8.3.2 Supprimer<text:tab/>42</text:a></text:p>
          <text:p text:style-name="P290"><text:a xlink:type="simple" xlink:href="#__RefHeading___Toc8646_2708070060" text:style-name="Index_20_Link" text:visited-style-name="Index_20_Link">8.4 Listes par type d’événements<text:tab/>42</text:a></text:p>
          <text:p text:style-name="P291"><text:a xlink:type="simple" xlink:href="#__RefHeading___Toc8301_2708070060" text:style-name="Index_20_Link" text:visited-style-name="Index_20_Link">8.4.1 Liste événements Sucre<text:tab/>42</text:a></text:p>
          <text:p text:style-name="P291"><text:a xlink:type="simple" xlink:href="#__RefHeading___Toc8303_2708070060" text:style-name="Index_20_Link" text:visited-style-name="Index_20_Link">8.4.2 Liste événements Traitement varroa<text:tab/>43</text:a></text:p>
          <text:p text:style-name="P291"><text:a xlink:type="simple" xlink:href="#__RefHeading___Toc8305_2708070060" text:style-name="Index_20_Link" text:visited-style-name="Index_20_Link">8.4.3 Liste événements Poids ruche<text:tab/>43</text:a></text:p>
          <text:p text:style-name="P291"><text:a xlink:type="simple" xlink:href="#__RefHeading___Toc8307_2708070060" text:style-name="Index_20_Link" text:visited-style-name="Index_20_Link">8.4.4 Liste événements Cadre ruche<text:tab/>43</text:a></text:p>
          <text:p text:style-name="P291"><text:a xlink:type="simple" xlink:href="#__RefHeading___Toc8309_2708070060" text:style-name="Index_20_Link" text:visited-style-name="Index_20_Link">8.4.5 Liste événements Remplissage hausse<text:tab/>43</text:a></text:p>
          <text:p text:style-name="P291"><text:a xlink:type="simple" xlink:href="#__RefHeading___Toc8311_2708070060" text:style-name="Index_20_Link" text:visited-style-name="Index_20_Link">8.4.6 Liste événements Ajout ruche<text:tab/>43</text:a></text:p>
          <text:p text:style-name="P291"><text:a xlink:type="simple" xlink:href="#__RefHeading___Toc8313_2708070060" text:style-name="Index_20_Link" text:visited-style-name="Index_20_Link">8.4.7 Liste événements Notifications<text:tab/>43</text:a></text:p>
          <text:p text:style-name="P289"><text:a xlink:type="simple" xlink:href="#__RefHeading___Toc1116_1613789997" text:style-name="Index_20_Link" text:visited-style-name="Index_20_Link">9 Personnes<text:tab/>44</text:a></text:p>
          <text:p text:style-name="P290"><text:a xlink:type="simple" xlink:href="#__RefHeading___Toc1570_1905309782" text:style-name="Index_20_Link" text:visited-style-name="Index_20_Link">9.1 Liste<text:tab/>44</text:a></text:p>
          <text:p text:style-name="P290"><text:a xlink:type="simple" xlink:href="#__RefHeading___Toc1572_1905309782" text:style-name="Index_20_Link" text:visited-style-name="Index_20_Link">9.2 Création<text:tab/>44</text:a></text:p>
          <text:p text:style-name="P290"><text:a xlink:type="simple" xlink:href="#__RefHeading___Toc1120_1613789997" text:style-name="Index_20_Link" text:visited-style-name="Index_20_Link">9.3 Détail d'une personne<text:tab/>45</text:a></text:p>
          <text:p text:style-name="P291"><text:a xlink:type="simple" xlink:href="#__RefHeading___Toc3794_3476563104" text:style-name="Index_20_Link" text:visited-style-name="Index_20_Link">9.3.1 Modifier<text:tab/>45</text:a></text:p>
          <text:p text:style-name="P291"><text:a xlink:type="simple" xlink:href="#__RefHeading___Toc3796_3476563104" text:style-name="Index_20_Link" text:visited-style-name="Index_20_Link">9.3.2 Supprimer<text:tab/>45</text:a></text:p>
          <text:p text:style-name="P289"><text:a xlink:type="simple" xlink:href="#__RefHeading___Toc2756_3921109291" text:style-name="Index_20_Link" text:visited-style-name="Index_20_Link">10 Admin<text:tab/>46</text:a></text:p>
          <text:p text:style-name="P290"><text:a xlink:type="simple" xlink:href="#__RefHeading___Toc1122_1613789997" text:style-name="Index_20_Link" text:visited-style-name="Index_20_Link">10.1 Préférences<text:tab/>46</text:a></text:p>
          <text:p text:style-name="P290"><text:a xlink:type="simple" xlink:href="#__RefHeading___Toc3324_1733795245" text:style-name="Index_20_Link" text:visited-style-name="Index_20_Link">10.2 API REST<text:tab/>46</text:a></text:p>
          <text:p text:style-name="P291"><text:a xlink:type="simple" xlink:href="#__RefHeading___Toc5932_2327531732" text:style-name="Index_20_Link" text:visited-style-name="Index_20_Link">10.2.1 Exemples de navigation<text:tab/>46</text:a></text:p>
          <text:p text:style-name="P291"><text:a xlink:type="simple" xlink:href="#__RefHeading___Toc5934_2327531732" text:style-name="Index_20_Link" text:visited-style-name="Index_20_Link">10.2.2 En ligne de commande<text:tab/>46</text:a></text:p>
          <text:p text:style-name="P290"><text:a xlink:type="simple" xlink:href="#__RefHeading___Toc3332_1733795245" text:style-name="Index_20_Link" text:visited-style-name="Index_20_Link">10.3 Logs<text:tab/>47</text:a></text:p>
          <text:p text:style-name="P290"><text:a xlink:type="simple" xlink:href="#__RefHeading___Toc2758_3921109291" text:style-name="Index_20_Link" text:visited-style-name="Index_20_Link">10.4 Infos<text:tab/>47</text:a></text:p>
          <text:p text:style-name="P290"><text:a xlink:type="simple" xlink:href="#__RefHeading___Toc4457_1171085051" text:style-name="Index_20_Link" text:visited-style-name="Index_20_Link">10.5 Tests<text:tab/>48</text:a></text:p>
          <text:p text:style-name="P290"><text:a xlink:type="simple" xlink:href="#__RefHeading___Toc4193_3223985247" text:style-name="Index_20_Link" text:visited-style-name="Index_20_Link">10.6 Doc<text:tab/>49</text:a></text:p>
          <text:p text:style-name="P289"><text:a xlink:type="simple" xlink:href="#__RefHeading___Toc4617_1171273416" text:style-name="Index_20_Link" text:visited-style-name="Index_20_Link">11 Annexes<text:tab/>50</text:a></text:p>
          <text:p text:style-name="P290"><text:a xlink:type="simple" xlink:href="#__RefHeading___Toc4619_1171273416" text:style-name="Index_20_Link" text:visited-style-name="Index_20_Link">11.1 Cartes IGN ou OSM<text:tab/>50</text:a></text:p>
          <text:p text:style-name="P290"><text:a xlink:type="simple" xlink:href="#__RefHeading___Toc4624_1171273416" text:style-name="Index_20_Link" text:visited-style-name="Index_20_Link">11.2 Tableaux dynamiques<text:tab/>52</text:a></text:p>
          <text:p text:style-name="P290"><text:a xlink:type="simple" xlink:href="#__RefHeading___Toc5493_2176436653" text:style-name="Index_20_Link" text:visited-style-name="Index_20_Link">11.3 Notifications par email<text:tab/>53</text:a></text:p>
          <text:p text:style-name="P290"><text:a xlink:type="simple" xlink:href="#__RefHeading___Toc6776_4003007640" text:style-name="Index_20_Link" text:visited-style-name="Index_20_Link">11.4 Événements<text:tab/>53</text:a></text:p>
          <text:p text:style-name="P291"><text:a xlink:type="simple" xlink:href="#__RefHeading___Toc6778_4003007640" text:style-name="Index_20_Link" text:visited-style-name="Index_20_Link">11.4.1 Ajout dans rucher<text:tab/>53</text:a></text:p>
          <text:p text:style-name="P291"><text:a xlink:type="simple" xlink:href="#__RefHeading___Toc6780_4003007640" text:style-name="Index_20_Link" text:visited-style-name="Index_20_Link">11.4.2 Essaim mis dans ruche<text:tab/>54</text:a></text:p>
          <text:p text:style-name="P291"><text:a xlink:type="simple" xlink:href="#__RefHeading___Toc6782_4003007640" text:style-name="Index_20_Link" text:visited-style-name="Index_20_Link">11.4.3 Ajout hausse<text:tab/>54</text:a></text:p>
          <text:p text:style-name="P291"><text:a xlink:type="simple" xlink:href="#__RefHeading___Toc6784_4003007640" text:style-name="Index_20_Link" text:visited-style-name="Index_20_Link">11.4.4 Retrait hausse<text:tab/>54</text:a></text:p>
          <text:p text:style-name="P291"><text:a xlink:type="simple" xlink:href="#__RefHeading___Toc6786_4003007640" text:style-name="Index_20_Link" text:visited-style-name="Index_20_Link">11.4.5 Remplissage hausse<text:tab/>54</text:a></text:p>
          <text:p text:style-name="P291"><text:a xlink:type="simple" xlink:href="#__RefHeading___Toc6788_4003007640" text:style-name="Index_20_Link" text:visited-style-name="Index_20_Link">11.4.6 Essaim traitement<text:tab/>55</text:a></text:p>
          <text:p text:style-name="P291"><text:a xlink:type="simple" xlink:href="#__RefHeading___Toc6790_4003007640" text:style-name="Index_20_Link" text:visited-style-name="Index_20_Link">11.4.7 Essaim fin traitement<text:tab/>55</text:a></text:p>
          <text:p text:style-name="P291"><text:a xlink:type="simple" xlink:href="#__RefHeading___Toc6792_4003007640" text:style-name="Index_20_Link" text:visited-style-name="Index_20_Link">11.4.8 Essaim sucre<text:tab/>55</text:a></text:p>
          <text:p text:style-name="P291"><text:a xlink:type="simple" xlink:href="#__RefHeading___Toc6794_4003007640" text:style-name="Index_20_Link" text:visited-style-name="Index_20_Link">11.4.9 Commentaire ruche<text:tab/>55</text:a></text:p>
          <text:p text:style-name="P291"><text:a xlink:type="simple" xlink:href="#__RefHeading___Toc6796_4003007640" text:style-name="Index_20_Link" text:visited-style-name="Index_20_Link">11.4.10 Commentaire hausse<text:tab/>56</text:a></text:p>
          <text:p text:style-name="P291"><text:a xlink:type="simple" xlink:href="#__RefHeading___Toc6798_4003007640" text:style-name="Index_20_Link" text:visited-style-name="Index_20_Link">11.4.11 Commentaire essaim<text:tab/>56</text:a></text:p>
          <text:p text:style-name="P291"><text:a xlink:type="simple" xlink:href="#__RefHeading___Toc6800_4003007640" text:style-name="Index_20_Link" text:visited-style-name="Index_20_Link">11.4.12 Commentaire rucher<text:tab/>56</text:a></text:p>
          <text:p text:style-name="P291"><text:a xlink:type="simple" xlink:href="#__RefHeading___Toc6802_4003007640" text:style-name="Index_20_Link" text:visited-style-name="Index_20_Link">11.4.13 Dispersion de l'essaim<text:tab/>56</text:a></text:p>
          <text:p text:style-name="P291"><text:a xlink:type="simple" xlink:href="#__RefHeading___Toc6804_4003007640" text:style-name="Index_20_Link" text:visited-style-name="Index_20_Link"><text:soft-page-break/>11.4.14 Poids de la ruche<text:tab/>57</text:a></text:p>
          <text:p text:style-name="P291"><text:a xlink:type="simple" xlink:href="#__RefHeading___Toc6806_4003007640" text:style-name="Index_20_Link" text:visited-style-name="Index_20_Link">11.4.15 Cadres de la ruche<text:tab/>57</text:a></text:p>
          <text:p text:style-name="P290"><text:a xlink:type="simple" xlink:href="#__RefHeading___Toc6328_3240219463" text:style-name="Index_20_Link" text:visited-style-name="Index_20_Link">11.5 Mise à jour des distances entre ruchers<text:tab/>57</text:a></text:p>
          <text:p text:style-name="P290"><text:a xlink:type="simple" xlink:href="#__RefHeading___Toc6582_2903251251" text:style-name="Index_20_Link" text:visited-style-name="Index_20_Link">11.6 Mise à jour des noms des ruchers dans les événements Ruche ajout Rucher<text:tab/>57</text:a></text:p>
          <text:p text:style-name="P290"><text:a xlink:type="simple" xlink:href="#__RefHeading___Toc7084_2659094818" text:style-name="Index_20_Link" text:visited-style-name="Index_20_Link">11.7 Annoter les cartes OSM ou IGN<text:tab/>58</text:a></text:p>
        </text:index-body>
      </text:table-of-content>
      <text:p text:style-name="P24"/>
      <text:h text:style-name="P296" text:outline-level="1"><text:bookmark-start text:name="__RefNumPara__5436_3313357475"/><text:bookmark-start text:name="__RefHeading___Toc1056_1613789997"/>Connexion<text:bookmark-end text:name="__RefNumPara__5436_3313357475"/><text:bookmark-end text:name="__RefHeading___Toc1056_1613789997"/></text:h>
      <text:p text:style-name="P169">Connectez vous avec votre navigateur internet préféré à votre application Ruches.</text:p>
      <text:p text:style-name="P170"><text:span text:style-name="T330">La page d’accueil s’affiche et si vous</text:span> clique<text:span text:style-name="T330">z</text:span> sur un des items des menus, le formulaire de connexion apparaît <text:span text:style-name="T331">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2">En cliquant sur l’icône représentant une ruche à gauche des menus :</text:p>
      <text:list text:style-name="L1">
        <text:list-item>
          <text:p text:style-name="P342">vous avez accès au nom de l’utilisateur connecté et à son rôle,</text:p>
        </text:list-item>
        <text:list-item>
          <text:p text:style-name="P342">vous pouvez vous déconnecter en cliquant sur "Déconnexion".</text:p>
        </text:list-item>
      </text:list>
      <text:p text:style-name="P172"/>
      <text:p text:style-name="P21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80">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P561">Pour ne lister que les <text:span text:style-name="T570">ruches</text:span> d’un rucher <text:span text:style-name="T570">vous pouvez </text:span>utiliser :</text:p>
      <text:list xml:id="list2033996527" text:style-name="L80">
        <text:list-item>
          <text:p text:style-name="P563">la liste déroulante en haut de la page qui vous permet de choisir un des ruchers</text:p>
        </text:list-item>
        <text:list-item>
          <text:p text:style-name="P562"><text:span text:style-name="T570">ou </text:span><text:span text:style-name="T571">les boutons de</text:span><text:span text:style-name="T83"> liste et liste détaillée des ruches</text:span><text:span text:style-name="T571"> du rucher ordonnées suivant le sens du parcours présents dans les cartes IGN et OSM du rucher (voir </text:span><text:span text:style-name="T571"><text:bookmark-ref text:reference-format="chapter" text:ref-name="__RefNumPara__5455_4220975069">6.8.3</text:bookmark-ref></text:span><text:span text:style-name="T571"><text:s/>et </text:span><text:span text:style-name="T571"><text:bookmark-ref text:reference-format="chapter" text:ref-name="__RefNumPara__7565_3381710122">6.8.4</text:bookmark-ref></text:span><text:span text:style-name="T571">).</text:span></text:p>
        </text:list-item>
      </text:list>
      <text:p text:style-name="Text_20_body">La liste des ruches affiche les champs suivants :</text:p>
      <text:list xml:id="list3884287915" text:style-name="L2">
        <text:list-item>
          <text:p text:style-name="P343"><text:span text:style-name="T45">Nom </text:span>: nom de la ruche (lien vers la page détail de la ruche)</text:p>
        </text:list-item>
        <text:list-item>
          <text:p text:style-name="P343"><text:span text:style-name="T45">Essaim </text:span>: nom de l’essaim (lien vers la page détail de l’essaim)</text:p>
        </text:list-item>
        <text:list-item>
          <text:p text:style-name="P343"><text:span text:style-name="T45">Rucher </text:span>: nom du rucher (lien vers la page détail du rucher)</text:p>
        </text:list-item>
        <text:list-item>
          <text:p text:style-name="P343"><text:span text:style-name="T45">Date </text:span>: date d’ajout de cette ruche dans le rucher</text:p>
        </text:list-item>
        <text:list-item>
          <text:p text:style-name="P349">Prod <text:span text:style-name="T131">: ruche de production si </text:span><text:span text:style-name="T139">"oui". </text:span><text:span text:style-name="T140">Cela permet de ne pas prendre en compte les ruches qui ne sont pas de production (élevage) dans les statistiques </text:span><text:span text:style-name="T141">de production de miel.</text:span></text:p>
        </text:list-item>
        <text:list-item>
          <text:p text:style-name="P351">Active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ruche active si "oui"</text:span></text:p>
        </text:list-item>
        <text:list-item>
          <text:p text:style-name="P343"><text:span text:style-name="T45">Acquisition </text:span>: date d’acquisition de la ruche</text:p>
        </text:list-item>
        <text:list-item>
          <text:p text:style-name="P343"><text:span text:style-name="T45">Poids </text:span>: poids de la ruche vide</text:p>
        </text:list-item>
        <text:list-item>
          <text:p text:style-name="P343"><text:span text:style-name="T45">Cadres </text:span>: nombre de cadres (si à jour dans les événements cadre de la ruche)</text:p>
        </text:list-item>
        <text:list-item>
          <text:p text:style-name="P343"><text:span text:style-name="T45">Cadres max</text:span> : nom de cadres max du type de ruche</text:p>
        </text:list-item>
        <text:list-item>
          <text:p text:style-name="P343"><text:span text:style-name="T45">Type </text:span>: type de ruche</text:p>
        </text:list-item>
        <text:list-item>
          <text:p text:style-name="P343"><text:span text:style-name="T45">Hausses </text:span>: nombre de hausses</text:p>
        </text:list-item>
        <text:list-item>
          <text:p text:style-name="P383"><text:span text:style-name="T45">Latitude</text:span> et longitude si affichage demandé dans Admin/Préférences</text:p>
        </text:list-item>
        <text:list-item>
          <text:p text:style-name="P357">Longitude</text:p>
        </text:list-item>
        <text:list-item>
          <text:p text:style-name="P343"><text:span text:style-name="T45">Commentaire </text:span>: <text:span text:style-name="T556">le commentaire de la ruche. C’est un commentaire non daté associé à la ruche. Pour créer des commentaire datés, utiliser les Événements Commentaire Ruche </text:span><text:span text:style-name="T556"><text:bookmark-ref text:reference-format="chapter" text:ref-name="__RefNumPara__7442_678264368">2.4.7</text:bookmark-ref></text:span><text:span text:style-name="T556">.</text:span></text:p>
        </text:list-item>
      </text:list>
      <text:h text:style-name="Heading_20_2" text:outline-level="2"><text:bookmark-start text:name="__RefHeading___Toc1062_1613789997"/><text:soft-page-break/>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84"><text:span text:style-name="T45">Nom </text:span>: <text:span text:style-name="T4">l</text:span><text:span text:style-name="T1">e nom de la ruche. </text:span><text:span text:style-name="T6">Ce champ doit être renseigné.</text:span></text:p>
        </text:list-item>
        <text:list-item>
          <text:p text:style-name="P385"><text:span text:style-name="T45">Active </text:span>: <text:span text:style-name="T9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9">Production <text:span text:style-name="T131">: ruche de production si la case est cochée.</text:span></text:p>
        </text:list-item>
        <text:list-item>
          <text:p text:style-name="P390"><text:span text:style-name="T45">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386"><text:span text:style-name="T45">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43">"</text:span><text:span text:style-name="T4">Dadant 10 cadres</text:span><text:span text:style-name="T343">"</text:span><text:span text:style-name="T4">.</text:span></text:p>
        </text:list-item>
        <text:list-item>
          <text:p text:style-name="P386"><text:span text:style-name="T45">Dat</text:span><text:span text:style-name="T60">e</text:span><text:span text:style-name="T45"> </text:span><text:span text:style-name="T60">d’</text:span><text:span text:style-name="T45">acquisition</text:span> : <text:span text:style-name="T4">la </text:span><text:span text:style-name="T311">jour</text:span><text:span text:style-name="T4"> d’achat, d’acquisition de la ruche.</text:span></text:p>
        </text:list-item>
        <text:list-item>
          <text:p text:style-name="P387"><text:span text:style-name="T45">Latitude </text:span>: <text:span text:style-name="T5">la latitude de la ruche </text:span><text:span text:style-name="T190">(nombre décimal entre -90 et 90 degrés)</text:span><text:span text:style-name="T5">. Vous pouvez laissez ce champ tel quel </text:span><text:span text:style-name="T170">ainsi que la longitude. </text:span><text:span text:style-name="T263">La nouvelle ruche sera placée dans le dépôt.</text:span><text:span text:style-name="T170"> </text:span><text:span text:style-name="T263">Vous pourrez par la suite lui affecter un essaim </text:span><text:span text:style-name="T359">(Associer un essaim avec une ruche </text:span><text:span text:style-name="T359"><text:bookmark-ref text:reference-format="chapter" text:ref-name="__RefNumPara__5191_958657291">4.8.4</text:bookmark-ref></text:span><text:span text:style-name="T359">) </text:span><text:span text:style-name="T263">et la placer dans un rucher de production </text:span><text:span text:style-name="T360">(</text:span><text:span text:style-name="T362">C</text:span><text:span text:style-name="T361">hanger de Rucher </text:span><text:span text:style-name="T360"><text:bookmark-ref text:reference-format="chapter" text:ref-name="__RefNumPara__5253_958657291">2.4.4</text:bookmark-ref></text:span><text:span text:style-name="T360">, </text:span><text:span text:style-name="T362">ou Ajouter de Ruches </text:span><text:span text:style-name="T362"><text:bookmark-ref text:reference-format="chapter" text:ref-name="__RefNumPara__5288_958657291">6.8.6</text:bookmark-ref></text:span><text:span text:style-name="T360">)</text:span><text:span text:style-name="T263">. Les cartes des ruchers permettent de déplacer les ruches </text:span><text:span text:style-name="T363">dans leur Rucher</text:span><text:span text:style-name="T263">.</text:span></text:p>
        </text:list-item>
        <text:list-item>
          <text:p text:style-name="P388"><text:span text:style-name="T45">Longitude </text:span>: <text:span text:style-name="T5">longitude de la ruche </text:span><text:span text:style-name="T190">(nombre décimal entre -180 et 180 degrés)</text:span><text:span text:style-name="T5">.</text:span></text:p>
        </text:list-item>
        <text:list-item>
          <text:p text:style-name="P389"><text:span text:style-name="T45">Commentaire </text:span>: <text:span text:style-name="T5">un commentaire sur la ruche. </text:span><text:span text:style-name="T152">Vous pouvez par la suite créer de</text:span><text:span text:style-name="T484">s</text:span><text:span text:style-name="T152"> événements </text:span><text:span text:style-name="T344">"</text:span><text:span text:style-name="T484">C</text:span><text:span text:style-name="T152">ommentaire </text:span><text:span text:style-name="T484">R</text:span><text:span text:style-name="T152">uche</text:span><text:span text:style-name="T344">"</text:span><text:span text:style-name="T152"> datés indépendamment de ce champ </text:span><text:span text:style-name="T152"><text:bookmark-ref text:reference-format="chapter" text:ref-name="__RefNumPara__7442_678264368">2.4.7</text:bookmark-ref></text:span><text:span text:style-name="T152">. Ne pas mettre de commentaire sur l’essaim, </text:span><text:span text:style-name="T344">il a son champ </text:span><text:span text:style-name="T557">C</text:span><text:span text:style-name="T344">ommentaire ainsi que des </text:span><text:span text:style-name="T557">É</text:span><text:span text:style-name="T344">vénements "</text:span><text:span text:style-name="T484">C</text:span><text:span text:style-name="T344">ommentaire </text:span><text:span text:style-name="T484">E</text:span><text:span text:style-name="T344">ssaim" </text:span><text:span text:style-name="T344"><text:bookmark-ref text:reference-format="chapter" text:ref-name="__RefNumPara__7594_678264368">4.8.9</text:bookmark-ref></text:span><text:span text:style-name="T344">.</text:span></text:p>
        </text:list-item>
      </text:list>
      <text:p text:style-name="P5">Pour abandonner sans créer la ruche, cliquer sur <text:span text:style-name="T256">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71">cette</text:span> ruche affichée.</text:p>
      <text:p text:style-name="P77">La ruche est mise dans le rucher dépôt. Un événement de mise au dépôt de cet<text:span text:style-name="T14">te</text:span> nouvelle ruche est aussi créé. <text:span text:style-name="T310">La date de cet événement est l</text:span><text:span text:style-name="T311">e jour</text:span><text:span text:style-name="T310"> d’acquisition de la ruche.</text:span></text:p>
      <text:h text:style-name="P301"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6">Sélectionner dans la liste les lignes des <text:span text:style-name="T199">ruches</text:span> à traiter en cliquant dans ces lignes puis cliquer sur le bouton "Ajouter des événements <text:span text:style-name="T199">Commentaires</text:span>".</text:p>
      <text:p text:style-name="P16">Dans le formulaire saisir :</text:p>
      <text:list xml:id="list3927741838" text:style-name="L4">
        <text:list-item>
          <text:p text:style-name="P392"><text:soft-page-break/><text:span text:style-name="T61">Date </text:span><text:span text:style-name="T254">: </text:span>la date d<text:span text:style-name="T201">e l’événement</text:span></text:p>
        </text:list-item>
        <text:list-item>
          <text:p text:style-name="P392"><text:span text:style-name="T61">Commentaire </text:span><text:span text:style-name="T254">: </text:span>un commentaire</text:p>
        </text:list-item>
      </text:list>
      <text:p text:style-name="P72">Sélection des lignes :</text:p>
      <text:list text:style-name="L5">
        <text:list-item>
          <text:p text:style-name="P396">cliquer dans une zone de la ligne qui n’a pas de lien</text:p>
        </text:list-item>
        <text:list-item>
          <text:p text:style-name="P396">utiliser <text:span text:style-name="T200">un clic simple</text:span> pour ajouter ou retirer une ligne à la sélection</text:p>
        </text:list-item>
        <text:list-item>
          <text:p text:style-name="P396">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10">à cette page </text:span>en cliquant sur le nom d’une ruche <text:span text:style-name="T9">(pages liste des ruches ou des essaims, détail d’un essaim…). </text:span><text:span text:style-name="T110">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2">Prod, </text:span>Latitude, Longitude, Commentaire</text:p>
      <text:p text:style-name="P106"><text:span text:style-name="T50">Deuxième tableau le</text:span><text:span text:style-name="T51"> rucher</text:span><text:span text:style-name="T106"> : </text:span></text:p>
      <text:list text:style-name="L6">
        <text:list-item>
          <text:p text:style-name="P399"><text:span text:style-name="T45">Rucher </text:span>: <text:span text:style-name="T107">le nom du rucher</text:span></text:p>
        </text:list-item>
        <text:list-item>
          <text:p text:style-name="P399"><text:span text:style-name="T45">Date </text:span>: la date où la ruche a été mise dans ce rucher</text:p>
        </text:list-item>
        <text:list-item>
          <text:p text:style-name="P399"><text:span text:style-name="T45">Commentaire </text:span>: <text:span text:style-name="T107">le commentaire de cet événement mise en rucher</text:span></text:p>
        </text:list-item>
      </text:list>
      <text:p text:style-name="P99"><text:span text:style-name="T50">p</text:span><text:span text:style-name="T45">uis l’essaim</text:span> :</text:p>
      <text:list text:style-name="L7">
        <text:list-item>
          <text:p text:style-name="P400"><text:span text:style-name="T45">Essaim </text:span>: <text:span text:style-name="T108">nom de l’essaim</text:span></text:p>
        </text:list-item>
        <text:list-item>
          <text:p text:style-name="P400"><text:span text:style-name="T45">Date </text:span>: <text:span text:style-name="T108">la date où l’essaim a été mis dans la ruche</text:span></text:p>
        </text:list-item>
        <text:list-item>
          <text:p text:style-name="P401"><text:span text:style-name="T45">Commentaire </text:span>:<text:span text:style-name="T106"> </text:span><text:span text:style-name="T107">le commentaire de cet événement mise en ruche</text:span></text:p>
        </text:list-item>
      </text:list>
      <text:p text:style-name="P111">Troisième tableau les derniers événements :</text:p>
      <text:list text:style-name="L8">
        <text:list-item>
          <text:p text:style-name="P402"><text:span text:style-name="T62">C</text:span><text:span text:style-name="T63">ommentaire ruche</text:span><text:span text:style-name="T255"> : Commentaire, </text:span><text:span text:style-name="T109">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40388845" text:style-name="L9">
        <text:list-item>
          <text:p text:style-name="P403">la date d’acquisition</text:p>
        </text:list-item>
        <text:list-item>
          <text:p text:style-name="P403">le poids à vide</text:p>
        </text:list-item>
        <text:list-item>
          <text:p text:style-name="P403">le commentaire</text:p>
        </text:list-item>
        <text:list-item>
          <text:p text:style-name="P403">le rucher</text:p>
        </text:list-item>
      </text:list>
      <text:p text:style-name="P134">Des événements ajout des nouvelles ruches dans le rucher sont créés à la date courante <text:span text:style-name="T46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7">P</text:span>ermet d’ajouter ou d’enlever les hausses pour la ruche courante. Il faut cliquer sur le nom de la hausse <text:span text:style-name="T332">dans la liste </text:span><text:span text:style-name="T519">"</text:span><text:span text:style-name="T332">Retirer</text:span><text:span text:style-name="T519">"</text:span><text:span text:style-name="T332"> ou </text:span><text:span text:style-name="T519">"</text:span><text:span text:style-name="T332">Ajouter</text:span><text:span text:style-name="T519">"</text:span>. Un <text:span text:style-name="T350">formulaire permet de saisir la date et un commentaire pour l’</text:span>événement <text:span text:style-name="T520">A</text:span>jout ou <text:span text:style-name="T520">R</text:span>etrait de hausse <text:span text:style-name="T350">qui sera</text:span> créé.</text:p>
      <text:p text:style-name="P171">En cas d’erreur, pour abandonner l’action de retirer ou d’ajouter cliquez sur le titre dans le formulaire.</text:p>
      <text:p text:style-name="Text_20_body"><text:span text:style-name="T257">L</text:span>es hausses posées <text:span text:style-name="T332">sur la ruche </text:span>peuvent être ré-ordonnées par glisser-déposer <text:span text:style-name="T332">dans la liste "Retirer Réordonner".</text:span></text:p>
      <text:p text:style-name="P265">La première hausse posée sur la ruche a le numéro 1, les suivantes 2, 3…</text:p>
      <text:p text:style-name="P266">La liste des hausses pour "Ajouter" affiche les hausses qui ne sont pas posées sur des ruches et les hausses qui sont posées sur d’autres ruches que la ruche courante.</text:p>
      <text:p text:style-name="P266">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404"><text:span text:style-name="T45">Date </text:span>: la date de l’événement avec heure et minute</text:p>
                </text:list-item>
                <text:list-item>
                  <text:p text:style-name="P404"><text:span text:style-name="T45">Événement </text:span>: le type de l’événement</text:p>
                </text:list-item>
                <text:list-item>
                  <text:p text:style-name="P404"><text:span text:style-name="T45">Ruche </text:span>: la ruche</text:p>
                </text:list-item>
                <text:list-item>
                  <text:p text:style-name="P404"><text:span text:style-name="T45">Essaim </text:span>: l’essaim (s’il y a un essaim dans la ruche)</text:p>
                </text:list-item>
                <text:list-item>
                  <text:p text:style-name="P404"><text:span text:style-name="T45">Rucher </text:span>: le rucher</text:p>
                </text:list-item>
                <text:list-item>
                  <text:p text:style-name="P404"><text:span text:style-name="T45">Hausse </text:span>: la hausse s’il s’agit d’un événement ajout ou retrait de hausse</text:p>
                </text:list-item>
                <text:list-item>
                  <text:p text:style-name="P404"><text:span text:style-name="T45">Valeur </text:span>: une valeur caractérisant l’événement (poids, nombre de cadres...) </text:p>
                </text:list-item>
                <text:list-item>
                  <text:p text:style-name="P360">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8">Vous pouvez utiliser ce type d’événement pour noter une tâche à exécuter <text:span text:style-name="T380">pour cet</text:span><text:span text:style-name="T383">te ruche</text:span> à une date future. <text:span text:style-name="T380">Voir l’annexe </text:span><text:span text:style-name="T380"><text:bookmark-ref text:reference-format="chapter" text:ref-name="__RefNumPara__5490_2176436653">11.3</text:bookmark-ref></text:span><text:span text:style-name="T380"><text:s/>pour plus d’informations sur ces notifications.</text:span></text:p>
      <text:h text:style-name="P325" text:outline-level="3"><text:bookmark-start text:name="__RefHeading___Toc3834_34765631041"/>Historique <text:span text:style-name="T466">hausses</text:span><text:bookmark-end text:name="__RefHeading___Toc3834_34765631041"/></text:h>
      <text:p text:style-name="P173"><text:span text:style-name="T290">Affiche tous les événements ajout et retrait de </text:span><text:span text:style-name="T337">hausse sur cette ruche </text:span><text:span text:style-name="T286">et les </text:span><text:span text:style-name="T337">hausses</text:span><text:span text:style-name="T286"> présentes</text:span><text:span text:style-name="T290"> </text:span><text:span text:style-name="T337">sur la ruche</text:span><text:span text:style-name="T290"> </text:span><text:span text:style-name="T289">à la date de ces événements</text:span><text:span text:style-name="T290">.</text:span></text:p>
      <text:p text:style-name="P149">Les champs affichés :</text:p>
      <text:list xml:id="list1244617480" text:style-name="L11">
        <text:list-item>
          <text:p text:style-name="P405"><text:span text:style-name="T45">Date </text:span>: la date de l’événement</text:p>
        </text:list-item>
        <text:list-item>
          <text:p text:style-name="P405"><text:span text:style-name="T45">Type </text:span>: Ajout pour un ajout de <text:span text:style-name="T337">hausse</text:span> <text:span text:style-name="T337">sur la</text:span> ruche, Retrait pour un retrait.</text:p>
        </text:list-item>
        <text:list-item>
          <text:p text:style-name="P405"><text:span text:style-name="T75">Essaim :</text:span> <text:span text:style-name="T337">le nom de l’essaim<text:tab/></text:span></text:p>
        </text:list-item>
        <text:list-item>
          <text:p text:style-name="P405"><text:span text:style-name="T75">Rucher :</text:span> l<text:span text:style-name="T337">e nom du rucher</text:span></text:p>
        </text:list-item>
        <text:list-item>
          <text:p text:style-name="P409"><text:span text:style-name="T45">Hausse </text:span>: le nom de la hausse</text:p>
        </text:list-item>
        <text:list-item>
          <text:p text:style-name="P409"><text:span text:style-name="T45">Commentaire </text:span>: le commentaire de l’événement</text:p>
        </text:list-item>
        <text:list-item>
          <text:p text:style-name="P405"><text:soft-page-break/><text:span text:style-name="T45">État </text:span>: les noms de <text:span text:style-name="T338">hausses </text:span><text:span text:style-name="T339">dans l’ordre de leur empilement, </text:span><text:span text:style-name="T338">présentes sur la ruche</text:span> après le traitement de l’événement.</text:p>
        </text:list-item>
      </text:list>
      <text:p text:style-name="P144"><text:span text:style-name="T253">Cet historique peut être incorrect si </text:span><text:span text:style-name="T286">les dates de événements ajouts ou retrait on été modifiées ou supprimés</text:span><text:span text:style-name="T253">. </text:span><text:span text:style-name="T252">Il peut être corrigé en recréant </text:span><text:span text:style-name="T287">ou modifiant</text:span><text:span text:style-name="T252"> ces événements. </text:span><text:span text:style-name="T291">Voir </text:span><text:span text:style-name="T291"><text:bookmark-ref text:reference-format="chapter" text:ref-name="__RefNumPara__6922_993501421">10.5</text:bookmark-ref></text:span><text:span text:style-name="T291">.</text:span></text:p>
      <text:h text:style-name="P303"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413">Cette liste peut être utile pour faire des impressions à emporter sur le terrain.</text:p>
      <text:p text:style-name="P561">Pour ne lister que les <text:span text:style-name="T570">ruches</text:span> d’un rucher <text:span text:style-name="T570">vous pouvez </text:span>utiliser :</text:p>
      <text:list xml:id="list153856628450131" text:continue-list="list2033996527" text:style-name="L80">
        <text:list-item>
          <text:p text:style-name="P563">la liste déroulante en haut de la page qui vous permet de choisir un des ruchers</text:p>
        </text:list-item>
        <text:list-item>
          <text:p text:style-name="P563">ou <text:span text:style-name="T571">les boutons de</text:span><text:span text:style-name="T83"> liste et liste détaillée des ruches</text:span><text:span text:style-name="T571"> du rucher ordonnées suivant le sens du parcours présents dans les cartes IGN et OSM du rucher (voir </text:span><text:span text:style-name="T571"><text:bookmark-ref text:reference-format="chapter" text:ref-name="__RefNumPara__5455_4220975069">6.8.3</text:bookmark-ref></text:span><text:span text:style-name="T571"><text:s/>et </text:span><text:span text:style-name="T571"><text:bookmark-ref text:reference-format="chapter" text:ref-name="__RefNumPara__7565_3381710122">6.8.4</text:bookmark-ref></text:span><text:span text:style-name="T571">).</text:span></text:p>
        </text:list-item>
      </text:list>
      <text:p text:style-name="P130">La liste <text:span text:style-name="T266">détaillée</text:span> des ruches affiche les champs suivants <text:span text:style-name="T272">(les + indiquent les champs ajoutés </text:span><text:span text:style-name="T273">ou plus détaillés </text:span><text:span text:style-name="T272">par rapport à la liste simple des ruches)</text:span> :</text:p>
      <text:list xml:id="list153854616312923" text:continue-list="list3884287915" text:style-name="L2">
        <text:list-item>
          <text:p text:style-name="P344"><text:span text:style-name="T45">Nom </text:span>: nom de la ruche (lien vers la page détail de la ruche)</text:p>
        </text:list-item>
        <text:list-item>
          <text:p text:style-name="P344"><text:span text:style-name="T45">Essaim </text:span>: nom de l’essaim (lien vers la page détail de l’essaim)</text:p>
        </text:list-item>
        <text:list-item>
          <text:p text:style-name="P410"><text:span text:style-name="T70">+ </text:span><text:span text:style-name="T45">Acquisition </text:span>: date d’acquisition de l’essaim</text:p>
        </text:list-item>
        <text:list-item>
          <text:p text:style-name="P410"><text:span text:style-name="T70">+ </text:span><text:span text:style-name="T45">Commentaire </text:span><text:span text:style-name="T81">Essaim </text:span><text:span text:style-name="T148">: le commentaire de l’essaim</text:span></text:p>
        </text:list-item>
        <text:list-item>
          <text:p text:style-name="P344"><text:span text:style-name="T45">Rucher </text:span>: nom du rucher (lien vers la page détail du rucher)</text:p>
        </text:list-item>
        <text:list-item>
          <text:p text:style-name="P344"><text:span text:style-name="T45">Date </text:span>: date d’ajout de cette ruche dans le rucher</text:p>
        </text:list-item>
        <text:list-item>
          <text:p text:style-name="P350">Prod <text:span text:style-name="T131">: ruche de production si </text:span><text:span text:style-name="T139">"oui". </text:span><text:span text:style-name="T140">Cela permet de ne pas prendre en compte les ruches qui ne sont pas de production (élevage) dans les statistiques </text:span><text:span text:style-name="T141">de production de miel.</text:span></text:p>
        </text:list-item>
        <text:list-item>
          <text:p text:style-name="P352">Active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ruche active si "oui"</text:span></text:p>
        </text:list-item>
        <text:list-item>
          <text:p text:style-name="P344"><text:span text:style-name="T45">Acquisition </text:span>: date d’acquisition de la ruche</text:p>
        </text:list-item>
        <text:list-item>
          <text:p text:style-name="P344"><text:span text:style-name="T45">Poids </text:span>: poids de la ruche vide</text:p>
        </text:list-item>
        <text:list-item>
          <text:p text:style-name="P411"><text:span text:style-name="T73">+ </text:span><text:span text:style-name="T45">Poids </text:span><text:span text:style-name="T74">total</text:span>: poids, <text:span text:style-name="T275">date et commentaire</text:span> du dernier événement pesée de la ruche.</text:p>
        </text:list-item>
        <text:list-item>
          <text:p text:style-name="P344"><text:span text:style-name="T72">+ </text:span><text:span text:style-name="T45">Cadres </text:span>: nombre de cadres (si à jour dans les événements cadre de la ruche) <text:span text:style-name="T274">date et commentaire d</text:span><text:span text:style-name="T275">u dernier </text:span><text:span text:style-name="T274">événement Ajout Cadre.</text:span></text:p>
        </text:list-item>
        <text:list-item>
          <text:p text:style-name="P344"><text:span text:style-name="T45">Cadres max</text:span> : nom de cadres max du type de ruche</text:p>
        </text:list-item>
        <text:list-item>
          <text:p text:style-name="P344"><text:span text:style-name="T45">Type </text:span>: type de ruche</text:p>
        </text:list-item>
        <text:list-item>
          <text:p text:style-name="P345"><text:span text:style-name="T70">+ </text:span><text:span text:style-name="T45">Hausses </text:span>: <text:span text:style-name="T269">nom des hausses </text:span><text:span text:style-name="T270">posées sur la ruche,</text:span><text:span text:style-name="T269"> </text:span><text:span text:style-name="T558">suivis de la date et du commentaire de l’événement Pose Hausse.</text:span></text:p>
        </text:list-item>
        <text:list-item>
          <text:p text:style-name="P346"><text:span text:style-name="T82">Latitude</text:span><text:span text:style-name="T559"> et longitude si affichage demandé dans Admin/Préférences</text:span></text:p>
        </text:list-item>
        <text:list-item>
          <text:p text:style-name="P358">Longitude</text:p>
        </text:list-item>
        <text:list-item>
          <text:p text:style-name="P412"><text:span text:style-name="T45">Commentaire </text:span><text:span text:style-name="T81">Ruche </text:span><text:span text:style-name="T148">: le commentaire de la ruche</text:span></text:p>
        </text:list-item>
        <text:list-item>
          <text:p text:style-name="P414"><text:soft-page-break/><text:span text:style-name="T71">+ </text:span><text:span text:style-name="T45">Reine marquée</text:span> : oui/non</text:p>
        </text:list-item>
        <text:list-item>
          <text:p text:style-name="P414"><text:span text:style-name="T71">+ </text:span><text:span text:style-name="T45">Couleur de marquage</text:span> de la reine</text:p>
        </text:list-item>
        <text:list-item>
          <text:p text:style-name="P414"><text:span text:style-name="T71">+ </text:span><text:span text:style-name="T45">Date de naissance</text:span> de la reine</text:p>
        </text:list-item>
        <text:list-item>
          <text:p text:style-name="P414"><text:span text:style-name="T71">+ </text:span><text:span text:style-name="T80">Événements</text:span><text:span text:style-name="T45">1</text:span> <text:span text:style-name="T267">2 et 3 les <text:s/>derniers </text:span><text:span text:style-name="T268">événements</text:span><text:span text:style-name="T267"> de l</text:span><text:span text:style-name="T554">a ruche. </text:span><text:span text:style-name="T555">Affiche le type d’événement, suivi de sa valeur (par exemple le poids </text:span><text:span text:style-name="T560">de sucre ajouté</text:span><text:span text:style-name="T555">), de sa date et du commentaire de cet événement. </text:span><text:span text:style-name="T560">Les événements Cadres, Pesée et Pose de Hausse ne sont pas affichés car déjà présent</text:span><text:span text:style-name="T572">s</text:span><text:span text:style-name="T560"> dans d’autres colonnes.</text:span></text:p>
        </text:list-item>
        <text:list-item>
          <text:p text:style-name="P361"><text:span text:style-name="T271">+ </text:span><text:span text:style-name="T554">Événements</text:span>2</text:p>
        </text:list-item>
        <text:list-item>
          <text:p text:style-name="P361"><text:span text:style-name="T271">+ </text:span><text:span text:style-name="T554">Événements</text:span>3</text:p>
        </text:list-item>
      </text:list>
      <text:h text:style-name="P297"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6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15"><text:span text:style-name="T45">Nom </text:span>: le nom du type de ruche (par exemple Dadant, Langstroth, Cloake20..)</text:p>
        </text:list-item>
        <text:list-item>
          <text:p text:style-name="P415"><text:span text:style-name="T45">Cadre max </text:span>: le nombre de cadres max de ce type de ruche</text:p>
        </text:list-item>
        <text:list-item>
          <text:p text:style-name="P362"><text:span text:style-name="T552">R</text:span>uches <text:span text:style-name="T551">avec essaim</text:span> <text:span text:style-name="T131">: le nombre de ruches </text:span><text:span text:style-name="T147">avec essaim et </text:span><text:span text:style-name="T131">actives de ce type</text:span></text:p>
        </text:list-item>
        <text:list-item>
          <text:p text:style-name="P363"><text:span text:style-name="T552">R</text:span>uches <text:span text:style-name="T551">sans essaim</text:span><text:span text:style-name="T131"> : le nombre de ruches</text:span><text:span text:style-name="T147"> sans essaim et</text:span><text:span text:style-name="T131"> actives de ce type</text:span></text:p>
        </text:list-item>
        <text:list-item>
          <text:p text:style-name="P362">Commentaire</text:p>
        </text:list-item>
      </text:list>
      <text:h text:style-name="P304" text:outline-level="2"><text:bookmark-start text:name="__RefHeading___Toc1070_1613789997"/>Création<text:bookmark-end text:name="__RefHeading___Toc1070_1613789997"/></text:h>
      <text:p text:style-name="P273">Vous pouvez créer un nouveau type de ruche en cliquant sur le "+" dans la liste des types de ruches.</text:p>
      <text:p text:style-name="P273">Le formulaire de création présente les champs suivants :</text:p>
      <text:list text:style-name="L13">
        <text:list-item>
          <text:p text:style-name="P416"><text:span text:style-name="T45">Nom </text:span>: ce champ doit être renseigné</text:p>
        </text:list-item>
        <text:list-item>
          <text:p text:style-name="P416"><text:span text:style-name="T45">Cadres max</text:span> : ce champ doit être renseigné</text:p>
        </text:list-item>
        <text:list-item>
          <text:p text:style-name="P364">Commentaire</text:p>
        </text:list-item>
      </text:list>
      <text:h text:style-name="P305" text:outline-level="2"><text:bookmark-start text:name="__RefHeading___Toc1129_1613789997 Copie 1"/>Détail d'un <text:span text:style-name="T538">type de ruche</text:span><text:bookmark-end text:name="__RefHeading___Toc1129_1613789997 Copie 1"/></text:h>
      <text:p text:style-name="P4">On accède <text:span text:style-name="T118">à cette page</text:span> en cliquant sur le nom d’un <text:span text:style-name="T538">type de ruche</text:span> <text:span text:style-name="T9">(pages liste des </text:span><text:span text:style-name="T538">types de </text:span><text:span text:style-name="T9">ruches ou des </text:span><text:span text:style-name="T539">ruches</text:span><text:span text:style-name="T9">, détail d’un</text:span><text:span text:style-name="T539">e</text:span><text:span text:style-name="T9"> </text:span><text:span text:style-name="T539">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7">u type de ruche</text:span>:</text:p>
      <text:p text:style-name="P117">Nom, nombre de cadres max, <text:span text:style-name="T539">Commentaire</text:span>.</text:p>
      <text:p text:style-name="P119"><text:span text:style-name="T45">Deuxième tableau l</text:span><text:span text:style-name="T77">iste des</text:span><text:span text:style-name="T45"> ruche</text:span><text:span text:style-name="T77">s de ce type.</text:span></text:p>
      <text:p text:style-name="P105">Les boutons d’action en haut à droite de la page <text:span text:style-name="T113">détail d’un </text:span><text:span text:style-name="T538">type de ruche</text:span><text:span text:style-name="T121"> :</text:span></text:p>
      <text:h text:style-name="P326" text:outline-level="3"><text:bookmark-start text:name="__RefHeading___Toc3812_3476563104 Copie 1"/>Modifier<text:bookmark-end text:name="__RefHeading___Toc3812_3476563104 Copie 1"/></text:h>
      <text:p text:style-name="P272"><text:span text:style-name="T31">L</text:span><text:span text:style-name="T24">es champs affichés sont les mêmes que pour la créatio</text:span><text:span text:style-name="T23">n</text:span><text:span text:style-name="T24">.</text:span></text:p>
      <text:h text:style-name="P326" text:outline-level="3"><text:bookmark-start text:name="__RefHeading___Toc3816_3476563104 Copie 1"/>Supprimer<text:bookmark-end text:name="__RefHeading___Toc3816_3476563104 Copie 1"/></text:h>
      <text:p text:style-name="P274">Si le type de ruche est utilisé par des ruches (actives ou inactives) sa suppression sera refusée.</text:p>
      <text:h text:style-name="Heading_20_2" text:outline-level="2" text:is-list-header="true"/>
      <text:h text:style-name="P297" text:outline-level="1"><text:bookmark-start text:name="__RefHeading___Toc1074_1613789997"/>Essaims<text:bookmark-end text:name="__RefHeading___Toc1074_1613789997"/></text:h>
      <text:p text:style-name="P22">Un essaim est composé d’une reine et des abeilles de la colonie placé<text:span text:style-name="T111">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180">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P7"><text:span text:style-name="T10">La liste des </text:span><text:span text:style-name="T17">essaims</text:span><text:span text:style-name="T10"> affiche les champs suivants :</text:span></text:p>
      <text:list xml:id="list153856394808775" text:continue-list="list153854616312923" text:style-name="L2">
        <text:list-item>
          <text:p text:style-name="P417"><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7"><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7"><text:span text:style-name="T45">Rucher </text:span>: <text:span text:style-name="T12">nom du rucher (lien vers la page détail du rucher)</text:span></text:p>
        </text:list-item>
        <text:list-item>
          <text:p text:style-name="P353">Acti<text:span text:style-name="T543">f</text:span>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text:span><text:span text:style-name="T143">essaim</text:span><text:span text:style-name="T131"> acti</text:span><text:span text:style-name="T143">f</text:span><text:span text:style-name="T131"> si "oui"</text:span></text:p>
        </text:list-item>
        <text:list-item>
          <text:p text:style-name="P417"><text:span text:style-name="T45">Acquisition </text:span>: <text:span text:style-name="T13">date d’acquisition de l’</text:span><text:span text:style-name="T18">essaim</text:span></text:p>
        </text:list-item>
        <text:list-item>
          <text:p text:style-name="P419"><text:span text:style-name="T45">Reine marquée </text:span>: oui ou non</text:p>
        </text:list-item>
        <text:list-item>
          <text:p text:style-name="P419"><text:span text:style-name="T45">Couleur de marquage</text:span> : la couleur du marquage de la reine <text:span text:style-name="T206">(même si la reine n’est pas effectivement marquée)</text:span>. Les couleurs reviennent de façon cyclique pour marquer les reines. Reine née les années se terminant par :</text:p>
          <text:list>
            <text:list-item>
              <text:p text:style-name="P419">0 ou 5 bleu</text:p>
            </text:list-item>
            <text:list-item>
              <text:p text:style-name="P419">1 ou 6 blanc</text:p>
            </text:list-item>
            <text:list-item>
              <text:p text:style-name="P419">2 ou 7 jaune</text:p>
            </text:list-item>
            <text:list-item>
              <text:p text:style-name="P419">3 ou 8 rouge</text:p>
            </text:list-item>
            <text:list-item>
              <text:p text:style-name="P419">4 ou 9 vert</text:p>
            </text:list-item>
          </text:list>
        </text:list-item>
        <text:list-item>
          <text:p text:style-name="P419"><text:span text:style-name="T45">Date de naissance</text:span> : <text:span text:style-name="T19">la date de naissance de la reine (qui détermine la couleur de marquage à utiliser)</text:span></text:p>
        </text:list-item>
        <text:list-item>
          <text:p text:style-name="P419"><text:span text:style-name="T45">Souche </text:span>: <text:span text:style-name="T20">le nom de l’essaim souche de la reine </text:span><text:span text:style-name="T179">(permet de trace le graphe de descendance </text:span><text:span text:style-name="T179"><text:bookmark-ref text:reference-format="chapter" text:ref-name="__RefNumPara__5362_958657291">4.8.6</text:bookmark-ref></text:span><text:span text:style-name="T179">)</text:span></text:p>
        </text:list-item>
        <text:list-item>
          <text:p text:style-name="P419"><text:span text:style-name="T45">Agressivité </text:span>: <text:span text:style-name="T20">de 1 à 5, 5 très agressive</text:span></text:p>
        </text:list-item>
        <text:list-item>
          <text:p text:style-name="P419"><text:span text:style-name="T45">Propreté </text:span>: <text:span text:style-name="T20">de 1 à 5, 5 très propre</text:span></text:p>
        </text:list-item>
        <text:list-item>
          <text:p text:style-name="P347"><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72">essaim</text:span><text:span text:style-name="T5"> en cliquant sur le "+" dans la liste des </text:span><text:span text:style-name="T172">essaims</text:span><text:span text:style-name="T5">.</text:span></text:p>
      <text:p text:style-name="P26">Le formulaire de création présente les champs suivants :</text:p>
      <text:list text:style-name="L14">
        <text:list-item>
          <text:p text:style-name="P365">Nom <text:span text:style-name="T131">: </text:span><text:span text:style-name="T135">ce champ doit être renseigné</text:span></text:p>
        </text:list-item>
        <text:list-item>
          <text:p text:style-name="P365">Reine marquée</text:p>
        </text:list-item>
        <text:list-item>
          <text:p text:style-name="P365">Date de naissance</text:p>
        </text:list-item>
        <text:list-item>
          <text:p text:style-name="P420"><text:span text:style-name="T45">Actif </text:span>: <text:s/><text:span text:style-name="T96">en création on met l’essaim actif. </text:span><text:span text:style-name="T568">Pour indiquer la fin d’un essaim, on le disperse </text:span><text:span text:style-name="T568"><text:bookmark-ref text:reference-format="chapter" text:ref-name="__RefNumPara__7778_1055666359">4.8.7</text:bookmark-ref></text:span><text:span text:style-name="T568">. Cette action inactive l’essaim et crée un événement dispersion qui indique la date de fin de vie de l’essaim. L’essaim</text:span><text:span text:style-name="T1"> n’apparaît </text:span><text:span text:style-name="T568">alors</text:span><text:span text:style-name="T1"> plus dans les listes, mais </text:span><text:span text:style-name="T96">il</text:span><text:span text:style-name="T1"> existe toujours comme référence pour </text:span><text:span text:style-name="T2">l’historique d’un rucher ou pour les récoltes passées.</text:span></text:p>
        </text:list-item>
        <text:list-item>
          <text:p text:style-name="P365">Date d'acquisition</text:p>
        </text:list-item>
        <text:list-item>
          <text:p text:style-name="P421"><text:span text:style-name="T45">Commentaire </text:span>: <text:span text:style-name="T5">un commentaire sur l’</text:span><text:span text:style-name="T154">essaim</text:span><text:span text:style-name="T5">. </text:span><text:span text:style-name="T152">Vous pouvez par la suite créer de</text:span><text:span text:style-name="T232">s</text:span><text:span text:style-name="T152"> événements commentaire </text:span><text:span text:style-name="T153">essaim</text:span><text:span text:style-name="T152"> datés indépendamment de ce champ.</text:span></text:p>
        </text:list-item>
        <text:list-item>
          <text:p text:style-name="P365">Souche</text:p>
        </text:list-item>
        <text:list-item>
          <text:p text:style-name="P365">Agressivité</text:p>
        </text:list-item>
        <text:list-item>
          <text:p text:style-name="P365">Propreté</text:p>
        </text:list-item>
      </text:list>
      <text:h text:style-name="P306" text:outline-level="2"><text:bookmark-start text:name="__RefHeading___Toc4212_3240690596"/>Commentaire par lot<text:bookmark-end text:name="__RefHeading___Toc4212_3240690596"/></text:h>
      <text:p text:style-name="P178"><text:span text:style-name="T345">Vous pouvez à partir de la liste des </text:span><text:span text:style-name="T346">essaims</text:span><text:span text:style-name="T345"> créer des événements commentaires identiques pour un lot d’</text:span><text:span text:style-name="T346">essaims</text:span><text:span text:style-name="T345">.</text:span></text:p>
      <text:p text:style-name="P178">Sélectionner dans la liste les lignes des <text:span text:style-name="T346">essaims</text:span> à traiter en cliquant dans ces lignes puis cliquer sur le bouton "Ajouter des événements Commentaires".</text:p>
      <text:p text:style-name="P97">Dans le formulaire saisir :</text:p>
      <text:list xml:id="list153856736972072" text:continue-list="list3927741838" text:style-name="L4">
        <text:list-item>
          <text:p text:style-name="P391">la date de l’événement</text:p>
        </text:list-item>
        <text:list-item>
          <text:p text:style-name="P391">un commentaire</text:p>
        </text:list-item>
      </text:list>
      <text:p text:style-name="P97">Les événements "Essaim commentaire" sont créés pour les essaims sélectionnés.</text:p>
      <text:p text:style-name="P74">Sélection des lignes :</text:p>
      <text:list text:style-name="L15">
        <text:list-item>
          <text:p text:style-name="P397">cliquer dans une zone de la ligne qui n’a pas de lien</text:p>
        </text:list-item>
        <text:list-item>
          <text:p text:style-name="P397">utiliser <text:span text:style-name="T202">un clic simple</text:span> pour ajouter ou retirer une ligne à la sélection</text:p>
        </text:list-item>
        <text:list-item>
          <text:p text:style-name="P397">utiliser "majuscule clic" pour ajouter une série de lignes qui se suivent.</text:p>
        </text:list-item>
      </text:list>
      <text:h text:style-name="P306" text:outline-level="2"><text:bookmark-start text:name="__RefHeading___Toc4214_3240690596"/>Ajout de sucre par lot<text:bookmark-end text:name="__RefHeading___Toc4214_3240690596"/></text:h>
      <text:p text:style-name="P179"><text:span text:style-name="T345">Vous pouvez à partir de la liste des </text:span><text:span text:style-name="T346">essaims</text:span><text:span text:style-name="T345"> créer des événements </text:span><text:span text:style-name="T347">"ajout de sucre"</text:span><text:span text:style-name="T345"> identiques pour un lot d’</text:span><text:span text:style-name="T346">essaims</text:span><text:span text:style-name="T345">.</text:span></text:p>
      <text:p text:style-name="P179"><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53856196866820" text:continue-list="list153856736972072" text:style-name="L4">
        <text:list-item>
          <text:p text:style-name="P393">la date du traitement</text:p>
        </text:list-item>
        <text:list-item>
          <text:p text:style-name="P422">le poids de sucre en kg</text:p>
        </text:list-item>
        <text:list-item>
          <text:p text:style-name="P39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5">Vous pouvez à partir de la liste des </text:span><text:span text:style-name="T346">essaims</text:span><text:span text:style-name="T345"> créer des événements </text:span><text:span text:style-name="T348">"traitement" (contre le varroa)</text:span><text:span text:style-name="T345"> identiques pour un lot d’</text:span><text:span text:style-name="T346">essaims</text:span><text:span text:style-name="T345">.</text:span></text:p>
      <text:p text:style-name="P15">Sélectionner dans la liste les lignes des essaims à traiter en cliquant dans ces lignes puis cliquer sur le bouton "Ajouter des événements traitement".</text:p>
      <text:p text:style-name="P15">Dans le formulaire saisir :</text:p>
      <text:list xml:id="list153856643180760" text:continue-numbering="true" text:style-name="L4">
        <text:list-item>
          <text:p text:style-name="P394">la date du traitement</text:p>
        </text:list-item>
        <text:list-item>
          <text:p text:style-name="P394">s’il s’agit d’événements de fin de traitement, cliquer la case à cocher "Fin de traitement"</text:p>
        </text:list-item>
        <text:list-item>
          <text:p text:style-name="P394">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67">par</text:span> essaim.</text:p>
      <text:p text:style-name="P292">Les essaims qui n’ont pas participé à la production (pas de hausse de récolte) ne sont pas affichés.</text:p>
      <text:p text:style-name="Text_20_body">Les lignes affichent :</text:p>
      <text:list text:style-name="L16">
        <text:list-item>
          <text:p text:style-name="P423"><text:span text:style-name="T45">Essaim </text:span>: le nom de l’essaim</text:p>
        </text:list-item>
        <text:list-item>
          <text:p text:style-name="P423"><text:span text:style-name="T45">Acquisition </text:span>: la date d’acquisition de l’essaim</text:p>
        </text:list-item>
        <text:list-item>
          <text:p text:style-name="P423"><text:span text:style-name="T45">Dispersion </text:span>: la date de dispersion de l’essaim s’il a été dispersé</text:p>
        </text:list-item>
        <text:list-item>
          <text:p text:style-name="P423"><text:span text:style-name="T45">Durée </text:span>: le durée de production de l’essaim en jours</text:p>
          <text:list>
            <text:list-item>
              <text:p text:style-name="P423">si l’essaim a été dispersé : date acquisition – date dispersion</text:p>
            </text:list-item>
            <text:list-item>
              <text:p text:style-name="P423">sinon : date acquisition – date du jour</text:p>
            </text:list-item>
          </text:list>
        </text:list-item>
        <text:list-item>
          <text:p text:style-name="P423"><text:span text:style-name="T45">Total </text:span>: poids total de miel en kg sur la durée d’existence</text:p>
        </text:list-item>
        <text:list-item>
          <text:p text:style-name="P423"><text:span text:style-name="T45">Max </text:span>: récolte max en kg</text:p>
        </text:list-item>
        <text:list-item>
          <text:p text:style-name="P423"><text:span text:style-name="T45">Min </text:span>: récolte min en kg</text:p>
        </text:list-item>
        <text:list-item>
          <text:p text:style-name="P423"><text:soft-page-break/><text:span text:style-name="T45">Moyen </text:span>: moyenne par année d’existence</text:p>
        </text:list-item>
      </text:list>
      <text:p text:style-name="Text_20_body">On peut filtrer les résultats :</text:p>
      <text:list text:style-name="L17">
        <text:list-item>
          <text:p text:style-name="P424">pour n’afficher que la production des essaims dans un rucher donné (on n’affiche plus la moyenne puisqu’elle dépend de la présence ou non de l’essaim dans ce rucher).</text:p>
        </text:list-item>
        <text:list-item>
          <text:p text:style-name="P424">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25"><text:span text:style-name="T52">la ruche </text:span><text:span text:style-name="T114">:</text:span></text:p>
        </text:list-item>
      </text:list>
      <text:list text:style-name="L19">
        <text:list-item>
          <text:list>
            <text:list-item>
              <text:p text:style-name="P426"><text:span text:style-name="T51">Ruche </text:span><text:span text:style-name="T106">: </text:span><text:span text:style-name="T116">le nom de la ruche</text:span></text:p>
            </text:list-item>
            <text:list-item>
              <text:p text:style-name="P426"><text:span text:style-name="T51">Date </text:span><text:span text:style-name="T106">: </text:span><text:span text:style-name="T116">la date d’ajout de l’essaim dans la ruche</text:span></text:p>
            </text:list-item>
            <text:list-item>
              <text:p text:style-name="P426"><text:span text:style-name="T52">C</text:span><text:span text:style-name="T51">ommentaire </text:span><text:span text:style-name="T106">: </text:span><text:span text:style-name="T116">le commentaire de cet événement ajout</text:span><text:span text:style-name="T106"> <text:tab/></text:span></text:p>
            </text:list-item>
          </text:list>
        </text:list-item>
        <text:list-item>
          <text:p text:style-name="P427"><text:span text:style-name="T51">P</text:span><text:span text:style-name="T52">uis </text:span><text:span text:style-name="T53">le</text:span><text:span text:style-name="T52"> rucher</text:span><text:span text:style-name="T114"> :</text:span></text:p>
        </text:list-item>
      </text:list>
      <text:list text:style-name="L20">
        <text:list-item>
          <text:list>
            <text:list-item>
              <text:p text:style-name="P428"><text:span text:style-name="T51">Rucher </text:span><text:span text:style-name="T106">: </text:span><text:span text:style-name="T116">le nom du rucher</text:span></text:p>
            </text:list-item>
            <text:list-item>
              <text:p text:style-name="P428"><text:span text:style-name="T51">Date </text:span><text:span text:style-name="T106">: <text:s/></text:span><text:span text:style-name="T116">la date d’ajout de la ruche dans le rucher</text:span></text:p>
            </text:list-item>
            <text:list-item>
              <text:p text:style-name="P428"><text:span text:style-name="T51">Commentaire </text:span><text:span text:style-name="T106">: </text:span><text:span text:style-name="T116">le commentaire de cet événement ajout</text:span></text:p>
            </text:list-item>
          </text:list>
        </text:list-item>
      </text:list>
      <text:p text:style-name="P109">Troisième tableau les derniers événements <text:span text:style-name="T130">traitement, sucre et commentaire </text:span><text:span text:style-name="T553">essaim</text:span> :</text:p>
      <text:list text:style-name="L21">
        <text:list-item>
          <text:p text:style-name="P429"><text:span text:style-name="T53">Traitement varroa</text:span><text:span text:style-name="T115"> : </text:span><text:span text:style-name="T117">Début/Fin,</text:span><text:span text:style-name="T106"> Date, Commentaire</text:span></text:p>
        </text:list-item>
        <text:list-item>
          <text:p text:style-name="P429"><text:span text:style-name="T53">Ajout/Retrait de sucre</text:span><text:span text:style-name="T115"> : </text:span><text:span text:style-name="T117">Poids, </text:span><text:span text:style-name="T106">Date, Commentaire <text:tab/></text:span></text:p>
        </text:list-item>
        <text:list-item>
          <text:p text:style-name="P429"><text:span text:style-name="T53">Commentaire </text:span><text:span text:style-name="T78">essaim</text:span><text:span text:style-name="T53"> </text:span><text:span text:style-name="T115">: </text:span><text:span text:style-name="T106">Commentaire </text:span><text:span text:style-name="T553">essaim</text:span><text:span text:style-name="T106">, Date</text:span></text:p>
        </text:list-item>
      </text:list>
      <text:p text:style-name="P108"><text:span text:style-name="T341">Quatrième</text:span> tableau les derniers événements <text:span text:style-name="T130">pesée et cadre</text:span> :</text:p>
      <text:list text:style-name="L22">
        <text:list-item>
          <text:p text:style-name="P430"><text:span text:style-name="T69">Pesée </text:span><text:span text:style-name="T134">:</text:span><text:span text:style-name="T132"> Poids en kg, Date, Commentaire</text:span></text:p>
        </text:list-item>
        <text:list-item>
          <text:p text:style-name="P430"><text:soft-page-break/><text:span text:style-name="T69">Cadres </text:span><text:span text:style-name="T134">: </text:span><text:span text:style-name="T132">Cadres </text:span><text:span text:style-name="T133">(leur nombre)</text:span><text:span text:style-name="T132">, Date, Commentaire</text:span></text:p>
        </text:list-item>
      </text:list>
      <text:p text:style-name="P175"><text:span text:style-name="T76">C</text:span><text:span text:style-name="T45">inquième tableau les récoltes de cet essaim</text:span><text:span text:style-name="T131"> :</text:span></text:p>
      <text:list text:style-name="L23">
        <text:list-item>
          <text:p text:style-name="P431"><text:span text:style-name="T45">Récoltes </text:span><text:span text:style-name="T131">: les récoltes auxquelles cet essaim à participé</text:span></text:p>
        </text:list-item>
        <text:list-item>
          <text:p text:style-name="P431"><text:span text:style-name="T45">Ruchers </text:span><text:span text:style-name="T131">: les ruchers de la récolte pour cet essaim</text:span></text:p>
        </text:list-item>
        <text:list-item>
          <text:p text:style-name="P431"><text:span text:style-name="T45">Poids </text:span><text:span text:style-name="T131">: le poids de miel récolté pour cet essaim</text:span></text:p>
        </text:list-item>
      </text:list>
      <text:p text:style-name="P48"/>
      <text:p text:style-name="P103">Les boutons d’action en haut à droite de la page <text:span text:style-name="T113">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2">tre déjà utilisés</text:span>.</text:p>
      <text:p text:style-name="Text_20_body">Les ruche<text:span text:style-name="T233">s</text:span> doivent exister et être vide<text:span text:style-name="T261">s</text:span> d’essaim.</text:p>
      <text:p text:style-name="Text_20_body">Par exemple la saisie de "e1;r1,e2;r2,e3" permettra de : </text:p>
      <text:list text:style-name="L24">
        <text:list-item>
          <text:p text:style-name="P432">créer l’essaim e1 et le mettre dans la ruche vide r1 </text:p>
        </text:list-item>
        <text:list-item>
          <text:p text:style-name="P432">créer l’essaim e2 et le mettre dans la ruche vide r2</text:p>
        </text:list-item>
        <text:list-item>
          <text:p text:style-name="P432">créer l’essaim e3</text:p>
        </text:list-item>
      </text:list>
      <text:p text:style-name="P85">Les événements correspondants "essaim mis dans ruche" avec un commentaire rappelant le nom de l’essaim cloné sont créés.</text:p>
      <text:p text:style-name="P84">Attention <text:span text:style-name="T262">de</text:span> bien partir d’un <text:span text:style-name="T228">essaim</text:span> avec des caractéristiques recherchées pour les clones. Les champs conservés sont :</text:p>
      <text:list xml:id="list2987132172" text:style-name="L25">
        <text:list-item>
          <text:p text:style-name="P434">la date d’acquisition</text:p>
        </text:list-item>
      </text:list>
      <text:list xml:id="list153855082474824" text:continue-list="list440388845" text:style-name="L9">
        <text:list-item>
          <text:p text:style-name="P436">la date d<text:span text:style-name="T229">e naissance de la reine</text:span></text:p>
        </text:list-item>
        <text:list-item>
          <text:p text:style-name="P436">le <text:span text:style-name="T229">marquage de la reine (oui/non)</text:span></text:p>
        </text:list-item>
        <text:list-item>
          <text:p text:style-name="P436">l’<text:span text:style-name="T229">essaim souche</text:span></text:p>
        </text:list-item>
        <text:list-item>
          <text:p text:style-name="P435">l’agressivité</text:p>
        </text:list-item>
        <text:list-item>
          <text:p text:style-name="P435">la propreté</text:p>
        </text:list-item>
        <text:list-item>
          <text:p text:style-name="P43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5">crée </text:span>un nouvel essaim pour l<text:span text:style-name="T234">a</text:span> ruche concernée car la reine a changé.</text:p>
      <text:p text:style-name="Text_20_body"><text:soft-page-break/>Essaimer sur un essaim E d’une ruche R :</text:p>
      <text:list text:style-name="L26">
        <text:list-item>
          <text:p text:style-name="P437">Crée un nouvel essaim E_e (le suffixe _e peut être modifié à la configuration de l’application ou manuellement dans le formulaire).</text:p>
          <text:list>
            <text:list-item>
              <text:p text:style-name="P437">la date d’acquisition et de naissance de la reine sont la date du formulaire</text:p>
            </text:list-item>
            <text:list-item>
              <text:p text:style-name="P437">la souche est l’essaim E</text:p>
            </text:list-item>
            <text:list-item>
              <text:p text:style-name="P437">la reine n’est pas marquée</text:p>
            </text:list-item>
            <text:list-item>
              <text:p text:style-name="P437">l’agressivité et la propreté de E sont conservées.</text:p>
            </text:list-item>
          </text:list>
        </text:list-item>
        <text:list-item>
          <text:p text:style-name="P437">Disperse l’essaim E (essaimage) : <text:span text:style-name="T284">l’essaim est rendu inactif, un événement dispersion est créé.</text:span></text:p>
        </text:list-item>
        <text:list-item>
          <text:p text:style-name="P437">Met le nouvel essaim E_e dans l<text:span text:style-name="T234">a</text:span> ruche R. <text:span text:style-name="T284">Un événement "Essaim mis dans ruche" est créé.</text:span></text:p>
        </text:list-item>
      </text:list>
      <text:p text:style-name="P138">Les champs du formulaire :</text:p>
      <text:list text:style-name="L27">
        <text:list-item>
          <text:p text:style-name="P366">Date</text:p>
        </text:list-item>
        <text:list-item>
          <text:p text:style-name="P366">Nom du nouvel essaim</text:p>
        </text:list-item>
        <text:list-item>
          <text:p text:style-name="P366">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9">Met l’essaim courant dans une ruche. Il faut choisir la nouvelle ruche dans l<text:span text:style-name="T235">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8">Un événement dispersion de l’essaim </text:span><text:span text:style-name="T280">sera</text:span><text:span text:style-name="T278"> alors créé.</text:span></text:p>
      <text:p text:style-name="P78"><text:span text:style-name="T281">D</text:span>ans le formulaire :</text:p>
      <text:list text:style-name="L28">
        <text:list-item>
          <text:p text:style-name="P439">saisir la date</text:p>
        </text:list-item>
        <text:list-item>
          <text:p text:style-name="P439">un commentaire</text:p>
        </text:list-item>
        <text:list-item>
          <text:p text:style-name="P438"><text:span text:style-name="T248">et cocher la case "Échanger les positions de</text:span><text:span text:style-name="T249">s</text:span><text:span text:style-name="T248"> ruches" <text:s/>si besoin. </text:span><text:span text:style-name="T279">Les deux événements d’ajout des ruches dans les ruchers sont alors créés si les ruches sont dans des ruchers différents. </text:span><text:span text:style-name="T282">La date saisie dans le formulaire doit alors être postérieure au dernier mouvement des deux ruches.</text:span></text:p>
        </text:list-item>
      </text:list>
      <text:p text:style-name="P137">Un événement "<text:span text:style-name="T282">E</text:span>ssaim <text:span text:style-name="T282">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4">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text:soft-page-break/>Graphe de descendance<text:bookmark-end text:name="__RefHeading___Toc3681_3061578475"/><text:bookmark-end text:name="__RefNumPara__5362_958657291"/></text:h>
      <text:p text:style-name="P86">Le graphe de descendance complet de cet essaim <text:span text:style-name="T243">(grâce au champ Souche des essaims)</text:span>. <text:span text:style-name="T208">Les noms des essaims sont affichés sur les nœuds du graphe. En mettant le pointeur de la souris sur un nœud, une fenêtre s’ouvre affichant :</text:span></text:p>
      <text:list text:style-name="L29">
        <text:list-item>
          <text:p text:style-name="P440"><text:span text:style-name="T84">l</text:span><text:span text:style-name="T208">e</text:span><text:span text:style-name="T84"> nom </text:span><text:span text:style-name="T208">de l’essaim, son état actif ou inactif, sa date d’acquisition</text:span></text:p>
        </text:list-item>
        <text:list-item>
          <text:p text:style-name="P441">sa ruche</text:p>
        </text:list-item>
        <text:list-item>
          <text:p text:style-name="P441">son rucher</text:p>
        </text:list-item>
        <text:list-item>
          <text:p text:style-name="P440"><text:span text:style-name="T84">le poids de miel total </text:span><text:span text:style-name="T85">en kg </text:span><text:span text:style-name="T84">qu’il a produit</text:span></text:p>
        </text:list-item>
        <text:list-item>
          <text:p text:style-name="P440"><text:span text:style-name="T84">le poids de miel total </text:span><text:span text:style-name="T85">en kg </text:span><text:span text:style-name="T84">produit par lui-même et sa descendance</text:span></text:p>
        </text:list-item>
      </text:list>
      <text:h text:style-name="Heading_20_3" text:outline-level="3"><text:bookmark-start text:name="__RefHeading___Toc3683_3061578475"/><text:bookmark-start text:name="__RefNumPara__7778_1055666359"/>Disperser/<text:span text:style-name="T86">Remérer</text:span><text:bookmark-end text:name="__RefHeading___Toc3683_3061578475"/><text:bookmark-end text:name="__RefNumPara__7778_1055666359"/></text:h>
      <text:p text:style-name="P114">Pour disperser un essaim :</text:p>
      <text:p text:style-name="P132">Les champs du formulaire : </text:p>
      <text:list text:style-name="L30">
        <text:list-item>
          <text:p text:style-name="P442"><text:span text:style-name="T45">Retour de la ruche au dépôt</text:span> : <text:span text:style-name="T283">si la case est cochée, </text:span>la ruche <text:span text:style-name="T283">sera</text:span> mise dans le rucher dépôt <text:span text:style-name="T276">et un événement "Ajout dans rucher" sera créé. </text:span><text:span text:style-name="T283">La date saisie dans le formulaire doit alors être postérieure au dernier déplacement de la ruche.</text:span></text:p>
        </text:list-item>
        <text:list-item>
          <text:p text:style-name="P443"><text:span text:style-name="T45">Création événement 0 cadre</text:span> : <text:span text:style-name="T283">si la case est cochée, </text:span>un événement 0 cadre sera créé pour cette ruche <text:span text:style-name="T333">avec un commentaire "</text:span>Dispersion essaim <text:span text:style-name="T334">nomEssaim</text:span><text:span text:style-name="T333">"</text:span></text:p>
        </text:list-item>
        <text:list-item>
          <text:p text:style-name="P442"><text:span text:style-name="T45">Date </text:span>: la date de l’événement</text:p>
        </text:list-item>
        <text:list-item>
          <text:p text:style-name="P367">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44">créer <text:span text:style-name="T335">le</text:span> nouvel essaim <text:span text:style-name="T335">avant d’appeler cette action de remérage,</text:span> </text:p>
        </text:list-item>
        <text:list-item>
          <text:p text:style-name="P444">puis disperser l’essaim à remérer et dans le formulaire de dispersion </text:p>
          <text:list>
            <text:list-item>
              <text:p text:style-name="P444">indiquer le nouvel essaim dans le champ "Remérage". Ce champ n’apparaît que s’il existe des essaims <text:span text:style-name="T277">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4">Liste des é</text:span><text:span text:style-name="T207">vénements</text:span><text:bookmark-end text:name="__RefHeading___Toc3685_3061578475"/></text:h>
      <text:p text:style-name="P131"><text:span text:style-name="T15">Les événements permettent de mémoriser avec une date les actions effectuées sur les </text:span><text:span text:style-name="T87">essaims</text:span><text:span text:style-name="T15">.</text:span></text:p>
      <text:p text:style-name="Text_20_body">La liste de tous les événements référençant cet essaim.</text:p>
      <text:list text:style-name="L32">
        <text:list-item>
          <text:p text:style-name="P445"><text:soft-page-break/><text:span text:style-name="T45">Date </text:span>: la date de l’événement avec heure et minute</text:p>
        </text:list-item>
        <text:list-item>
          <text:p text:style-name="P445"><text:span text:style-name="T45">Événement </text:span>: le type de l’événement</text:p>
        </text:list-item>
        <text:list-item>
          <text:p text:style-name="P445"><text:span text:style-name="T45">Ruche </text:span>: la ruche</text:p>
        </text:list-item>
        <text:list-item>
          <text:p text:style-name="P445"><text:span text:style-name="T45">Essaim </text:span>: l’essaim (s’il y a un essaim dans la ruche)</text:p>
        </text:list-item>
        <text:list-item>
          <text:p text:style-name="P445"><text:span text:style-name="T45">Rucher </text:span>: le rucher</text:p>
        </text:list-item>
        <text:list-item>
          <text:p text:style-name="P445"><text:span text:style-name="T45">Hausse </text:span>: la hausse s’il s’agit d’un événement ajout ou retrait de hausse</text:p>
        </text:list-item>
        <text:list-item>
          <text:p text:style-name="P445"><text:span text:style-name="T45">Valeur </text:span>: une valeur caractérisant l’événement (poids, nombre de cadres...) </text:p>
        </text:list-item>
        <text:list-item>
          <text:p text:style-name="P36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14">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207">Vous pouvez <text:span text:style-name="T397">activer les notifications pour cet événement en saisissant un nombre de jours. Vous recevrez des emails tous les jours à partir de la date de l’événement moins le nombre saisi. </text:span><text:s/><text:span text:style-name="T380">Voir l’annexe </text:span><text:span text:style-name="T380"><text:bookmark-ref text:reference-format="chapter" text:ref-name="__RefNumPara__5490_2176436653">11.3</text:bookmark-ref></text:span><text:span text:style-name="T380"><text:s/>pour plus d’informations sur ces notifications.</text:span></text:p>
      <text:h text:style-name="P327"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215">L</text:span><text:span text:style-name="T88">e dernier événement sucre de cet essaim est rappelé en haut du formulaire. Saisir la date, le poids du sucre ajouté et un commentaire. </text:span><text:span text:style-name="T186">La liste de </text:span><text:span text:style-name="T258">tous les</text:span><text:span text:style-name="T186"> événements </text:span><text:span text:style-name="T258">Sucre est </text:span><text:span text:style-name="T186">accessible par le menu "Événement</text:span><text:span text:style-name="T259">s</text:span><text:span text:style-name="T186">/</text:span><text:span text:style-name="T258">Sucre</text:span><text:span text:style-name="T186">".</text:span></text:p>
      <text:h text:style-name="P328" text:outline-level="3"><text:bookmark-start text:name="__RefNumPara__5499_954628511"/><text:bookmark-start text:name="__RefHeading___Toc3828_3476563104"/><text:span text:style-name="T215">Création d’un événement </text:span><text:span text:style-name="T225">t</text:span>raitement<text:bookmark-end text:name="__RefNumPara__5499_954628511"/><text:bookmark-end text:name="__RefHeading___Toc3828_3476563104"/></text:h>
      <text:p text:style-name="P190"><text:span text:style-name="T376">Ce type d’événement permet de noter </text:span><text:span text:style-name="T378">l</text:span><text:span text:style-name="T379">es dates de début et éventuellement de fin de traitement d’un essaim.</text:span></text:p>
      <text:p text:style-name="P190"><text:span text:style-name="T215">L</text:span><text:span text:style-name="T89">a date du dernier traitement de cet essaim est rappelée en haut du formulaire. Saisir la date et un commentaire. </text:span><text:span text:style-name="T90">C</text:span><text:span text:style-name="T89">ocher la case "Fin de traitement" si c’est le cas (retrait des languettes apivar par exemple).</text:span></text:p>
      <text:p text:style-name="P94"><text:span text:style-name="T186">La liste de </text:span><text:span text:style-name="T258">tous les</text:span><text:span text:style-name="T186"> événements </text:span><text:span text:style-name="T259">Traitement</text:span><text:span text:style-name="T258"> est </text:span><text:span text:style-name="T186">accessible par le menu "Événement</text:span><text:span text:style-name="T259">s</text:span><text:span text:style-name="T186">/</text:span><text:span text:style-name="T259">Traitement varroa</text:span><text:span text:style-name="T186">".</text:span></text:p>
      <text:h text:style-name="P329" text:outline-level="3"><text:bookmark-start text:name="__RefHeading___Toc3830_3476563104"/><text:span text:style-name="T216">Création d’un événement p</text:span>esée<text:bookmark-end text:name="__RefHeading___Toc3830_3476563104"/></text:h>
      <text:p text:style-name="P189"><text:span text:style-name="T376">Ce type d’événement permet de noter </text:span><text:span text:style-name="T378">le poids</text:span><text:span text:style-name="T376"> de la ruche. </text:span><text:span text:style-name="T378">Les variations de ce poids</text:span><text:span text:style-name="T377"> caractérise</text:span><text:span text:style-name="T378">nt</text:span><text:span text:style-name="T377"> la santé de l’essaim.</text:span></text:p>
      <text:p text:style-name="Text_20_body"><text:span text:style-name="T16">Saisir la date, le poids de la ruche en kg et un commentaire dans le formulaire. </text:span><text:span text:style-name="T186">La liste de </text:span><text:span text:style-name="T258">tous les</text:span><text:span text:style-name="T186"> événements </text:span><text:span text:style-name="T258">Pesée est </text:span><text:span text:style-name="T186">accessible par le menu "Événement</text:span><text:span text:style-name="T259">s</text:span><text:span text:style-name="T186">/Poids ruche".</text:span></text:p>
      <text:h text:style-name="Heading_20_3" text:outline-level="3"><text:bookmark-start text:name="__RefHeading___Toc3832_3476563104"/><text:soft-page-break/><text:span text:style-name="T217">Création d’un événement c</text:span>adre<text:bookmark-end text:name="__RefHeading___Toc3832_3476563104"/></text:h>
      <text:p text:style-name="P188">Ce type d’événement permet de noter l’ajout ou le retrait <text:span text:style-name="T377">de</text:span> cadre<text:span text:style-name="T377">s</text:span> de la ruche, et/<text:span text:style-name="T377">ou</text:span> de noter le nombre et l’état des cadres. <text:span text:style-name="T377">Cet état caractérise la santé de l’essaim.</text:span></text:p>
      <text:p text:style-name="P187">Le formulaire <text:span text:style-name="T510">de saisie de l’événement cadre</text:span> rappel<text:span text:style-name="T510">le</text:span> le <text:span text:style-name="T510">dernier événement Cadre : </text:span>nombre de cadre et date.</text:p>
      <text:p text:style-name="P18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30" text:outline-level="3"><text:bookmark-start text:name="__RefHeading___Toc4719_3359971188"/>Historique <text:span text:style-name="T467">Ruche/Rucher</text:span><text:bookmark-end text:name="__RefHeading___Toc4719_3359971188"/></text:h>
      <text:p text:style-name="P162">Affiche l’historique des mises en <text:span text:style-name="T467">ruche et en </text:span>rucher de cette <text:span text:style-name="T340">essaim</text:span>. Les champs affichés dans le formulaire :</text:p>
      <text:p text:style-name="P162"><text:span text:style-name="T45">Date </text:span>: la date de l’événement </text:p>
      <text:p text:style-name="P174"><text:span text:style-name="T45">Type </text:span>: le type de l’événement ("Ajout dans rucher", "Essaim mis dans ruche" ou "Dispersion")</text:p>
      <text:p text:style-name="P174"><text:span text:style-name="T45">Ruche </text:span>: la ruche</text:p>
      <text:p text:style-name="P162"><text:span text:style-name="T45">Rucher </text:span>: le rucher</text:p>
      <text:p text:style-name="P162"><text:span text:style-name="T45">Durée </text:span>: la durée en jours du séjour de la ruche dans ce rucher</text:p>
      <text:h text:style-name="P29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1">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P23"><text:span text:style-name="T10">La liste des </text:span><text:span text:style-name="T91">hausses</text:span><text:span text:style-name="T10"> affiche les champs suivants :</text:span></text:p>
      <text:list xml:id="list153856676595922" text:continue-list="list153856394808775" text:style-name="L2">
        <text:list-item>
          <text:p text:style-name="P348"><text:span text:style-name="T66">Nom </text:span><text:span text:style-name="T10">: </text:span><text:span text:style-name="T12">nom de </text:span><text:span text:style-name="T91">la hausse</text:span><text:span text:style-name="T12"> (lien vers la page détail de </text:span><text:span text:style-name="T91">la hausse</text:span><text:span text:style-name="T12">)</text:span></text:p>
        </text:list-item>
        <text:list-item>
          <text:p text:style-name="P348"><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6"><text:span text:style-name="T45">Essaim </text:span>: nom de l’essaim<text:span text:style-name="T12"> (lien vers la page détail de </text:span><text:span text:style-name="T17">l’</text:span>essaim<text:span text:style-name="T12">)</text:span></text:p>
        </text:list-item>
        <text:list-item>
          <text:p text:style-name="P418"><text:span text:style-name="T45">Rucher </text:span>: <text:span text:style-name="T12">nom du rucher (lien vers la page détail du rucher)</text:span></text:p>
        </text:list-item>
        <text:list-item>
          <text:p text:style-name="P446"><text:span text:style-name="T45">Acquisition </text:span>: <text:span text:style-name="T92">date d’acquisition de la hausse</text:span></text:p>
        </text:list-item>
        <text:list-item>
          <text:p text:style-name="P354">Active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text:span><text:span text:style-name="T144">hausse</text:span><text:span text:style-name="T131"> active si "oui"</text:span></text:p>
        </text:list-item>
        <text:list-item>
          <text:p text:style-name="P446"><text:span text:style-name="T45">Poids </text:span>: <text:span text:style-name="T92">poids de la hausse vide</text:span></text:p>
        </text:list-item>
        <text:list-item>
          <text:p text:style-name="P446"><text:span text:style-name="T45">Cadres </text:span>: <text:span text:style-name="T92">nombre de cadre présents dans la hausse</text:span></text:p>
        </text:list-item>
        <text:list-item>
          <text:p text:style-name="P446"><text:span text:style-name="T45">Cadres max</text:span> : <text:span text:style-name="T92">nombre de cadre max</text:span></text:p>
        </text:list-item>
        <text:list-item>
          <text:p text:style-name="P369">Commentaire</text:p>
        </text:list-item>
      </text:list>
      <text:h text:style-name="P307" text:outline-level="2"><text:bookmark-start text:name="__RefHeading___Toc1127_1613789997"/>Création<text:bookmark-end text:name="__RefHeading___Toc1127_1613789997"/></text:h>
      <text:p text:style-name="P66"><text:span text:style-name="T5">Vous pouvez créer une </text:span><text:span text:style-name="T173">nouvelle hausse</text:span><text:span text:style-name="T5"> en cliquant sur le "+" dans la liste des </text:span><text:span text:style-name="T173">hausses</text:span><text:span text:style-name="T5">.</text:span></text:p>
      <text:p text:style-name="P26">Le formulaire de création présente les champs suivants :</text:p>
      <text:list text:style-name="L33">
        <text:list-item>
          <text:p text:style-name="P370">Nom</text:p>
        </text:list-item>
        <text:list-item>
          <text:p text:style-name="P447"><text:span text:style-name="T45">Ac</text:span><text:span text:style-name="T68">t</text:span><text:span text:style-name="T45">ive </text:span>: <text:span text:style-name="T96">en création on met normalement la h</text:span><text:span text:style-name="T97">ausse</text:span><text:span text:style-name="T96"> active. En modification, p</text:span><text:span text:style-name="T1">lutôt que de supprimer une </text:span><text:span text:style-name="T9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70">Date d'acquisition</text:p>
        </text:list-item>
        <text:list-item>
          <text:p text:style-name="P448"><text:span text:style-name="T45">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370">Nombre de cadres</text:p>
        </text:list-item>
        <text:list-item>
          <text:p text:style-name="P370">Nombre de cadres max</text:p>
        </text:list-item>
        <text:list-item>
          <text:p text:style-name="P370">Commentaire</text:p>
        </text:list-item>
      </text:list>
      <text:h text:style-name="P302" text:outline-level="2"><text:bookmark-start text:name="__RefHeading___Toc3500_4134729872"/><text:soft-page-break/>Commentaire par lot<text:bookmark-end text:name="__RefHeading___Toc3500_4134729872"/></text:h>
      <text:p text:style-name="P21"><text:span text:style-name="T345">Vous pouvez à partir de la liste des </text:span><text:span text:style-name="T349">hausses</text:span><text:span text:style-name="T345"> créer des événements commentaires identiques pour un lot d</text:span><text:span text:style-name="T349">e hausses</text:span><text:span text:style-name="T345">.</text:span></text:p>
      <text:p text:style-name="P21">Sélectionner dans la liste les lignes des <text:span text:style-name="T203">hausses</text:span> à traiter en cliquant dans ces lignes puis cliquer sur le bouton "Ajouter des événements <text:span text:style-name="T199">Commentaires</text:span>".</text:p>
      <text:p text:style-name="P17">Dans le formulaire saisir :</text:p>
      <text:list xml:id="list153855276526768" text:continue-list="list153856643180760" text:style-name="L4">
        <text:list-item>
          <text:p text:style-name="P395">la date d<text:span text:style-name="T201">e l’événement</text:span></text:p>
        </text:list-item>
        <text:list-item>
          <text:p text:style-name="P395">un commentaire</text:p>
        </text:list-item>
      </text:list>
      <text:p text:style-name="P73">Sélection des lignes :</text:p>
      <text:list text:style-name="L34">
        <text:list-item>
          <text:p text:style-name="P398">cliquer dans une zone de la ligne qui n’a pas de lien</text:p>
        </text:list-item>
        <text:list-item>
          <text:p text:style-name="P398">utiliser <text:span text:style-name="T200">un clic simple</text:span> pour ajouter ou retirer une ligne à la sélection</text:p>
        </text:list-item>
        <text:list-item>
          <text:p text:style-name="P398">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308" text:outline-level="2"><text:bookmark-start text:name="__RefHeading___Toc1129_1613789997"/>Détail d'une hausse <text:bookmark-end text:name="__RefHeading___Toc1129_1613789997"/></text:h>
      <text:p text:style-name="P2">On accède <text:span text:style-name="T118">à cette page</text:span> en cliquant sur le nom d’une <text:span text:style-name="T94">hausse</text:span> <text:span text:style-name="T9">(pages liste des ruches ou des essaims, détail d’un essaim…). </text:span><text:span text:style-name="T110">Elle donne une synthèse de l’état de l’</text:span><text:span text:style-name="T112">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9">nom de la ruche sur laquelle est posée la hausse</text:span></text:p>
      <text:p text:style-name="P51"><text:span text:style-name="T45">Ordre </text:span>: <text:span text:style-name="T119">ordre de la hausse sur la ruche (1 première hausse posée)</text:span></text:p>
      <text:p text:style-name="P51"><text:span text:style-name="T45">Date </text:span>: <text:span text:style-name="T119">date de cette pose</text:span></text:p>
      <text:p text:style-name="P118"><text:span text:style-name="T45">puis le rucher </text:span>:</text:p>
      <text:p text:style-name="P51"><text:span text:style-name="T45">Rucher </text:span>: <text:span text:style-name="T119">le nom du rucher</text:span></text:p>
      <text:p text:style-name="P51"><text:span text:style-name="T45">Date </text:span>: <text:span text:style-name="T119">la date de l’ajout de la ruche dans le rucher</text:span><text:tab/></text:p>
      <text:p text:style-name="P118"><text:span text:style-name="T45">puis l’essaim </text:span>:</text:p>
      <text:p text:style-name="P52"><text:span text:style-name="T45">Essaim </text:span>: <text:span text:style-name="T119">le nom de l’essaim</text:span></text:p>
      <text:p text:style-name="P52"><text:span text:style-name="T45">Date </text:span>: <text:span text:style-name="T119">la date de la mise de cet essaim dans la ruche</text:span></text:p>
      <text:p text:style-name="P107">Troisième tableau les derniers événements :</text:p>
      <text:p text:style-name="P53"><text:span text:style-name="T45">Remplissage </text:span>: % <text:span text:style-name="T120">de remplissage, </text:span>Date</text:p>
      <text:p text:style-name="P53"><text:span text:style-name="T45">Commentaire </text:span><text:span text:style-name="T79">hausse</text:span><text:span text:style-name="T45"> </text:span>: Commentaire, Date</text:p>
      <text:p text:style-name="P50"/>
      <text:p text:style-name="P104"><text:soft-page-break/>Les boutons d’action en haut à droite de la page <text:span text:style-name="T113">détail d’un</text:span><text:span text:style-name="T121">e hausse :</text:span></text:p>
      <text:h text:style-name="P331"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32"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53856749151916" text:continue-list="list2987132172" text:style-name="L25">
        <text:list-item>
          <text:p text:style-name="P433">la date d’acquisition</text:p>
        </text:list-item>
        <text:list-item>
          <text:p text:style-name="P433">le nombre de cadres</text:p>
        </text:list-item>
        <text:list-item>
          <text:p text:style-name="P433">le nombre de cadres max</text:p>
        </text:list-item>
        <text:list-item>
          <text:p text:style-name="P433">le poids à vide</text:p>
        </text:list-item>
      </text:list>
      <text:list text:style-name="L35">
        <text:list-item>
          <text:p text:style-name="P44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5">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50"><text:span text:style-name="T45">Date </text:span>: la date de l’événement avec heure et minute</text:p>
                </text:list-item>
                <text:list-item>
                  <text:p text:style-name="P450"><text:span text:style-name="T45">Événement </text:span>: le type de l’événement</text:p>
                </text:list-item>
                <text:list-item>
                  <text:p text:style-name="P450"><text:span text:style-name="T45">Ruche </text:span>: la ruche</text:p>
                </text:list-item>
                <text:list-item>
                  <text:p text:style-name="P450"><text:span text:style-name="T45">Essaim </text:span>: l’essaim (s’il y a un essaim dans la ruche)</text:p>
                </text:list-item>
                <text:list-item>
                  <text:p text:style-name="P450"><text:span text:style-name="T45">Rucher </text:span>: le rucher</text:p>
                </text:list-item>
                <text:list-item>
                  <text:p text:style-name="P450"><text:span text:style-name="T45">Hausse </text:span>: la hausse s’il s’agit d’un événement ajout ou retrait de hausse</text:p>
                </text:list-item>
                <text:list-item>
                  <text:p text:style-name="P450"><text:span text:style-name="T45">Valeur </text:span>: une valeur caractérisant l’événement (poids, nombre de cadres...) </text:p>
                </text:list-item>
                <text:list-item>
                  <text:p text:style-name="P371">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8">Vous pouvez utiliser ce type d’événement pour noter une tâche à exécuter <text:span text:style-name="T380">pour cet</text:span><text:span text:style-name="T384">te</text:span><text:span text:style-name="T380"> </text:span><text:span text:style-name="T383">hausse</text:span> à une date future. <text:span text:style-name="T380">Voir l’annexe </text:span><text:span text:style-name="T380"><text:bookmark-ref text:reference-format="chapter" text:ref-name="__RefNumPara__5490_2176436653">11.3</text:bookmark-ref></text:span><text:span text:style-name="T380"><text:s/>pour plus d’informations sur ces notifications.</text:span></text:p>
      <text:h text:style-name="Heading_20_3" text:outline-level="3"><text:bookmark-start text:name="__RefHeading___Toc3822_3476563104"/><text:span text:style-name="T213">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97"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2">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Text_20_body">La liste des ruchers affiche les champs suivants :</text:p>
      <text:list xml:id="list153855632368705" text:continue-list="list153856676595922" text:style-name="L2">
        <text:list-item>
          <text:p text:style-name="P343"><text:span text:style-name="T45">Nom </text:span>: nom du rucher (lien vers la page détail du rucher)</text:p>
        </text:list-item>
        <text:list-item>
          <text:p text:style-name="P355">Acti<text:span text:style-name="T544">f</text:span>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ruche</text:span><text:span text:style-name="T145">r</text:span><text:span text:style-name="T131"> acti</text:span><text:span text:style-name="T145">f</text:span><text:span text:style-name="T131"> si "oui"</text:span></text:p>
        </text:list-item>
        <text:list-item>
          <text:p text:style-name="P343"><text:span text:style-name="T45">Contact </text:span>: le propriétaire ou le gérant de l’emplacement</text:p>
        </text:list-item>
        <text:list-item>
          <text:p text:style-name="P343"><text:span text:style-name="T45">Adresse </text:span>: l’adresse du rucher</text:p>
        </text:list-item>
        <text:list-item>
          <text:p text:style-name="P343"><text:span text:style-name="T45">Ressource </text:span>: les plantes mellifères du rucher</text:p>
        </text:list-item>
        <text:list-item>
          <text:p text:style-name="P343"><text:span text:style-name="T45">Ruches </text:span>: le nombre de ruches</text:p>
        </text:list-item>
        <text:list-item>
          <text:p text:style-name="P343"><text:span text:style-name="T45">Hausses </text:span>: le nombre de hausses sur les ruches du rucher</text:p>
        </text:list-item>
        <text:list-item>
          <text:p text:style-name="P372">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4">nouveau rucher</text:span><text:span text:style-name="T5"> en cliquant sur le "+" dans la liste des </text:span><text:span text:style-name="T174">ruchers</text:span><text:span text:style-name="T5">.</text:span></text:p>
      <text:p text:style-name="P28">Le formulaire de création présente les champs suivants :</text:p>
      <text:list text:style-name="L37">
        <text:list-item>
          <text:p text:style-name="P451"><text:span text:style-name="T45">Nom </text:span>: <text:span text:style-name="T96">le nom du rucher</text:span></text:p>
        </text:list-item>
        <text:list-item>
          <text:p text:style-name="P452"><text:span text:style-name="T45">Actif </text:span>: <text:s/><text:span text:style-name="T96">en création on met normalement l</text:span><text:span text:style-name="T97">e</text:span><text:span text:style-name="T96"> ruche</text:span><text:span text:style-name="T97">r</text:span><text:span text:style-name="T96"> acti</text:span><text:span text:style-name="T97">f</text:span><text:span text:style-name="T96">. En modification, p</text:span><text:span text:style-name="T1">lutôt que de supprimer un ruche</text:span><text:span text:style-name="T97">r</text:span><text:span text:style-name="T1">, on l’inactive. De cette manière </text:span><text:span text:style-name="T97">il</text:span><text:span text:style-name="T1"> n’apparaît plus dans les listes, mais </text:span><text:span text:style-name="T97">il</text:span><text:span text:style-name="T1"> existe toujours comme référence pour</text:span><text:span text:style-name="T2"> les récoltes passées.</text:span></text:p>
        </text:list-item>
        <text:list-item>
          <text:p text:style-name="P373">Contact <text:span text:style-name="T131">: </text:span><text:span text:style-name="T138">par défaut le contact est la personne déclarée comme contact du dépôt.</text:span></text:p>
        </text:list-item>
        <text:list-item>
          <text:p text:style-name="P453"><text:span text:style-name="T45">Latitude </text:span>: <text:span text:style-name="T5">la latitude d</text:span><text:span text:style-name="T175">u</text:span><text:span text:style-name="T5"> ruche</text:span><text:span text:style-name="T175">r</text:span><text:span text:style-name="T5"> </text:span><text:span text:style-name="T190">(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453"><text:span text:style-name="T45">Longitude </text:span>: <text:span text:style-name="T175">la longitude du rucher</text:span><text:span text:style-name="T5"> </text:span><text:span text:style-name="T190">(nombre décimal entre -</text:span><text:span text:style-name="T191">18</text:span><text:span text:style-name="T190">0 et </text:span><text:span text:style-name="T191">18</text:span><text:span text:style-name="T190">0 degrés)</text:span></text:p>
        </text:list-item>
        <text:list-item>
          <text:p text:style-name="P451"><text:span text:style-name="T45">Altitude </text:span>: <text:span text:style-name="T177">l’altitude du rucher </text:span><text:span text:style-name="T191">(nombre entier entre -200 et 4000m).</text:span></text:p>
        </text:list-item>
        <text:list-item>
          <text:p text:style-name="P451"><text:span text:style-name="T45">Adresse </text:span>: <text:span text:style-name="T177">l’adresse du rucher</text:span></text:p>
        </text:list-item>
        <text:list-item>
          <text:p text:style-name="P373">Ressource</text:p>
        </text:list-item>
        <text:list-item>
          <text:p text:style-name="P374">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3">Si on clique sur le nom, cela affiche une carte Google des ruches du rucher.</text:span></text:p>
      <text:p text:style-name="P33"><text:span text:style-name="T45">Recherche </text:span>: <text:span text:style-name="T99">tapez quelques lettres du nom d’un rucher puis Entrée. La popup du rucher trouvée s’ouvre.</text:span></text:p>
      <text:p text:style-name="P186"><text:span text:style-name="T58">Marqueurs fixes</text:span><text:span text:style-name="T157"> : </text:span><text:span text:style-name="T99">si cette case est dé-cochée, on peut déplacer les ruchers. Attention l</text:span><text:span text:style-name="T158">e déplacement d’un rucher</text:span><text:span text:style-name="T99"> est enregistré dés que l’on relâche le bouton de la souris. </text:span><text:span text:style-name="T371">Déplacer un rucher ne déplace pas les ruches du rucher.</text:span></text:p>
      <text:p text:style-name="P33"><text:span text:style-name="T99">Les contrôles Google standard</text:span><text:span text:style-name="T100">s</text:span><text:span text:style-name="T99">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8">Affiche une carte </text:span><text:span text:style-name="T101">IGN</text:span><text:span text:style-name="T98"> avec des marqueurs à l’emplacement des ruchers.</text:span></text:p>
      <text:p text:style-name="P34">Les contrôles :</text:p>
      <text:p text:style-name="P34"><text:span text:style-name="T45">?</text:span> : <text:span text:style-name="T104">affiche de l’aide</text:span></text:p>
      <text:p text:style-name="P39"><text:span text:style-name="T48">D</text:span><text:span text:style-name="T46">ouble</text:span><text:span text:style-name="T47"> clic</text:span><text:span text:style-name="T102"> sur le marqueur d’un rucher affiche une popup avec son nom et la liste des ruches. </text:span><text:span text:style-name="T103">Si on clique sur le nom, cela affiche une carte </text:span><text:span text:style-name="T104">IGN</text:span><text:span text:style-name="T103"> des ruches du rucher.</text:span></text:p>
      <text:p text:style-name="P40"><text:span text:style-name="T45">Clic</text:span> sur le marqueur d’un rucher pour le sélectionner, puis clic pour le déplacer <text:span text:style-name="T192">(seulement si la case "Marqueurs fixes" est décochée)</text:span>. Clic sur le fond de carte pour désélectionner le marqueur.</text:p>
      <text:p text:style-name="P34"><text:span text:style-name="T45">Recherche </text:span>: <text:span text:style-name="T99">tapez quelques lettres du nom d’un rucher puis Entrée. La popup du rucher trouvée s’ouvre.</text:span></text:p>
      <text:p text:style-name="P36"><text:span text:style-name="T45">Marqueurs fixes</text:span> : <text:span text:style-name="T99">si cette case est dé-cochée, on peut déplacer les ruchers. Attention l</text:span><text:span text:style-name="T158">e déplacement d’un rucher</text:span><text:span text:style-name="T99"> est enregistré d</text:span><text:span text:style-name="T236">è</text:span><text:span text:style-name="T99">s que l’on relâche le bouton de la souris. </text:span><text:span text:style-name="T371">Déplacer un rucher ne déplace pas les ruches du rucher.</text:span></text:p>
      <text:p text:style-name="P40">Les contrôles des cartes IGN <text:span text:style-name="T342">(pour en savoir plus voir </text:span><text:span text:style-name="T342"><text:bookmark-ref text:reference-format="chapter" text:ref-name="__RefNumPara__5038_3822915612">11.1</text:bookmark-ref></text:span><text:span text:style-name="T342">)</text:span> :</text:p>
      <text:p text:style-name="P42">Zoom,</text:p>
      <text:p text:style-name="P42">Bascule en plein écran</text:p>
      <text:p text:style-name="P44">Gestion de couches : </text:p>
      <text:list text:style-name="L38">
        <text:list-item>
          <text:p text:style-name="P454"><text:span text:style-name="T188">Ruche</text:span><text:span text:style-name="T196">r</text:span><text:span text:style-name="T188">s : </text:span><text:span text:style-name="T195">les ruche</text:span><text:span text:style-name="T196">r</text:span><text:span text:style-name="T195">s</text:span><text:span text:style-name="T188">,</text:span></text:p>
        </text:list-item>
        <text:list-item>
          <text:p text:style-name="P454"><text:span text:style-name="T197">Parcelles cadastrales ,</text:span><text:span text:style-name="T188"> </text:span></text:p>
        </text:list-item>
        <text:list-item>
          <text:p text:style-name="P455"><text:span text:style-name="T188">P</text:span><text:span text:style-name="T160">hotographies aériennes, </text:span></text:p>
        </text:list-item>
        <text:list-item>
          <text:p text:style-name="P455"><text:span text:style-name="T188">C</text:span><text:span text:style-name="T160">arte IGN.</text:span></text:p>
        </text:list-item>
      </text:list>
      <text:p text:style-name="P125">Calculer un profil : <text:span text:style-name="T241">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8">Affiche une carte </text:span><text:span text:style-name="T105">OpenStreetMap</text:span><text:span text:style-name="T98"> avec des marqueurs à l’emplacement des ruchers.</text:span></text:p>
      <text:p text:style-name="P35">Les contrôles :</text:p>
      <text:p text:style-name="P35"><text:span text:style-name="T45">?</text:span> : <text:span text:style-name="T104">affiche de l’aide</text:span></text:p>
      <text:p text:style-name="P46"><text:span text:style-name="T48">D</text:span><text:span text:style-name="T46">ouble</text:span><text:span text:style-name="T47"> clic</text:span><text:span text:style-name="T102"> sur le marqueur d’un rucher affiche une popup avec son nom et la liste des ruches. </text:span><text:span text:style-name="T103">Si on clique sur le nom, cela affiche une carte </text:span><text:span text:style-name="T105">OpenStreetMap</text:span><text:span text:style-name="T103"> des ruches du rucher.</text:span></text:p>
      <text:p text:style-name="P41"><text:span text:style-name="T45">Clic</text:span> sur le marqueur d’un rucher pour le sélectionner, puis clic pour le déplacer <text:span text:style-name="T192">(seulement si la case "Marqueurs fixes" est décochée)</text:span>. Clic sur le fond de carte pour désélectionner le marqueur.</text:p>
      <text:p text:style-name="P35"><text:span text:style-name="T45">Recherche </text:span>: <text:span text:style-name="T99">tapez quelques lettres du nom d’un rucher puis Entrée. La popup du rucher trouvée s’ouvre.</text:span></text:p>
      <text:p text:style-name="P36"><text:span text:style-name="T45">Marqueurs fixes</text:span> : <text:span text:style-name="T99">si cette case est dé-cochée, on peut déplacer les ruchers. Attention l</text:span><text:span text:style-name="T158">e déplacement d’un rucher</text:span><text:span text:style-name="T99"> est enregistré dés que l’on relâche le bouton de la souris. </text:span><text:span text:style-name="T371">Déplacer un rucher ne déplace pas les ruches du rucher.</text:span></text:p>
      <text:p text:style-name="P45">Les contrôles de <text:span text:style-name="T105">la</text:span> carte <text:span text:style-name="T342">(pour en savoir plus voir </text:span><text:span text:style-name="T342"><text:bookmark-ref text:reference-format="chapter" text:ref-name="__RefNumPara__5038_3822915612">11.1</text:bookmark-ref></text:span><text:span text:style-name="T342">)</text:span> :</text:p>
      <text:p text:style-name="P43">Zoom, </text:p>
      <text:p text:style-name="P43">Bascule en plein écran,</text:p>
      <text:p text:style-name="P129"><text:span text:style-name="T160">Gestion de couches : </text:span><text:span text:style-name="T198">Ruchers,</text:span><text:span text:style-name="T160"> </text:span><text:span text:style-name="T188">OpenStreetMap</text:span><text:span text:style-name="T160">, <text:s/></text:span></text:p>
      <text:p text:style-name="P126">Mesurer une distance, une surface, un azimut.</text:p>
      <text:p text:style-name="P127"><text:span text:style-name="T195">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56"><text:span text:style-name="T45">Rucher </text:span>: le nom du rucher</text:p>
        </text:list-item>
        <text:list-item>
          <text:p text:style-name="P456"><text:span text:style-name="T45">Récolte </text:span>: le nombre de récoltes effectuées dans ce rucher</text:p>
        </text:list-item>
        <text:list-item>
          <text:p text:style-name="P456"><text:span text:style-name="T45">Total </text:span>: le poids total de miel en kg récolté dans ce rucher</text:p>
        </text:list-item>
        <text:list-item>
          <text:p text:style-name="P456"><text:span text:style-name="T45">Max </text:span>: la récolte max en kg</text:p>
        </text:list-item>
        <text:list-item>
          <text:p text:style-name="P456"><text:span text:style-name="T45">Min </text:span>: la récolte min en kg</text:p>
        </text:list-item>
        <text:list-item>
          <text:p text:style-name="P456"><text:span text:style-name="T45">Moyen </text:span>: la moyenne par récolte</text:p>
        </text:list-item>
      </text:list>
      <text:h text:style-name="P309" text:outline-level="2"><text:bookmark-start text:name="__RefNumPara__7578_75810495"/><text:bookmark-start text:name="__RefHeading___Toc6867_3218336070"/>Transhumances<text:bookmark-end text:name="__RefNumPara__7578_75810495"/><text:bookmark-end text:name="__RefHeading___Toc6867_3218336070"/></text:h>
      <text:p text:style-name="P240"><text:span text:style-name="T290">Affiche tous les événements ajout et retrait de ruches d</text:span><text:span text:style-name="T455">es</text:span><text:span text:style-name="T290"> rucher</text:span><text:span text:style-name="T455">s </text:span><text:span text:style-name="T471">(sauf le dépôt)</text:span><text:span text:style-name="T290"> </text:span><text:span text:style-name="T286">et les ruches présentes</text:span><text:span text:style-name="T290"> dans le rucher </text:span><text:span text:style-name="T289">à la date de ces événements</text:span><text:span text:style-name="T290">.</text:span></text:p>
      <text:p text:style-name="P145"><text:soft-page-break/>Les événements de même date <text:span text:style-name="T288">(même jour) </text:span>et de même type (Ajout <text:span text:style-name="T400">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53855160908721" text:continue-list="list1244617480" text:style-name="L11">
        <text:list-item>
          <text:p text:style-name="P406"><text:span text:style-name="T45">Date </text:span>: la date de l’événement ou du premier événement si la case <text:span text:style-name="T452">"</text:span>Groupe<text:span text:style-name="T452">r"</text:span> est cochée. <text:span text:style-name="T406">En cliquant sur cette date on affiche le détail de l’événement. En cas de regroupement, c’est le détail d’</text:span><text:span text:style-name="T517">un des</text:span><text:span text:style-name="T406"> événement</text:span><text:span text:style-name="T517">s</text:span><text:span text:style-name="T406">.</text:span></text:p>
        </text:list-item>
        <text:list-item>
          <text:p text:style-name="P457"><text:span text:style-name="T45">Rucher </text:span>: le rucher dans lequel les ruches sont ajoutées ou duquel les ruches sont retirées.</text:p>
        </text:list-item>
        <text:list-item>
          <text:p text:style-name="P406"><text:span text:style-name="T45">Type </text:span>: <text:span text:style-name="T453">"</text:span>Ajout<text:span text:style-name="T453">"</text:span> <text:span text:style-name="T453">ou "Retrait" du rucher</text:span>. <text:span text:style-name="T516">Les lignes de type "Ajout" sont colorées en gris.</text:span></text:p>
        </text:list-item>
        <text:list-item>
          <text:p text:style-name="P406"><text:span text:style-name="T45">Dest/Prov</text:span> : Le rucher de destination (retrait) ou la provenance (ajout). Si la case Grouper est cochée, il peut y avoir plusieurs ruchers.</text:p>
        </text:list-item>
        <text:list-item>
          <text:p text:style-name="P458"><text:span text:style-name="T45">Nb </text:span>: <text:span text:style-name="T405">affiché seulement </text:span>si <text:span text:style-name="T454">G</text:span>roupe<text:span text:style-name="T454">r</text:span> <text:span text:style-name="T403">est cochée </text:span><text:span text:style-name="T405">indique</text:span><text:span text:style-name="T289"> </text:span>le nombre de ruches <text:span text:style-name="T289">qui ont été ajoutées ou retirées</text:span></text:p>
        </text:list-item>
        <text:list-item>
          <text:p text:style-name="P406"><text:span text:style-name="T45">Ruche </text:span>: <text:span text:style-name="T404">(</text:span><text:span text:style-name="T401">la ou</text:span><text:span text:style-name="T404">)</text:span><text:span text:style-name="T401"> </text:span>les ruches <text:span text:style-name="T401">(si </text:span><text:span text:style-name="T454">G</text:span><text:span text:style-name="T401">roupe</text:span><text:span text:style-name="T454">r</text:span><text:span text:style-name="T401"> </text:span><text:span text:style-name="T403">est cochée</text:span><text:span text:style-name="T401">)</text:span> qui ont été ajoutées ou retirées</text:p>
        </text:list-item>
        <text:list-item>
          <text:p text:style-name="P406"><text:span text:style-name="T45">Nb </text:span>: le nombre de ruches après le traitement de l’événement ou des événements.</text:p>
        </text:list-item>
        <text:list-item>
          <text:p text:style-name="P406"><text:span text:style-name="T45">État </text:span>: les noms de ruches <text:span text:style-name="T402">présentes </text:span>dans le rucher après le traitement de l’événement ou des événements.</text:p>
        </text:list-item>
      </text:list>
      <text:p text:style-name="P146"><text:span text:style-name="T253">Cet historique peut être incorrect si </text:span><text:span text:style-name="T286">les événements </text:span><text:span text:style-name="T508">A</text:span><text:span text:style-name="T286">jouts ou </text:span><text:span text:style-name="T508">R</text:span><text:span text:style-name="T286">etrait</text:span><text:span text:style-name="T508">s</text:span><text:span text:style-name="T286"> on</text:span><text:span text:style-name="T507">t</text:span><text:span text:style-name="T286"> été modifiés ou supprimés</text:span><text:span text:style-name="T253">. </text:span><text:span text:style-name="T252">Il peut être corrigé en recréant </text:span><text:span text:style-name="T287">ou modifiant</text:span><text:span text:style-name="T252"> ces événements. </text:span><text:span text:style-name="T291">Voir Admin/Tests </text:span><text:span text:style-name="T291"><text:bookmark-ref text:reference-format="chapter" text:ref-name="__RefNumPara__6922_993501421">10.5</text:bookmark-ref></text:span><text:span text:style-name="T291">.</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6">rucher</text:span> (pages liste des ruchers, des ruches ou des essaims, détail d’un essaim…). Elle donne une synthèse de l’état du rucher :</text:p>
      <text:p text:style-name="Text_20_body">Tableau des caractéristiques du rucher :</text:p>
      <text:list text:style-name="L40">
        <text:list-item>
          <text:p text:style-name="P460">Dépôt, <text:tab/>Contact, Adresse, Latitude, Longitude, Altitude, <text:span text:style-name="T416">la Distance </text:span><text:span text:style-name="T461">(en km) </text:span><text:span text:style-name="T416"><text:s/>et le Temps de parcours en voiture du dépôt à ce rucher, </text:span>Ressource, Commentaire</text:p>
        </text:list-item>
        <text:list-item>
          <text:p text:style-name="P460">En cliquant sur la latitude sur un smartphone, cela ouvre une application de cartographie centrée sur les coordonnées du rucher.</text:p>
        </text:list-item>
      </text:list>
      <text:p text:style-name="Text_20_body">Liste des ruches :</text:p>
      <text:list text:style-name="L41">
        <text:list-item>
          <text:p text:style-name="P461">Nom, Essaim, <text:span text:style-name="T459">(date d’)</text:span>Acquisition, Poids <text:span text:style-name="T457">(vide)</text:span>, Cadres <text:span text:style-name="T458">(nombre de cadres indiqués dans le dernier événement cadre)</text:span>, Cadre max, Type, <text:span text:style-name="T457">(nombre de) Hausses, </text:span>Commentaire</text:p>
        </text:list-item>
      </text:list>
      <text:p text:style-name="Text_20_body">Tableau des récoltes du rucher :</text:p>
      <text:p text:style-name="P241">Pour chaque récolte :</text:p>
      <text:p text:style-name="P241">Poids <text:span text:style-name="T460">kg (</text:span>de miel récolté<text:span text:style-name="T460">)</text:span>, Nombre de ruches, Poids moyen de miel par ruche</text:p>
      <text:p text:style-name="P124"/>
      <text:p text:style-name="P120"><text:span text:style-name="T124">Les boutons d’action en haut à droite de la page </text:span><text:span text:style-name="T113">détail d’un </text:span><text:span text:style-name="T123">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33"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63"><text:span text:style-name="T47">Un clic</text:span><text:span text:style-name="T102"> sur le marqueur d’un</text:span><text:span text:style-name="T155">e</text:span><text:span text:style-name="T102"> ruche affiche une popup avec son nom, </text:span><text:span text:style-name="T155">le nom de l’essaim</text:span><text:span text:style-name="T102"> et la liste de</text:span><text:span text:style-name="T155">s hausses</text:span><text:span text:style-name="T102">. </text:span><text:span text:style-name="T103">Si on clique sur le nom </text:span><text:span text:style-name="T155">de la ruche</text:span><text:span text:style-name="T103">, cela affiche </text:span><text:span text:style-name="T155">la page de détail de la ruche. </text:span><text:span text:style-name="T250">Un clic sur le marqueur "Entrée" affiche le nombre de ruches et la longueur du parcours.</text:span></text:p>
        </text:list-item>
        <text:list-item>
          <text:p text:style-name="P463"><text:span text:style-name="T58">Recherche </text:span><text:span text:style-name="T157">: </text:span><text:span text:style-name="T99">tapez </text:span><text:span text:style-name="T155">le</text:span><text:span text:style-name="T99"> nom d’un</text:span><text:span text:style-name="T155">e</text:span><text:span text:style-name="T99"> ruche </text:span><text:span text:style-name="T155">ou d’un essaim</text:span><text:span text:style-name="T99"> puis Entrée. La popup d</text:span><text:span text:style-name="T155">e la</text:span><text:span text:style-name="T99"> ruche trouvée s’ouvre. </text:span><text:span text:style-name="T155">Le nom doit être saisi complètement. La saisie est insensible à la casse.</text:span></text:p>
        </text:list-item>
        <text:list-item>
          <text:p text:style-name="P463"><text:span text:style-name="T58">Marqueurs fixes</text:span><text:span text:style-name="T157"> : </text:span><text:span text:style-name="T99">si cette case est dé-cochée, on peut déplacer les ruches. Attention l</text:span><text:span text:style-name="T156">e déplacement d’une ruche</text:span><text:span text:style-name="T99"> est enregistré dés que l’on relâche le bouton de la souris. </text:span><text:span text:style-name="T372">On peut aussi déplacer l</text:span><text:span text:style-name="T511">e marqueur E</text:span><text:span text:style-name="T372">ntrée ce qui déplacera l’emplacement du rucher.</text:span></text:p>
        </text:list-item>
        <text:list-item>
          <text:p text:style-name="P462">Les contrôles Google standards : Plan, Satellite, Passer en plein écran, Street view, Zoom</text:p>
        </text:list-item>
      </text:list>
      <text:p text:style-name="Text_20_body">Les boutons :</text:p>
      <text:list text:style-name="L43">
        <text:list-item>
          <text:p text:style-name="P464"><text:span text:style-name="T45">Liste des ruches</text:span> du rucher ordonnées suivant le sens du parcours : cela permet de parcourir les ruches du rucher sur le terrain en suivant la les ruches dans la liste.</text:p>
        </text:list-item>
        <text:list-item>
          <text:p text:style-name="P464"><text:span text:style-name="T45">Liste détaillée des ruches</text:span> du rucher ordonnées suivant le sens du parcours : idem avec plus de détail dans la liste.</text:p>
        </text:list-item>
        <text:list-item>
          <text:p text:style-name="P464"><text:span text:style-name="T45">Export GPX</text:span> : génère un fichier au format GPX des ruches et du parcours.</text:p>
        </text:list-item>
        <text:list-item>
          <text:p text:style-name="P464"><text:span text:style-name="T45">Export KML</text:span> : génère un fichier au format KML des ruches et du parcours.</text:p>
        </text:list-item>
        <text:list-item>
          <text:p text:style-name="P464"><text:span text:style-name="T45">Re-calculer le parcours des ruches</text:span> : en utilisant un algorithme plus performant mais plus long.</text:p>
        </text:list-item>
        <text:list-item>
          <text:p text:style-name="P464"><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94">Carte</text:span><text:span text:style-name="T193"> IGN</text:span><text:bookmark-end text:name="__RefNumPara__5455_4220975069"/><text:bookmark-end text:name="__RefHeading___Toc3549_3352760186"/></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des ruches le plus court des ruches est dessiné.</text:p>
      <text:p text:style-name="Text_20_body">Les contrôles :</text:p>
      <text:list text:style-name="L44">
        <text:list-item>
          <text:p text:style-name="P466"><text:span text:style-name="T58">?</text:span><text:span text:style-name="T157"> : </text:span><text:span text:style-name="T104">affiche de l’aide</text:span></text:p>
        </text:list-item>
        <text:list-item>
          <text:p text:style-name="P467"><text:span text:style-name="T48">D</text:span><text:span text:style-name="T46">ouble</text:span><text:span text:style-name="T47"> clic</text:span><text:span text:style-name="T102"> sur le marqueur d’un</text:span><text:span text:style-name="T159">e</text:span><text:span text:style-name="T102"> ruche affiche une popup avec son nom, </text:span><text:span text:style-name="T155">le nom de l’essaim</text:span><text:span text:style-name="T102"> et la liste de</text:span><text:span text:style-name="T155">s hausses</text:span><text:span text:style-name="T102">. </text:span><text:span text:style-name="T103">Si on clique sur le nom </text:span><text:span text:style-name="T155">de la ruche</text:span><text:span text:style-name="T103">, cela affiche </text:span><text:span text:style-name="T155">la page de détail de la ruche. </text:span><text:span text:style-name="T250">Un clic sur le marqueur "Entrée" affiche le nombre de ruches et la longueur du parcours.</text:span></text:p>
        </text:list-item>
        <text:list-item>
          <text:p text:style-name="P466"><text:span text:style-name="T48">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2">(seulement si la case "Marqueurs fixes" est décochée)</text:span><text:span text:style-name="T160">. Clic sur le fond de carte pour désélectionner le marqueur.</text:span></text:p>
        </text:list-item>
        <text:list-item>
          <text:p text:style-name="P469"><text:span text:style-name="T45">Clic droit</text:span> sur une annotation pour afficher sa description</text:p>
        </text:list-item>
        <text:list-item>
          <text:p text:style-name="P466"><text:span text:style-name="T58">Recherche </text:span><text:span text:style-name="T157">: <text:s/></text:span><text:span text:style-name="T99">tapez </text:span><text:span text:style-name="T155">le</text:span><text:span text:style-name="T99"> nom d’un</text:span><text:span text:style-name="T155">e</text:span><text:span text:style-name="T99"> ruche </text:span><text:span text:style-name="T155">ou d’un essaim</text:span><text:span text:style-name="T99"> puis Entrée. La popup d</text:span><text:span text:style-name="T155">e la</text:span><text:span text:style-name="T99"> ruche trouvée s’ouvre. </text:span><text:span text:style-name="T155">Le nom doit être saisi complètement. La saisie est insensible à la casse.</text:span></text:p>
        </text:list-item>
        <text:list-item>
          <text:p text:style-name="P468"><text:span text:style-name="T58">Marqueurs fixes</text:span><text:span text:style-name="T157"> : </text:span><text:span text:style-name="T99">si cette case est dé-cochée, on peut déplacer les ruches. Attention l</text:span><text:span text:style-name="T156">e déplacement d’une ruche</text:span><text:span text:style-name="T99"> est enregistré dés que l’on relâche le bouton de la souris. </text:span><text:span text:style-name="T372">On peut aussi déplacer l’entrée ce qui déplacera l’emplacement du rucher.</text:span></text:p>
        </text:list-item>
        <text:list-item>
          <text:p text:style-name="P470">Les contrôles des cartes IGN <text:span text:style-name="T342">(pour en savoir plus voir </text:span><text:span text:style-name="T342"><text:bookmark-ref text:reference-format="chapter" text:ref-name="__RefNumPara__5038_3822915612">11.1</text:bookmark-ref></text:span><text:span text:style-name="T342">)</text:span> : </text:p>
          <text:list>
            <text:list-item>
              <text:p text:style-name="P465">Zoom, <text:s/></text:p>
            </text:list-item>
            <text:list-item>
              <text:p text:style-name="P465">Bascule en plein écran,</text:p>
            </text:list-item>
            <text:list-item>
              <text:p text:style-name="P465">Gestion des couches :</text:p>
              <text:list>
                <text:list-item>
                  <text:p text:style-name="P465">Dessin : les objets dessinés avec "Annoter la carte",</text:p>
                </text:list-item>
                <text:list-item>
                  <text:p text:style-name="P465">Cercles : les cercles de distance de butinage,</text:p>
                </text:list-item>
                <text:list-item>
                  <text:p text:style-name="P465">Parcours : le dessin du parcours des ruches,</text:p>
                </text:list-item>
                <text:list-item>
                  <text:p text:style-name="P465">Ruches,</text:p>
                </text:list-item>
                <text:list-item>
                  <text:p text:style-name="P465">Parcelles cadastrales,</text:p>
                </text:list-item>
                <text:list-item>
                  <text:p text:style-name="P465">Carte IGN, </text:p>
                </text:list-item>
                <text:list-item>
                  <text:p text:style-name="P465">Photographies aériennes</text:p>
                </text:list-item>
              </text:list>
            </text:list-item>
            <text:list-item>
              <text:p text:style-name="P465">Calculer un profil, </text:p>
            </text:list-item>
            <text:list-item>
              <text:p text:style-name="P465">Mesurer une distance, une surface, un azimut. </text:p>
            </text:list-item>
            <text:list-item>
              <text:p text:style-name="P465">Altitude d’un point.</text:p>
            </text:list-item>
            <text:list-item>
              <text:p text:style-name="P465"><text:soft-page-break/>Annoter la carte : permet de dessiner des marqueurs, des polylignes et des polygones avec un texte de description. V<text:span text:style-name="T526">oir </text:span><text:span text:style-name="T526"><text:bookmark-ref text:reference-format="chapter" text:ref-name="__RefNumPara__7394_2659094818">11.7</text:bookmark-ref></text:span><text:span text:style-name="T526">.</text:span></text:p>
            </text:list-item>
          </text:list>
        </text:list-item>
      </text:list>
      <text:p text:style-name="Text_20_body">Les boutons</text:p>
      <text:list text:style-name="L45">
        <text:list-item>
          <text:p text:style-name="P474"><text:span text:style-name="T45">Rapprocher les ruches trop éloignées</text:span> : rapproche les ruches qui sont à plus de 200m de l’entrée du rucher. Les ruches rapprochées sont placées aléatoirement à 10m de l’entrée. <text:span text:style-name="T512">Ces valeurs sont paramétrables dans la configuration du logiciel.</text:span></text:p>
        </text:list-item>
        <text:list-item>
          <text:p text:style-name="P474">Les deux boutons de<text:span text:style-name="T45"> liste et liste détaillée des ruches</text:span> du rucher ordonnées suivant le sens du parcours. <text:span text:style-name="T561">Ce sont les mêmes listes que les listes du menu Ruches mais limitées au ruches d’un rucher. Voir </text:span><text:span text:style-name="T561"><text:bookmark-ref text:reference-format="chapter" text:ref-name="__RefNumPara__8220_678264368">2.1</text:bookmark-ref></text:span><text:span text:style-name="T561"><text:s/>et </text:span><text:span text:style-name="T561"><text:bookmark-ref text:reference-format="chapter" text:ref-name="__RefNumPara__8222_678264368">2.5</text:bookmark-ref></text:span><text:span text:style-name="T561"><text:s/>pour le détail des colonnes affichées.</text:span></text:p>
        </text:list-item>
        <text:list-item>
          <text:p text:style-name="P474"><text:span text:style-name="T45">Export GPX</text:span> : génère un fichier au format GPX des ruches et du parcours.</text:p>
        </text:list-item>
        <text:list-item>
          <text:p text:style-name="P474"><text:span text:style-name="T45">Export KML</text:span> : génère un fichier au format KML des ruches et du parcours.</text:p>
        </text:list-item>
        <text:list-item>
          <text:p text:style-name="P474"><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70">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94">Carte </text:span><text:span text:style-name="T193">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text:span text:style-name="T251">des ruches</text:span> le plus court des ruches est dessiné.</text:p>
      <text:p text:style-name="P32">Les contrôles :</text:p>
      <text:list text:style-name="L46">
        <text:list-item>
          <text:p text:style-name="P475"><text:span text:style-name="T58">?</text:span><text:span text:style-name="T157"> : </text:span><text:span text:style-name="T104">affiche de l’aide</text:span></text:p>
        </text:list-item>
        <text:list-item>
          <text:p text:style-name="P476"><text:span text:style-name="T48">D</text:span><text:span text:style-name="T46">ouble</text:span><text:span text:style-name="T47"> clic</text:span><text:span text:style-name="T102"> sur le marqueur d’un</text:span><text:span text:style-name="T159">e</text:span><text:span text:style-name="T102"> ruche affiche une popup avec son nom, </text:span><text:span text:style-name="T155">le nom de l’essaim</text:span><text:span text:style-name="T102"> et la liste de</text:span><text:span text:style-name="T155">s hausses</text:span><text:span text:style-name="T102">. </text:span><text:span text:style-name="T103">Si on clique sur le nom </text:span><text:span text:style-name="T155">de la ruche</text:span><text:span text:style-name="T103">, cela affiche </text:span><text:span text:style-name="T155">la page de détail de la ruche. </text:span><text:span text:style-name="T250">Un clic sur le marqueur "Entrée" affiche le nombre de ruches et la longueur du parcours.</text:span></text:p>
        </text:list-item>
        <text:list-item>
          <text:p text:style-name="P475"><text:span text:style-name="T48">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2">(seulement si la case "Marqueurs fixes" est décochée)</text:span><text:span text:style-name="T160">. Clic sur le fond de carte pour désélectionner le marqueur.</text:span></text:p>
        </text:list-item>
        <text:list-item>
          <text:p text:style-name="P375">Clic droit <text:span text:style-name="T131">sur une annotation pour afficher sa description</text:span></text:p>
        </text:list-item>
        <text:list-item>
          <text:p text:style-name="P475"><text:span text:style-name="T58">Recherche </text:span><text:span text:style-name="T157">: <text:s/></text:span><text:span text:style-name="T99">tapez </text:span><text:span text:style-name="T155">le</text:span><text:span text:style-name="T99"> nom d’un</text:span><text:span text:style-name="T155">e</text:span><text:span text:style-name="T99"> ruche </text:span><text:span text:style-name="T155">ou d’un essaim</text:span><text:span text:style-name="T99"> puis Entrée. La popup d</text:span><text:span text:style-name="T155">e la</text:span><text:span text:style-name="T99"> ruche trouvée s’ouvre. </text:span><text:span text:style-name="T155">Le nom doit être saisi complètement. La saisie est insensible à la casse.</text:span></text:p>
        </text:list-item>
        <text:list-item>
          <text:p text:style-name="P477"><text:soft-page-break/><text:span text:style-name="T58">Marqueurs fixes</text:span><text:span text:style-name="T157"> : </text:span><text:span text:style-name="T99">si cette case est dé-cochée, on peut déplacer les ruches. Attention l</text:span><text:span text:style-name="T156">e déplacement d’une ruche</text:span><text:span text:style-name="T99"> est enregistré d</text:span><text:span text:style-name="T237">è</text:span><text:span text:style-name="T99">s que l’on relâche le bouton de la souris. </text:span><text:span text:style-name="T372">On peut aussi déplacer l’entrée ce qui déplacera l’emplacement du rucher.</text:span></text:p>
        </text:list-item>
      </text:list>
      <text:p text:style-name="P176"><text:span text:style-name="T160">Les contrôles des cartes </text:span><text:span text:style-name="T161">OSM </text:span><text:span text:style-name="T342">(pour en savoir plus voir </text:span><text:span text:style-name="T342"><text:bookmark-ref text:reference-format="chapter" text:ref-name="__RefNumPara__5038_3822915612">11.1</text:bookmark-ref></text:span><text:span text:style-name="T342">)</text:span><text:span text:style-name="T161"> :</text:span><text:span text:style-name="T160"> </text:span></text:p>
      <text:list text:style-name="L47">
        <text:list-item>
          <text:p text:style-name="P478">Zoom, <text:s/></text:p>
        </text:list-item>
        <text:list-item>
          <text:p text:style-name="P478">Bascule en plein écran, </text:p>
        </text:list-item>
        <text:list-item>
          <text:p text:style-name="P478">Gestion de couches (Dessin, Cercles, Parcours, Ruches, OpenStreetMap), <text:s/></text:p>
        </text:list-item>
        <text:list-item>
          <text:p text:style-name="P478">Mesurer une distance, une surface, un azimut.</text:p>
        </text:list-item>
        <text:list-item>
          <text:p text:style-name="P479">Annoter la carte : Annoter la carte : permet de dessiner des marqueurs, des polylignes et des polygones avec un texte de description. V<text:span text:style-name="T526">oir </text:span><text:span text:style-name="T526"><text:bookmark-ref text:reference-format="chapter" text:ref-name="__RefNumPara__7394_2659094818">11.7</text:bookmark-ref></text:span><text:span text:style-name="T526">.</text:span></text:p>
        </text:list-item>
      </text:list>
      <text:p text:style-name="Text_20_body">Les boutons</text:p>
      <text:list text:style-name="L48">
        <text:list-item>
          <text:p text:style-name="P480"><text:span text:style-name="T45">Rapprocher les ruches trop éloignées</text:span> : rapproche les ruches qui sont à plus de 200m de l’entrée du rucher. Les ruches rapprochées sont placées aléatoirement à 10m de l’entrée. <text:span text:style-name="T512">Ces valeurs sont paramétrables dans la configuration du logiciel.</text:span></text:p>
        </text:list-item>
        <text:list-item>
          <text:p text:style-name="P480">Les deux boutons de <text:span text:style-name="T45">liste et liste détaillée des ruches </text:span>du rucher ordonnées suivant le sens du parcours.</text:p>
        </text:list-item>
        <text:list-item>
          <text:p text:style-name="P480"><text:span text:style-name="T45">Export PNG </text:span>: génère un fichier au format PNG de la carte</text:p>
        </text:list-item>
        <text:list-item>
          <text:p text:style-name="P480"><text:span text:style-name="T45">Export GPX </text:span>: génère un fichier au format GPX des ruches et du parcours.</text:p>
        </text:list-item>
        <text:list-item>
          <text:p text:style-name="P480"><text:span text:style-name="T45">Export KML</text:span> : génère un fichier au format KML des ruches et du parcours.</text:p>
        </text:list-item>
        <text:list-item>
          <text:p text:style-name="P480"><text:span text:style-name="T45">Re-calculer le parcours des ruches</text:span> : en utilisant un algorithme plus performant mais plus long.</text:p>
        </text:list-item>
        <text:list-item>
          <text:p text:style-name="P480"><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34" text:outline-level="3"><text:bookmark-start text:name="__RefHeading___Toc3541_3352760186"/>Météo<text:bookmark-end text:name="__RefHeading___Toc3541_3352760186"/></text:h>
      <text:p text:style-name="P139">La météo du rucher (OpenWeatherMap)</text:p>
      <text:list text:style-name="L49">
        <text:list-item>
          <text:list>
            <text:list-item>
              <text:p text:style-name="P481"><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81"><text:span text:style-name="T45">Température et pression</text:span> : une courbe des températures et des pressions sur deux jours</text:p>
            </text:list-item>
            <text:list-item>
              <text:p text:style-name="P481"><text:span text:style-name="T45">Prévisions </text:span>: sur huit jours</text:p>
            </text:list-item>
            <text:list-item>
              <text:p text:style-name="P481"><text:span text:style-name="T45">Historique </text:span>: des cinq jours précédents</text:p>
            </text:list-item>
          </text:list>
        </text:list-item>
      </text:list>
      <text:h text:style-name="P334"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9">Affiche la page "Ajout de ruches" : </text:p>
      <text:list text:style-name="L50">
        <text:list-item>
          <text:p text:style-name="P482"><text:soft-page-break/>un premier tableau affiche les ruches déjà présentes dans le rucher,</text:p>
        </text:list-item>
        <text:list-item>
          <text:p text:style-name="P482">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83">sont affectées au rucher</text:p>
        </text:list-item>
        <text:list-item>
          <text:p text:style-name="P483">dispersées dans le rucher (il faudra les placer plus précisément sur une des cartes du rucher)</text:p>
        </text:list-item>
        <text:list-item>
          <text:p text:style-name="P483">et un événement ajout dans ce rucher est créé.</text:p>
        </text:list-item>
      </text:list>
      <text:p text:style-name="P9">Pour enlever des ruches ce n’est pas ici ! Il faut aller dans le rucher destination et les y ajouter.</text:p>
      <text:h text:style-name="P334"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8">Liste de é</text:span><text:span text:style-name="T205">vénements</text:span><text:bookmark-end text:name="__RefHeading___Toc3553_3352760186"/></text:h>
      <text:p text:style-name="P8"><text:span text:style-name="T204">A</text:span><text:span text:style-name="T180">ffiche la liste des événements qui référencent ce rucher.</text:span></text:p>
      <text:h text:style-name="Heading_20_3" text:outline-level="3"><text:bookmark-start text:name="__RefHeading___Toc3555_3352760186"/>Création <text:span text:style-name="T219">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80">pour ce </text:span><text:span text:style-name="T385">rucher</text:span> à une date future. <text:span text:style-name="T380">Voir l’annexe </text:span><text:span text:style-name="T380"><text:bookmark-ref text:reference-format="chapter" text:ref-name="__RefNumPara__5490_2176436653">11.3</text:bookmark-ref></text:span><text:span text:style-name="T380"><text:s/>pour plus d’informations sur ces notifications.</text:span></text:p>
      <text:h text:style-name="P335" text:outline-level="3"><text:bookmark-start text:name="__RefNumPara__7580_75810495"/><text:bookmark-start text:name="__RefHeading___Toc3834_3476563104"/>Transhumances<text:bookmark-end text:name="__RefNumPara__7580_75810495"/><text:bookmark-end text:name="__RefHeading___Toc3834_3476563104"/></text:h>
      <text:p text:style-name="P142"><text:span text:style-name="T290">Affiche tous les événements ajout et retrait de ruches dans ce rucher </text:span><text:span text:style-name="T286">et les ruches présentes</text:span><text:span text:style-name="T290"> dans le rucher </text:span><text:span text:style-name="T289">à la date de ces événements</text:span><text:span text:style-name="T290">.</text:span></text:p>
      <text:p text:style-name="P143">Les événements de même date <text:span text:style-name="T288">(même jour) </text:span>et de même type (Ajout <text:span text:style-name="T400">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53856870696010" text:continue-list="list153855160908721" text:style-name="L11">
        <text:list-item>
          <text:p text:style-name="P407"><text:span text:style-name="T45">Date </text:span>: la date de l’événement ou du premier événement si la case <text:span text:style-name="T452">"</text:span>Groupe<text:span text:style-name="T452">r"</text:span> est cochée. <text:span text:style-name="T406">En cliquant sur cette date on affiche le détail de l’événement. En cas de regroupement, c’est le détail d’u</text:span><text:span text:style-name="T518">n</text:span><text:span text:style-name="T406"> </text:span><text:span text:style-name="T518">des</text:span><text:span text:style-name="T406"> événement</text:span><text:span text:style-name="T518">s</text:span><text:span text:style-name="T406">.</text:span></text:p>
        </text:list-item>
        <text:list-item>
          <text:p text:style-name="P408"><text:span text:style-name="T45">Type </text:span>: <text:span text:style-name="T453">"</text:span>Ajout<text:span text:style-name="T453">"</text:span> <text:span text:style-name="T453">ou "Retrait" du rucher</text:span>. <text:span text:style-name="T516">Les lignes de type "Ajout" sont colorées en gris.</text:span></text:p>
        </text:list-item>
        <text:list-item>
          <text:p text:style-name="P407"><text:span text:style-name="T45">Dest/Prov</text:span> : Le rucher de destination (retrait) ou la provenance (ajout). Si la case Grouper est cochée, il peut y avoir plusieurs ruchers.</text:p>
        </text:list-item>
        <text:list-item>
          <text:p text:style-name="P459"><text:span text:style-name="T45">Nb </text:span>: <text:span text:style-name="T405">affiché seulement </text:span>si <text:span text:style-name="T454">G</text:span>roupe<text:span text:style-name="T454">r</text:span> <text:span text:style-name="T403">est cochée </text:span><text:span text:style-name="T405">indique</text:span><text:span text:style-name="T289"> </text:span>le nombre de ruches <text:span text:style-name="T289">qui ont été ajoutées ou retirées</text:span></text:p>
        </text:list-item>
        <text:list-item>
          <text:p text:style-name="P407"><text:soft-page-break/><text:span text:style-name="T45">Ruche </text:span>: <text:span text:style-name="T404">(</text:span><text:span text:style-name="T401">la ou</text:span><text:span text:style-name="T404">)</text:span><text:span text:style-name="T401"> </text:span>les ruches <text:span text:style-name="T401">(si </text:span><text:span text:style-name="T454">G</text:span><text:span text:style-name="T401">roupe</text:span><text:span text:style-name="T454">r</text:span><text:span text:style-name="T401"> </text:span><text:span text:style-name="T403">est cochée</text:span><text:span text:style-name="T401">)</text:span> qui ont été ajoutées ou retirées</text:p>
        </text:list-item>
        <text:list-item>
          <text:p text:style-name="P407"><text:span text:style-name="T45">Nb </text:span>: le nombre de ruches après le traitement de l’événement ou des événements.</text:p>
        </text:list-item>
        <text:list-item>
          <text:p text:style-name="P407"><text:span text:style-name="T45">État </text:span>: les noms de ruches <text:span text:style-name="T402">présentes </text:span>dans le rucher après le traitement de l’événement ou des événements.</text:p>
        </text:list-item>
      </text:list>
      <text:p text:style-name="P147"><text:span text:style-name="T253">Cet historique peut être incorrect si </text:span><text:span text:style-name="T286">les dates de</text:span><text:span text:style-name="T506">s</text:span><text:span text:style-name="T286"> événements </text:span><text:span text:style-name="T508">A</text:span><text:span text:style-name="T286">jouts ou </text:span><text:span text:style-name="T508">R</text:span><text:span text:style-name="T286">etrait</text:span><text:span text:style-name="T508">s</text:span><text:span text:style-name="T286"> on</text:span><text:span text:style-name="T506">t</text:span><text:span text:style-name="T286"> été modifiés ou supprimés</text:span><text:span text:style-name="T253">. </text:span><text:span text:style-name="T252">Il peut être corrigé en recréant </text:span><text:span text:style-name="T287">ou modifiant</text:span><text:span text:style-name="T252"> ces événements. </text:span><text:span text:style-name="T291">Voir Admin/Tests.</text:span></text:p>
      <text:h text:style-name="P336" text:outline-level="3"><text:bookmark-start text:name="__RefHeading___Toc7082_2659094818"/><text:span text:style-name="T523">GéoL</text:span>ocalisation<text:bookmark-end text:name="__RefHeading___Toc7082_2659094818"/></text:h>
      <text:p text:style-name="P268">Le bouton géolocalisation est utilisable avec un appareil (smartphone) muni d’un GPS. Il faut activer le GPS et autoriser son accès au navigateur utilisé.</text:p>
      <text:p text:style-name="P268">Poser le téléphone à l’endroit à géolocaliser, cliquer sur le bouton Géolocalisation. Si la géolocalisation réussi, les coordonnées du point sont affichées, puis un repère est déposé sur la carte. <text:span text:style-name="T527">Un clic droit sur ce repère affiche ses coordonnées (latitude, longitude).</text:span></text:p>
      <text:p text:style-name="P268">Ce repère peut être utilisé immédiatement pour y déplacer une ruche ou l’entrée du rucher.</text:p>
      <text:p text:style-name="P268">Ce repère est aussi reconnu par les outils de dessin <text:span text:style-name="T527">(voir </text:span><text:span text:style-name="T527"><text:bookmark-ref text:reference-format="chapter" text:ref-name="__RefNumPara__7394_2659094818">11.7</text:bookmark-ref></text:span><text:span text:style-name="T527">), ce qui permet de le déplacer, de changer sa taille, sa couleur, le texte de description. On peut aussi le supprimer. Utiliser le bouton "Enregistrer" pour le sauvegarder en base.</text:span></text:p>
      <text:p text:style-name="P267"/>
      <text:h text:style-name="P297"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30">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30">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3">La liste peut être exportée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P55"><text:span text:style-name="T10">La liste des </text:span><text:span text:style-name="T125">récoltes</text:span><text:span text:style-name="T10"> affiche les champs suivants :</text:span></text:p>
      <text:list text:style-name="L52">
        <text:list-item>
          <text:p text:style-name="P484"><text:span text:style-name="T45">Date </text:span>: la date de la récolte <text:span text:style-name="T514">(avec heure et minute)</text:span></text:p>
        </text:list-item>
        <text:list-item>
          <text:p text:style-name="P484"><text:span text:style-name="T45">Rucher </text:span>: le ou les ruchers dans lesquels les hausses récoltées se trouvaient</text:p>
        </text:list-item>
        <text:list-item>
          <text:p text:style-name="P485"><text:span text:style-name="T45">Type de miel</text:span> : Acacia, Châtaignier, Garrigue, Lavande, Romarin, Thym, Tilleul <text:s/><text:span text:style-name="T514">ou </text:span>Toutes fleurs</text:p>
        </text:list-item>
        <text:list-item>
          <text:p text:style-name="P484"><text:span text:style-name="T45">Poids de miel mis en pot</text:span> : <text:span text:style-name="T126">en kg</text:span></text:p>
        </text:list-item>
        <text:list-item>
          <text:p text:style-name="P376">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7">e nouvelle récolte</text:span><text:span text:style-name="T5"> en cliquant sur le "+" dans la liste des </text:span><text:span text:style-name="T177">récoltes</text:span><text:span text:style-name="T5">.</text:span></text:p>
      <text:p text:style-name="P29">Le formulaire de création présente les champs suivants <text:span text:style-name="T487">(</text:span><text:span text:style-name="T515">pour Date et Type de miel, </text:span><text:span text:style-name="T487">voir </text:span><text:span text:style-name="T487"><text:bookmark-ref text:reference-format="chapter" text:ref-name="__RefNumPara__6824_4277074829">7.1</text:bookmark-ref></text:span><text:span text:style-name="T487">)</text:span> :</text:p>
      <text:list text:style-name="L53">
        <text:list-item>
          <text:p text:style-name="P377">Date</text:p>
        </text:list-item>
        <text:list-item>
          <text:p text:style-name="P377">Type de miel</text:p>
        </text:list-item>
        <text:list-item>
          <text:p text:style-name="P486"><text:span text:style-name="T45">Poids de miel</text:span> : <text:span text:style-name="T162">le poids de miel mis en pot. Normalement inconnu au moment de la création. Laisse</text:span><text:span text:style-name="T367">z</text:span><text:span text:style-name="T162"> ce champ vide.</text:span></text:p>
        </text:list-item>
        <text:list-item>
          <text:p text:style-name="P377">Commentaire</text:p>
        </text:list-item>
      </text:list>
      <text:h text:style-name="Heading_20_2" text:outline-level="2"><text:bookmark-start text:name="__RefHeading___Toc2109_1915135085"/>Statistiques production essaim/récolte<text:bookmark-end text:name="__RefHeading___Toc2109_1915135085"/></text:h>
      <text:p text:style-name="P287">Affiche un tableau donnant les productions (poids de miel en kg) de chaque essaim pour chaque récolte. Le total par essaim et le total par récolte sont affichés à droite et en bas du tableau.</text:p>
      <text:p text:style-name="P288">Les essaims n’ayant réalisé aucune production ne sont pas affichés. Cliquer sur la case à cocher "Tous" pour les afficher aussi.</text:p>
      <text:p text:style-name="P278"><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22">(histogramme) </text:span>donnant pour chaque année le poids de miel en kg :</text:p>
      <text:list text:style-name="L54">
        <text:list-item>
          <text:p text:style-name="P487"><text:span text:style-name="T45">Hausses</text:span>, poids mesuré en pesant les hausses avant et après récolte. <text:span text:style-name="T223">L</text:span><text:span text:style-name="T220">es valeurs sont sur l’axe vertical à </text:span><text:span text:style-name="T504">gauche</text:span><text:span text:style-name="T220">.</text:span></text:p>
        </text:list-item>
        <text:list-item>
          <text:p text:style-name="P487"><text:span text:style-name="T45">Pots</text:span>, poids de miel mis en pot. <text:span text:style-name="T223">L</text:span><text:span text:style-name="T220">es valeurs sont sur l’axe vertical à </text:span><text:span text:style-name="T504">gauche</text:span><text:span text:style-name="T220">.</text:span></text:p>
        </text:list-item>
        <text:list-item>
          <text:p text:style-name="P488"><text:span text:style-name="T45">Hausses/Essaim</text:span>, poids de miel <text:span text:style-name="T566">pesé dans les</text:span> hausse<text:span text:style-name="T566">s</text:span> <text:span text:style-name="T223">rapporté au nombre </text:span><text:span text:style-name="T505">moyen </text:span><text:span text:style-name="T223">d’essaim actifs de l’année</text:span>. <text:span text:style-name="T223">L</text:span><text:span text:style-name="T220">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3">On accède </text:span><text:span text:style-name="T118">à cette page</text:span><text:span text:style-name="T93"> en cliquant sur le nom d’une </text:span><text:span text:style-name="T127">récolte dans la liste des récoltes</text:span><text:span text:style-name="T9">. </text:span><text:span text:style-name="T110">Elle donne une synthèse de l</text:span><text:span text:style-name="T127">a récolte </text:span><text:span text:style-name="T353">et permet la saisie des hausses de la récolte et de leur poids de miel</text:span><text:span text:style-name="T122">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78">Type de miel<text:span text:style-name="T131"> </text:span><text:span text:style-name="T137">(voir </text:span><text:span text:style-name="T137"><text:bookmark-ref text:reference-format="chapter" text:ref-name="__RefNumPara__6824_4277074829">7.1</text:bookmark-ref></text:span><text:span text:style-name="T137">)</text:span></text:p>
        </text:list-item>
        <text:list-item>
          <text:p text:style-name="P378">Rucher</text:p>
        </text:list-item>
        <text:list-item>
          <text:p text:style-name="P489"><text:span text:style-name="T45">Poids de miel hausses</text:span> : <text:span text:style-name="T127">la somme des poids de miel résultants du pesage des hausses </text:span><text:span text:style-name="T356">de la récolte</text:span></text:p>
        </text:list-item>
        <text:list-item>
          <text:p text:style-name="P378">Poids de miel mis en pot</text:p>
        </text:list-item>
        <text:list-item>
          <text:p text:style-name="P378">Commentaire</text:p>
        </text:list-item>
        <text:list-item>
          <text:p text:style-name="P489"><text:span text:style-name="T45">Ruches </text:span>: <text:span text:style-name="T127">le nombre de ruches concernées par cette récolte</text:span></text:p>
        </text:list-item>
        <text:list-item>
          <text:p text:style-name="P489"><text:span text:style-name="T45">Poids de miel moyen par ruche :</text:span> <text:span text:style-name="T127">en kg</text:span></text:p>
        </text:list-item>
      </text:list>
      <text:p text:style-name="P121"><text:span text:style-name="T45">Tableau des hausses de la récolte </text:span>:</text:p>
      <text:list text:style-name="L56">
        <text:list-item>
          <text:p text:style-name="P490"><text:span text:style-name="T45">Hausse </text:span>: le nom de la hausse récoltée. <text:span text:style-name="T354">En cliquant sur ce nom, on accède au formulaire de saisie du poids de cette hausse avant et après récolte. </text:span><text:span text:style-name="T541">Le poids avant doit être supérieur au poids après. Un bouton Plus permet de modifier les champs Essaim, Ruche et Rucher en cas d’erreur de saisie lors de l’affectation des hausses à la Récolte. </text:span></text:p>
        </text:list-item>
        <text:list-item>
          <text:p text:style-name="P491"><text:span text:style-name="T45">Ruche </text:span>: le nom de la ruche sur laquelle était cette hausse avant récolte</text:p>
        </text:list-item>
        <text:list-item>
          <text:p text:style-name="P491"><text:span text:style-name="T45">Essaim </text:span>: le nom de l’essaim</text:p>
        </text:list-item>
        <text:list-item>
          <text:p text:style-name="P491"><text:span text:style-name="T45">Rucher </text:span>: le nom du rucher</text:p>
        </text:list-item>
        <text:list-item>
          <text:p text:style-name="P491"><text:span text:style-name="T45">Poids de miel </text:span>: le poids de miel en kg récolté dans cette hausse, <text:span text:style-name="T357">différence entre le </text:span><text:span text:style-name="T358">poids avant et après récolte</text:span></text:p>
        </text:list-item>
        <text:list-item>
          <text:p text:style-name="P491"><text:span text:style-name="T45">Poids avant récolte</text:span> : poids de la hausse en kg avant récolte</text:p>
        </text:list-item>
        <text:list-item>
          <text:p text:style-name="P491"><text:soft-page-break/><text:span text:style-name="T45">Poids après récolte</text:span> : poids de la hausse en kg après récolte</text:p>
        </text:list-item>
      </text:list>
      <text:p text:style-name="P121"/>
      <text:p text:style-name="P122"><text:span text:style-name="T124">Les boutons d’action en haut à droite de la page </text:span><text:span text:style-name="T113">détail d’un</text:span><text:span text:style-name="T128">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5">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7" text:outline-level="3"><text:bookmark-start text:name="__RefHeading___Toc7239_1261868521"/>Saisie des poids de miel<text:bookmark-end text:name="__RefHeading___Toc7239_1261868521"/></text:h>
      <text:p text:style-name="P276">Permet la saisie en tableau de tous les poids <text:span text:style-name="T540">des hausses</text:span> de la Récolte.</text:p>
      <text:p text:style-name="P277">Le poids de miel de la hausse sera calculé par la différence entre le poids de la hausse avant extraction et son poids après extraction.</text:p>
      <text:p text:style-name="P276">Les lignes modifiées par la saisie dans le formulaire sont mises en couleur pour faciliter la saisie.</text:p>
      <text:p text:style-name="P276">Pour chaque hausse, le poids avant récolte doivent être supérieur au poids après récolte. La vérification se fait quand on clique sur Enregistrer.</text:p>
      <text:p text:style-name="P276">Le poids minimum est le poids à vide de la hausse.</text:p>
      <text:h text:style-name="P338" text:outline-level="3"><text:bookmark-start text:name="__RefHeading___Toc3784_3476563104"/>Enlever toutes les hausses de l<text:span text:style-name="T50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4">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26">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92">ajouter à la récolte un lot</text:p>
        </text:list-item>
        <text:list-item>
          <text:p text:style-name="P492">mesurer le poids de miel de ces hausses (facultatif mais mieux pour les commentaires des événements)</text:p>
        </text:list-item>
        <text:list-item>
          <text:p text:style-name="P492">retirer toutes les hausses de ce lot de leurs ruches <text:span text:style-name="T264">en indiquant la date de retrait du lot</text:span></text:p>
        </text:list-item>
        <text:list-item>
          <text:p text:style-name="P492"><text:span text:style-name="T264">p</text:span>uis passer au lot suivant.</text:p>
        </text:list-item>
      </text:list>
      <text:p text:style-name="Text_20_body">Il ne faut pas utiliser cette fonctionnalité <text:span text:style-name="T265">de retrait des hausses </text:span>après que les hausses aient été réaffectées à d’<text:span text:style-name="T231">autres</text:span> ruches. Pour éviter des erreurs, son accès est désactivé 30 jours après la récolte.</text:p>
      <text:h text:style-name="P339" text:outline-level="3"><text:bookmark-start text:name="__RefHeading___Toc3786_3476563104"/>Statistiques <text:span text:style-name="T209">essaim</text:span><text:bookmark-end text:name="__RefHeading___Toc3786_3476563104"/></text:h>
      <text:p text:style-name="P80"><text:span text:style-name="T209">A</text:span><text:span text:style-name="T129">ffiche un diagramme en camembert indiquant la part de chaque essaim dans la production de miel de la récolte. </text:span><text:span text:style-name="T187">En </text:span><text:span text:style-name="T210">positionnant le curseur de la souris</text:span><text:span text:style-name="T187">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39" text:outline-level="3"><text:bookmark-start text:name="__RefHeading___Toc3788_3476563104"/>Supprimer<text:bookmark-end text:name="__RefHeading___Toc3788_3476563104"/></text:h>
      <text:p text:style-name="Text_20_body"><text:span text:style-name="T209">S</text:span>upprime complètement la récolte et ses hausses de production.</text:p>
      <text:h text:style-name="P29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3">que</text:span> <text:span text:style-name="T246">l’on peut créer par les menus des ruches, essaims, hausses et ruchers </text:span>sont :</text:p>
      <text:list text:style-name="L58">
        <text:list-item>
          <text:p text:style-name="P493">pour les ruches : commentaire</text:p>
        </text:list-item>
        <text:list-item>
          <text:p text:style-name="P493">pour les essaims : commentaire, ajout de sucre, traitement (varroa), pesée et modification des cadres </text:p>
        </text:list-item>
        <text:list-item>
          <text:p text:style-name="P493">pour les hausses : commentaire et remplissage</text:p>
        </text:list-item>
        <text:list-item>
          <text:p text:style-name="P493">pour les ruchers : commentaire</text:p>
        </text:list-item>
      </text:list>
      <text:p text:style-name="Text_20_body">D'autres événements sont créés lorsque l'on effectue certaines actions :</text:p>
      <text:list text:style-name="L59">
        <text:list-item>
          <text:p text:style-name="P494">Ajout d'une ruche dans un rucher</text:p>
        </text:list-item>
        <text:list-item>
          <text:p text:style-name="P494">Essaim mis dans une ruche</text:p>
        </text:list-item>
        <text:list-item>
          <text:p text:style-name="P494">Ajout d’<text:span text:style-name="T320">une</text:span> hausse sur une ruche</text:p>
        </text:list-item>
        <text:list-item>
          <text:p text:style-name="P494">Retrait d'une hausse d'une ruche</text:p>
        </text:list-item>
        <text:list-item>
          <text:p text:style-name="P494">Dispersion d'un essaim</text:p>
        </text:list-item>
      </text:list>
      <text:p text:style-name="P219">Vous trouverez plus de détail dans l’<text:span text:style-name="T408">annexe </text:span><text:bookmark-ref text:reference-format="chapter" text:ref-name="__RefNumPara__5794_4003007640">11.4</text:bookmark-ref>.</text:p>
      <text:h text:style-name="P310"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5">Le menu principal Événements affiche des sous-menus pour lister tous les événements ou uniquement les événements d’un certain type <text:span text:style-name="T365">(Événements Sucre, Événements traitement...)</text:span>.</text:p>
      <text:p text:style-name="P218">Un<text:span text:style-name="T395">e liste en haut des pages d</text:span><text:span text:style-name="T562">e ces</text:span><text:span text:style-name="T395"> menu</text:span><text:span text:style-name="T562">s</text:span><text:span text:style-name="T395"> </text:span><text:s/>Événements permet de n’afficher que les événements pour une certaine période de temps dans ces listes (<text:span text:style-name="T395">M</text:span>oins d’un an, d’un mois, d’une semaine…).</text:p>
      <text:p text:style-name="P184">L<text:span text:style-name="T396">es</text:span> liste<text:span text:style-name="T396">s</text:span> peu<text:span text:style-name="T396">vent</text:span> être exportée<text:span text:style-name="T396">s</text:span> au format CSV (tableur) ou PDF, imprimée, triée, filtrée, paginée. Les colonnes peuvent être masquées/affichées. <text:span text:style-name="T364">V</text:span><text:span text:style-name="T313">oir l’annexe </text:span><text:span text:style-name="T313"><text:bookmark-ref text:reference-format="chapter" text:ref-name="__RefNumPara__4764_801375353">11.2</text:bookmark-ref></text:span><text:span text:style-name="T313">.</text:span></text:p>
      <text:p text:style-name="Text_20_body">La liste de tous les événements affiche les champs suivants :</text:p>
      <text:list text:style-name="L60">
        <text:list-item>
          <text:p text:style-name="P495"><text:span text:style-name="T45">Date </text:span>: la date de l’événement</text:p>
        </text:list-item>
        <text:list-item>
          <text:p text:style-name="P495"><text:span text:style-name="T45">Événement </text:span>: le type de l’événement</text:p>
        </text:list-item>
        <text:list-item>
          <text:p text:style-name="P379">Ruche</text:p>
        </text:list-item>
        <text:list-item>
          <text:p text:style-name="P379">Essaim</text:p>
        </text:list-item>
        <text:list-item>
          <text:p text:style-name="P379">Rucher</text:p>
        </text:list-item>
        <text:list-item>
          <text:p text:style-name="P379"><text:soft-page-break/>Hausse</text:p>
        </text:list-item>
        <text:list-item>
          <text:p text:style-name="P379">Valeur</text:p>
        </text:list-item>
        <text:list-item>
          <text:p text:style-name="P379">Commentaire</text:p>
        </text:list-item>
      </text:list>
      <text:p text:style-name="Text_20_body">Les listes spécifiques à un type d’événement <text:span text:style-name="T564">sont</text:span> disponibles dans le menu Événements sont<text:span text:style-name="T149"> </text:span><text:span text:style-name="T150">décrites </text:span><text:span text:style-name="T151">au paragraphe </text:span><text:span text:style-name="T151"><text:bookmark-ref text:reference-format="chapter" text:ref-name="__RefNumPara__8479_2708070060">8.4</text:bookmark-ref></text:span></text:p>
      <text:h text:style-name="P311"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6">(</text:span><text:span text:style-name="T366"><text:bookmark-ref text:reference-format="chapter" text:ref-name="__RefNumPara__5499_954628511">4.8.11</text:bookmark-ref></text:span><text:span text:style-name="T366">) </text:span>ou "Sucre" <text:span text:style-name="T366">(</text:span><text:span text:style-name="T366"><text:bookmark-ref text:reference-format="chapter" text:ref-name="__RefNumPara__5501_954628511">4.8.10</text:bookmark-ref></text:span><text:span text:style-name="T366">) </text:span>pour l’essaim concerné.</text:p>
      <text:p text:style-name="Text_20_body">À partir de la liste de tous les événements, on peut créer un événement librement en choisissant tous les champ<text:span text:style-name="T238">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8">à cette page</text:span> en cliquant sur l<text:span text:style-name="T163">a date d’un événement dans leur liste.</text:span></text:p>
      <text:p text:style-name="P123"><text:span text:style-name="T124">Les boutons d’action en haut à droite de la page </text:span><text:span text:style-name="T113">détail d’un é</text:span><text:span text:style-name="T374">vénement :</text:span></text:p>
      <text:h text:style-name="P340" text:outline-level="3"><text:bookmark-start text:name="__RefHeading___Toc3790_3476563104"/>Modifier<text:bookmark-end text:name="__RefHeading___Toc3790_3476563104"/></text:h>
      <text:p text:style-name="Text_20_body">Les champs affichés sont les mêmes que <text:span text:style-name="T394">ceux de la liste des événements</text:span>.</text:p>
      <text:p text:style-name="P216">Par défaut seuls les champs date, valeur et commentaire sont visibles. Ils permettent de modifier un événement sans le changer fondamentalement. Pour afficher tous les champs cliquer la case à cocher "Afficher plus".</text:p>
      <text:h text:style-name="P340" text:outline-level="3"><text:bookmark-start text:name="__RefHeading___Toc3792_3476563104"/>Supprimer<text:bookmark-end text:name="__RefHeading___Toc3792_3476563104"/></text:h>
      <text:p text:style-name="Text_20_body"><text:span text:style-name="T211">P</text:span><text:span text:style-name="T95">our supprimer l’</text:span><text:span text:style-name="T164">événement. </text:span><text:span text:style-name="T321">Attention la suppression d’un événement "Ajout dans rucher" peut rendre l’historique des mouvements de ruches d’un rucher incohérent.</text:span></text:p>
      <text:p text:style-name="Text_20_body"/>
      <text:h text:style-name="P313"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81">Liste les événements sucre avec le poids de sucre en kilogrammes dans la colonne Poids.</text:p>
      <text:p text:style-name="P281">La colonne Ajout hausse donne le premier événement Ajout Hausse suivant cet événement Ajout de sucre. Un délai d’une quinzaine de jours est nécessaire pour éviter de retrouver du sucre dans les hausses.</text:p>
      <text:p text:style-name="P28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82">Liste les événements début de Traitement Varroa.</text:p>
      <text:p text:style-name="P28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83">Liste les événements de pesage des ruches. Le poids est indiqué dans la colonne Poids.</text:p>
      <text:p text:style-name="P28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83">Liste les événements Cadre Ruche.</text:p>
      <text:h text:style-name="Heading_20_3" text:outline-level="3"><text:bookmark-start text:name="__RefHeading___Toc8309_2708070060"/>Liste événements Remplissage hausse<text:bookmark-end text:name="__RefHeading___Toc8309_2708070060"/></text:h>
      <text:p text:style-name="P283">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8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38"><text:span text:style-name="T563">L</text:span>iste les événements <text:span text:style-name="T450">"Commentaire" </text:span>avec des notifications actives. <text:span text:style-name="T388">E</text:span>n cochant la case "Tous" cela les liste tous <text:span text:style-name="T437">(même ceux dont la notification est échue).</text:span></text:p>
      <text:p text:style-name="P279">Voir l’annexe <text:bookmark-ref text:reference-format="chapter" text:ref-name="__RefNumPara__5490_2176436653">11.3</text:bookmark-ref><text:s/>pour plus de détail sur la création des événements Notifications.</text:p>
      <text:p text:style-name="P280"/>
      <text:h text:style-name="P297" text:outline-level="1"><text:bookmark-start text:name="__RefNumPara__6983_1347557479"/><text:bookmark-start text:name="__RefHeading___Toc1116_1613789997"/>Personnes<text:bookmark-end text:name="__RefNumPara__6983_1347557479"/><text:bookmark-end text:name="__RefHeading___Toc1116_1613789997"/></text:h>
      <text:p text:style-name="P59">Les personnes servent en tant que contact d’un rucher ou pour l’authentification dans le logiciel <text:span text:style-name="T375">(voir </text:span><text:span text:style-name="T375"><text:bookmark-ref text:reference-format="chapter" text:ref-name="__RefNumPara__5436_3313357475">1</text:bookmark-ref></text:span><text:span text:style-name="T375">)</text:span>.</text:p>
      <text:h text:style-name="P314"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5">personnes</text:span><text:span text:style-name="T10"> affiche les champs suivants :</text:span></text:p>
      <text:list text:style-name="L61">
        <text:list-item>
          <text:p text:style-name="P380">Nom</text:p>
        </text:list-item>
        <text:list-item>
          <text:p text:style-name="P380">Prénom</text:p>
        </text:list-item>
        <text:list-item>
          <text:p text:style-name="P496"><text:span text:style-name="T45">Email </text:span>: <text:span text:style-name="T166">il sert au</text:span><text:span text:style-name="T239">x</text:span><text:span text:style-name="T166"> utilisateurs du logiciel en cas d’oubli de leur mot de passe</text:span></text:p>
        </text:list-item>
        <text:list-item>
          <text:p text:style-name="P380">Adresse</text:p>
        </text:list-item>
        <text:list-item>
          <text:p text:style-name="P496"><text:span text:style-name="T45">Login </text:span>: renseigné si la personne a le droit de se connecter au logiciel</text:p>
        </text:list-item>
        <text:list-item>
          <text:p text:style-name="P497"><text:span text:style-name="T45">Rôle </text:span>: le rôle "admin" donne le droit </text:p>
          <text:list>
            <text:list-item>
              <text:p text:style-name="P498">de créer de nouvelles Personnes</text:p>
            </text:list-item>
            <text:list-item>
              <text:p text:style-name="P497">de modifier les comptes d’autres utilisateurs </text:p>
            </text:list-item>
            <text:list-item>
              <text:p text:style-name="P497"><text:span text:style-name="T168">et </text:span><text:span text:style-name="T318">d’avoir accès à certains items du menu Admin : API Rest, Logs et Tests</text:span></text:p>
            </text:list-item>
          </text:list>
        </text:list-item>
        <text:list-item>
          <text:p text:style-name="P356">Active <text:span text:style-name="T131">: ce champ n’est affiché que si "Affich</text:span><text:span text:style-name="T142">er</text:span><text:span text:style-name="T131"> les inactifs" a été demandé (voir </text:span><text:span text:style-name="T131"><text:bookmark-ref text:reference-format="chapter" text:ref-name="__RefNumPara__7374_3519764387">10.1</text:bookmark-ref></text:span><text:span text:style-name="T131">), </text:span><text:span text:style-name="T146">personne</text:span><text:span text:style-name="T131"> active si "oui"</text:span></text:p>
        </text:list-item>
      </text:list>
      <text:h text:style-name="P312" text:outline-level="2"><text:bookmark-start text:name="__RefHeading___Toc1572_1905309782"/>Création<text:bookmark-end text:name="__RefHeading___Toc1572_1905309782"/></text:h>
      <text:p text:style-name="P69"><text:span text:style-name="T5">Vous pouvez créer un</text:span><text:span text:style-name="T240">e</text:span><text:span text:style-name="T5"> </text:span><text:span text:style-name="T174">nou</text:span><text:span text:style-name="T178">velle personne</text:span><text:span text:style-name="T5"> </text:span><text:span text:style-name="T318">si vous avez le rôle "admin" </text:span><text:span text:style-name="T5">en cliquant sur le "+" dans la liste des </text:span><text:span text:style-name="T178">personnes</text:span><text:span text:style-name="T5">.</text:span></text:p>
      <text:p text:style-name="P30">Le formulaire de création présente les champs suivants :</text:p>
      <text:list text:style-name="L62">
        <text:list-item>
          <text:p text:style-name="P381">Nom : <text:span text:style-name="T136">champ obligatoire</text:span></text:p>
        </text:list-item>
        <text:list-item>
          <text:p text:style-name="P382">Prénom : <text:span text:style-name="T136">champ obligatoire</text:span></text:p>
        </text:list-item>
        <text:list-item>
          <text:p text:style-name="P381">Emai<text:span text:style-name="T167">l</text:span></text:p>
        </text:list-item>
        <text:list-item>
          <text:p text:style-name="P381">Adresse</text:p>
        </text:list-item>
        <text:list-item>
          <text:p text:style-name="P381">Login</text:p>
        </text:list-item>
        <text:list-item>
          <text:p text:style-name="P381">Password</text:p>
        </text:list-item>
        <text:list-item>
          <text:p text:style-name="P499"><text:span text:style-name="T45">Rôles </text:span>: <text:span text:style-name="T169">"</text:span><text:span text:style-name="T528">A</text:span><text:span text:style-name="T169">dmin" si l’utilisateur est admin</text:span><text:span text:style-name="T247">istrateur</text:span><text:span text:style-name="T169">, sinon</text:span><text:span text:style-name="T319"> laisser </text:span><text:span text:style-name="T528">Aucun</text:span><text:span text:style-name="T319">.</text:span></text:p>
        </text:list-item>
        <text:list-item>
          <text:p text:style-name="P381">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4">Les boutons d’action en haut à droite de la page </text:span><text:span text:style-name="T113">détail d’un</text:span><text:span text:style-name="T182">e personne :</text:span></text:p>
      <text:h text:style-name="Heading_20_3" text:outline-level="3"><text:bookmark-start text:name="__RefHeading___Toc3794_3476563104"/>Modifier<text:bookmark-end text:name="__RefHeading___Toc3794_3476563104"/></text:h>
      <text:p text:style-name="Text_20_body"><text:span text:style-name="T212">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2">S</text:span>uppression d’une personne</text:p>
      <text:h text:style-name="P298"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3">
        <text:list-item>
          <text:p text:style-name="P50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00">Afficher latitude et longitude dans les listes</text:p>
        </text:list-item>
        <text:list-item>
          <text:p text:style-name="P50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41"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41"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1">Il vous faut gérer les cookies pour la session <text:span text:style-name="T392">(avec les options -c pour écrire et -b pour lire les cookies dans un fichier) </text:span>, ainsi que le _csrf <text:span text:style-name="T392">(qui </text:span><text:span text:style-name="T522">dans un élément input</text:span><text:span text:style-name="T392"> du formulaire de login).</text:span></text:p>
      <text:p text:style-name="P211">Remplacez l’url de votre site Ruches, <text:span text:style-name="T391">ainsi que </text:span><text:span text:style-name="T389">le nom d’utilisateur et son password.</text:span></text:p>
      <text:p text:style-name="P215">Vous pouvez garder le nom du fichier cookie inchangé (variable cookie).</text:p>
      <text:p text:style-name="P212"><text:soft-page-break/>site=<text:span text:style-name="T393">https://</text:span>monsite/<text:span text:style-name="T393">ruches</text:span></text:p>
      <text:p text:style-name="P211">user=<text:span text:style-name="T391">xxxx</text:span></text:p>
      <text:p text:style-name="P211">pass=<text:span text:style-name="T391">yyyy</text:span></text:p>
      <text:p text:style-name="P213">cookie=cookiesruches</text:p>
      <text:p text:style-name="Text_20_body">csrf=$(curl -i -c <text:span text:style-name="T392">$cookie</text:span> $site/login | grep -oP "_csrf\" value=\"\K.*(?=\")")</text:p>
      <text:p text:style-name="P214">curl -i -c <text:span text:style-name="T392">$cookie</text:span> -b <text:span text:style-name="T392">$cookie</text:span> $site/login -d "username=$<text:span text:style-name="T390">user</text:span>&amp;password=$<text:span text:style-name="T390">pass</text:span>&amp;_csrf=$csrf"</text:p>
      <text:p text:style-name="P214">curl -b <text:span text:style-name="T392">$cookie</text:span> $site/rest</text:p>
      <text:p text:style-name="P214">curl -b <text:span text:style-name="T392">$cookie</text:span> $site/rest/essaims</text:p>
      <text:p text:style-name="P214">curl -b <text:span text:style-name="T392">$cookie</text:span> $site/rest/essaims/search/findByNom?nom=Vit-3.2</text:p>
      <text:h text:style-name="P315"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16" text:outline-level="2"><text:bookmark-start text:name="__RefHeading___Toc2758_3921109291"/><text:span text:style-name="T41">I</text:span><text:span text:style-name="T21">nfos</text:span><text:bookmark-end text:name="__RefHeading___Toc2758_3921109291"/></text:h>
      <text:p text:style-name="P140">La page infos affiche des statistiques et des alertes permettant de prévoir des actions correctives à réaliser. Elle affiche :</text:p>
      <text:list text:style-name="L64">
        <text:list-item>
          <text:p text:style-name="P501">Le nombre de ruchers <text:span text:style-name="T545">actifs</text:span> en comptant le dépôt</text:p>
        </text:list-item>
        <text:list-item>
          <text:p text:style-name="P502">Le nombre de ruches <text:span text:style-name="T547">actives </text:span><text:span text:style-name="T545">(production, élevage et total)</text:span></text:p>
        </text:list-item>
        <text:list-item>
          <text:p text:style-name="P502">Le nombre de hausses actives</text:p>
        </text:list-item>
        <text:list-item>
          <text:p text:style-name="P502">Le nombre de ruches <text:span text:style-name="T545">actives </text:span>au dépôt <text:span text:style-name="T545">(production, élevage et total)</text:span></text:p>
        </text:list-item>
        <text:list-item>
          <text:p text:style-name="P502"><text:span text:style-name="T545">L</text:span>e nombre de hausses <text:span text:style-name="T545">actives </text:span>qui ne sont pas posées sur des ruches</text:p>
        </text:list-item>
        <text:list-item>
          <text:p text:style-name="P502">Le nombre de ruches <text:span text:style-name="T545">actives </text:span>avec essaim <text:span text:style-name="T545">(production, élevage et total)</text:span></text:p>
        </text:list-item>
        <text:list-item>
          <text:p text:style-name="P502"><text:span text:style-name="T545">L</text:span>e nombre de hausses <text:span text:style-name="T545">actives </text:span>posées sur <text:span text:style-name="T545">d</text:span>es ruches</text:p>
        </text:list-item>
        <text:list-item>
          <text:p text:style-name="P501">Les distances de butinage : rayon et surface des cercles de butinage. <text:span text:style-name="T547">Ces cercles sont visibles sur les cartes détail IGN et OSM des ruchers (voir </text:span><text:span text:style-name="T547"><text:bookmark-ref text:reference-format="chapter" text:ref-name="__RefNumPara__5038_3822915612">11.1</text:bookmark-ref></text:span><text:span text:style-name="T547">).</text:span></text:p>
        </text:list-item>
        <text:list-item>
          <text:p text:style-name="P501">Un tableau affichant des valeurs par année : </text:p>
          <text:list>
            <text:list-item>
              <text:p text:style-name="P501">Poids de miel mis en pot <text:span text:style-name="T545">(somme des poids de miel mis en pots des récoltes de l’année)</text:span></text:p>
            </text:list-item>
            <text:list-item>
              <text:p text:style-name="P502">Nombre d’essaims <text:span text:style-name="T545">(nombre d’essaims de l’année précédente + nombre d’essaims créés dans l’année – nombre d’essaims dispersés dans l’année)</text:span></text:p>
            </text:list-item>
            <text:list-item>
              <text:p text:style-name="P501">Poids de miel / nombre d’essaims</text:p>
            </text:list-item>
            <text:list-item>
              <text:p text:style-name="P501">Nombre d’essaims créés dans l’année <text:span text:style-name="T545">(compte des essaims dont la date d’acquisition est dans l’année)</text:span></text:p>
            </text:list-item>
            <text:list-item>
              <text:p text:style-name="P501"><text:soft-page-break/>Nombre d’essaims dispersés dans l’année <text:span text:style-name="T545">(compte du nombre d’événements dispersion dans l’année)</text:span></text:p>
            </text:list-item>
            <text:list-item>
              <text:p text:style-name="P501">Poids de sucre distribué <text:span text:style-name="T545">(compte du poids de sucre total des événements sucre de l’année)</text:span></text:p>
            </text:list-item>
            <text:list-item>
              <text:p text:style-name="P502">Nombre de traitements <text:span text:style-name="T545">(compte du nombre d’événements début traitement de l’année)</text:span></text:p>
            </text:list-item>
          </text:list>
        </text:list-item>
        <text:list-item>
          <text:p text:style-name="P502"><text:span text:style-name="T545">La liste des</text:span> ruches <text:span text:style-name="T545">actives avec</text:span> essaim qui sont au dépôt</text:p>
        </text:list-item>
        <text:list-item>
          <text:p text:style-name="P502"><text:span text:style-name="T545">La liste des</text:span> ruches <text:span text:style-name="T545">actives avec des hausses</text:span> qui sont au dépôt</text:p>
        </text:list-item>
        <text:list-item>
          <text:p text:style-name="P502"><text:span text:style-name="T545">La liste des</text:span> ruches <text:span text:style-name="T545">actives </text:span>sans essaim qui ne sont pas au dépôt</text:p>
        </text:list-item>
        <text:list-item>
          <text:p text:style-name="P503">La liste des essaims actifs hors ruches</text:p>
        </text:list-item>
        <text:list-item>
          <text:p text:style-name="P502"><text:span text:style-name="T545">La liste des</text:span> ruchers <text:span text:style-name="T545">actifs </text:span>à plus de 20m du barycentre de leurs ruches</text:p>
        </text:list-item>
        <text:list-item>
          <text:p text:style-name="P502"><text:span text:style-name="T545">La liste des</text:span> ruches <text:span text:style-name="T545">actives </text:span>à plus de 200m de leurs ruchers</text:p>
        </text:list-item>
        <text:list-item>
          <text:p text:style-name="P504"><text:span text:style-name="T545">La liste des</text:span> ruches <text:span text:style-name="T545">actives </text:span>sans événement depuis 4 semaines</text:p>
        </text:list-item>
        <text:list-item>
          <text:p text:style-name="P505"><text:span text:style-name="T545">La liste des</text:span> <text:span text:style-name="T545">essaims</text:span> <text:span text:style-name="T545">actifs</text:span> ayant une date de naissance supérieure à la date d’acquisition.</text:p>
        </text:list-item>
      </text:list>
      <text:h text:style-name="P317" text:outline-level="2"><text:bookmark-start text:name="__RefHeading___Toc4457_1171085051"/><text:bookmark-start text:name="__RefNumPara__6922_993501421"/>Tests<text:bookmark-end text:name="__RefHeading___Toc4457_1171085051"/><text:bookmark-end text:name="__RefNumPara__6922_993501421"/></text:h>
      <text:p text:style-name="P76">Ce menu n’est visible que pour les utilisateurs ayant un rôle Admin.</text:p>
      <text:p text:style-name="P141"><text:span text:style-name="T502">Le programme t</text:span>este : </text:p>
      <text:list text:style-name="L65">
        <text:list-item>
          <text:p text:style-name="P507">s’il y a des erreurs dans l’historique de tous les ruchers. <text:span text:style-name="T325">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6">À la fin du traitement le rucher doit être à son état initial, c’est à dire vide. Des erreurs peuvent apparaître au cours du traitement si des événements </text:span><text:span text:style-name="T325">"Ajout de ruche" </text:span><text:span text:style-name="T326">ont été modifiés ou supprimés à mauvais escient. Ce test affiche donc ces erreurs qui peuvent alors être analysées et corrigées.</text:span></text:p>
          <text:list>
            <text:list-item>
              <text:p text:style-name="P509">Erreur 1 : le rucher ne contient pas la ruche désignée par l'événement <text:span text:style-name="T509">Retrait.</text:span></text:p>
            </text:list-item>
            <text:list-item>
              <text:p text:style-name="P509">Erreur 2 : deux ajouts successifs d’une ruche dans le même rucher</text:p>
            </text:list-item>
            <text:list-item>
              <text:p text:style-name="P510">Erreur 3 : <text:span text:style-name="T509">événement Ajout, </text:span>la ruche est déjà dans le rucher</text:p>
            </text:list-item>
          </text:list>
        </text:list-item>
        <text:list-item>
          <text:p text:style-name="P508">si des événements <text:span text:style-name="T322">ont des champs mal renseignés :</text:span></text:p>
          <text:list>
            <text:list-item>
              <text:p text:style-name="P508">ajout de ruche <text:span text:style-name="T322">dans un rucher</text:span> : absence de ruche ou de rucher</text:p>
            </text:list-item>
            <text:list-item>
              <text:p text:style-name="P506"><text:span text:style-name="T323">pose ou retrait de hausse sont incomplets : absence de ruche </text:span><text:span text:style-name="T322">ou d’essaim, </text:span><text:span text:style-name="T336">champ Valeur (qui contient le numéro d’ordre de la hausse sur la ruche) qui ne contient pas en entier compris entre 1 et 10.</text:span></text:p>
            </text:list-item>
            <text:list-item>
              <text:p text:style-name="P511">ajout d’essaim dans une ruche : <text:span text:style-name="T323">absence de ruche </text:span><text:span text:style-name="T322">ou d’essaim</text:span></text:p>
            </text:list-item>
            <text:list-item>
              <text:p text:style-name="P512">remplissage hausse : absence de hausse ou Valeur qui n’est pas un pourcentage (entre 0 et 100)</text:p>
            </text:list-item>
            <text:list-item>
              <text:p text:style-name="P512"><text:soft-page-break/>traitement essaim <text:span text:style-name="T324">ou fin de traitement</text:span> : absence d’essaim</text:p>
            </text:list-item>
            <text:list-item>
              <text:p text:style-name="P513">commentaire ruche, essaim… : absence de l’objet commenté ou commentaire non renseigné</text:p>
            </text:list-item>
            <text:list-item>
              <text:p text:style-name="P514">dispersion d’essaim : absence d’essaim</text:p>
            </text:list-item>
            <text:list-item>
              <text:p text:style-name="P515">pesée de ruche : absence de ruche ou d’essaim, Valeur non numérique</text:p>
            </text:list-item>
            <text:list-item>
              <text:p text:style-name="P515">ruche cadres : absence de ruche</text:p>
            </text:list-item>
          </text:list>
        </text:list-item>
        <text:list-item>
          <text:p text:style-name="P516">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18" text:outline-level="2"><text:bookmark-start text:name="__RefHeading___Toc4193_3223985247"/>Doc<text:bookmark-end text:name="__RefHeading___Toc4193_3223985247"/></text:h>
      <text:p text:style-name="P151">Affiche cette documentation dans un nouvel onglet.</text:p>
      <text:h text:style-name="P299" text:outline-level="1"/>
      <text:h text:style-name="P300" text:outline-level="1"><text:bookmark-start text:name="__RefHeading___Toc4617_1171273416"/>Annexes<text:bookmark-end text:name="__RefHeading___Toc4617_1171273416"/></text:h>
      <text:h text:style-name="P319"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6">Les cartes de l’Institut Géographique National (IGN France) sont accessibles gratuitement. Elles ne couvrent que la France. Les Scan25 et 100 nécessitent une inscription pour demander un numéro de licence, et sont gratuits pour <text:span text:style-name="T303">un</text:span> usage limité.</text:p>
      <text:p text:style-name="P156">Les cartes OpenStreetMap sont accessibles gratuitement et ont une couverture mondiale.</text:p>
      <text:list xml:id="list2219235725" text:style-name="L66">
        <text:list-item>
          <text:p text:style-name="P471">Zoom : <text:span text:style-name="T292">en cliquant sur + ou – en haut à gauche de la page, en tournant la molette de la souris ou en cliquant avec deux doigts sur un écran tactile. </text:span></text:p>
        </text:list-item>
        <text:list-item>
          <text:p text:style-name="P472"><text:span text:style-name="T531">Zoom boîte : zoom</text:span><text:span text:style-name="T530"> en dessinant une boîte avec </text:span><text:span text:style-name="T533">Majuscule</text:span><text:span text:style-name="T531"> </text:span><text:span text:style-name="T532">clic </text:span><text:span text:style-name="T531">en déplaçant la souris</text:span><text:span text:style-name="T530">.</text:span></text:p>
        </text:list-item>
        <text:list-item>
          <text:p text:style-name="P519">Rotation <text:span text:style-name="T535">de la carte</text:span> : avec <text:span text:style-name="T532">les touches M</text:span>ajuscule Alt et <text:span text:style-name="T532">clic </text:span>en déplaçant la souris. Avec un mouvement tournant <text:span text:style-name="T533">de</text:span> deux doigts sur un smartphone. Quand<text:span text:style-name="T536"> la rotation est différente de 0, un bouton apparaît </text:span><text:span text:style-name="T537">en haut à droite de la carte</text:span><text:span text:style-name="T536">, il permet de remettre la rotation à 0.</text:span></text:p>
        </text:list-item>
        <text:list-item>
          <text:p text:style-name="P520">Zoom sur les ruches du rucher en cliquant le bouton Z.</text:p>
        </text:list-item>
        <text:list-item>
          <text:p text:style-name="P473">Bascule en plein écran : <text:span text:style-name="T293">bouton</text:span><text:span text:style-name="T292"> "Bascule en plein écran" à droite du Zoom. </text:span><text:span text:style-name="T534">Touche Échap pour quitter le mode plein écran.</text:span></text:p>
        </text:list-item>
        <text:list-item>
          <text:p text:style-name="P517"><text:span text:style-name="T160">Gestion de couches : </text:span><text:span text:style-name="T293">bouton "Afficher/Masquer le gestionnaire de couches" en haut à droite de la carte. L’œil permet de masque</text:span><text:span text:style-name="T312">r</text:span><text:span text:style-name="T293"> ou d’afficher la couche. </text:span><text:span text:style-name="T312">L’empilement des couches peut être modifié par glisser-déposer (En cliquant sur le nom de la couche à déplacer, et en la déplaçant en haut ou en bas sans relâcher le clic). </text:span><text:span text:style-name="T293">En cliquant sur les deux flèches à </text:span><text:span text:style-name="T295">droite</text:span><text:span text:style-name="T293"> du nom de la couche on peut </text:span><text:span text:style-name="T294">accéder :</text:span></text:p>
          <text:list>
            <text:list-item>
              <text:p text:style-name="P521">au libellé de la couche et à sa légende</text:p>
            </text:list-item>
            <text:list-item>
              <text:p text:style-name="P521">à la transparence de la couche de 0 à 100 %</text:p>
            </text:list-item>
            <text:list-item>
              <text:p text:style-name="P521">à la suppression de l’affichage de la couche</text:p>
            </text:list-item>
          </text:list>
        </text:list-item>
      </text:list>
      <text:p text:style-name="P153">Les couches disponibles <text:span text:style-name="T297">pour les ruchers</text:span> :</text:p>
      <text:list text:style-name="L67">
        <text:list-item>
          <text:p text:style-name="P522">Ruchers : l’affichage des positions des ruchers</text:p>
        </text:list-item>
        <text:list-item>
          <text:p text:style-name="P522">Géologie : carte du BRGM</text:p>
        </text:list-item>
        <text:list-item>
          <text:p text:style-name="P523">IGN</text:p>
          <text:list>
            <text:list-item>
              <text:p text:style-name="P525">Registre parcellaire graphique : zones de culture déclarées par les exploitants</text:p>
            </text:list-item>
            <text:list-item>
              <text:p text:style-name="P527">Parcelles cadastrales</text:p>
            </text:list-item>
            <text:list-item>
              <text:p text:style-name="P531">Limites administratives</text:p>
            </text:list-item>
            <text:list-item>
              <text:p text:style-name="P528">Cartes IGN : <text:span text:style-name="T302">les Scan25 et 100</text:span></text:p>
            </text:list-item>
            <text:list-item>
              <text:p text:style-name="P523">Plan IGN</text:p>
            </text:list-item>
            <text:list-item>
              <text:p text:style-name="P527">Photographies aériennes</text:p>
            </text:list-item>
          </text:list>
        </text:list-item>
        <text:list-item>
          <text:p text:style-name="P532">OpenStreetMap</text:p>
        </text:list-item>
      </text:list>
      <text:p text:style-name="P152"><text:soft-page-break/>Les couches disponibles <text:span text:style-name="T297">pour le détail des ruchers</text:span> :</text:p>
      <text:list text:style-name="L68">
        <text:list-item>
          <text:p text:style-name="P529">Dessin : <text:span text:style-name="T301">la couche contenant les dessins créés avec "Annoter la carte", voir ci-après</text:span></text:p>
        </text:list-item>
        <text:list-item>
          <text:p text:style-name="P529">Cercles : <text:span text:style-name="T299">des cercles pour délimiter les zones de butinage. </text:span><text:span text:style-name="T314">Le diamètre des cercles est affiché quand on met le curseur sur le nom de la couche "Cercles". Ces diamètres sont paramétrables dans la configuration de l’application.</text:span></text:p>
        </text:list-item>
        <text:list-item>
          <text:p text:style-name="P529">Parcours : <text:span text:style-name="T300">le dessin </text:span><text:span text:style-name="T315">de la ligne </text:span><text:span text:style-name="T300">du parcours des ruches. </text:span><text:span text:style-name="T315">Pour connaître la longueur de ce parcours cliquez sur le marqueur "Entrée".</text:span></text:p>
        </text:list-item>
        <text:list-item>
          <text:p text:style-name="P529">Ruches : <text:span text:style-name="T298">l’affichage de la position des ruches dans le rucher. </text:span><text:span text:style-name="T316">Les coordonnées (latitude et longitude) des ruches sont affichées dans la page de détail de chaque ruche.</text:span></text:p>
        </text:list-item>
        <text:list-item>
          <text:p text:style-name="P534">IGN</text:p>
          <text:list>
            <text:list-item>
              <text:p text:style-name="P526">Registre parcellaire graphique : zones de culture déclarées par les exploitants</text:p>
            </text:list-item>
            <text:list-item>
              <text:p text:style-name="P529">Parcelles cadastrales</text:p>
            </text:list-item>
            <text:list-item>
              <text:p text:style-name="P529">Cartes IGN : <text:span text:style-name="T302">les Scan25 et 100</text:span></text:p>
            </text:list-item>
            <text:list-item>
              <text:p text:style-name="P524">Plan IGN</text:p>
            </text:list-item>
            <text:list-item>
              <text:p text:style-name="P530">Photographies aériennes</text:p>
            </text:list-item>
          </text:list>
        </text:list-item>
        <text:list-item>
          <text:p text:style-name="P533">OpenStreetMap</text:p>
        </text:list-item>
      </text:list>
      <text:list xml:id="list153856264911594" text:continue-list="list2219235725" text:style-name="L66">
        <text:list-item>
          <text:p text:style-name="P535">Bouton "Annoter la carte" pour le détail des ruchers. Permet de tracer des points, des lignes ou des polygones sur la carte. Ces dessins peuvent être sauvegardés. </text:p>
        </text:list-item>
        <text:list-item>
          <text:p text:style-name="P536">Calculer un profil : <text:span text:style-name="T296">pour les cartes IGN uniquement, </text:span><text:span text:style-name="T241">affiche le profil altimétrique </text:span><text:span text:style-name="T549">(altitude, distance) </text:span><text:span text:style-name="T241">d’un tracé à saisir sur la carte. </text:span><text:span text:style-name="T549">En mettant le curseur sur le profil dessiné, on affiche le point correspondant sur la carte ainsi que les coordonnées de ce point et la pente.</text:span></text:p>
        </text:list-item>
        <text:list-item>
          <text:p text:style-name="P536">Mesurer une distance, une surface, un azimut. </text:p>
        </text:list-item>
        <text:list-item>
          <text:p text:style-name="P537">Calcul d’itinéraire <text:span text:style-name="T296">pour l</text:span><text:span text:style-name="T351">a</text:span><text:span text:style-name="T296"> carte IGN </text:span><text:span text:style-name="T351">des ruchers</text:span><text:span text:style-name="T296"> uniquement</text:span></text:p>
          <text:list>
            <text:list-item>
              <text:p text:style-name="P539">cliquer sur le bouton "Ouvrir le calcul d’itinéraire"</text:p>
            </text:list-item>
            <text:list-item>
              <text:p text:style-name="P539">saisir le point de départ et le point d’arrivée par adresse ou en cliquant sur la carte, <text:span text:style-name="T550">vous pouvez ajouter des étapes en cliquant sur le "+"</text:span></text:p>
            </text:list-item>
            <text:list-item>
              <text:p text:style-name="P539">choisir le mode de transport : voiture ou piéton</text:p>
            </text:list-item>
            <text:list-item>
              <text:p text:style-name="P539">choisir le mode de calcul : plus rapide ou plus court</text:p>
            </text:list-item>
            <text:list-item>
              <text:p text:style-name="P539">cliquer sur <text:span text:style-name="T368">"C</text:span>alculer<text:span text:style-name="T368">"</text:span></text:p>
            </text:list-item>
            <text:list-item>
              <text:p text:style-name="P540">l’itinéraire s’affiche sur la carte dans une couche "Itinéraire"</text:p>
            </text:list-item>
            <text:list-item>
              <text:p text:style-name="P540">le détail des directions est visible dans la fenêtre de "<text:span text:style-name="T369">C</text:span>alcul d’itinéraire"</text:p>
            </text:list-item>
            <text:list-item>
              <text:p text:style-name="P541">un clic sur un des tronçons de l’itinéraire sur la carte affiche son numéro d’ordre, sa longueur et le temps de parcours </text:p>
            </text:list-item>
          </text:list>
        </text:list-item>
        <text:list-item>
          <text:p text:style-name="P538"><text:span text:style-name="T548">Coordonnées (latitude, longitude et altitude) </text:span>d’un point <text:span text:style-name="T296">pour les cartes IGN uniquement</text:span></text:p>
        </text:list-item>
        <text:list-item>
          <text:p text:style-name="P518"><text:soft-page-break/><text:span text:style-name="T352">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5"><text:span text:style-name="T317">Pour information l’outil d’affichage des cartes</text:span> : <text:a xlink:type="simple" xlink:href="https://openlayers.org/" text:style-name="Internet_20_link" text:visited-style-name="Visited_20_Internet_20_Link">https://openlayers.org/</text:a></text:p>
      <text:p text:style-name="P155"/>
      <text:h text:style-name="P320"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7">Les boutons en tête des tableaux</text:p>
      <text:p text:style-name="P158"><text:span text:style-name="T45">CSV </text:span>: export du tableau complet au format CSV (Comma Separated Values pour un tableur). Vous pourrez ouvrir le tableau dans votre tableur préféré tel que Calc de LibreOffice.</text:p>
      <text:p text:style-name="P158"><text:span text:style-name="T45">PDF :</text:span> export au format PDF</text:p>
      <text:p text:style-name="P165"><text:span text:style-name="T45">Imprimer </text:span>: <text:span text:style-name="T304">Affiche dans votre navigateur internet un onglet contenant uniquement le tableau et appelle la fonction d’impression du navigateur.</text:span></text:p>
      <text:p text:style-name="P165"><text:span text:style-name="T45">Colonnes </text:span>: <text:span text:style-name="T305">Permet de masquer ou afficher les colonnes du tableau.</text:span></text:p>
      <text:p text:style-name="P159">Pagination</text:p>
      <text:p text:style-name="P160"><text:span text:style-name="T306">Afficher </text:span>: permet de choisir le nombre de lignes affichés par page. En bas du tableau vous avez les informations sur la page et les lignes affichées ainsi que des numéros vous permettant de changer de page.</text:p>
      <text:p text:style-name="P161">Filtrage</text:p>
      <text:p text:style-name="P160"><text:span text:style-name="T45">Recherche </text:span>: <text:span text:style-name="T307">La recherche se fait dans tout le tableau et dans toutes ses colonnes. </text:span><text:span text:style-name="T308">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9">Tri</text:p>
      <text:p text:style-name="P164">En cliquant sur les <text:span text:style-name="T45">flèches</text:span> dans l’en-tête des colonnes du tableau vous triez le tableau suivant les éléments de cette colonne. <text:span text:style-name="T546">Un deuxième clic pour trier dans le sens inverse. </text:span><text:span text:style-name="T309">Vous pouvez faire du tri multi-colonnes en utilisant "Majuscule Clic" pour définir la colonne de tri secondaire, puis tertiaire...</text:span></text:p>
      <text:p text:style-name="P159">Sélection de lignes</text:p>
      <text:p text:style-name="P163">Certains tableaux permettent la <text:span text:style-name="T45">sélection de lignes</text:span> pour appliquer ensuite une action aux éléments désignés par ces lignes. </text:p>
      <text:p text:style-name="P163"><text:soft-page-break/>Par exemple, pour la liste des ruches vous pouvez sélectionner des lignes puis cliquer sur le bouton "Ajouter des événements Commentaire". </text:p>
      <text:p text:style-name="P163">Pour sélectionner ou désélectionner une ligne, cliquer dans une zone de cette ligne qui n’est pas un lien. Vous pouvez cliquer sur une ligne, puis utiliser "Majuscule Clic" pour sélectionner un ensemble de lignes entre ces deux clics.</text:p>
      <text:h text:style-name="P321"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91">En utilisant les événements commentaire ruche, essaim, hausse ou rucher, vous pouvez <text:span text:style-name="T398">activer des notifications par email.</text:span></text:p>
      <text:p text:style-name="P209"><text:span text:style-name="T381">Créez un événement commentaire </text:span><text:span text:style-name="T380"><text:s/>ruche, essaim, hausse ou rucher </text:span><text:span text:style-name="T381">et</text:span> dans le formulaire de l’événement <text:span text:style-name="T381">saisissez</text:span> :</text:p>
      <text:list text:style-name="L69">
        <text:list-item>
          <text:p text:style-name="P542"><text:span text:style-name="T382">dans le champ date, </text:span>une date postérieure à la date courante</text:p>
        </text:list-item>
        <text:list-item>
          <text:p text:style-name="P542"><text:span text:style-name="T382">dans le champ Notification, </text:span>le nombre de jours avant cette date pour vous envoyer des notifications <text:span text:style-name="T387">par email</text:span>. Ces notifications seront répétées les jours suivants jusqu’à la date de la tâche.</text:p>
        </text:list-item>
      </text:list>
      <text:p text:style-name="P237">Le menu Événement/Notifications liste les événements <text:span text:style-name="T450">"Commentaire" </text:span>avec des notifications actives. <text:span text:style-name="T388">E</text:span>n cochant la case "Tous" cela les liste tous <text:span text:style-name="T437">(même ceux dont la notification est échue).</text:span></text:p>
      <text:p text:style-name="P239">Les événements Commentaire sont aussi <text:span text:style-name="T435">affichés par le menu "</text:span><text:span text:style-name="T436">Événements/</text:span><text:span text:style-name="T440">Tous".</text:span></text:p>
      <text:p text:style-name="P210">La liste de<text:span text:style-name="T386">s adresses</text:span> email des destinataires ainsi que l’objet, l’en-tête et le pied de l’email sont paramétrés dans le logiciel.</text:p>
      <text:p text:style-name="P220">Vous pouvez ajouter un signe "-" devant le nombre <text:span text:style-name="T529">de jours</text:span>, les notifications <text:span text:style-name="T398">commenceront à la date de l’événement et jusqu’à cette date plus le nombre de jours saisi.</text:span></text:p>
      <text:p text:style-name="P220"/>
      <text:h text:style-name="Heading_20_2" text:outline-level="2"><text:bookmark-start text:name="__RefNumPara__5794_4003007640"/><text:bookmark-start text:name="__RefHeading___Toc6776_4003007640"/>Événement<text:span text:style-name="T407">s</text:span><text:bookmark-end text:name="__RefNumPara__5794_4003007640"/><text:bookmark-end text:name="__RefHeading___Toc6776_4003007640"/></text:h>
      <text:p text:style-name="P27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7">Créé quand on met une ruche dans un rucher :</text:p>
      <text:list text:style-name="L70">
        <text:list-item>
          <text:p text:style-name="P543"><text:span text:style-name="T569">P</text:span>age détail Ruche : "Changer de Rucher"</text:p>
        </text:list-item>
        <text:list-item>
          <text:p text:style-name="P543"><text:span text:style-name="T569">P</text:span>age détail Rucher : "Ajouter des Ruches"</text:p>
        </text:list-item>
        <text:list-item>
          <text:p text:style-name="P544"><text:span text:style-name="T569">L</text:span>ors de la création d’une ruche (dans le rucher Dépôt) <text:span text:style-name="T472">avec commentaire "Création de la ruche" </text:span><text:span text:style-name="T428">sans </text:span><text:span text:style-name="T469">rucher de provenance</text:span><text:span text:style-name="T428">.</text:span></text:p>
        </text:list-item>
        <text:list-item>
          <text:p text:style-name="P544"><text:span text:style-name="T569">L</text:span>ors du clonage de ruches (dans le rucher de la ruche clonée) <text:span text:style-name="T427">avec commentaire "Clone ruche xx", </text:span><text:span text:style-name="T470">sans essaim et sans rucher de provenance.</text:span></text:p>
        </text:list-item>
        <text:list-item>
          <text:p text:style-name="P545">Lors de la dispersion d’un essaim, avec choix de l’option "Retour de la ruche au Dépot" avec commentaire "Dispersion essaim xx".</text:p>
        </text:list-item>
      </text:list>
      <text:p text:style-name="P246"><text:soft-page-break/><text:span text:style-name="T409">Champs initialisés : </text:span><text:span text:style-name="T488">date, type, </text:span><text:span text:style-name="T410">r</text:span><text:span text:style-name="T380">uche, </text:span><text:span text:style-name="T417">essaim (si il y a un essaim dans la ruche), </text:span><text:span text:style-name="T380">rucher, </text:span><text:span text:style-name="T411">champ valeur nom du rucher d’où provient la ruche.</text:span><text:span text:style-name="T380"> </text:span></text:p>
      <text:p text:style-name="P247">Champs obligatoires : date, type, ruche, rucher</text:p>
      <text:p text:style-name="P222">Ces événements sont utilisés pour l’historique des transhuma<text:span text:style-name="T426">n</text:span>ces <text:span text:style-name="T451">(Page Essaims ou pages détail Essaim).</text:span></text:p>
      <text:h text:style-name="Heading_20_3" text:outline-level="3"><text:bookmark-start text:name="__RefHeading___Toc6780_4003007640"/>Essaim mis dans ruche<text:tab/><text:bookmark-end text:name="__RefHeading___Toc6780_4003007640"/></text:h>
      <text:p text:style-name="P231">Créé <text:span text:style-name="T425">par :</text:span></text:p>
      <text:list text:style-name="L71">
        <text:list-item>
          <text:p text:style-name="P546"><text:span text:style-name="T430">page détail e</text:span><text:span text:style-name="T486">ssaim :</text:span><text:span text:style-name="T430"> </text:span><text:span text:style-name="T429">"</text:span><text:span text:style-name="T425">A</text:span><text:span text:style-name="T429">ssocie</text:span><text:span text:style-name="T425">r</text:span><text:span text:style-name="T429"> avec une ruche"</text:span></text:p>
        </text:list-item>
        <text:list-item>
          <text:p text:style-name="P547">page détail essaim : "Disperser/Remérer" si on choisit un essaim dans le champ Remérage du formulaire.</text:p>
        </text:list-item>
        <text:list-item>
          <text:p text:style-name="P548">Page détail essaim : "Cloner" si on indique un nom d’essaim suivi d’un nom de ruche. L’essaim créé est mis dans cette ruche et l’événement associé est créé.</text:p>
        </text:list-item>
      </text:list>
      <text:p text:style-name="P206"><text:span text:style-name="T409">Champs initialisés : </text:span><text:span text:style-name="T489">date, type, </text:span>ruche, essaim, rucher, <text:span text:style-name="T412">commentaire.</text:span></text:p>
      <text:p text:style-name="P248">Champs obligatoires : <text:span text:style-name="T489">date, type, </text:span>essaim, ruche</text:p>
      <text:h text:style-name="Heading_20_3" text:outline-level="3"><text:bookmark-start text:name="__RefHeading___Toc6782_4003007640"/>Ajout hausse<text:bookmark-end text:name="__RefHeading___Toc6782_4003007640"/></text:h>
      <text:p text:style-name="P221">Créé quand on ajoute une hausse sur une ruche :<text:span text:style-name="T425"> "Ajouter/Retirer/Réordonner des hausses" dans la page détail ruche.</text:span></text:p>
      <text:p text:style-name="P205"><text:span text:style-name="T409">Champs initialisés : </text:span><text:span text:style-name="T490">date, type, </text:span>hausse, ruche, essaim, rucher, valeur ordre <text:span text:style-name="T410">de la hausse </text:span>sur <text:span text:style-name="T465">la</text:span> ruche.</text:p>
      <text:p text:style-name="P249">Champs obligatoires : date, type, hausse, ruche</text:p>
      <text:p text:style-name="P205"><text:span text:style-name="T443">À saisir : </text:span><text:span text:style-name="T446">date</text:span><text:span text:style-name="T464"> et commentaire</text:span>.</text:p>
      <text:h text:style-name="Heading_20_3" text:outline-level="3"><text:bookmark-start text:name="__RefHeading___Toc6784_4003007640"/>Retrait hausse<text:bookmark-end text:name="__RefHeading___Toc6784_4003007640"/></text:h>
      <text:p text:style-name="P226">Créé quand on retire une hausse d’une ruche : <text:span text:style-name="T425">"Ajouter/Retirer/Réordonner des hausses" dans la page détail ruche.</text:span></text:p>
      <text:p text:style-name="P204"><text:span text:style-name="T409">Champs initialisés : </text:span><text:span text:style-name="T491">date, type, </text:span>hausse, ruche, essaim, rucher, valeur ordre <text:span text:style-name="T465">que la hausse avait </text:span>sur <text:span text:style-name="T483">l</text:span><text:span text:style-name="T465">a</text:span> ruche</text:p>
      <text:p text:style-name="P250">Champs obligatoires : date, type, hausse, ruche</text:p>
      <text:p text:style-name="P204"><text:span text:style-name="T443">À saisir : </text:span><text:span text:style-name="T446">date</text:span><text:span text:style-name="T464"> et commentaire</text:span>.</text:p>
      <text:h text:style-name="Heading_20_3" text:outline-level="3"><text:bookmark-start text:name="__RefHeading___Toc6786_4003007640"/>Remplissage hausse<text:bookmark-end text:name="__RefHeading___Toc6786_4003007640"/></text:h>
      <text:p text:style-name="P223">Créé par "Ajouter un événement <text:span text:style-name="T424">Remplissage</text:span>" dans la page détail <text:span text:style-name="T424">hausse</text:span>.</text:p>
      <text:p text:style-name="P203"><text:span text:style-name="T409">Champs initialisés : </text:span><text:span text:style-name="T492">date, type, </text:span>hausse, ruche, essaim, rucher.</text:p>
      <text:p text:style-name="P251">Champs obligatoires : date, type, hausse.</text:p>
      <text:p text:style-name="P203"><text:span text:style-name="T443">À saisir : </text:span><text:span text:style-name="T446">date,</text:span><text:span text:style-name="T443"> </text:span>valeur <text:span text:style-name="T482">en % du</text:span><text:span text:style-name="T442"> </text:span>remplissage, <text:span text:style-name="T413">commentaire.</text:span></text:p>
      <text:h text:style-name="Heading_20_3" text:outline-level="3"><text:bookmark-start text:name="__RefHeading___Toc6788_4003007640"/><text:soft-page-break/>Essaim traitement<text:bookmark-end text:name="__RefHeading___Toc6788_4003007640"/></text:h>
      <text:p text:style-name="P224">Créé par </text:p>
      <text:list text:style-name="L72">
        <text:list-item>
          <text:p text:style-name="P549"><text:span text:style-name="T420">"Ajouter un événement </text:span><text:span text:style-name="T424">T</text:span><text:span text:style-name="T421">raitement</text:span><text:span text:style-name="T420">" dans la page détail essaim, </text:span><text:span text:style-name="T421">option "Essaim traitement" dans le formulaire.</text:span></text:p>
        </text:list-item>
        <text:list-item>
          <text:p text:style-name="P549"><text:span text:style-name="T420">"Ajouter </text:span><text:span text:style-name="T431">des</text:span><text:span text:style-name="T420"> événement</text:span><text:span text:style-name="T431">s</text:span><text:span text:style-name="T420"> </text:span><text:span text:style-name="T424">T</text:span><text:span text:style-name="T421">raitement</text:span><text:span text:style-name="T420">" dans la page </text:span><text:span text:style-name="T431">liste des essaims.</text:span></text:p>
        </text:list-item>
      </text:list>
      <text:p text:style-name="P202"><text:span text:style-name="T409">Champs initialisés : </text:span><text:span text:style-name="T493">date, type, </text:span>ruche, essaim, rucher.</text:p>
      <text:p text:style-name="P252">Champs obligatoires : date, type, <text:span text:style-name="T493">essaim.</text:span></text:p>
      <text:p text:style-name="P202"><text:span text:style-name="T443">À saisir</text:span> <text:span text:style-name="T481">date, </text:span>val<text:span text:style-name="T414">eur éventuelle </text:span><text:span text:style-name="T442">de </text:span><text:span text:style-name="T414">quantité de produit </text:span><text:span text:style-name="T418">ajoutée, </text:span><text:span text:style-name="T481">commentaire.</text:span></text:p>
      <text:p text:style-name="P233"><text:span text:style-name="T434">Ces événements sont a</text:span>ffichés par le menu Événements/<text:span text:style-name="T438">Traitement.</text:span></text:p>
      <text:h text:style-name="Heading_20_3" text:outline-level="3"><text:bookmark-start text:name="__RefHeading___Toc6790_4003007640"/>Essaim fin traitement<text:bookmark-end text:name="__RefHeading___Toc6790_4003007640"/></text:h>
      <text:p text:style-name="P224">Créé par </text:p>
      <text:list xml:id="list154415549" text:style-name="L73">
        <text:list-item>
          <text:p text:style-name="P550"><text:span text:style-name="T420">"Ajouter un événement </text:span><text:span text:style-name="T424">T</text:span><text:span text:style-name="T421">raitement</text:span><text:span text:style-name="T420">" dans la page détail essaim, </text:span><text:span text:style-name="T421">option "Essaim fin traitement" dans le formulaire.</text:span></text:p>
        </text:list-item>
        <text:list-item>
          <text:p text:style-name="P550"><text:span text:style-name="T420">"Ajouter </text:span><text:span text:style-name="T431">des</text:span><text:span text:style-name="T420"> événement</text:span><text:span text:style-name="T431">s</text:span><text:span text:style-name="T420"> </text:span><text:span text:style-name="T424">T</text:span><text:span text:style-name="T421">raitement</text:span><text:span text:style-name="T420">" dans la page </text:span><text:span text:style-name="T431">liste des essaims, </text:span><text:span text:style-name="T421">option "Essaim fin </text:span><text:span text:style-name="T431">du </text:span><text:span text:style-name="T421">traitement" dans le formulaire.</text:span></text:p>
        </text:list-item>
      </text:list>
      <text:p text:style-name="P201"><text:span text:style-name="T409">Champs initialisés : </text:span><text:span text:style-name="T494">date, type, </text:span>ruche, essaim, rucher.</text:p>
      <text:p text:style-name="P253">Champs obligatoires : date, type, <text:span text:style-name="T493">essaim.</text:span></text:p>
      <text:p text:style-name="P201"><text:span text:style-name="T443">À saisir : </text:span><text:span text:style-name="T445">date,</text:span> valeur <text:span text:style-name="T414">éventuelle</text:span> <text:span text:style-name="T414">quantité retirée, </text:span><text:span text:style-name="T480">commentaire.</text:span></text:p>
      <text:p text:style-name="P233"><text:span text:style-name="T434">Ces événements sont a</text:span>ffichés par le menu Événements/<text:span text:style-name="T438">Traitement en cochant la case "Tous" au dessus de la liste.</text:span></text:p>
      <text:h text:style-name="Heading_20_3" text:outline-level="3"><text:bookmark-start text:name="__RefHeading___Toc6792_4003007640"/>Essaim sucre<text:bookmark-end text:name="__RefHeading___Toc6792_4003007640"/></text:h>
      <text:p text:style-name="P225">Créé par </text:p>
      <text:list text:style-name="L74">
        <text:list-item>
          <text:p text:style-name="P551"><text:span text:style-name="T420">"Ajouter un événement </text:span><text:span text:style-name="T424">S</text:span><text:span text:style-name="T422">ucre</text:span><text:span text:style-name="T420">" dans la page détail essaim.</text:span></text:p>
        </text:list-item>
      </text:list>
      <text:list xml:id="list153856311217628" text:continue-list="list154415549" text:style-name="L73">
        <text:list-item>
          <text:p text:style-name="P552"><text:span text:style-name="T420">"Ajouter </text:span><text:span text:style-name="T431">des</text:span><text:span text:style-name="T420"> événement</text:span><text:span text:style-name="T431">s</text:span><text:span text:style-name="T420"> </text:span><text:span text:style-name="T424">S</text:span><text:span text:style-name="T422">ucre</text:span><text:span text:style-name="T420">" dans la page </text:span><text:span text:style-name="T431">liste des essaims</text:span><text:span text:style-name="T421">.</text:span></text:p>
        </text:list-item>
      </text:list>
      <text:p text:style-name="P200"><text:span text:style-name="T409">Champs initialisés : </text:span><text:span text:style-name="T495">date, type, </text:span>ruche, essaim, rucher.</text:p>
      <text:p text:style-name="P254">Champs obligatoires : date, type, <text:span text:style-name="T493">essaim.</text:span></text:p>
      <text:p text:style-name="P200"><text:span text:style-name="T443">À</text:span><text:span text:style-name="T447"> saisir : </text:span><text:span text:style-name="T448">date,</text:span> valeur poids <text:span text:style-name="T419">de </text:span>sucre ajouté <text:span text:style-name="T432">(ou retiré si négatif), </text:span><text:span text:style-name="T479">commentaire.</text:span></text:p>
      <text:p text:style-name="P232"><text:span text:style-name="T434">Ces événements sont a</text:span>ffichés par le menu Événements/Sucre avec poids total (prenant en compte un filtrage par Recherche <text:span text:style-name="T434">ou dates</text:span>).</text:p>
      <text:h text:style-name="Heading_20_3" text:outline-level="3"><text:bookmark-start text:name="__RefHeading___Toc6794_4003007640"/>Commentaire ruche<text:bookmark-end text:name="__RefHeading___Toc6794_4003007640"/></text:h>
      <text:p text:style-name="P225">Créé par </text:p>
      <text:list text:style-name="L75">
        <text:list-item>
          <text:p text:style-name="P556"><text:span text:style-name="T420">"Ajouter un événement </text:span><text:span text:style-name="T422">Commentaire </text:span><text:span text:style-name="T380">ruche</text:span><text:span text:style-name="T420">" dans la page détail </text:span><text:span text:style-name="T380">ruche</text:span><text:span text:style-name="T420">.</text:span></text:p>
        </text:list-item>
        <text:list-item>
          <text:p text:style-name="P553"><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text:span><text:span text:style-name="T462">ruches</text:span><text:span text:style-name="T421">.</text:span></text:p>
        </text:list-item>
      </text:list>
      <text:p text:style-name="P199"><text:soft-page-break/><text:span text:style-name="T409">Champs initialisés : </text:span><text:span text:style-name="T496">date, type, </text:span>ruche, essaim, rucher.</text:p>
      <text:p text:style-name="P255">Champs obligatoires : date, type, <text:span text:style-name="T496">ruche</text:span><text:span text:style-name="T493">.</text:span></text:p>
      <text:p text:style-name="P199"><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796_4003007640"/>Commentaire hausse<text:bookmark-end text:name="__RefHeading___Toc6796_4003007640"/></text:h>
      <text:p text:style-name="P225">Créé par </text:p>
      <text:list text:style-name="L76">
        <text:list-item>
          <text:p text:style-name="P557"><text:span text:style-name="T420">"Ajouter un événement </text:span><text:span text:style-name="T422">Commentaire </text:span><text:span text:style-name="T380">hausse</text:span><text:span text:style-name="T420">" dans la page détail </text:span><text:span text:style-name="T380">hausse</text:span><text:span text:style-name="T420">.</text:span></text:p>
        </text:list-item>
        <text:list-item>
          <text:p text:style-name="P554"><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text:span><text:span text:style-name="T462">hausses</text:span><text:span text:style-name="T421">.</text:span></text:p>
        </text:list-item>
      </text:list>
      <text:p text:style-name="P199"><text:span text:style-name="T409">Champs initialisés : </text:span><text:span text:style-name="T496">date, type,</text:span><text:span text:style-name="T409"> </text:span>ruche, essaim, rucher, hausse.</text:p>
      <text:p text:style-name="P255">Champs obligatoires : date, type, <text:span text:style-name="T496">hausse</text:span><text:span text:style-name="T493">.</text:span></text:p>
      <text:p text:style-name="P199"><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798_4003007640"/>Commentaire essaim<text:bookmark-end text:name="__RefHeading___Toc6798_4003007640"/></text:h>
      <text:p text:style-name="P225">Créé par </text:p>
      <text:list text:style-name="L77">
        <text:list-item>
          <text:p text:style-name="P558"><text:span text:style-name="T420">"Ajouter un événement </text:span><text:span text:style-name="T422">Commentaire essaim</text:span><text:span text:style-name="T420">" dans la page détail essaim.</text:span></text:p>
        </text:list-item>
        <text:list-item>
          <text:p text:style-name="P555"><text:span text:style-name="T420">"Ajouter </text:span><text:span text:style-name="T431">des</text:span><text:span text:style-name="T420"> événement</text:span><text:span text:style-name="T431">s</text:span><text:span text:style-name="T420"> </text:span><text:span text:style-name="T422">Commentaire</text:span><text:span text:style-name="T420">" dans la page </text:span><text:span text:style-name="T431">liste des essaims</text:span><text:span text:style-name="T421">.</text:span></text:p>
        </text:list-item>
      </text:list>
      <text:p text:style-name="P192"><text:span text:style-name="T420">Créé par "Ajouter un événement </text:span><text:span text:style-name="T422">Commentaire essaim</text:span><text:span text:style-name="T420">" dans la page détail essaim.</text:span></text:p>
      <text:p text:style-name="P197"><text:span text:style-name="T409">Champs initialisés : </text:span><text:span text:style-name="T497">date, type, </text:span>ruche, essaim, rucher.</text:p>
      <text:p text:style-name="P256">Champs obligatoires : date, type, <text:span text:style-name="T497">essaim</text:span><text:span text:style-name="T493">.</text:span></text:p>
      <text:p text:style-name="P197"><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800_4003007640"/>Commentaire rucher<text:tab/><text:tab/><text:bookmark-end text:name="__RefHeading___Toc6800_4003007640"/></text:h>
      <text:p text:style-name="P242"><text:span text:style-name="T420">Créé par "Ajouter un événement </text:span><text:span text:style-name="T422">Commentaire </text:span><text:span text:style-name="T380">rucher</text:span><text:span text:style-name="T420">" dans la page détail </text:span><text:span text:style-name="T380">rucher</text:span><text:span text:style-name="T420">.</text:span></text:p>
      <text:p text:style-name="P196"><text:span text:style-name="T409">Champs initialisés : </text:span><text:span text:style-name="T498">date, type, </text:span>rucher.</text:p>
      <text:p text:style-name="P257">Champs obligatoires : date, type, <text:span text:style-name="T498">rucher</text:span><text:span text:style-name="T493">.</text:span></text:p>
      <text:p text:style-name="P196"><text:span text:style-name="T443">À saisir : </text:span><text:span text:style-name="T444">date,</text:span> valeur <text:span text:style-name="T449">du</text:span> <text:span text:style-name="T415">nombre</text:span> de jours pour notification <text:span text:style-name="T478">(v</text:span><text:span text:style-name="T419">oir annexe </text:span><text:span text:style-name="T419"><text:bookmark-ref text:reference-format="chapter" text:ref-name="__RefNumPara__5490_2176436653">11.3</text:bookmark-ref></text:span><text:span text:style-name="T478">) et commentaire.</text:span></text:p>
      <text:h text:style-name="Heading_20_3" text:outline-level="3"><text:bookmark-start text:name="__RefHeading___Toc6802_4003007640"/>Dispersion de l'essaim<text:tab/><text:bookmark-end text:name="__RefHeading___Toc6802_4003007640"/></text:h>
      <text:p text:style-name="P193"><text:span text:style-name="T420">Créé par "</text:span><text:span text:style-name="T423">Disperser/Remérer</text:span><text:span text:style-name="T420">" dans la page détail essaim.</text:span></text:p>
      <text:p text:style-name="P195"><text:span text:style-name="T409">Champs initialisés : </text:span><text:span text:style-name="T499">date, type, </text:span>ruche, essaim, rucher.</text:p>
      <text:p text:style-name="P258">Champs obligatoires : date, type, <text:span text:style-name="T499">essaim</text:span><text:span text:style-name="T493">.</text:span></text:p>
      <text:p text:style-name="P195"><text:s/><text:span text:style-name="T475">À</text:span><text:span text:style-name="T441"> saisir : </text:span><text:span text:style-name="T477">date, commentaire</text:span><text:span text:style-name="T439">.</text:span></text:p>
      <text:p text:style-name="P236">Ces événements sont affichés par le menu "<text:span text:style-name="T436">Événements/</text:span><text:span text:style-name="T440">Tous".</text:span></text:p>
      <text:h text:style-name="Heading_20_3" text:outline-level="3"><text:bookmark-start text:name="__RefHeading___Toc6804_4003007640"/><text:soft-page-break/>Poids de la ruche<text:bookmark-end text:name="__RefHeading___Toc6804_4003007640"/></text:h>
      <text:p text:style-name="P194"><text:span text:style-name="T420">Créé par "Ajouter un événement </text:span><text:span text:style-name="T424">Pesée"</text:span><text:span text:style-name="T420"> dans la page détail essaim.</text:span></text:p>
      <text:p text:style-name="P195"><text:span text:style-name="T409">Champs initialisés : </text:span><text:span text:style-name="T500">date, type,</text:span><text:span text:style-name="T409"> </text:span>ruche, essaim, rucher.</text:p>
      <text:p text:style-name="P259">Champs obligatoires : date, type, <text:s/><text:span text:style-name="T500">essaim</text:span><text:span text:style-name="T493">.</text:span></text:p>
      <text:p text:style-name="P195"><text:span text:style-name="T475">À</text:span><text:span text:style-name="T441"> saisir :</text:span> <text:span text:style-name="T476">date, </text:span>valeur poids de la ruche <text:span text:style-name="T476">et commentaire.</text:span></text:p>
      <text:p text:style-name="P235">Ces événements sont affichés par le menu "<text:span text:style-name="T43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4"><text:span text:style-name="T420">Créé par "Ajouter un événement </text:span><text:span text:style-name="T424">Cadres"</text:span><text:span text:style-name="T420"> dans la page détail essaim.</text:span></text:p>
      <text:p text:style-name="P198"><text:span text:style-name="T409">Champs initialisés : </text:span><text:span text:style-name="T501">date, type, </text:span>ruche, essaim, rucher.</text:p>
      <text:p text:style-name="P260">Champs obligatoires : date, type, <text:s/><text:span text:style-name="T500">essaim</text:span><text:span text:style-name="T493">.</text:span></text:p>
      <text:p text:style-name="P198"><text:span text:style-name="T475">À</text:span><text:span text:style-name="T441"> saisir : </text:span><text:span text:style-name="T476">date, </text:span><text:span text:style-name="T441">v</text:span>aleur <text:span text:style-name="T415">nombre</text:span> <text:span text:style-name="T441">de </text:span>cadres, commentaires description <text:span text:style-name="T441">des</text:span> cadres</text:p>
      <text:p text:style-name="P234">Pour la description des cadres dans le commentaire vous pouvez utiliser les abréviations suggérées dans le formulaire :</text:p>
      <text:p text:style-name="P234">B bâti, G gaufré, A <text:span text:style-name="T474">A</text:span>morcé, M Miel, P Pollen, I <text:span text:style-name="T474">I</text:span>ndéterminé, V <text:span text:style-name="T474">V</text:span>ide, T par<text:span text:style-name="T474">T</text:span>ition, <text:span text:style-name="T474">O cO</text:span>uvain operculé, <text:span text:style-name="T474">U couvain </text:span>o<text:span text:style-name="T474">U</text:span>vert</text:p>
      <text:h text:style-name="P322" text:outline-level="2"><text:bookmark-start text:name="__RefHeading___Toc6328_3240219463"/>Mise à jour des distances entre ruchers<text:bookmark-end text:name="__RefHeading___Toc6328_3240219463"/></text:h>
      <text:p text:style-name="P230">La distance entre un rucher et le dépôt est affichée dans la page détail de ce rucher.</text:p>
      <text:p text:style-name="P228">Les distances entre rucher sont calculées par appel du service de calcul d’itinéraire de l’IGN :</text:p>
      <text:p text:style-name="P228"><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8">Pour mettre à jour ces distances en cas de nouveau rucher, il faut appeler :</text:p>
      <text:p text:style-name="P228"><text:a xlink:type="simple" xlink:href="https://UrlDeVotreApplicationRuches/dist" text:style-name="Internet_20_link" text:visited-style-name="Visited_20_Internet_20_Link">https://UrlDeVotreApplicationRuches/dist</text:a></text:p>
      <text:p text:style-name="P228">Cela calculera les distances qui n’ont pas déjà été calculées.</text:p>
      <text:p text:style-name="P228">Pour recalculer toutes les distances ajoutez "?reset=true" <text:span text:style-name="T433">à la fin de cette adresse</text:span>. Attention <text:span text:style-name="T433">le traitement</text:span> est assez long <text:span text:style-name="T433">(appels du service de calcul de l’IGN).</text:span></text:p>
      <text:p text:style-name="P245">À la fin du traitement la page d’accueil est affichée avec le message : Calcul des distances te<text:span text:style-name="T485">r</text:span>miné.</text:p>
      <text:p text:style-name="P244">L’url d’appel du service de l’ign est le paramètre ign.url.itineraire dans le fichier application.properties.</text:p>
      <text:h text:style-name="P323" text:outline-level="2"><text:bookmark-start text:name="__RefHeading___Toc6582_2903251251"/>Mise à jour des noms des ruchers dans les événements Ruche ajout Rucher<text:bookmark-end text:name="__RefHeading___Toc6582_2903251251"/></text:h>
      <text:p text:style-name="P243">Le champ valeur de ces événements contient le nom du rucher de provenance de la ruche.</text:p>
      <text:p text:style-name="P243">Pour mettre à jour tous les noms en cas de renommage d’un rucher par exemple, appeler :</text:p>
      <text:p text:style-name="P229"><text:a xlink:type="simple" xlink:href="https://UrlDeVotreApplicationRuches/rucher/majValeurEveRAR" text:style-name="Internet_20_link" text:visited-style-name="Visited_20_Internet_20_Link"><text:soft-page-break/>https://UrlDeVotreApplicationRuches/<text:span text:style-name="T473">rucher/majValeurEveRAR</text:span></text:a></text:p>
      <text:p text:style-name="P286">Cette outil analyse toutes les mouvements de ruches dans les ruchers pour en déduire la provenance.</text:p>
      <text:p text:style-name="P243">Pour afficher la liste de <text:span text:style-name="T565">tous </text:span>ces événements, menu :</text:p>
      <text:p text:style-name="P243">Événements/Ajout Ruche <text:bookmark-ref text:reference-format="chapter" text:ref-name="__RefNumPara__7576_75810495">8.4.6</text:bookmark-ref></text:p>
      <text:p text:style-name="P285">Voir aussi le détail des transhumances avec l’état des ruchers après chaque mouvement <text:bookmark-ref text:reference-format="chapter" text:ref-name="__RefNumPara__7578_75810495">6.7</text:bookmark-ref>.</text:p>
      <text:p text:style-name="P285">Et les transhumances pour un rucher <text:bookmark-ref text:reference-format="chapter" text:ref-name="__RefNumPara__7580_75810495">6.8.10</text:bookmark-ref>.</text:p>
      <text:h text:style-name="P324"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71">Le bouton "Annoter la carte" est disponible sur les cartes OSM et IGN de la carte d’un rucher.</text:p>
      <text:p text:style-name="P269"><text:span text:style-name="T524">Les "Outils de création" p</text:span>ermet<text:span text:style-name="T524">tent</text:span> de dessiner avec un texte de description :</text:p>
      <text:list text:style-name="L78">
        <text:list-item>
          <text:p text:style-name="P559">des marqueurs :<text:span text:style-name="T525"> "Placer des points"</text:span>,</text:p>
        </text:list-item>
        <text:list-item>
          <text:p text:style-name="P559">des polylignes :<text:span text:style-name="T525"> "Dessiner des lignes",</text:span></text:p>
        </text:list-item>
        <text:list-item>
          <text:p text:style-name="P559">des polygones :<text:span text:style-name="T525"> "Dessiner des polygones".</text:span></text:p>
        </text:list-item>
      </text:list>
      <text:p text:style-name="P269">Le texte <text:span text:style-name="T525">de description</text:span> <text:span text:style-name="T524">peut être</text:span> affiché par un clic droit sur le dessin.</text:p>
      <text:p text:style-name="P270">Les "Outils d’édition" permettent de modifier ces dessins :</text:p>
      <text:list text:style-name="L79">
        <text:list-item>
          <text:p text:style-name="P560">"Éditer des tracés" pour déplacer les points, ou les sommets des polylignes et des polygones,</text:p>
        </text:list-item>
        <text:list-item>
          <text:p text:style-name="P560">"Modifier l’apparence des objets" pour </text:p>
          <text:list>
            <text:list-item>
              <text:p text:style-name="P560">modifier la couleur ou la taille des marqueurs, </text:p>
            </text:list-item>
            <text:list-item>
              <text:p text:style-name="P560">modifier la couleur ou l’épaisseur des polylignes,</text:p>
            </text:list-item>
            <text:list-item>
              <text:p text:style-name="P560">modifier la couleur (trait ou remplissage) ou l’épaisseur des traits des polygones.</text:p>
            </text:list-item>
          </text:list>
        </text:list-item>
        <text:list-item>
          <text:p text:style-name="P560">"Modifier les textes / Infos-bulles",</text:p>
        </text:list-item>
        <text:list-item>
          <text:p text:style-name="P560">"Supprimer des objets".</text:p>
        </text:list-item>
      </text:list>
      <text:p text:style-name="P116"><text:span text:style-name="T524">Pour conserver le dessin, il faut l’enregistrer</text:span> en base en cliquant sur le bouton "Enregistrer".</text:p>
      <text:p text:style-name="P269"/>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7-07T15:38:53.999658055</dc:date>
    <meta:editing-duration>P2DT6H49M10S</meta:editing-duration>
    <meta:editing-cycles>1147</meta:editing-cycles>
    <meta:generator>LibreOffice/7.5.4.2$Linux_X86_64 LibreOffice_project/50$Build-2</meta:generator>
    <dc:title>Ruches : Doc</dc:title>
    <meta:document-statistic meta:table-count="0" meta:image-count="0" meta:object-count="0" meta:page-count="58" meta:paragraph-count="1330" meta:word-count="16329" meta:character-count="93716" meta:non-whitespace-character-count="79286"/>
  </office:meta>
</office:document-meta>
</file>